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gps.lat</text:p>
          </table:table-cell>
          <table:table-cell office:value-type="string" calcext:value-type="string">
            <text:p>gps.lon</text:p>
          </table:table-cell>
        </table:table-row>
        <table:table-row table:style-name="ro1">
          <table:table-cell office:value-type="string" calcext:value-type="string">
            <text:p>2020-08-02 13:54:55.808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" calcext:value-type="float">
            <text:p>-78.896851</text:p>
          </table:table-cell>
        </table:table-row>
        <table:table-row table:style-name="ro1">
          <table:table-cell office:value-type="string" calcext:value-type="string">
            <text:p>2020-08-02 13:54:56.810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" calcext:value-type="float">
            <text:p>-78.896851</text:p>
          </table:table-cell>
        </table:table-row>
        <table:table-row table:style-name="ro1">
          <table:table-cell office:value-type="string" calcext:value-type="string">
            <text:p>2020-08-02 13:54:57.809</text:p>
          </table:table-cell>
          <table:table-cell office:value-type="float" office:value="43.9451546" calcext:value-type="float">
            <text:p>43.9451546</text:p>
          </table:table-cell>
          <table:table-cell office:value-type="float" office:value="-78.8968511" calcext:value-type="float">
            <text:p>-78.8968511</text:p>
          </table:table-cell>
        </table:table-row>
        <table:table-row table:style-name="ro1">
          <table:table-cell office:value-type="string" calcext:value-type="string">
            <text:p>2020-08-02 13:54:58.810</text:p>
          </table:table-cell>
          <table:table-cell office:value-type="float" office:value="43.9451544" calcext:value-type="float">
            <text:p>43.9451544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3:54:59.811</text:p>
          </table:table-cell>
          <table:table-cell office:value-type="float" office:value="43.9451542" calcext:value-type="float">
            <text:p>43.9451542</text:p>
          </table:table-cell>
          <table:table-cell office:value-type="float" office:value="-78.8968519" calcext:value-type="float">
            <text:p>-78.8968519</text:p>
          </table:table-cell>
        </table:table-row>
        <table:table-row table:style-name="ro1">
          <table:table-cell office:value-type="string" calcext:value-type="string">
            <text:p>2020-08-02 13:55:00.811</text:p>
          </table:table-cell>
          <table:table-cell office:value-type="float" office:value="43.9451543" calcext:value-type="float">
            <text:p>43.9451543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3:55:01.810</text:p>
          </table:table-cell>
          <table:table-cell office:value-type="float" office:value="43.9451546" calcext:value-type="float">
            <text:p>43.9451546</text:p>
          </table:table-cell>
          <table:table-cell office:value-type="float" office:value="-78.8968512" calcext:value-type="float">
            <text:p>-78.8968512</text:p>
          </table:table-cell>
        </table:table-row>
        <table:table-row table:style-name="ro1">
          <table:table-cell office:value-type="string" calcext:value-type="string">
            <text:p>2020-08-02 13:55:02.812</text:p>
          </table:table-cell>
          <table:table-cell office:value-type="float" office:value="43.9451548" calcext:value-type="float">
            <text:p>43.9451548</text:p>
          </table:table-cell>
          <table:table-cell office:value-type="float" office:value="-78.8968506" calcext:value-type="float">
            <text:p>-78.8968506</text:p>
          </table:table-cell>
        </table:table-row>
        <table:table-row table:style-name="ro1">
          <table:table-cell office:value-type="string" calcext:value-type="string">
            <text:p>2020-08-02 13:55:03.812</text:p>
          </table:table-cell>
          <table:table-cell office:value-type="float" office:value="43.9451548" calcext:value-type="float">
            <text:p>43.9451548</text:p>
          </table:table-cell>
          <table:table-cell office:value-type="float" office:value="-78.8968504" calcext:value-type="float">
            <text:p>-78.8968504</text:p>
          </table:table-cell>
        </table:table-row>
        <table:table-row table:style-name="ro1">
          <table:table-cell office:value-type="string" calcext:value-type="string">
            <text:p>2020-08-02 13:55:04.804</text:p>
          </table:table-cell>
          <table:table-cell office:value-type="float" office:value="43.9451545" calcext:value-type="float">
            <text:p>43.9451545</text:p>
          </table:table-cell>
          <table:table-cell office:value-type="float" office:value="-78.8968505" calcext:value-type="float">
            <text:p>-78.8968505</text:p>
          </table:table-cell>
        </table:table-row>
        <table:table-row table:style-name="ro1">
          <table:table-cell office:value-type="string" calcext:value-type="string">
            <text:p>2020-08-02 13:55:05.813</text:p>
          </table:table-cell>
          <table:table-cell office:value-type="float" office:value="43.9451544" calcext:value-type="float">
            <text:p>43.9451544</text:p>
          </table:table-cell>
          <table:table-cell office:value-type="float" office:value="-78.8968506" calcext:value-type="float">
            <text:p>-78.8968506</text:p>
          </table:table-cell>
        </table:table-row>
        <table:table-row table:style-name="ro1">
          <table:table-cell office:value-type="string" calcext:value-type="string">
            <text:p>2020-08-02 13:55:06.813</text:p>
          </table:table-cell>
          <table:table-cell office:value-type="float" office:value="43.9451546" calcext:value-type="float">
            <text:p>43.9451546</text:p>
          </table:table-cell>
          <table:table-cell office:value-type="float" office:value="-78.8968504" calcext:value-type="float">
            <text:p>-78.8968504</text:p>
          </table:table-cell>
        </table:table-row>
        <table:table-row table:style-name="ro1">
          <table:table-cell office:value-type="string" calcext:value-type="string">
            <text:p>2020-08-02 13:55:07.813</text:p>
          </table:table-cell>
          <table:table-cell office:value-type="float" office:value="43.9451548" calcext:value-type="float">
            <text:p>43.9451548</text:p>
          </table:table-cell>
          <table:table-cell office:value-type="float" office:value="-78.8968503" calcext:value-type="float">
            <text:p>-78.8968503</text:p>
          </table:table-cell>
        </table:table-row>
        <table:table-row table:style-name="ro1">
          <table:table-cell office:value-type="string" calcext:value-type="string">
            <text:p>2020-08-02 13:55:08.814</text:p>
          </table:table-cell>
          <table:table-cell office:value-type="float" office:value="43.945155" calcext:value-type="float">
            <text:p>43.945155</text:p>
          </table:table-cell>
          <table:table-cell office:value-type="float" office:value="-78.89685" calcext:value-type="float">
            <text:p>-78.89685</text:p>
          </table:table-cell>
        </table:table-row>
        <table:table-row table:style-name="ro1">
          <table:table-cell office:value-type="string" calcext:value-type="string">
            <text:p>2020-08-02 13:55:09.804</text:p>
          </table:table-cell>
          <table:table-cell office:value-type="float" office:value="43.9451552" calcext:value-type="float">
            <text:p>43.9451552</text:p>
          </table:table-cell>
          <table:table-cell office:value-type="float" office:value="-78.8968497" calcext:value-type="float">
            <text:p>-78.8968497</text:p>
          </table:table-cell>
        </table:table-row>
        <table:table-row table:style-name="ro1">
          <table:table-cell office:value-type="string" calcext:value-type="string">
            <text:p>2020-08-02 13:55:10.814</text:p>
          </table:table-cell>
          <table:table-cell office:value-type="float" office:value="43.9451553" calcext:value-type="float">
            <text:p>43.9451553</text:p>
          </table:table-cell>
          <table:table-cell office:value-type="float" office:value="-78.8968494" calcext:value-type="float">
            <text:p>-78.8968494</text:p>
          </table:table-cell>
        </table:table-row>
        <table:table-row table:style-name="ro1">
          <table:table-cell office:value-type="string" calcext:value-type="string">
            <text:p>2020-08-02 13:55:11.815</text:p>
          </table:table-cell>
          <table:table-cell office:value-type="float" office:value="43.945155" calcext:value-type="float">
            <text:p>43.945155</text:p>
          </table:table-cell>
          <table:table-cell office:value-type="float" office:value="-78.8968494" calcext:value-type="float">
            <text:p>-78.8968494</text:p>
          </table:table-cell>
        </table:table-row>
        <table:table-row table:style-name="ro1">
          <table:table-cell office:value-type="string" calcext:value-type="string">
            <text:p>2020-08-02 13:55:12.815</text:p>
          </table:table-cell>
          <table:table-cell office:value-type="float" office:value="43.9451547" calcext:value-type="float">
            <text:p>43.9451547</text:p>
          </table:table-cell>
          <table:table-cell office:value-type="float" office:value="-78.8968493" calcext:value-type="float">
            <text:p>-78.8968493</text:p>
          </table:table-cell>
        </table:table-row>
        <table:table-row table:style-name="ro1">
          <table:table-cell office:value-type="string" calcext:value-type="string">
            <text:p>2020-08-02 13:55:13.804</text:p>
          </table:table-cell>
          <table:table-cell office:value-type="float" office:value="43.9451544" calcext:value-type="float">
            <text:p>43.9451544</text:p>
          </table:table-cell>
          <table:table-cell office:value-type="float" office:value="-78.8968496" calcext:value-type="float">
            <text:p>-78.8968496</text:p>
          </table:table-cell>
        </table:table-row>
        <table:table-row table:style-name="ro1">
          <table:table-cell office:value-type="string" calcext:value-type="string">
            <text:p>2020-08-02 13:55:14.805</text:p>
          </table:table-cell>
          <table:table-cell office:value-type="float" office:value="43.9451542" calcext:value-type="float">
            <text:p>43.9451542</text:p>
          </table:table-cell>
          <table:table-cell office:value-type="float" office:value="-78.8968499" calcext:value-type="float">
            <text:p>-78.8968499</text:p>
          </table:table-cell>
        </table:table-row>
        <table:table-row table:style-name="ro1">
          <table:table-cell office:value-type="string" calcext:value-type="string">
            <text:p>2020-08-02 13:55:15.804</text:p>
          </table:table-cell>
          <table:table-cell office:value-type="float" office:value="43.9451543" calcext:value-type="float">
            <text:p>43.9451543</text:p>
          </table:table-cell>
          <table:table-cell office:value-type="float" office:value="-78.8968501" calcext:value-type="float">
            <text:p>-78.8968501</text:p>
          </table:table-cell>
        </table:table-row>
        <table:table-row table:style-name="ro1">
          <table:table-cell office:value-type="string" calcext:value-type="string">
            <text:p>2020-08-02 13:55:16.805</text:p>
          </table:table-cell>
          <table:table-cell office:value-type="float" office:value="43.9451545" calcext:value-type="float">
            <text:p>43.9451545</text:p>
          </table:table-cell>
          <table:table-cell office:value-type="float" office:value="-78.89685" calcext:value-type="float">
            <text:p>-78.89685</text:p>
          </table:table-cell>
        </table:table-row>
        <table:table-row table:style-name="ro1">
          <table:table-cell office:value-type="string" calcext:value-type="string">
            <text:p>2020-08-02 13:55:17.808</text:p>
          </table:table-cell>
          <table:table-cell office:value-type="float" office:value="43.9451547" calcext:value-type="float">
            <text:p>43.9451547</text:p>
          </table:table-cell>
          <table:table-cell office:value-type="float" office:value="-78.8968498" calcext:value-type="float">
            <text:p>-78.8968498</text:p>
          </table:table-cell>
        </table:table-row>
        <table:table-row table:style-name="ro1">
          <table:table-cell office:value-type="string" calcext:value-type="string">
            <text:p>2020-08-02 13:55:18.805</text:p>
          </table:table-cell>
          <table:table-cell office:value-type="float" office:value="43.9451548" calcext:value-type="float">
            <text:p>43.9451548</text:p>
          </table:table-cell>
          <table:table-cell office:value-type="float" office:value="-78.8968497" calcext:value-type="float">
            <text:p>-78.8968497</text:p>
          </table:table-cell>
        </table:table-row>
        <table:table-row table:style-name="ro1">
          <table:table-cell office:value-type="string" calcext:value-type="string">
            <text:p>2020-08-02 13:55:19.805</text:p>
          </table:table-cell>
          <table:table-cell office:value-type="float" office:value="43.9451547" calcext:value-type="float">
            <text:p>43.9451547</text:p>
          </table:table-cell>
          <table:table-cell office:value-type="float" office:value="-78.8968497" calcext:value-type="float">
            <text:p>-78.8968497</text:p>
          </table:table-cell>
        </table:table-row>
        <table:table-row table:style-name="ro1">
          <table:table-cell office:value-type="string" calcext:value-type="string">
            <text:p>2020-08-02 13:55:20.805</text:p>
          </table:table-cell>
          <table:table-cell office:value-type="float" office:value="43.9451546" calcext:value-type="float">
            <text:p>43.9451546</text:p>
          </table:table-cell>
          <table:table-cell office:value-type="float" office:value="-78.8968498" calcext:value-type="float">
            <text:p>-78.8968498</text:p>
          </table:table-cell>
        </table:table-row>
        <table:table-row table:style-name="ro1">
          <table:table-cell office:value-type="string" calcext:value-type="string">
            <text:p>2020-08-02 13:55:21.804</text:p>
          </table:table-cell>
          <table:table-cell office:value-type="float" office:value="43.9451545" calcext:value-type="float">
            <text:p>43.9451545</text:p>
          </table:table-cell>
          <table:table-cell office:value-type="float" office:value="-78.8968502" calcext:value-type="float">
            <text:p>-78.8968502</text:p>
          </table:table-cell>
        </table:table-row>
        <table:table-row table:style-name="ro1">
          <table:table-cell office:value-type="string" calcext:value-type="string">
            <text:p>2020-08-02 13:55:22.810</text:p>
          </table:table-cell>
          <table:table-cell office:value-type="float" office:value="43.9451552" calcext:value-type="float">
            <text:p>43.9451552</text:p>
          </table:table-cell>
          <table:table-cell office:value-type="float" office:value="-78.8968519" calcext:value-type="float">
            <text:p>-78.8968519</text:p>
          </table:table-cell>
        </table:table-row>
        <table:table-row table:style-name="ro1">
          <table:table-cell office:value-type="string" calcext:value-type="string">
            <text:p>2020-08-02 13:55:23.806</text:p>
          </table:table-cell>
          <table:table-cell office:value-type="float" office:value="43.9451669" calcext:value-type="float">
            <text:p>43.9451669</text:p>
          </table:table-cell>
          <table:table-cell office:value-type="float" office:value="-78.8968813" calcext:value-type="float">
            <text:p>-78.8968813</text:p>
          </table:table-cell>
        </table:table-row>
        <table:table-row table:style-name="ro1">
          <table:table-cell office:value-type="string" calcext:value-type="string">
            <text:p>2020-08-02 13:55:24.805</text:p>
          </table:table-cell>
          <table:table-cell office:value-type="float" office:value="43.9451904" calcext:value-type="float">
            <text:p>43.9451904</text:p>
          </table:table-cell>
          <table:table-cell office:value-type="float" office:value="-78.8969363" calcext:value-type="float">
            <text:p>-78.8969363</text:p>
          </table:table-cell>
        </table:table-row>
        <table:table-row table:style-name="ro1">
          <table:table-cell office:value-type="string" calcext:value-type="string">
            <text:p>2020-08-02 13:55:25.805</text:p>
          </table:table-cell>
          <table:table-cell office:value-type="float" office:value="43.9452192" calcext:value-type="float">
            <text:p>43.9452192</text:p>
          </table:table-cell>
          <table:table-cell office:value-type="float" office:value="-78.8969886" calcext:value-type="float">
            <text:p>-78.8969886</text:p>
          </table:table-cell>
        </table:table-row>
        <table:table-row table:style-name="ro1">
          <table:table-cell office:value-type="string" calcext:value-type="string">
            <text:p>2020-08-02 13:55:26.805</text:p>
          </table:table-cell>
          <table:table-cell office:value-type="float" office:value="43.9452512" calcext:value-type="float">
            <text:p>43.9452512</text:p>
          </table:table-cell>
          <table:table-cell office:value-type="float" office:value="-78.8970403" calcext:value-type="float">
            <text:p>-78.8970403</text:p>
          </table:table-cell>
        </table:table-row>
        <table:table-row table:style-name="ro1">
          <table:table-cell office:value-type="string" calcext:value-type="string">
            <text:p>2020-08-02 13:55:27.804</text:p>
          </table:table-cell>
          <table:table-cell office:value-type="float" office:value="43.945283" calcext:value-type="float">
            <text:p>43.945283</text:p>
          </table:table-cell>
          <table:table-cell office:value-type="float" office:value="-78.8970902" calcext:value-type="float">
            <text:p>-78.8970902</text:p>
          </table:table-cell>
        </table:table-row>
        <table:table-row table:style-name="ro1">
          <table:table-cell office:value-type="string" calcext:value-type="string">
            <text:p>2020-08-02 13:55:28.820</text:p>
          </table:table-cell>
          <table:table-cell office:value-type="float" office:value="43.9453065" calcext:value-type="float">
            <text:p>43.9453065</text:p>
          </table:table-cell>
          <table:table-cell office:value-type="float" office:value="-78.8971279" calcext:value-type="float">
            <text:p>-78.8971279</text:p>
          </table:table-cell>
        </table:table-row>
        <table:table-row table:style-name="ro1">
          <table:table-cell office:value-type="string" calcext:value-type="string">
            <text:p>2020-08-02 13:55:29.807</text:p>
          </table:table-cell>
          <table:table-cell office:value-type="float" office:value="43.9453348" calcext:value-type="float">
            <text:p>43.9453348</text:p>
          </table:table-cell>
          <table:table-cell office:value-type="float" office:value="-78.8971746" calcext:value-type="float">
            <text:p>-78.8971746</text:p>
          </table:table-cell>
        </table:table-row>
        <table:table-row table:style-name="ro1">
          <table:table-cell office:value-type="string" calcext:value-type="string">
            <text:p>2020-08-02 13:55:30.805</text:p>
          </table:table-cell>
          <table:table-cell office:value-type="float" office:value="43.9453625" calcext:value-type="float">
            <text:p>43.9453625</text:p>
          </table:table-cell>
          <table:table-cell office:value-type="float" office:value="-78.8972231" calcext:value-type="float">
            <text:p>-78.8972231</text:p>
          </table:table-cell>
        </table:table-row>
        <table:table-row table:style-name="ro1">
          <table:table-cell office:value-type="string" calcext:value-type="string">
            <text:p>2020-08-02 13:55:31.805</text:p>
          </table:table-cell>
          <table:table-cell office:value-type="float" office:value="43.9453905" calcext:value-type="float">
            <text:p>43.9453905</text:p>
          </table:table-cell>
          <table:table-cell office:value-type="float" office:value="-78.8972727" calcext:value-type="float">
            <text:p>-78.8972727</text:p>
          </table:table-cell>
        </table:table-row>
        <table:table-row table:style-name="ro1">
          <table:table-cell office:value-type="string" calcext:value-type="string">
            <text:p>2020-08-02 13:55:32.804</text:p>
          </table:table-cell>
          <table:table-cell office:value-type="float" office:value="43.9454186" calcext:value-type="float">
            <text:p>43.9454186</text:p>
          </table:table-cell>
          <table:table-cell office:value-type="float" office:value="-78.8973222" calcext:value-type="float">
            <text:p>-78.8973222</text:p>
          </table:table-cell>
        </table:table-row>
        <table:table-row table:style-name="ro1">
          <table:table-cell office:value-type="string" calcext:value-type="string">
            <text:p>2020-08-02 13:55:33.821</text:p>
          </table:table-cell>
          <table:table-cell office:value-type="float" office:value="43.9454464" calcext:value-type="float">
            <text:p>43.9454464</text:p>
          </table:table-cell>
          <table:table-cell office:value-type="float" office:value="-78.8973713" calcext:value-type="float">
            <text:p>-78.8973713</text:p>
          </table:table-cell>
        </table:table-row>
        <table:table-row table:style-name="ro1">
          <table:table-cell office:value-type="string" calcext:value-type="string">
            <text:p>2020-08-02 13:55:34.806</text:p>
          </table:table-cell>
          <table:table-cell office:value-type="float" office:value="43.9454741" calcext:value-type="float">
            <text:p>43.9454741</text:p>
          </table:table-cell>
          <table:table-cell office:value-type="float" office:value="-78.8974203" calcext:value-type="float">
            <text:p>-78.8974203</text:p>
          </table:table-cell>
        </table:table-row>
        <table:table-row table:style-name="ro1">
          <table:table-cell office:value-type="string" calcext:value-type="string">
            <text:p>2020-08-02 13:55:35.822</text:p>
          </table:table-cell>
          <table:table-cell office:value-type="float" office:value="43.9455021" calcext:value-type="float">
            <text:p>43.9455021</text:p>
          </table:table-cell>
          <table:table-cell office:value-type="float" office:value="-78.8974705" calcext:value-type="float">
            <text:p>-78.8974705</text:p>
          </table:table-cell>
        </table:table-row>
        <table:table-row table:style-name="ro1">
          <table:table-cell office:value-type="string" calcext:value-type="string">
            <text:p>2020-08-02 13:55:36.804</text:p>
          </table:table-cell>
          <table:table-cell office:value-type="float" office:value="43.9455305" calcext:value-type="float">
            <text:p>43.9455305</text:p>
          </table:table-cell>
          <table:table-cell office:value-type="float" office:value="-78.8975213" calcext:value-type="float">
            <text:p>-78.8975213</text:p>
          </table:table-cell>
        </table:table-row>
        <table:table-row table:style-name="ro1">
          <table:table-cell office:value-type="string" calcext:value-type="string">
            <text:p>2020-08-02 13:55:37.823</text:p>
          </table:table-cell>
          <table:table-cell office:value-type="float" office:value="43.9455588" calcext:value-type="float">
            <text:p>43.9455588</text:p>
          </table:table-cell>
          <table:table-cell office:value-type="float" office:value="-78.8975713" calcext:value-type="float">
            <text:p>-78.8975713</text:p>
          </table:table-cell>
        </table:table-row>
        <table:table-row table:style-name="ro1">
          <table:table-cell office:value-type="string" calcext:value-type="string">
            <text:p>2020-08-02 13:55:38.809</text:p>
          </table:table-cell>
          <table:table-cell office:value-type="float" office:value="43.9455815" calcext:value-type="float">
            <text:p>43.9455815</text:p>
          </table:table-cell>
          <table:table-cell office:value-type="float" office:value="-78.897611" calcext:value-type="float">
            <text:p>-78.897611</text:p>
          </table:table-cell>
        </table:table-row>
        <table:table-row table:style-name="ro1">
          <table:table-cell office:value-type="string" calcext:value-type="string">
            <text:p>2020-08-02 13:55:39.804</text:p>
          </table:table-cell>
          <table:table-cell office:value-type="float" office:value="43.9456091" calcext:value-type="float">
            <text:p>43.9456091</text:p>
          </table:table-cell>
          <table:table-cell office:value-type="float" office:value="-78.8976599" calcext:value-type="float">
            <text:p>-78.8976599</text:p>
          </table:table-cell>
        </table:table-row>
        <table:table-row table:style-name="ro1">
          <table:table-cell office:value-type="string" calcext:value-type="string">
            <text:p>2020-08-02 13:55:40.808</text:p>
          </table:table-cell>
          <table:table-cell office:value-type="float" office:value="43.9456373" calcext:value-type="float">
            <text:p>43.9456373</text:p>
          </table:table-cell>
          <table:table-cell office:value-type="float" office:value="-78.89771" calcext:value-type="float">
            <text:p>-78.89771</text:p>
          </table:table-cell>
        </table:table-row>
        <table:table-row table:style-name="ro1">
          <table:table-cell office:value-type="string" calcext:value-type="string">
            <text:p>2020-08-02 13:55:41.804</text:p>
          </table:table-cell>
          <table:table-cell office:value-type="float" office:value="43.9456659" calcext:value-type="float">
            <text:p>43.9456659</text:p>
          </table:table-cell>
          <table:table-cell office:value-type="float" office:value="-78.8977607" calcext:value-type="float">
            <text:p>-78.8977607</text:p>
          </table:table-cell>
        </table:table-row>
        <table:table-row table:style-name="ro1">
          <table:table-cell office:value-type="string" calcext:value-type="string">
            <text:p>2020-08-02 13:55:42.804</text:p>
          </table:table-cell>
          <table:table-cell office:value-type="float" office:value="43.9456946" calcext:value-type="float">
            <text:p>43.9456946</text:p>
          </table:table-cell>
          <table:table-cell office:value-type="float" office:value="-78.8978109" calcext:value-type="float">
            <text:p>-78.8978109</text:p>
          </table:table-cell>
        </table:table-row>
        <table:table-row table:style-name="ro1">
          <table:table-cell office:value-type="string" calcext:value-type="string">
            <text:p>2020-08-02 13:55:43.804</text:p>
          </table:table-cell>
          <table:table-cell office:value-type="float" office:value="43.9457231" calcext:value-type="float">
            <text:p>43.9457231</text:p>
          </table:table-cell>
          <table:table-cell office:value-type="float" office:value="-78.8978605" calcext:value-type="float">
            <text:p>-78.8978605</text:p>
          </table:table-cell>
        </table:table-row>
        <table:table-row table:style-name="ro1">
          <table:table-cell office:value-type="string" calcext:value-type="string">
            <text:p>2020-08-02 13:55:44.804</text:p>
          </table:table-cell>
          <table:table-cell office:value-type="float" office:value="43.9457513" calcext:value-type="float">
            <text:p>43.9457513</text:p>
          </table:table-cell>
          <table:table-cell office:value-type="float" office:value="-78.8979096" calcext:value-type="float">
            <text:p>-78.8979096</text:p>
          </table:table-cell>
        </table:table-row>
        <table:table-row table:style-name="ro1">
          <table:table-cell office:value-type="string" calcext:value-type="string">
            <text:p>2020-08-02 13:55:45.809</text:p>
          </table:table-cell>
          <table:table-cell office:value-type="float" office:value="43.9457795" calcext:value-type="float">
            <text:p>43.9457795</text:p>
          </table:table-cell>
          <table:table-cell office:value-type="float" office:value="-78.8979595" calcext:value-type="float">
            <text:p>-78.8979595</text:p>
          </table:table-cell>
        </table:table-row>
        <table:table-row table:style-name="ro1">
          <table:table-cell office:value-type="string" calcext:value-type="string">
            <text:p>2020-08-02 13:55:46.804</text:p>
          </table:table-cell>
          <table:table-cell office:value-type="float" office:value="43.9458079" calcext:value-type="float">
            <text:p>43.9458079</text:p>
          </table:table-cell>
          <table:table-cell office:value-type="float" office:value="-78.89801" calcext:value-type="float">
            <text:p>-78.89801</text:p>
          </table:table-cell>
        </table:table-row>
        <table:table-row table:style-name="ro1">
          <table:table-cell office:value-type="string" calcext:value-type="string">
            <text:p>2020-08-02 13:55:47.808</text:p>
          </table:table-cell>
          <table:table-cell office:value-type="float" office:value="43.94583" calcext:value-type="float">
            <text:p>43.94583</text:p>
          </table:table-cell>
          <table:table-cell office:value-type="float" office:value="-78.8980493" calcext:value-type="float">
            <text:p>-78.8980493</text:p>
          </table:table-cell>
        </table:table-row>
        <table:table-row table:style-name="ro1">
          <table:table-cell office:value-type="string" calcext:value-type="string">
            <text:p>2020-08-02 13:55:48.804</text:p>
          </table:table-cell>
          <table:table-cell office:value-type="float" office:value="43.9458578" calcext:value-type="float">
            <text:p>43.9458578</text:p>
          </table:table-cell>
          <table:table-cell office:value-type="float" office:value="-78.8980993" calcext:value-type="float">
            <text:p>-78.8980993</text:p>
          </table:table-cell>
        </table:table-row>
        <table:table-row table:style-name="ro1">
          <table:table-cell office:value-type="string" calcext:value-type="string">
            <text:p>2020-08-02 13:55:49.811</text:p>
          </table:table-cell>
          <table:table-cell office:value-type="float" office:value="43.9458861" calcext:value-type="float">
            <text:p>43.9458861</text:p>
          </table:table-cell>
          <table:table-cell office:value-type="float" office:value="-78.89815" calcext:value-type="float">
            <text:p>-78.89815</text:p>
          </table:table-cell>
        </table:table-row>
        <table:table-row table:style-name="ro1">
          <table:table-cell office:value-type="string" calcext:value-type="string">
            <text:p>2020-08-02 13:55:50.814</text:p>
          </table:table-cell>
          <table:table-cell office:value-type="float" office:value="43.9459146" calcext:value-type="float">
            <text:p>43.9459146</text:p>
          </table:table-cell>
          <table:table-cell office:value-type="float" office:value="-78.8982012" calcext:value-type="float">
            <text:p>-78.8982012</text:p>
          </table:table-cell>
        </table:table-row>
        <table:table-row table:style-name="ro1">
          <table:table-cell office:value-type="string" calcext:value-type="string">
            <text:p>2020-08-02 13:55:51.811</text:p>
          </table:table-cell>
          <table:table-cell office:value-type="float" office:value="43.9459428" calcext:value-type="float">
            <text:p>43.9459428</text:p>
          </table:table-cell>
          <table:table-cell office:value-type="float" office:value="-78.8982512" calcext:value-type="float">
            <text:p>-78.8982512</text:p>
          </table:table-cell>
        </table:table-row>
        <table:table-row table:style-name="ro1">
          <table:table-cell office:value-type="string" calcext:value-type="string">
            <text:p>2020-08-02 13:55:52.812</text:p>
          </table:table-cell>
          <table:table-cell office:value-type="float" office:value="43.9459707" calcext:value-type="float">
            <text:p>43.9459707</text:p>
          </table:table-cell>
          <table:table-cell office:value-type="float" office:value="-78.8983009" calcext:value-type="float">
            <text:p>-78.8983009</text:p>
          </table:table-cell>
        </table:table-row>
        <table:table-row table:style-name="ro1">
          <table:table-cell office:value-type="string" calcext:value-type="string">
            <text:p>2020-08-02 13:55:53.804</text:p>
          </table:table-cell>
          <table:table-cell office:value-type="float" office:value="43.9459988" calcext:value-type="float">
            <text:p>43.9459988</text:p>
          </table:table-cell>
          <table:table-cell office:value-type="float" office:value="-78.8983509" calcext:value-type="float">
            <text:p>-78.8983509</text:p>
          </table:table-cell>
        </table:table-row>
        <table:table-row table:style-name="ro1">
          <table:table-cell office:value-type="string" calcext:value-type="string">
            <text:p>2020-08-02 13:55:54.804</text:p>
          </table:table-cell>
          <table:table-cell office:value-type="float" office:value="43.9460272" calcext:value-type="float">
            <text:p>43.9460272</text:p>
          </table:table-cell>
          <table:table-cell office:value-type="float" office:value="-78.8984016" calcext:value-type="float">
            <text:p>-78.8984016</text:p>
          </table:table-cell>
        </table:table-row>
        <table:table-row table:style-name="ro1">
          <table:table-cell office:value-type="string" calcext:value-type="string">
            <text:p>2020-08-02 13:55:55.804</text:p>
          </table:table-cell>
          <table:table-cell office:value-type="float" office:value="43.946056" calcext:value-type="float">
            <text:p>43.946056</text:p>
          </table:table-cell>
          <table:table-cell office:value-type="float" office:value="-78.8984526" calcext:value-type="float">
            <text:p>-78.8984526</text:p>
          </table:table-cell>
        </table:table-row>
        <table:table-row table:style-name="ro1">
          <table:table-cell office:value-type="string" calcext:value-type="string">
            <text:p>2020-08-02 13:55:56.804</text:p>
          </table:table-cell>
          <table:table-cell office:value-type="float" office:value="43.9460843" calcext:value-type="float">
            <text:p>43.9460843</text:p>
          </table:table-cell>
          <table:table-cell office:value-type="float" office:value="-78.8985027" calcext:value-type="float">
            <text:p>-78.8985027</text:p>
          </table:table-cell>
        </table:table-row>
        <table:table-row table:style-name="ro1">
          <table:table-cell office:value-type="string" calcext:value-type="string">
            <text:p>2020-08-02 13:55:57.830</text:p>
          </table:table-cell>
          <table:table-cell office:value-type="float" office:value="43.9461068" calcext:value-type="float">
            <text:p>43.9461068</text:p>
          </table:table-cell>
          <table:table-cell office:value-type="float" office:value="-78.8985426" calcext:value-type="float">
            <text:p>-78.8985426</text:p>
          </table:table-cell>
        </table:table-row>
        <table:table-row table:style-name="ro1">
          <table:table-cell office:value-type="string" calcext:value-type="string">
            <text:p>2020-08-02 13:55:58.804</text:p>
          </table:table-cell>
          <table:table-cell office:value-type="float" office:value="43.9461344" calcext:value-type="float">
            <text:p>43.9461344</text:p>
          </table:table-cell>
          <table:table-cell office:value-type="float" office:value="-78.8985919" calcext:value-type="float">
            <text:p>-78.8985919</text:p>
          </table:table-cell>
        </table:table-row>
        <table:table-row table:style-name="ro1">
          <table:table-cell office:value-type="string" calcext:value-type="string">
            <text:p>2020-08-02 13:55:59.813</text:p>
          </table:table-cell>
          <table:table-cell office:value-type="float" office:value="43.9461624" calcext:value-type="float">
            <text:p>43.9461624</text:p>
          </table:table-cell>
          <table:table-cell office:value-type="float" office:value="-78.8986428" calcext:value-type="float">
            <text:p>-78.8986428</text:p>
          </table:table-cell>
        </table:table-row>
        <table:table-row table:style-name="ro1">
          <table:table-cell office:value-type="string" calcext:value-type="string">
            <text:p>2020-08-02 13:56:00.805</text:p>
          </table:table-cell>
          <table:table-cell office:value-type="float" office:value="43.9461906" calcext:value-type="float">
            <text:p>43.9461906</text:p>
          </table:table-cell>
          <table:table-cell office:value-type="float" office:value="-78.8986937" calcext:value-type="float">
            <text:p>-78.8986937</text:p>
          </table:table-cell>
        </table:table-row>
        <table:table-row table:style-name="ro1">
          <table:table-cell office:value-type="string" calcext:value-type="string">
            <text:p>2020-08-02 13:56:01.808</text:p>
          </table:table-cell>
          <table:table-cell office:value-type="float" office:value="43.9462193" calcext:value-type="float">
            <text:p>43.9462193</text:p>
          </table:table-cell>
          <table:table-cell office:value-type="float" office:value="-78.8987443" calcext:value-type="float">
            <text:p>-78.8987443</text:p>
          </table:table-cell>
        </table:table-row>
        <table:table-row table:style-name="ro1">
          <table:table-cell office:value-type="string" calcext:value-type="string">
            <text:p>2020-08-02 13:56:02.804</text:p>
          </table:table-cell>
          <table:table-cell office:value-type="float" office:value="43.9462476" calcext:value-type="float">
            <text:p>43.9462476</text:p>
          </table:table-cell>
          <table:table-cell office:value-type="float" office:value="-78.8987936" calcext:value-type="float">
            <text:p>-78.8987936</text:p>
          </table:table-cell>
        </table:table-row>
        <table:table-row table:style-name="ro1">
          <table:table-cell office:value-type="string" calcext:value-type="string">
            <text:p>2020-08-02 13:56:03.805</text:p>
          </table:table-cell>
          <table:table-cell office:value-type="float" office:value="43.9462757" calcext:value-type="float">
            <text:p>43.9462757</text:p>
          </table:table-cell>
          <table:table-cell office:value-type="float" office:value="-78.898843" calcext:value-type="float">
            <text:p>-78.898843</text:p>
          </table:table-cell>
        </table:table-row>
        <table:table-row table:style-name="ro1">
          <table:table-cell office:value-type="string" calcext:value-type="string">
            <text:p>2020-08-02 13:56:04.804</text:p>
          </table:table-cell>
          <table:table-cell office:value-type="float" office:value="43.946304" calcext:value-type="float">
            <text:p>43.946304</text:p>
          </table:table-cell>
          <table:table-cell office:value-type="float" office:value="-78.8988932" calcext:value-type="float">
            <text:p>-78.8988932</text:p>
          </table:table-cell>
        </table:table-row>
        <table:table-row table:style-name="ro1">
          <table:table-cell office:value-type="string" calcext:value-type="string">
            <text:p>2020-08-02 13:56:05.804</text:p>
          </table:table-cell>
          <table:table-cell office:value-type="float" office:value="43.9463326" calcext:value-type="float">
            <text:p>43.9463326</text:p>
          </table:table-cell>
          <table:table-cell office:value-type="float" office:value="-78.8989442" calcext:value-type="float">
            <text:p>-78.8989442</text:p>
          </table:table-cell>
        </table:table-row>
        <table:table-row table:style-name="ro1">
          <table:table-cell office:value-type="string" calcext:value-type="string">
            <text:p>2020-08-02 13:56:06.804</text:p>
          </table:table-cell>
          <table:table-cell office:value-type="float" office:value="43.946361" calcext:value-type="float">
            <text:p>43.946361</text:p>
          </table:table-cell>
          <table:table-cell office:value-type="float" office:value="-78.8989946" calcext:value-type="float">
            <text:p>-78.8989946</text:p>
          </table:table-cell>
        </table:table-row>
        <table:table-row table:style-name="ro1">
          <table:table-cell office:value-type="string" calcext:value-type="string">
            <text:p>2020-08-02 13:56:07.804</text:p>
          </table:table-cell>
          <table:table-cell office:value-type="float" office:value="43.9463835" calcext:value-type="float">
            <text:p>43.9463835</text:p>
          </table:table-cell>
          <table:table-cell office:value-type="float" office:value="-78.8990341" calcext:value-type="float">
            <text:p>-78.8990341</text:p>
          </table:table-cell>
        </table:table-row>
        <table:table-row table:style-name="ro1">
          <table:table-cell office:value-type="string" calcext:value-type="string">
            <text:p>2020-08-02 13:56:08.818</text:p>
          </table:table-cell>
          <table:table-cell office:value-type="float" office:value="43.9464114" calcext:value-type="float">
            <text:p>43.9464114</text:p>
          </table:table-cell>
          <table:table-cell office:value-type="float" office:value="-78.8990831" calcext:value-type="float">
            <text:p>-78.8990831</text:p>
          </table:table-cell>
        </table:table-row>
        <table:table-row table:style-name="ro1">
          <table:table-cell office:value-type="string" calcext:value-type="string">
            <text:p>2020-08-02 13:56:09.806</text:p>
          </table:table-cell>
          <table:table-cell office:value-type="float" office:value="43.9464399" calcext:value-type="float">
            <text:p>43.9464399</text:p>
          </table:table-cell>
          <table:table-cell office:value-type="float" office:value="-78.8991336" calcext:value-type="float">
            <text:p>-78.8991336</text:p>
          </table:table-cell>
        </table:table-row>
        <table:table-row table:style-name="ro1">
          <table:table-cell office:value-type="string" calcext:value-type="string">
            <text:p>2020-08-02 13:56:10.819</text:p>
          </table:table-cell>
          <table:table-cell office:value-type="float" office:value="43.9464685" calcext:value-type="float">
            <text:p>43.9464685</text:p>
          </table:table-cell>
          <table:table-cell office:value-type="float" office:value="-78.8991845" calcext:value-type="float">
            <text:p>-78.8991845</text:p>
          </table:table-cell>
        </table:table-row>
        <table:table-row table:style-name="ro1">
          <table:table-cell office:value-type="string" calcext:value-type="string">
            <text:p>2020-08-02 13:56:11.804</text:p>
          </table:table-cell>
          <table:table-cell office:value-type="float" office:value="43.9464971" calcext:value-type="float">
            <text:p>43.9464971</text:p>
          </table:table-cell>
          <table:table-cell office:value-type="float" office:value="-78.8992346" calcext:value-type="float">
            <text:p>-78.8992346</text:p>
          </table:table-cell>
        </table:table-row>
        <table:table-row table:style-name="ro1">
          <table:table-cell office:value-type="string" calcext:value-type="string">
            <text:p>2020-08-02 13:56:12.818</text:p>
          </table:table-cell>
          <table:table-cell office:value-type="float" office:value="43.9465255" calcext:value-type="float">
            <text:p>43.9465255</text:p>
          </table:table-cell>
          <table:table-cell office:value-type="float" office:value="-78.8992841" calcext:value-type="float">
            <text:p>-78.8992841</text:p>
          </table:table-cell>
        </table:table-row>
        <table:table-row table:style-name="ro1">
          <table:table-cell office:value-type="string" calcext:value-type="string">
            <text:p>2020-08-02 13:56:13.819</text:p>
          </table:table-cell>
          <table:table-cell office:value-type="float" office:value="43.9465533" calcext:value-type="float">
            <text:p>43.9465533</text:p>
          </table:table-cell>
          <table:table-cell office:value-type="float" office:value="-78.8993328" calcext:value-type="float">
            <text:p>-78.8993328</text:p>
          </table:table-cell>
        </table:table-row>
        <table:table-row table:style-name="ro1">
          <table:table-cell office:value-type="string" calcext:value-type="string">
            <text:p>2020-08-02 13:56:14.808</text:p>
          </table:table-cell>
          <table:table-cell office:value-type="float" office:value="43.9465818" calcext:value-type="float">
            <text:p>43.9465818</text:p>
          </table:table-cell>
          <table:table-cell office:value-type="float" office:value="-78.8993833" calcext:value-type="float">
            <text:p>-78.8993833</text:p>
          </table:table-cell>
        </table:table-row>
        <table:table-row table:style-name="ro1">
          <table:table-cell office:value-type="string" calcext:value-type="string">
            <text:p>2020-08-02 13:56:15.807</text:p>
          </table:table-cell>
          <table:table-cell office:value-type="float" office:value="43.9466102" calcext:value-type="float">
            <text:p>43.9466102</text:p>
          </table:table-cell>
          <table:table-cell office:value-type="float" office:value="-78.8994341" calcext:value-type="float">
            <text:p>-78.8994341</text:p>
          </table:table-cell>
        </table:table-row>
        <table:table-row table:style-name="ro1">
          <table:table-cell office:value-type="string" calcext:value-type="string">
            <text:p>2020-08-02 13:56:16.804</text:p>
          </table:table-cell>
          <table:table-cell office:value-type="float" office:value="43.9466386" calcext:value-type="float">
            <text:p>43.9466386</text:p>
          </table:table-cell>
          <table:table-cell office:value-type="float" office:value="-78.8994848" calcext:value-type="float">
            <text:p>-78.8994848</text:p>
          </table:table-cell>
        </table:table-row>
        <table:table-row table:style-name="ro1">
          <table:table-cell office:value-type="string" calcext:value-type="string">
            <text:p>2020-08-02 13:56:17.804</text:p>
          </table:table-cell>
          <table:table-cell office:value-type="float" office:value="43.9466664" calcext:value-type="float">
            <text:p>43.9466664</text:p>
          </table:table-cell>
          <table:table-cell office:value-type="float" office:value="-78.8995347" calcext:value-type="float">
            <text:p>-78.8995347</text:p>
          </table:table-cell>
        </table:table-row>
        <table:table-row table:style-name="ro1">
          <table:table-cell office:value-type="string" calcext:value-type="string">
            <text:p>2020-08-02 13:56:18.804</text:p>
          </table:table-cell>
          <table:table-cell office:value-type="float" office:value="43.9466884" calcext:value-type="float">
            <text:p>43.9466884</text:p>
          </table:table-cell>
          <table:table-cell office:value-type="float" office:value="-78.8995748" calcext:value-type="float">
            <text:p>-78.8995748</text:p>
          </table:table-cell>
        </table:table-row>
        <table:table-row table:style-name="ro1">
          <table:table-cell office:value-type="string" calcext:value-type="string">
            <text:p>2020-08-02 13:56:19.804</text:p>
          </table:table-cell>
          <table:table-cell office:value-type="float" office:value="43.9467157" calcext:value-type="float">
            <text:p>43.9467157</text:p>
          </table:table-cell>
          <table:table-cell office:value-type="float" office:value="-78.8996253" calcext:value-type="float">
            <text:p>-78.8996253</text:p>
          </table:table-cell>
        </table:table-row>
        <table:table-row table:style-name="ro1">
          <table:table-cell office:value-type="string" calcext:value-type="string">
            <text:p>2020-08-02 13:56:20.804</text:p>
          </table:table-cell>
          <table:table-cell office:value-type="float" office:value="43.9467439" calcext:value-type="float">
            <text:p>43.9467439</text:p>
          </table:table-cell>
          <table:table-cell office:value-type="float" office:value="-78.8996771" calcext:value-type="float">
            <text:p>-78.8996771</text:p>
          </table:table-cell>
        </table:table-row>
        <table:table-row table:style-name="ro1">
          <table:table-cell office:value-type="string" calcext:value-type="string">
            <text:p>2020-08-02 13:56:21.804</text:p>
          </table:table-cell>
          <table:table-cell office:value-type="float" office:value="43.9467721" calcext:value-type="float">
            <text:p>43.9467721</text:p>
          </table:table-cell>
          <table:table-cell office:value-type="float" office:value="-78.8997282" calcext:value-type="float">
            <text:p>-78.8997282</text:p>
          </table:table-cell>
        </table:table-row>
        <table:table-row table:style-name="ro1">
          <table:table-cell office:value-type="string" calcext:value-type="string">
            <text:p>2020-08-02 13:56:22.822</text:p>
          </table:table-cell>
          <table:table-cell office:value-type="float" office:value="43.9468005" calcext:value-type="float">
            <text:p>43.9468005</text:p>
          </table:table-cell>
          <table:table-cell office:value-type="float" office:value="-78.8997788" calcext:value-type="float">
            <text:p>-78.8997788</text:p>
          </table:table-cell>
        </table:table-row>
        <table:table-row table:style-name="ro1">
          <table:table-cell office:value-type="string" calcext:value-type="string">
            <text:p>2020-08-02 13:56:23.804</text:p>
          </table:table-cell>
          <table:table-cell office:value-type="float" office:value="43.9468284" calcext:value-type="float">
            <text:p>43.9468284</text:p>
          </table:table-cell>
          <table:table-cell office:value-type="float" office:value="-78.8998282" calcext:value-type="float">
            <text:p>-78.8998282</text:p>
          </table:table-cell>
        </table:table-row>
        <table:table-row table:style-name="ro1">
          <table:table-cell office:value-type="string" calcext:value-type="string">
            <text:p>2020-08-02 13:56:24.804</text:p>
          </table:table-cell>
          <table:table-cell office:value-type="float" office:value="43.9468564" calcext:value-type="float">
            <text:p>43.9468564</text:p>
          </table:table-cell>
          <table:table-cell office:value-type="float" office:value="-78.8998782" calcext:value-type="float">
            <text:p>-78.8998782</text:p>
          </table:table-cell>
        </table:table-row>
        <table:table-row table:style-name="ro1">
          <table:table-cell office:value-type="string" calcext:value-type="string">
            <text:p>2020-08-02 13:56:25.808</text:p>
          </table:table-cell>
          <table:table-cell office:value-type="float" office:value="43.9468804" calcext:value-type="float">
            <text:p>43.9468804</text:p>
          </table:table-cell>
          <table:table-cell office:value-type="float" office:value="-78.8999171" calcext:value-type="float">
            <text:p>-78.8999171</text:p>
          </table:table-cell>
        </table:table-row>
        <table:table-row table:style-name="ro1">
          <table:table-cell office:value-type="string" calcext:value-type="string">
            <text:p>2020-08-02 13:56:26.810</text:p>
          </table:table-cell>
          <table:table-cell office:value-type="float" office:value="43.9468934" calcext:value-type="float">
            <text:p>43.9468934</text:p>
          </table:table-cell>
          <table:table-cell office:value-type="float" office:value="-78.8999336" calcext:value-type="float">
            <text:p>-78.8999336</text:p>
          </table:table-cell>
        </table:table-row>
        <table:table-row table:style-name="ro1">
          <table:table-cell office:value-type="string" calcext:value-type="string">
            <text:p>2020-08-02 13:56:27.804</text:p>
          </table:table-cell>
          <table:table-cell office:value-type="float" office:value="43.9468953" calcext:value-type="float">
            <text:p>43.9468953</text:p>
          </table:table-cell>
          <table:table-cell office:value-type="float" office:value="-78.8999386" calcext:value-type="float">
            <text:p>-78.8999386</text:p>
          </table:table-cell>
        </table:table-row>
        <table:table-row table:style-name="ro1">
          <table:table-cell office:value-type="string" calcext:value-type="string">
            <text:p>2020-08-02 13:56:28.810</text:p>
          </table:table-cell>
          <table:table-cell office:value-type="float" office:value="43.9468812" calcext:value-type="float">
            <text:p>43.9468812</text:p>
          </table:table-cell>
          <table:table-cell office:value-type="float" office:value="-78.899939" calcext:value-type="float">
            <text:p>-78.899939</text:p>
          </table:table-cell>
        </table:table-row>
        <table:table-row table:style-name="ro1">
          <table:table-cell office:value-type="string" calcext:value-type="string">
            <text:p>2020-08-02 13:56:29.825</text:p>
          </table:table-cell>
          <table:table-cell office:value-type="float" office:value="43.9468449" calcext:value-type="float">
            <text:p>43.9468449</text:p>
          </table:table-cell>
          <table:table-cell office:value-type="float" office:value="-78.899937" calcext:value-type="float">
            <text:p>-78.899937</text:p>
          </table:table-cell>
        </table:table-row>
        <table:table-row table:style-name="ro1">
          <table:table-cell office:value-type="string" calcext:value-type="string">
            <text:p>2020-08-02 13:56:30.809</text:p>
          </table:table-cell>
          <table:table-cell office:value-type="float" office:value="43.9467939" calcext:value-type="float">
            <text:p>43.9467939</text:p>
          </table:table-cell>
          <table:table-cell office:value-type="float" office:value="-78.899936" calcext:value-type="float">
            <text:p>-78.899936</text:p>
          </table:table-cell>
        </table:table-row>
        <table:table-row table:style-name="ro1">
          <table:table-cell office:value-type="string" calcext:value-type="string">
            <text:p>2020-08-02 13:56:31.804</text:p>
          </table:table-cell>
          <table:table-cell office:value-type="float" office:value="43.946744" calcext:value-type="float">
            <text:p>43.946744</text:p>
          </table:table-cell>
          <table:table-cell office:value-type="float" office:value="-78.8999382" calcext:value-type="float">
            <text:p>-78.8999382</text:p>
          </table:table-cell>
        </table:table-row>
        <table:table-row table:style-name="ro1">
          <table:table-cell office:value-type="string" calcext:value-type="string">
            <text:p>2020-08-02 13:56:32.804</text:p>
          </table:table-cell>
          <table:table-cell office:value-type="float" office:value="43.9466973" calcext:value-type="float">
            <text:p>43.9466973</text:p>
          </table:table-cell>
          <table:table-cell office:value-type="float" office:value="-78.8999429" calcext:value-type="float">
            <text:p>-78.8999429</text:p>
          </table:table-cell>
        </table:table-row>
        <table:table-row table:style-name="ro1">
          <table:table-cell office:value-type="string" calcext:value-type="string">
            <text:p>2020-08-02 13:56:33.804</text:p>
          </table:table-cell>
          <table:table-cell office:value-type="float" office:value="43.9466527" calcext:value-type="float">
            <text:p>43.9466527</text:p>
          </table:table-cell>
          <table:table-cell office:value-type="float" office:value="-78.8999474" calcext:value-type="float">
            <text:p>-78.8999474</text:p>
          </table:table-cell>
        </table:table-row>
        <table:table-row table:style-name="ro1">
          <table:table-cell office:value-type="string" calcext:value-type="string">
            <text:p>2020-08-02 13:56:34.810</text:p>
          </table:table-cell>
          <table:table-cell office:value-type="float" office:value="43.946609" calcext:value-type="float">
            <text:p>43.946609</text:p>
          </table:table-cell>
          <table:table-cell office:value-type="float" office:value="-78.8999498" calcext:value-type="float">
            <text:p>-78.8999498</text:p>
          </table:table-cell>
        </table:table-row>
        <table:table-row table:style-name="ro1">
          <table:table-cell office:value-type="string" calcext:value-type="string">
            <text:p>2020-08-02 13:56:35.808</text:p>
          </table:table-cell>
          <table:table-cell office:value-type="float" office:value="43.9465642" calcext:value-type="float">
            <text:p>43.9465642</text:p>
          </table:table-cell>
          <table:table-cell office:value-type="float" office:value="-78.8999504" calcext:value-type="float">
            <text:p>-78.8999504</text:p>
          </table:table-cell>
        </table:table-row>
        <table:table-row table:style-name="ro1">
          <table:table-cell office:value-type="string" calcext:value-type="string">
            <text:p>2020-08-02 13:56:36.810</text:p>
          </table:table-cell>
          <table:table-cell office:value-type="float" office:value="43.9465194" calcext:value-type="float">
            <text:p>43.9465194</text:p>
          </table:table-cell>
          <table:table-cell office:value-type="float" office:value="-78.8999505" calcext:value-type="float">
            <text:p>-78.8999505</text:p>
          </table:table-cell>
        </table:table-row>
        <table:table-row table:style-name="ro1">
          <table:table-cell office:value-type="string" calcext:value-type="string">
            <text:p>2020-08-02 13:56:37.811</text:p>
          </table:table-cell>
          <table:table-cell office:value-type="float" office:value="43.9464743" calcext:value-type="float">
            <text:p>43.9464743</text:p>
          </table:table-cell>
          <table:table-cell office:value-type="float" office:value="-78.8999504" calcext:value-type="float">
            <text:p>-78.8999504</text:p>
          </table:table-cell>
        </table:table-row>
        <table:table-row table:style-name="ro1">
          <table:table-cell office:value-type="string" calcext:value-type="string">
            <text:p>2020-08-02 13:56:38.804</text:p>
          </table:table-cell>
          <table:table-cell office:value-type="float" office:value="43.946439" calcext:value-type="float">
            <text:p>43.946439</text:p>
          </table:table-cell>
          <table:table-cell office:value-type="float" office:value="-78.8999503" calcext:value-type="float">
            <text:p>-78.8999503</text:p>
          </table:table-cell>
        </table:table-row>
        <table:table-row table:style-name="ro1">
          <table:table-cell office:value-type="string" calcext:value-type="string">
            <text:p>2020-08-02 13:56:39.804</text:p>
          </table:table-cell>
          <table:table-cell office:value-type="float" office:value="43.9463941" calcext:value-type="float">
            <text:p>43.9463941</text:p>
          </table:table-cell>
          <table:table-cell office:value-type="float" office:value="-78.8999499" calcext:value-type="float">
            <text:p>-78.8999499</text:p>
          </table:table-cell>
        </table:table-row>
        <table:table-row table:style-name="ro1">
          <table:table-cell office:value-type="string" calcext:value-type="string">
            <text:p>2020-08-02 13:56:40.804</text:p>
          </table:table-cell>
          <table:table-cell office:value-type="float" office:value="43.9463483" calcext:value-type="float">
            <text:p>43.9463483</text:p>
          </table:table-cell>
          <table:table-cell office:value-type="float" office:value="-78.899949" calcext:value-type="float">
            <text:p>-78.899949</text:p>
          </table:table-cell>
        </table:table-row>
        <table:table-row table:style-name="ro1">
          <table:table-cell office:value-type="string" calcext:value-type="string">
            <text:p>2020-08-02 13:56:41.804</text:p>
          </table:table-cell>
          <table:table-cell office:value-type="float" office:value="43.9463021" calcext:value-type="float">
            <text:p>43.9463021</text:p>
          </table:table-cell>
          <table:table-cell office:value-type="float" office:value="-78.8999485" calcext:value-type="float">
            <text:p>-78.8999485</text:p>
          </table:table-cell>
        </table:table-row>
        <table:table-row table:style-name="ro1">
          <table:table-cell office:value-type="string" calcext:value-type="string">
            <text:p>2020-08-02 13:56:42.804</text:p>
          </table:table-cell>
          <table:table-cell office:value-type="float" office:value="43.9462565" calcext:value-type="float">
            <text:p>43.9462565</text:p>
          </table:table-cell>
          <table:table-cell office:value-type="float" office:value="-78.8999485" calcext:value-type="float">
            <text:p>-78.8999485</text:p>
          </table:table-cell>
        </table:table-row>
        <table:table-row table:style-name="ro1">
          <table:table-cell office:value-type="string" calcext:value-type="string">
            <text:p>2020-08-02 13:56:43.804</text:p>
          </table:table-cell>
          <table:table-cell office:value-type="float" office:value="43.9462113" calcext:value-type="float">
            <text:p>43.9462113</text:p>
          </table:table-cell>
          <table:table-cell office:value-type="float" office:value="-78.8999486" calcext:value-type="float">
            <text:p>-78.8999486</text:p>
          </table:table-cell>
        </table:table-row>
        <table:table-row table:style-name="ro1">
          <table:table-cell office:value-type="string" calcext:value-type="string">
            <text:p>2020-08-02 13:56:44.805</text:p>
          </table:table-cell>
          <table:table-cell office:value-type="float" office:value="43.9461658" calcext:value-type="float">
            <text:p>43.9461658</text:p>
          </table:table-cell>
          <table:table-cell office:value-type="float" office:value="-78.8999488" calcext:value-type="float">
            <text:p>-78.8999488</text:p>
          </table:table-cell>
        </table:table-row>
        <table:table-row table:style-name="ro1">
          <table:table-cell office:value-type="string" calcext:value-type="string">
            <text:p>2020-08-02 13:56:45.804</text:p>
          </table:table-cell>
          <table:table-cell office:value-type="float" office:value="43.9461198" calcext:value-type="float">
            <text:p>43.9461198</text:p>
          </table:table-cell>
          <table:table-cell office:value-type="float" office:value="-78.8999488" calcext:value-type="float">
            <text:p>-78.8999488</text:p>
          </table:table-cell>
        </table:table-row>
        <table:table-row table:style-name="ro1">
          <table:table-cell office:value-type="string" calcext:value-type="string">
            <text:p>2020-08-02 13:56:46.804</text:p>
          </table:table-cell>
          <table:table-cell office:value-type="float" office:value="43.9460734" calcext:value-type="float">
            <text:p>43.9460734</text:p>
          </table:table-cell>
          <table:table-cell office:value-type="float" office:value="-78.8999488" calcext:value-type="float">
            <text:p>-78.8999488</text:p>
          </table:table-cell>
        </table:table-row>
        <table:table-row table:style-name="ro1">
          <table:table-cell office:value-type="string" calcext:value-type="string">
            <text:p>2020-08-02 13:56:47.804</text:p>
          </table:table-cell>
          <table:table-cell office:value-type="float" office:value="43.9460279" calcext:value-type="float">
            <text:p>43.9460279</text:p>
          </table:table-cell>
          <table:table-cell office:value-type="float" office:value="-78.8999491" calcext:value-type="float">
            <text:p>-78.8999491</text:p>
          </table:table-cell>
        </table:table-row>
        <table:table-row table:style-name="ro1">
          <table:table-cell office:value-type="string" calcext:value-type="string">
            <text:p>2020-08-02 13:56:48.804</text:p>
          </table:table-cell>
          <table:table-cell office:value-type="float" office:value="43.9459827" calcext:value-type="float">
            <text:p>43.9459827</text:p>
          </table:table-cell>
          <table:table-cell office:value-type="float" office:value="-78.8999494" calcext:value-type="float">
            <text:p>-78.8999494</text:p>
          </table:table-cell>
        </table:table-row>
        <table:table-row table:style-name="ro1">
          <table:table-cell office:value-type="string" calcext:value-type="string">
            <text:p>2020-08-02 13:56:49.804</text:p>
          </table:table-cell>
          <table:table-cell office:value-type="float" office:value="43.9459378" calcext:value-type="float">
            <text:p>43.9459378</text:p>
          </table:table-cell>
          <table:table-cell office:value-type="float" office:value="-78.8999497" calcext:value-type="float">
            <text:p>-78.8999497</text:p>
          </table:table-cell>
        </table:table-row>
        <table:table-row table:style-name="ro1">
          <table:table-cell office:value-type="string" calcext:value-type="string">
            <text:p>2020-08-02 13:56:50.811</text:p>
          </table:table-cell>
          <table:table-cell office:value-type="float" office:value="43.9459015" calcext:value-type="float">
            <text:p>43.9459015</text:p>
          </table:table-cell>
          <table:table-cell office:value-type="float" office:value="-78.8999496" calcext:value-type="float">
            <text:p>-78.8999496</text:p>
          </table:table-cell>
        </table:table-row>
        <table:table-row table:style-name="ro1">
          <table:table-cell office:value-type="string" calcext:value-type="string">
            <text:p>2020-08-02 13:56:51.807</text:p>
          </table:table-cell>
          <table:table-cell office:value-type="float" office:value="43.9458554" calcext:value-type="float">
            <text:p>43.9458554</text:p>
          </table:table-cell>
          <table:table-cell office:value-type="float" office:value="-78.899949" calcext:value-type="float">
            <text:p>-78.899949</text:p>
          </table:table-cell>
        </table:table-row>
        <table:table-row table:style-name="ro1">
          <table:table-cell office:value-type="string" calcext:value-type="string">
            <text:p>2020-08-02 13:56:52.804</text:p>
          </table:table-cell>
          <table:table-cell office:value-type="float" office:value="43.9458084" calcext:value-type="float">
            <text:p>43.9458084</text:p>
          </table:table-cell>
          <table:table-cell office:value-type="float" office:value="-78.8999486" calcext:value-type="float">
            <text:p>-78.8999486</text:p>
          </table:table-cell>
        </table:table-row>
        <table:table-row table:style-name="ro1">
          <table:table-cell office:value-type="string" calcext:value-type="string">
            <text:p>2020-08-02 13:56:53.804</text:p>
          </table:table-cell>
          <table:table-cell office:value-type="float" office:value="43.9457611" calcext:value-type="float">
            <text:p>43.9457611</text:p>
          </table:table-cell>
          <table:table-cell office:value-type="float" office:value="-78.8999487" calcext:value-type="float">
            <text:p>-78.8999487</text:p>
          </table:table-cell>
        </table:table-row>
        <table:table-row table:style-name="ro1">
          <table:table-cell office:value-type="string" calcext:value-type="string">
            <text:p>2020-08-02 13:56:54.818</text:p>
          </table:table-cell>
          <table:table-cell office:value-type="float" office:value="43.9457145" calcext:value-type="float">
            <text:p>43.9457145</text:p>
          </table:table-cell>
          <table:table-cell office:value-type="float" office:value="-78.8999494" calcext:value-type="float">
            <text:p>-78.8999494</text:p>
          </table:table-cell>
        </table:table-row>
        <table:table-row table:style-name="ro1">
          <table:table-cell office:value-type="string" calcext:value-type="string">
            <text:p>2020-08-02 13:56:55.804</text:p>
          </table:table-cell>
          <table:table-cell office:value-type="float" office:value="43.9456686" calcext:value-type="float">
            <text:p>43.9456686</text:p>
          </table:table-cell>
          <table:table-cell office:value-type="float" office:value="-78.8999503" calcext:value-type="float">
            <text:p>-78.8999503</text:p>
          </table:table-cell>
        </table:table-row>
        <table:table-row table:style-name="ro1">
          <table:table-cell office:value-type="string" calcext:value-type="string">
            <text:p>2020-08-02 13:56:56.820</text:p>
          </table:table-cell>
          <table:table-cell office:value-type="float" office:value="43.9456232" calcext:value-type="float">
            <text:p>43.9456232</text:p>
          </table:table-cell>
          <table:table-cell office:value-type="float" office:value="-78.899951" calcext:value-type="float">
            <text:p>-78.899951</text:p>
          </table:table-cell>
        </table:table-row>
        <table:table-row table:style-name="ro1">
          <table:table-cell office:value-type="string" calcext:value-type="string">
            <text:p>2020-08-02 13:56:57.805</text:p>
          </table:table-cell>
          <table:table-cell office:value-type="float" office:value="43.9455781" calcext:value-type="float">
            <text:p>43.9455781</text:p>
          </table:table-cell>
          <table:table-cell office:value-type="float" office:value="-78.8999516" calcext:value-type="float">
            <text:p>-78.8999516</text:p>
          </table:table-cell>
        </table:table-row>
        <table:table-row table:style-name="ro1">
          <table:table-cell office:value-type="string" calcext:value-type="string">
            <text:p>2020-08-02 13:56:58.811</text:p>
          </table:table-cell>
          <table:table-cell office:value-type="float" office:value="43.9455347" calcext:value-type="float">
            <text:p>43.9455347</text:p>
          </table:table-cell>
          <table:table-cell office:value-type="float" office:value="-78.8999418" calcext:value-type="float">
            <text:p>-78.8999418</text:p>
          </table:table-cell>
        </table:table-row>
        <table:table-row table:style-name="ro1">
          <table:table-cell office:value-type="string" calcext:value-type="string">
            <text:p>2020-08-02 13:56:59.805</text:p>
          </table:table-cell>
          <table:table-cell office:value-type="float" office:value="43.9454909" calcext:value-type="float">
            <text:p>43.9454909</text:p>
          </table:table-cell>
          <table:table-cell office:value-type="float" office:value="-78.8999234" calcext:value-type="float">
            <text:p>-78.8999234</text:p>
          </table:table-cell>
        </table:table-row>
        <table:table-row table:style-name="ro1">
          <table:table-cell office:value-type="string" calcext:value-type="string">
            <text:p>2020-08-02 13:57:00.811</text:p>
          </table:table-cell>
          <table:table-cell office:value-type="float" office:value="43.9454459" calcext:value-type="float">
            <text:p>43.9454459</text:p>
          </table:table-cell>
          <table:table-cell office:value-type="float" office:value="-78.8999066" calcext:value-type="float">
            <text:p>-78.8999066</text:p>
          </table:table-cell>
        </table:table-row>
        <table:table-row table:style-name="ro1">
          <table:table-cell office:value-type="string" calcext:value-type="string">
            <text:p>2020-08-02 13:57:01.811</text:p>
          </table:table-cell>
          <table:table-cell office:value-type="float" office:value="43.9454008" calcext:value-type="float">
            <text:p>43.9454008</text:p>
          </table:table-cell>
          <table:table-cell office:value-type="float" office:value="-78.8998917" calcext:value-type="float">
            <text:p>-78.8998917</text:p>
          </table:table-cell>
        </table:table-row>
        <table:table-row table:style-name="ro1">
          <table:table-cell office:value-type="string" calcext:value-type="string">
            <text:p>2020-08-02 13:57:02.813</text:p>
          </table:table-cell>
          <table:table-cell office:value-type="float" office:value="43.9453648" calcext:value-type="float">
            <text:p>43.9453648</text:p>
          </table:table-cell>
          <table:table-cell office:value-type="float" office:value="-78.8998805" calcext:value-type="float">
            <text:p>-78.8998805</text:p>
          </table:table-cell>
        </table:table-row>
        <table:table-row table:style-name="ro1">
          <table:table-cell office:value-type="string" calcext:value-type="string">
            <text:p>2020-08-02 13:57:03.811</text:p>
          </table:table-cell>
          <table:table-cell office:value-type="float" office:value="43.9453198" calcext:value-type="float">
            <text:p>43.9453198</text:p>
          </table:table-cell>
          <table:table-cell office:value-type="float" office:value="-78.8998667" calcext:value-type="float">
            <text:p>-78.8998667</text:p>
          </table:table-cell>
        </table:table-row>
        <table:table-row table:style-name="ro1">
          <table:table-cell office:value-type="string" calcext:value-type="string">
            <text:p>2020-08-02 13:57:04.807</text:p>
          </table:table-cell>
          <table:table-cell office:value-type="float" office:value="43.9452742" calcext:value-type="float">
            <text:p>43.9452742</text:p>
          </table:table-cell>
          <table:table-cell office:value-type="float" office:value="-78.8998526" calcext:value-type="float">
            <text:p>-78.8998526</text:p>
          </table:table-cell>
        </table:table-row>
        <table:table-row table:style-name="ro1">
          <table:table-cell office:value-type="string" calcext:value-type="string">
            <text:p>2020-08-02 13:57:05.804</text:p>
          </table:table-cell>
          <table:table-cell office:value-type="float" office:value="43.9452286" calcext:value-type="float">
            <text:p>43.9452286</text:p>
          </table:table-cell>
          <table:table-cell office:value-type="float" office:value="-78.8998383" calcext:value-type="float">
            <text:p>-78.8998383</text:p>
          </table:table-cell>
        </table:table-row>
        <table:table-row table:style-name="ro1">
          <table:table-cell office:value-type="string" calcext:value-type="string">
            <text:p>2020-08-02 13:57:06.804</text:p>
          </table:table-cell>
          <table:table-cell office:value-type="float" office:value="43.9451838" calcext:value-type="float">
            <text:p>43.9451838</text:p>
          </table:table-cell>
          <table:table-cell office:value-type="float" office:value="-78.8998242" calcext:value-type="float">
            <text:p>-78.8998242</text:p>
          </table:table-cell>
        </table:table-row>
        <table:table-row table:style-name="ro1">
          <table:table-cell office:value-type="string" calcext:value-type="string">
            <text:p>2020-08-02 13:57:07.804</text:p>
          </table:table-cell>
          <table:table-cell office:value-type="float" office:value="43.94514" calcext:value-type="float">
            <text:p>43.94514</text:p>
          </table:table-cell>
          <table:table-cell office:value-type="float" office:value="-78.8998102" calcext:value-type="float">
            <text:p>-78.8998102</text:p>
          </table:table-cell>
        </table:table-row>
        <table:table-row table:style-name="ro1">
          <table:table-cell office:value-type="string" calcext:value-type="string">
            <text:p>2020-08-02 13:57:08.805</text:p>
          </table:table-cell>
          <table:table-cell office:value-type="float" office:value="43.9450963" calcext:value-type="float">
            <text:p>43.9450963</text:p>
          </table:table-cell>
          <table:table-cell office:value-type="float" office:value="-78.8997959" calcext:value-type="float">
            <text:p>-78.8997959</text:p>
          </table:table-cell>
        </table:table-row>
        <table:table-row table:style-name="ro1">
          <table:table-cell office:value-type="string" calcext:value-type="string">
            <text:p>2020-08-02 13:57:09.804</text:p>
          </table:table-cell>
          <table:table-cell office:value-type="float" office:value="43.9450516" calcext:value-type="float">
            <text:p>43.9450516</text:p>
          </table:table-cell>
          <table:table-cell office:value-type="float" office:value="-78.8997811" calcext:value-type="float">
            <text:p>-78.8997811</text:p>
          </table:table-cell>
        </table:table-row>
        <table:table-row table:style-name="ro1">
          <table:table-cell office:value-type="string" calcext:value-type="string">
            <text:p>2020-08-02 13:57:10.804</text:p>
          </table:table-cell>
          <table:table-cell office:value-type="float" office:value="43.9450066" calcext:value-type="float">
            <text:p>43.9450066</text:p>
          </table:table-cell>
          <table:table-cell office:value-type="float" office:value="-78.8997662" calcext:value-type="float">
            <text:p>-78.8997662</text:p>
          </table:table-cell>
        </table:table-row>
        <table:table-row table:style-name="ro1">
          <table:table-cell office:value-type="string" calcext:value-type="string">
            <text:p>2020-08-02 13:57:11.804</text:p>
          </table:table-cell>
          <table:table-cell office:value-type="float" office:value="43.9449626" calcext:value-type="float">
            <text:p>43.9449626</text:p>
          </table:table-cell>
          <table:table-cell office:value-type="float" office:value="-78.8997517" calcext:value-type="float">
            <text:p>-78.8997517</text:p>
          </table:table-cell>
        </table:table-row>
        <table:table-row table:style-name="ro1">
          <table:table-cell office:value-type="string" calcext:value-type="string">
            <text:p>2020-08-02 13:57:12.804</text:p>
          </table:table-cell>
          <table:table-cell office:value-type="float" office:value="43.9449272" calcext:value-type="float">
            <text:p>43.9449272</text:p>
          </table:table-cell>
          <table:table-cell office:value-type="float" office:value="-78.8997403" calcext:value-type="float">
            <text:p>-78.8997403</text:p>
          </table:table-cell>
        </table:table-row>
        <table:table-row table:style-name="ro1">
          <table:table-cell office:value-type="string" calcext:value-type="string">
            <text:p>2020-08-02 13:57:13.804</text:p>
          </table:table-cell>
          <table:table-cell office:value-type="float" office:value="43.9448835" calcext:value-type="float">
            <text:p>43.9448835</text:p>
          </table:table-cell>
          <table:table-cell office:value-type="float" office:value="-78.8997262" calcext:value-type="float">
            <text:p>-78.8997262</text:p>
          </table:table-cell>
        </table:table-row>
        <table:table-row table:style-name="ro1">
          <table:table-cell office:value-type="string" calcext:value-type="string">
            <text:p>2020-08-02 13:57:14.804</text:p>
          </table:table-cell>
          <table:table-cell office:value-type="float" office:value="43.9448389" calcext:value-type="float">
            <text:p>43.9448389</text:p>
          </table:table-cell>
          <table:table-cell office:value-type="float" office:value="-78.8997114" calcext:value-type="float">
            <text:p>-78.8997114</text:p>
          </table:table-cell>
        </table:table-row>
        <table:table-row table:style-name="ro1">
          <table:table-cell office:value-type="string" calcext:value-type="string">
            <text:p>2020-08-02 13:57:15.810</text:p>
          </table:table-cell>
          <table:table-cell office:value-type="float" office:value="43.9447936" calcext:value-type="float">
            <text:p>43.9447936</text:p>
          </table:table-cell>
          <table:table-cell office:value-type="float" office:value="-78.8996965" calcext:value-type="float">
            <text:p>-78.8996965</text:p>
          </table:table-cell>
        </table:table-row>
        <table:table-row table:style-name="ro1">
          <table:table-cell office:value-type="string" calcext:value-type="string">
            <text:p>2020-08-02 13:57:16.805</text:p>
          </table:table-cell>
          <table:table-cell office:value-type="float" office:value="43.9447489" calcext:value-type="float">
            <text:p>43.9447489</text:p>
          </table:table-cell>
          <table:table-cell office:value-type="float" office:value="-78.8996816" calcext:value-type="float">
            <text:p>-78.8996816</text:p>
          </table:table-cell>
        </table:table-row>
        <table:table-row table:style-name="ro1">
          <table:table-cell office:value-type="string" calcext:value-type="string">
            <text:p>2020-08-02 13:57:17.804</text:p>
          </table:table-cell>
          <table:table-cell office:value-type="float" office:value="43.9447048" calcext:value-type="float">
            <text:p>43.9447048</text:p>
          </table:table-cell>
          <table:table-cell office:value-type="float" office:value="-78.8996671" calcext:value-type="float">
            <text:p>-78.8996671</text:p>
          </table:table-cell>
        </table:table-row>
        <table:table-row table:style-name="ro1">
          <table:table-cell office:value-type="string" calcext:value-type="string">
            <text:p>2020-08-02 13:57:18.806</text:p>
          </table:table-cell>
          <table:table-cell office:value-type="float" office:value="43.9446606" calcext:value-type="float">
            <text:p>43.9446606</text:p>
          </table:table-cell>
          <table:table-cell office:value-type="float" office:value="-78.8996528" calcext:value-type="float">
            <text:p>-78.8996528</text:p>
          </table:table-cell>
        </table:table-row>
        <table:table-row table:style-name="ro1">
          <table:table-cell office:value-type="string" calcext:value-type="string">
            <text:p>2020-08-02 13:57:19.812</text:p>
          </table:table-cell>
          <table:table-cell office:value-type="float" office:value="43.9446154" calcext:value-type="float">
            <text:p>43.9446154</text:p>
          </table:table-cell>
          <table:table-cell office:value-type="float" office:value="-78.8996381" calcext:value-type="float">
            <text:p>-78.8996381</text:p>
          </table:table-cell>
        </table:table-row>
        <table:table-row table:style-name="ro1">
          <table:table-cell office:value-type="string" calcext:value-type="string">
            <text:p>2020-08-02 13:57:20.804</text:p>
          </table:table-cell>
          <table:table-cell office:value-type="float" office:value="43.9445703" calcext:value-type="float">
            <text:p>43.9445703</text:p>
          </table:table-cell>
          <table:table-cell office:value-type="float" office:value="-78.8996233" calcext:value-type="float">
            <text:p>-78.8996233</text:p>
          </table:table-cell>
        </table:table-row>
        <table:table-row table:style-name="ro1">
          <table:table-cell office:value-type="string" calcext:value-type="string">
            <text:p>2020-08-02 13:57:21.804</text:p>
          </table:table-cell>
          <table:table-cell office:value-type="float" office:value="43.9445259" calcext:value-type="float">
            <text:p>43.9445259</text:p>
          </table:table-cell>
          <table:table-cell office:value-type="float" office:value="-78.8996089" calcext:value-type="float">
            <text:p>-78.8996089</text:p>
          </table:table-cell>
        </table:table-row>
        <table:table-row table:style-name="ro1">
          <table:table-cell office:value-type="string" calcext:value-type="string">
            <text:p>2020-08-02 13:57:22.804</text:p>
          </table:table-cell>
          <table:table-cell office:value-type="float" office:value="43.9444818" calcext:value-type="float">
            <text:p>43.9444818</text:p>
          </table:table-cell>
          <table:table-cell office:value-type="float" office:value="-78.8995948" calcext:value-type="float">
            <text:p>-78.8995948</text:p>
          </table:table-cell>
        </table:table-row>
        <table:table-row table:style-name="ro1">
          <table:table-cell office:value-type="string" calcext:value-type="string">
            <text:p>2020-08-02 13:57:23.804</text:p>
          </table:table-cell>
          <table:table-cell office:value-type="float" office:value="43.9444472" calcext:value-type="float">
            <text:p>43.9444472</text:p>
          </table:table-cell>
          <table:table-cell office:value-type="float" office:value="-78.8995837" calcext:value-type="float">
            <text:p>-78.8995837</text:p>
          </table:table-cell>
        </table:table-row>
        <table:table-row table:style-name="ro1">
          <table:table-cell office:value-type="string" calcext:value-type="string">
            <text:p>2020-08-02 13:57:24.804</text:p>
          </table:table-cell>
          <table:table-cell office:value-type="float" office:value="43.9444169" calcext:value-type="float">
            <text:p>43.9444169</text:p>
          </table:table-cell>
          <table:table-cell office:value-type="float" office:value="-78.899575" calcext:value-type="float">
            <text:p>-78.899575</text:p>
          </table:table-cell>
        </table:table-row>
        <table:table-row table:style-name="ro1">
          <table:table-cell office:value-type="string" calcext:value-type="string">
            <text:p>2020-08-02 13:57:25.804</text:p>
          </table:table-cell>
          <table:table-cell office:value-type="float" office:value="43.9444022" calcext:value-type="float">
            <text:p>43.9444022</text:p>
          </table:table-cell>
          <table:table-cell office:value-type="float" office:value="-78.8995746" calcext:value-type="float">
            <text:p>-78.8995746</text:p>
          </table:table-cell>
        </table:table-row>
        <table:table-row table:style-name="ro1">
          <table:table-cell office:value-type="string" calcext:value-type="string">
            <text:p>2020-08-02 13:57:26.813</text:p>
          </table:table-cell>
          <table:table-cell office:value-type="float" office:value="43.9444006" calcext:value-type="float">
            <text:p>43.9444006</text:p>
          </table:table-cell>
          <table:table-cell office:value-type="float" office:value="-78.8995748" calcext:value-type="float">
            <text:p>-78.8995748</text:p>
          </table:table-cell>
        </table:table-row>
        <table:table-row table:style-name="ro1">
          <table:table-cell office:value-type="string" calcext:value-type="string">
            <text:p>2020-08-02 13:57:27.813</text:p>
          </table:table-cell>
          <table:table-cell office:value-type="float" office:value="43.9444202" calcext:value-type="float">
            <text:p>43.9444202</text:p>
          </table:table-cell>
          <table:table-cell office:value-type="float" office:value="-78.8995747" calcext:value-type="float">
            <text:p>-78.8995747</text:p>
          </table:table-cell>
        </table:table-row>
        <table:table-row table:style-name="ro1">
          <table:table-cell office:value-type="string" calcext:value-type="string">
            <text:p>2020-08-02 13:57:28.812</text:p>
          </table:table-cell>
          <table:table-cell office:value-type="float" office:value="43.9444595" calcext:value-type="float">
            <text:p>43.9444595</text:p>
          </table:table-cell>
          <table:table-cell office:value-type="float" office:value="-78.8995776" calcext:value-type="float">
            <text:p>-78.8995776</text:p>
          </table:table-cell>
        </table:table-row>
        <table:table-row table:style-name="ro1">
          <table:table-cell office:value-type="string" calcext:value-type="string">
            <text:p>2020-08-02 13:57:29.804</text:p>
          </table:table-cell>
          <table:table-cell office:value-type="float" office:value="43.9445082" calcext:value-type="float">
            <text:p>43.9445082</text:p>
          </table:table-cell>
          <table:table-cell office:value-type="float" office:value="-78.899581" calcext:value-type="float">
            <text:p>-78.899581</text:p>
          </table:table-cell>
        </table:table-row>
        <table:table-row table:style-name="ro1">
          <table:table-cell office:value-type="string" calcext:value-type="string">
            <text:p>2020-08-02 13:57:30.804</text:p>
          </table:table-cell>
          <table:table-cell office:value-type="float" office:value="43.944556" calcext:value-type="float">
            <text:p>43.944556</text:p>
          </table:table-cell>
          <table:table-cell office:value-type="float" office:value="-78.8995788" calcext:value-type="float">
            <text:p>-78.8995788</text:p>
          </table:table-cell>
        </table:table-row>
        <table:table-row table:style-name="ro1">
          <table:table-cell office:value-type="string" calcext:value-type="string">
            <text:p>2020-08-02 13:57:31.804</text:p>
          </table:table-cell>
          <table:table-cell office:value-type="float" office:value="43.9446022" calcext:value-type="float">
            <text:p>43.9446022</text:p>
          </table:table-cell>
          <table:table-cell office:value-type="float" office:value="-78.899574" calcext:value-type="float">
            <text:p>-78.899574</text:p>
          </table:table-cell>
        </table:table-row>
        <table:table-row table:style-name="ro1">
          <table:table-cell office:value-type="string" calcext:value-type="string">
            <text:p>2020-08-02 13:57:32.804</text:p>
          </table:table-cell>
          <table:table-cell office:value-type="float" office:value="43.9446471" calcext:value-type="float">
            <text:p>43.9446471</text:p>
          </table:table-cell>
          <table:table-cell office:value-type="float" office:value="-78.89957" calcext:value-type="float">
            <text:p>-78.89957</text:p>
          </table:table-cell>
        </table:table-row>
        <table:table-row table:style-name="ro1">
          <table:table-cell office:value-type="string" calcext:value-type="string">
            <text:p>2020-08-02 13:57:33.804</text:p>
          </table:table-cell>
          <table:table-cell office:value-type="float" office:value="43.9446824" calcext:value-type="float">
            <text:p>43.9446824</text:p>
          </table:table-cell>
          <table:table-cell office:value-type="float" office:value="-78.8995679" calcext:value-type="float">
            <text:p>-78.8995679</text:p>
          </table:table-cell>
        </table:table-row>
        <table:table-row table:style-name="ro1">
          <table:table-cell office:value-type="string" calcext:value-type="string">
            <text:p>2020-08-02 13:57:34.804</text:p>
          </table:table-cell>
          <table:table-cell office:value-type="float" office:value="43.9447277" calcext:value-type="float">
            <text:p>43.9447277</text:p>
          </table:table-cell>
          <table:table-cell office:value-type="float" office:value="-78.8995664" calcext:value-type="float">
            <text:p>-78.8995664</text:p>
          </table:table-cell>
        </table:table-row>
        <table:table-row table:style-name="ro1">
          <table:table-cell office:value-type="string" calcext:value-type="string">
            <text:p>2020-08-02 13:57:35.804</text:p>
          </table:table-cell>
          <table:table-cell office:value-type="float" office:value="43.9447736" calcext:value-type="float">
            <text:p>43.9447736</text:p>
          </table:table-cell>
          <table:table-cell office:value-type="float" office:value="-78.8995657" calcext:value-type="float">
            <text:p>-78.8995657</text:p>
          </table:table-cell>
        </table:table-row>
        <table:table-row table:style-name="ro1">
          <table:table-cell office:value-type="string" calcext:value-type="string">
            <text:p>2020-08-02 13:57:36.804</text:p>
          </table:table-cell>
          <table:table-cell office:value-type="float" office:value="43.9448194" calcext:value-type="float">
            <text:p>43.9448194</text:p>
          </table:table-cell>
          <table:table-cell office:value-type="float" office:value="-78.8995654" calcext:value-type="float">
            <text:p>-78.8995654</text:p>
          </table:table-cell>
        </table:table-row>
        <table:table-row table:style-name="ro1">
          <table:table-cell office:value-type="string" calcext:value-type="string">
            <text:p>2020-08-02 13:57:37.804</text:p>
          </table:table-cell>
          <table:table-cell office:value-type="float" office:value="43.9448651" calcext:value-type="float">
            <text:p>43.9448651</text:p>
          </table:table-cell>
          <table:table-cell office:value-type="float" office:value="-78.8995653" calcext:value-type="float">
            <text:p>-78.8995653</text:p>
          </table:table-cell>
        </table:table-row>
        <table:table-row table:style-name="ro1">
          <table:table-cell office:value-type="string" calcext:value-type="string">
            <text:p>2020-08-02 13:57:38.804</text:p>
          </table:table-cell>
          <table:table-cell office:value-type="float" office:value="43.9449107" calcext:value-type="float">
            <text:p>43.9449107</text:p>
          </table:table-cell>
          <table:table-cell office:value-type="float" office:value="-78.8995652" calcext:value-type="float">
            <text:p>-78.8995652</text:p>
          </table:table-cell>
        </table:table-row>
        <table:table-row table:style-name="ro1">
          <table:table-cell office:value-type="string" calcext:value-type="string">
            <text:p>2020-08-02 13:57:39.804</text:p>
          </table:table-cell>
          <table:table-cell office:value-type="float" office:value="43.9449572" calcext:value-type="float">
            <text:p>43.9449572</text:p>
          </table:table-cell>
          <table:table-cell office:value-type="float" office:value="-78.8995654" calcext:value-type="float">
            <text:p>-78.8995654</text:p>
          </table:table-cell>
        </table:table-row>
        <table:table-row table:style-name="ro1">
          <table:table-cell office:value-type="string" calcext:value-type="string">
            <text:p>2020-08-02 13:57:40.805</text:p>
          </table:table-cell>
          <table:table-cell office:value-type="float" office:value="43.9450039" calcext:value-type="float">
            <text:p>43.9450039</text:p>
          </table:table-cell>
          <table:table-cell office:value-type="float" office:value="-78.899566" calcext:value-type="float">
            <text:p>-78.899566</text:p>
          </table:table-cell>
        </table:table-row>
        <table:table-row table:style-name="ro1">
          <table:table-cell office:value-type="string" calcext:value-type="string">
            <text:p>2020-08-02 13:57:41.818</text:p>
          </table:table-cell>
          <table:table-cell office:value-type="float" office:value="43.9450504" calcext:value-type="float">
            <text:p>43.9450504</text:p>
          </table:table-cell>
          <table:table-cell office:value-type="float" office:value="-78.8995665" calcext:value-type="float">
            <text:p>-78.8995665</text:p>
          </table:table-cell>
        </table:table-row>
        <table:table-row table:style-name="ro1">
          <table:table-cell office:value-type="string" calcext:value-type="string">
            <text:p>2020-08-02 13:57:42.805</text:p>
          </table:table-cell>
          <table:table-cell office:value-type="float" office:value="43.9450961" calcext:value-type="float">
            <text:p>43.9450961</text:p>
          </table:table-cell>
          <table:table-cell office:value-type="float" office:value="-78.8995666" calcext:value-type="float">
            <text:p>-78.8995666</text:p>
          </table:table-cell>
        </table:table-row>
        <table:table-row table:style-name="ro1">
          <table:table-cell office:value-type="string" calcext:value-type="string">
            <text:p>2020-08-02 13:57:43.804</text:p>
          </table:table-cell>
          <table:table-cell office:value-type="float" office:value="43.945132" calcext:value-type="float">
            <text:p>43.945132</text:p>
          </table:table-cell>
          <table:table-cell office:value-type="float" office:value="-78.8995669" calcext:value-type="float">
            <text:p>-78.8995669</text:p>
          </table:table-cell>
        </table:table-row>
        <table:table-row table:style-name="ro1">
          <table:table-cell office:value-type="string" calcext:value-type="string">
            <text:p>2020-08-02 13:57:44.804</text:p>
          </table:table-cell>
          <table:table-cell office:value-type="float" office:value="43.9451775" calcext:value-type="float">
            <text:p>43.9451775</text:p>
          </table:table-cell>
          <table:table-cell office:value-type="float" office:value="-78.8995672" calcext:value-type="float">
            <text:p>-78.8995672</text:p>
          </table:table-cell>
        </table:table-row>
        <table:table-row table:style-name="ro1">
          <table:table-cell office:value-type="string" calcext:value-type="string">
            <text:p>2020-08-02 13:57:45.804</text:p>
          </table:table-cell>
          <table:table-cell office:value-type="float" office:value="43.9452238" calcext:value-type="float">
            <text:p>43.9452238</text:p>
          </table:table-cell>
          <table:table-cell office:value-type="float" office:value="-78.8995676" calcext:value-type="float">
            <text:p>-78.8995676</text:p>
          </table:table-cell>
        </table:table-row>
        <table:table-row table:style-name="ro1">
          <table:table-cell office:value-type="string" calcext:value-type="string">
            <text:p>2020-08-02 13:57:46.804</text:p>
          </table:table-cell>
          <table:table-cell office:value-type="float" office:value="43.9452699" calcext:value-type="float">
            <text:p>43.9452699</text:p>
          </table:table-cell>
          <table:table-cell office:value-type="float" office:value="-78.8995676" calcext:value-type="float">
            <text:p>-78.8995676</text:p>
          </table:table-cell>
        </table:table-row>
        <table:table-row table:style-name="ro1">
          <table:table-cell office:value-type="string" calcext:value-type="string">
            <text:p>2020-08-02 13:57:47.805</text:p>
          </table:table-cell>
          <table:table-cell office:value-type="float" office:value="43.9453157" calcext:value-type="float">
            <text:p>43.9453157</text:p>
          </table:table-cell>
          <table:table-cell office:value-type="float" office:value="-78.8995674" calcext:value-type="float">
            <text:p>-78.8995674</text:p>
          </table:table-cell>
        </table:table-row>
        <table:table-row table:style-name="ro1">
          <table:table-cell office:value-type="string" calcext:value-type="string">
            <text:p>2020-08-02 13:57:48.804</text:p>
          </table:table-cell>
          <table:table-cell office:value-type="float" office:value="43.945361" calcext:value-type="float">
            <text:p>43.945361</text:p>
          </table:table-cell>
          <table:table-cell office:value-type="float" office:value="-78.899567" calcext:value-type="float">
            <text:p>-78.899567</text:p>
          </table:table-cell>
        </table:table-row>
        <table:table-row table:style-name="ro1">
          <table:table-cell office:value-type="string" calcext:value-type="string">
            <text:p>2020-08-02 13:57:49.807</text:p>
          </table:table-cell>
          <table:table-cell office:value-type="float" office:value="43.9454062" calcext:value-type="float">
            <text:p>43.9454062</text:p>
          </table:table-cell>
          <table:table-cell office:value-type="float" office:value="-78.8995667" calcext:value-type="float">
            <text:p>-78.8995667</text:p>
          </table:table-cell>
        </table:table-row>
        <table:table-row table:style-name="ro1">
          <table:table-cell office:value-type="string" calcext:value-type="string">
            <text:p>2020-08-02 13:57:50.807</text:p>
          </table:table-cell>
          <table:table-cell office:value-type="float" office:value="43.9454526" calcext:value-type="float">
            <text:p>43.9454526</text:p>
          </table:table-cell>
          <table:table-cell office:value-type="float" office:value="-78.8995666" calcext:value-type="float">
            <text:p>-78.8995666</text:p>
          </table:table-cell>
        </table:table-row>
        <table:table-row table:style-name="ro1">
          <table:table-cell office:value-type="string" calcext:value-type="string">
            <text:p>2020-08-02 13:57:51.805</text:p>
          </table:table-cell>
          <table:table-cell office:value-type="float" office:value="43.9454991" calcext:value-type="float">
            <text:p>43.9454991</text:p>
          </table:table-cell>
          <table:table-cell office:value-type="float" office:value="-78.8995665" calcext:value-type="float">
            <text:p>-78.8995665</text:p>
          </table:table-cell>
        </table:table-row>
        <table:table-row table:style-name="ro1">
          <table:table-cell office:value-type="string" calcext:value-type="string">
            <text:p>2020-08-02 13:57:52.812</text:p>
          </table:table-cell>
          <table:table-cell office:value-type="float" office:value="43.945545" calcext:value-type="float">
            <text:p>43.945545</text:p>
          </table:table-cell>
          <table:table-cell office:value-type="float" office:value="-78.8995662" calcext:value-type="float">
            <text:p>-78.8995662</text:p>
          </table:table-cell>
        </table:table-row>
        <table:table-row table:style-name="ro1">
          <table:table-cell office:value-type="string" calcext:value-type="string">
            <text:p>2020-08-02 13:57:53.804</text:p>
          </table:table-cell>
          <table:table-cell office:value-type="float" office:value="43.9455813" calcext:value-type="float">
            <text:p>43.9455813</text:p>
          </table:table-cell>
          <table:table-cell office:value-type="float" office:value="-78.8995661" calcext:value-type="float">
            <text:p>-78.8995661</text:p>
          </table:table-cell>
        </table:table-row>
        <table:table-row table:style-name="ro1">
          <table:table-cell office:value-type="string" calcext:value-type="string">
            <text:p>2020-08-02 13:57:54.809</text:p>
          </table:table-cell>
          <table:table-cell office:value-type="float" office:value="43.9456268" calcext:value-type="float">
            <text:p>43.9456268</text:p>
          </table:table-cell>
          <table:table-cell office:value-type="float" office:value="-78.8995661" calcext:value-type="float">
            <text:p>-78.8995661</text:p>
          </table:table-cell>
        </table:table-row>
        <table:table-row table:style-name="ro1">
          <table:table-cell office:value-type="string" calcext:value-type="string">
            <text:p>2020-08-02 13:57:55.804</text:p>
          </table:table-cell>
          <table:table-cell office:value-type="float" office:value="43.9456731" calcext:value-type="float">
            <text:p>43.9456731</text:p>
          </table:table-cell>
          <table:table-cell office:value-type="float" office:value="-78.8995663" calcext:value-type="float">
            <text:p>-78.8995663</text:p>
          </table:table-cell>
        </table:table-row>
        <table:table-row table:style-name="ro1">
          <table:table-cell office:value-type="string" calcext:value-type="string">
            <text:p>2020-08-02 13:57:56.804</text:p>
          </table:table-cell>
          <table:table-cell office:value-type="float" office:value="43.9457197" calcext:value-type="float">
            <text:p>43.9457197</text:p>
          </table:table-cell>
          <table:table-cell office:value-type="float" office:value="-78.8995665" calcext:value-type="float">
            <text:p>-78.8995665</text:p>
          </table:table-cell>
        </table:table-row>
        <table:table-row table:style-name="ro1">
          <table:table-cell office:value-type="string" calcext:value-type="string">
            <text:p>2020-08-02 13:57:57.808</text:p>
          </table:table-cell>
          <table:table-cell office:value-type="float" office:value="43.9457658" calcext:value-type="float">
            <text:p>43.9457658</text:p>
          </table:table-cell>
          <table:table-cell office:value-type="float" office:value="-78.8995662" calcext:value-type="float">
            <text:p>-78.8995662</text:p>
          </table:table-cell>
        </table:table-row>
        <table:table-row table:style-name="ro1">
          <table:table-cell office:value-type="string" calcext:value-type="string">
            <text:p>2020-08-02 13:57:58.809</text:p>
          </table:table-cell>
          <table:table-cell office:value-type="float" office:value="43.945811" calcext:value-type="float">
            <text:p>43.945811</text:p>
          </table:table-cell>
          <table:table-cell office:value-type="float" office:value="-78.8995657" calcext:value-type="float">
            <text:p>-78.8995657</text:p>
          </table:table-cell>
        </table:table-row>
        <table:table-row table:style-name="ro1">
          <table:table-cell office:value-type="string" calcext:value-type="string">
            <text:p>2020-08-02 13:57:59.807</text:p>
          </table:table-cell>
          <table:table-cell office:value-type="float" office:value="43.9458559" calcext:value-type="float">
            <text:p>43.9458559</text:p>
          </table:table-cell>
          <table:table-cell office:value-type="float" office:value="-78.8995653" calcext:value-type="float">
            <text:p>-78.8995653</text:p>
          </table:table-cell>
        </table:table-row>
        <table:table-row table:style-name="ro1">
          <table:table-cell office:value-type="string" calcext:value-type="string">
            <text:p>2020-08-02 13:58:00.808</text:p>
          </table:table-cell>
          <table:table-cell office:value-type="float" office:value="43.945902" calcext:value-type="float">
            <text:p>43.945902</text:p>
          </table:table-cell>
          <table:table-cell office:value-type="float" office:value="-78.8995652" calcext:value-type="float">
            <text:p>-78.8995652</text:p>
          </table:table-cell>
        </table:table-row>
        <table:table-row table:style-name="ro1">
          <table:table-cell office:value-type="string" calcext:value-type="string">
            <text:p>2020-08-02 13:58:01.810</text:p>
          </table:table-cell>
          <table:table-cell office:value-type="float" office:value="43.9459482" calcext:value-type="float">
            <text:p>43.9459482</text:p>
          </table:table-cell>
          <table:table-cell office:value-type="float" office:value="-78.8995653" calcext:value-type="float">
            <text:p>-78.8995653</text:p>
          </table:table-cell>
        </table:table-row>
        <table:table-row table:style-name="ro1">
          <table:table-cell office:value-type="string" calcext:value-type="string">
            <text:p>2020-08-02 13:58:02.807</text:p>
          </table:table-cell>
          <table:table-cell office:value-type="float" office:value="43.9459937" calcext:value-type="float">
            <text:p>43.9459937</text:p>
          </table:table-cell>
          <table:table-cell office:value-type="float" office:value="-78.8995655" calcext:value-type="float">
            <text:p>-78.8995655</text:p>
          </table:table-cell>
        </table:table-row>
        <table:table-row table:style-name="ro1">
          <table:table-cell office:value-type="string" calcext:value-type="string">
            <text:p>2020-08-02 13:58:03.825</text:p>
          </table:table-cell>
          <table:table-cell office:value-type="float" office:value="43.9460299" calcext:value-type="float">
            <text:p>43.9460299</text:p>
          </table:table-cell>
          <table:table-cell office:value-type="float" office:value="-78.8995659" calcext:value-type="float">
            <text:p>-78.8995659</text:p>
          </table:table-cell>
        </table:table-row>
        <table:table-row table:style-name="ro1">
          <table:table-cell office:value-type="string" calcext:value-type="string">
            <text:p>2020-08-02 13:58:04.804</text:p>
          </table:table-cell>
          <table:table-cell office:value-type="float" office:value="43.9460751" calcext:value-type="float">
            <text:p>43.9460751</text:p>
          </table:table-cell>
          <table:table-cell office:value-type="float" office:value="-78.8995664" calcext:value-type="float">
            <text:p>-78.8995664</text:p>
          </table:table-cell>
        </table:table-row>
        <table:table-row table:style-name="ro1">
          <table:table-cell office:value-type="string" calcext:value-type="string">
            <text:p>2020-08-02 13:58:05.805</text:p>
          </table:table-cell>
          <table:table-cell office:value-type="float" office:value="43.9461213" calcext:value-type="float">
            <text:p>43.9461213</text:p>
          </table:table-cell>
          <table:table-cell office:value-type="float" office:value="-78.8995668" calcext:value-type="float">
            <text:p>-78.8995668</text:p>
          </table:table-cell>
        </table:table-row>
        <table:table-row table:style-name="ro1">
          <table:table-cell office:value-type="string" calcext:value-type="string">
            <text:p>2020-08-02 13:58:06.804</text:p>
          </table:table-cell>
          <table:table-cell office:value-type="float" office:value="43.9461681" calcext:value-type="float">
            <text:p>43.9461681</text:p>
          </table:table-cell>
          <table:table-cell office:value-type="float" office:value="-78.8995671" calcext:value-type="float">
            <text:p>-78.8995671</text:p>
          </table:table-cell>
        </table:table-row>
        <table:table-row table:style-name="ro1">
          <table:table-cell office:value-type="string" calcext:value-type="string">
            <text:p>2020-08-02 13:58:07.805</text:p>
          </table:table-cell>
          <table:table-cell office:value-type="float" office:value="43.9462143" calcext:value-type="float">
            <text:p>43.9462143</text:p>
          </table:table-cell>
          <table:table-cell office:value-type="float" office:value="-78.8995668" calcext:value-type="float">
            <text:p>-78.8995668</text:p>
          </table:table-cell>
        </table:table-row>
        <table:table-row table:style-name="ro1">
          <table:table-cell office:value-type="string" calcext:value-type="string">
            <text:p>2020-08-02 13:58:08.804</text:p>
          </table:table-cell>
          <table:table-cell office:value-type="float" office:value="43.9462596" calcext:value-type="float">
            <text:p>43.9462596</text:p>
          </table:table-cell>
          <table:table-cell office:value-type="float" office:value="-78.8995663" calcext:value-type="float">
            <text:p>-78.8995663</text:p>
          </table:table-cell>
        </table:table-row>
        <table:table-row table:style-name="ro1">
          <table:table-cell office:value-type="string" calcext:value-type="string">
            <text:p>2020-08-02 13:58:09.811</text:p>
          </table:table-cell>
          <table:table-cell office:value-type="float" office:value="43.9463048" calcext:value-type="float">
            <text:p>43.9463048</text:p>
          </table:table-cell>
          <table:table-cell office:value-type="float" office:value="-78.8995659" calcext:value-type="float">
            <text:p>-78.8995659</text:p>
          </table:table-cell>
        </table:table-row>
        <table:table-row table:style-name="ro1">
          <table:table-cell office:value-type="string" calcext:value-type="string">
            <text:p>2020-08-02 13:58:10.804</text:p>
          </table:table-cell>
          <table:table-cell office:value-type="float" office:value="43.9463512" calcext:value-type="float">
            <text:p>43.9463512</text:p>
          </table:table-cell>
          <table:table-cell office:value-type="float" office:value="-78.8995656" calcext:value-type="float">
            <text:p>-78.8995656</text:p>
          </table:table-cell>
        </table:table-row>
        <table:table-row table:style-name="ro1">
          <table:table-cell office:value-type="string" calcext:value-type="string">
            <text:p>2020-08-02 13:58:11.805</text:p>
          </table:table-cell>
          <table:table-cell office:value-type="float" office:value="43.9463981" calcext:value-type="float">
            <text:p>43.9463981</text:p>
          </table:table-cell>
          <table:table-cell office:value-type="float" office:value="-78.8995651" calcext:value-type="float">
            <text:p>-78.8995651</text:p>
          </table:table-cell>
        </table:table-row>
        <table:table-row table:style-name="ro1">
          <table:table-cell office:value-type="string" calcext:value-type="string">
            <text:p>2020-08-02 13:58:12.804</text:p>
          </table:table-cell>
          <table:table-cell office:value-type="float" office:value="43.9464442" calcext:value-type="float">
            <text:p>43.9464442</text:p>
          </table:table-cell>
          <table:table-cell office:value-type="float" office:value="-78.8995644" calcext:value-type="float">
            <text:p>-78.8995644</text:p>
          </table:table-cell>
        </table:table-row>
        <table:table-row table:style-name="ro1">
          <table:table-cell office:value-type="string" calcext:value-type="string">
            <text:p>2020-08-02 13:58:13.804</text:p>
          </table:table-cell>
          <table:table-cell office:value-type="float" office:value="43.946481" calcext:value-type="float">
            <text:p>43.946481</text:p>
          </table:table-cell>
          <table:table-cell office:value-type="float" office:value="-78.8995637" calcext:value-type="float">
            <text:p>-78.8995637</text:p>
          </table:table-cell>
        </table:table-row>
        <table:table-row table:style-name="ro1">
          <table:table-cell office:value-type="string" calcext:value-type="string">
            <text:p>2020-08-02 13:58:14.804</text:p>
          </table:table-cell>
          <table:table-cell office:value-type="float" office:value="43.9465259" calcext:value-type="float">
            <text:p>43.9465259</text:p>
          </table:table-cell>
          <table:table-cell office:value-type="float" office:value="-78.8995631" calcext:value-type="float">
            <text:p>-78.8995631</text:p>
          </table:table-cell>
        </table:table-row>
        <table:table-row table:style-name="ro1">
          <table:table-cell office:value-type="string" calcext:value-type="string">
            <text:p>2020-08-02 13:58:15.806</text:p>
          </table:table-cell>
          <table:table-cell office:value-type="float" office:value="43.946572" calcext:value-type="float">
            <text:p>43.946572</text:p>
          </table:table-cell>
          <table:table-cell office:value-type="float" office:value="-78.899563" calcext:value-type="float">
            <text:p>-78.899563</text:p>
          </table:table-cell>
        </table:table-row>
        <table:table-row table:style-name="ro1">
          <table:table-cell office:value-type="string" calcext:value-type="string">
            <text:p>2020-08-02 13:58:16.812</text:p>
          </table:table-cell>
          <table:table-cell office:value-type="float" office:value="43.9466186" calcext:value-type="float">
            <text:p>43.9466186</text:p>
          </table:table-cell>
          <table:table-cell office:value-type="float" office:value="-78.8995631" calcext:value-type="float">
            <text:p>-78.8995631</text:p>
          </table:table-cell>
        </table:table-row>
        <table:table-row table:style-name="ro1">
          <table:table-cell office:value-type="string" calcext:value-type="string">
            <text:p>2020-08-02 13:58:17.804</text:p>
          </table:table-cell>
          <table:table-cell office:value-type="float" office:value="43.9466645" calcext:value-type="float">
            <text:p>43.9466645</text:p>
          </table:table-cell>
          <table:table-cell office:value-type="float" office:value="-78.8995635" calcext:value-type="float">
            <text:p>-78.8995635</text:p>
          </table:table-cell>
        </table:table-row>
        <table:table-row table:style-name="ro1">
          <table:table-cell office:value-type="string" calcext:value-type="string">
            <text:p>2020-08-02 13:58:18.804</text:p>
          </table:table-cell>
          <table:table-cell office:value-type="float" office:value="43.9467096" calcext:value-type="float">
            <text:p>43.9467096</text:p>
          </table:table-cell>
          <table:table-cell office:value-type="float" office:value="-78.8995639" calcext:value-type="float">
            <text:p>-78.8995639</text:p>
          </table:table-cell>
        </table:table-row>
        <table:table-row table:style-name="ro1">
          <table:table-cell office:value-type="string" calcext:value-type="string">
            <text:p>2020-08-02 13:58:19.805</text:p>
          </table:table-cell>
          <table:table-cell office:value-type="float" office:value="43.9467543" calcext:value-type="float">
            <text:p>43.9467543</text:p>
          </table:table-cell>
          <table:table-cell office:value-type="float" office:value="-78.8995642" calcext:value-type="float">
            <text:p>-78.8995642</text:p>
          </table:table-cell>
        </table:table-row>
        <table:table-row table:style-name="ro1">
          <table:table-cell office:value-type="string" calcext:value-type="string">
            <text:p>2020-08-02 13:58:20.804</text:p>
          </table:table-cell>
          <table:table-cell office:value-type="float" office:value="43.9467999" calcext:value-type="float">
            <text:p>43.9467999</text:p>
          </table:table-cell>
          <table:table-cell office:value-type="float" office:value="-78.8995644" calcext:value-type="float">
            <text:p>-78.8995644</text:p>
          </table:table-cell>
        </table:table-row>
        <table:table-row table:style-name="ro1">
          <table:table-cell office:value-type="string" calcext:value-type="string">
            <text:p>2020-08-02 13:58:21.815</text:p>
          </table:table-cell>
          <table:table-cell office:value-type="float" office:value="43.946846" calcext:value-type="float">
            <text:p>43.946846</text:p>
          </table:table-cell>
          <table:table-cell office:value-type="float" office:value="-78.8995646" calcext:value-type="float">
            <text:p>-78.8995646</text:p>
          </table:table-cell>
        </table:table-row>
        <table:table-row table:style-name="ro1">
          <table:table-cell office:value-type="string" calcext:value-type="string">
            <text:p>2020-08-02 13:58:22.807</text:p>
          </table:table-cell>
          <table:table-cell office:value-type="float" office:value="43.946892" calcext:value-type="float">
            <text:p>43.946892</text:p>
          </table:table-cell>
          <table:table-cell office:value-type="float" office:value="-78.8995647" calcext:value-type="float">
            <text:p>-78.8995647</text:p>
          </table:table-cell>
        </table:table-row>
        <table:table-row table:style-name="ro1">
          <table:table-cell office:value-type="string" calcext:value-type="string">
            <text:p>2020-08-02 13:58:23.816</text:p>
          </table:table-cell>
          <table:table-cell office:value-type="float" office:value="43.9469352" calcext:value-type="float">
            <text:p>43.9469352</text:p>
          </table:table-cell>
          <table:table-cell office:value-type="float" office:value="-78.8995646" calcext:value-type="float">
            <text:p>-78.8995646</text:p>
          </table:table-cell>
        </table:table-row>
        <table:table-row table:style-name="ro1">
          <table:table-cell office:value-type="string" calcext:value-type="string">
            <text:p>2020-08-02 13:58:24.804</text:p>
          </table:table-cell>
          <table:table-cell office:value-type="float" office:value="43.9469565" calcext:value-type="float">
            <text:p>43.9469565</text:p>
          </table:table-cell>
          <table:table-cell office:value-type="float" office:value="-78.8995627" calcext:value-type="float">
            <text:p>-78.8995627</text:p>
          </table:table-cell>
        </table:table-row>
        <table:table-row table:style-name="ro1">
          <table:table-cell office:value-type="string" calcext:value-type="string">
            <text:p>2020-08-02 13:58:25.810</text:p>
          </table:table-cell>
          <table:table-cell office:value-type="float" office:value="43.9469709" calcext:value-type="float">
            <text:p>43.9469709</text:p>
          </table:table-cell>
          <table:table-cell office:value-type="float" office:value="-78.8995596" calcext:value-type="float">
            <text:p>-78.8995596</text:p>
          </table:table-cell>
        </table:table-row>
        <table:table-row table:style-name="ro1">
          <table:table-cell office:value-type="string" calcext:value-type="string">
            <text:p>2020-08-02 13:58:26.804</text:p>
          </table:table-cell>
          <table:table-cell office:value-type="float" office:value="43.9469857" calcext:value-type="float">
            <text:p>43.9469857</text:p>
          </table:table-cell>
          <table:table-cell office:value-type="float" office:value="-78.8995477" calcext:value-type="float">
            <text:p>-78.8995477</text:p>
          </table:table-cell>
        </table:table-row>
        <table:table-row table:style-name="ro1">
          <table:table-cell office:value-type="string" calcext:value-type="string">
            <text:p>2020-08-02 13:58:27.812</text:p>
          </table:table-cell>
          <table:table-cell office:value-type="float" office:value="43.9470009" calcext:value-type="float">
            <text:p>43.9470009</text:p>
          </table:table-cell>
          <table:table-cell office:value-type="float" office:value="-78.8994988" calcext:value-type="float">
            <text:p>-78.8994988</text:p>
          </table:table-cell>
        </table:table-row>
        <table:table-row table:style-name="ro1">
          <table:table-cell office:value-type="string" calcext:value-type="string">
            <text:p>2020-08-02 13:58:28.805</text:p>
          </table:table-cell>
          <table:table-cell office:value-type="float" office:value="43.9470144" calcext:value-type="float">
            <text:p>43.9470144</text:p>
          </table:table-cell>
          <table:table-cell office:value-type="float" office:value="-78.8994355" calcext:value-type="float">
            <text:p>-78.8994355</text:p>
          </table:table-cell>
        </table:table-row>
        <table:table-row table:style-name="ro1">
          <table:table-cell office:value-type="string" calcext:value-type="string">
            <text:p>2020-08-02 13:58:29.806</text:p>
          </table:table-cell>
          <table:table-cell office:value-type="float" office:value="43.9470272" calcext:value-type="float">
            <text:p>43.9470272</text:p>
          </table:table-cell>
          <table:table-cell office:value-type="float" office:value="-78.8993744" calcext:value-type="float">
            <text:p>-78.8993744</text:p>
          </table:table-cell>
        </table:table-row>
        <table:table-row table:style-name="ro1">
          <table:table-cell office:value-type="string" calcext:value-type="string">
            <text:p>2020-08-02 13:58:30.804</text:p>
          </table:table-cell>
          <table:table-cell office:value-type="float" office:value="43.9470392" calcext:value-type="float">
            <text:p>43.9470392</text:p>
          </table:table-cell>
          <table:table-cell office:value-type="float" office:value="-78.8993143" calcext:value-type="float">
            <text:p>-78.8993143</text:p>
          </table:table-cell>
        </table:table-row>
        <table:table-row table:style-name="ro1">
          <table:table-cell office:value-type="string" calcext:value-type="string">
            <text:p>2020-08-02 13:58:31.806</text:p>
          </table:table-cell>
          <table:table-cell office:value-type="float" office:value="43.9470511" calcext:value-type="float">
            <text:p>43.9470511</text:p>
          </table:table-cell>
          <table:table-cell office:value-type="float" office:value="-78.8992548" calcext:value-type="float">
            <text:p>-78.8992548</text:p>
          </table:table-cell>
        </table:table-row>
        <table:table-row table:style-name="ro1">
          <table:table-cell office:value-type="string" calcext:value-type="string">
            <text:p>2020-08-02 13:58:32.805</text:p>
          </table:table-cell>
          <table:table-cell office:value-type="float" office:value="43.9470583" calcext:value-type="float">
            <text:p>43.9470583</text:p>
          </table:table-cell>
          <table:table-cell office:value-type="float" office:value="-78.8992145" calcext:value-type="float">
            <text:p>-78.8992145</text:p>
          </table:table-cell>
        </table:table-row>
        <table:table-row table:style-name="ro1">
          <table:table-cell office:value-type="string" calcext:value-type="string">
            <text:p>2020-08-02 13:58:33.804</text:p>
          </table:table-cell>
          <table:table-cell office:value-type="float" office:value="43.9470591" calcext:value-type="float">
            <text:p>43.9470591</text:p>
          </table:table-cell>
          <table:table-cell office:value-type="float" office:value="-78.8991964" calcext:value-type="float">
            <text:p>-78.8991964</text:p>
          </table:table-cell>
        </table:table-row>
        <table:table-row table:style-name="ro1">
          <table:table-cell office:value-type="string" calcext:value-type="string">
            <text:p>2020-08-02 13:58:34.804</text:p>
          </table:table-cell>
          <table:table-cell office:value-type="float" office:value="43.9470574" calcext:value-type="float">
            <text:p>43.9470574</text:p>
          </table:table-cell>
          <table:table-cell office:value-type="float" office:value="-78.8991874" calcext:value-type="float">
            <text:p>-78.8991874</text:p>
          </table:table-cell>
        </table:table-row>
        <table:table-row table:style-name="ro1">
          <table:table-cell office:value-type="string" calcext:value-type="string">
            <text:p>2020-08-02 13:58:35.804</text:p>
          </table:table-cell>
          <table:table-cell office:value-type="float" office:value="43.9470329" calcext:value-type="float">
            <text:p>43.9470329</text:p>
          </table:table-cell>
          <table:table-cell office:value-type="float" office:value="-78.899175" calcext:value-type="float">
            <text:p>-78.899175</text:p>
          </table:table-cell>
        </table:table-row>
        <table:table-row table:style-name="ro1">
          <table:table-cell office:value-type="string" calcext:value-type="string">
            <text:p>2020-08-02 13:58:36.809</text:p>
          </table:table-cell>
          <table:table-cell office:value-type="float" office:value="43.946987" calcext:value-type="float">
            <text:p>43.946987</text:p>
          </table:table-cell>
          <table:table-cell office:value-type="float" office:value="-78.8991703" calcext:value-type="float">
            <text:p>-78.8991703</text:p>
          </table:table-cell>
        </table:table-row>
        <table:table-row table:style-name="ro1">
          <table:table-cell office:value-type="string" calcext:value-type="string">
            <text:p>2020-08-02 13:58:37.813</text:p>
          </table:table-cell>
          <table:table-cell office:value-type="float" office:value="43.9469396" calcext:value-type="float">
            <text:p>43.9469396</text:p>
          </table:table-cell>
          <table:table-cell office:value-type="float" office:value="-78.8991711" calcext:value-type="float">
            <text:p>-78.8991711</text:p>
          </table:table-cell>
        </table:table-row>
        <table:table-row table:style-name="ro1">
          <table:table-cell office:value-type="string" calcext:value-type="string">
            <text:p>2020-08-02 13:58:38.804</text:p>
          </table:table-cell>
          <table:table-cell office:value-type="float" office:value="43.9468946" calcext:value-type="float">
            <text:p>43.9468946</text:p>
          </table:table-cell>
          <table:table-cell office:value-type="float" office:value="-78.8991733" calcext:value-type="float">
            <text:p>-78.8991733</text:p>
          </table:table-cell>
        </table:table-row>
        <table:table-row table:style-name="ro1">
          <table:table-cell office:value-type="string" calcext:value-type="string">
            <text:p>2020-08-02 13:58:39.804</text:p>
          </table:table-cell>
          <table:table-cell office:value-type="float" office:value="43.946851" calcext:value-type="float">
            <text:p>43.946851</text:p>
          </table:table-cell>
          <table:table-cell office:value-type="float" office:value="-78.8991758" calcext:value-type="float">
            <text:p>-78.8991758</text:p>
          </table:table-cell>
        </table:table-row>
        <table:table-row table:style-name="ro1">
          <table:table-cell office:value-type="string" calcext:value-type="string">
            <text:p>2020-08-02 13:58:40.805</text:p>
          </table:table-cell>
          <table:table-cell office:value-type="float" office:value="43.9468073" calcext:value-type="float">
            <text:p>43.9468073</text:p>
          </table:table-cell>
          <table:table-cell office:value-type="float" office:value="-78.8991775" calcext:value-type="float">
            <text:p>-78.8991775</text:p>
          </table:table-cell>
        </table:table-row>
        <table:table-row table:style-name="ro1">
          <table:table-cell office:value-type="string" calcext:value-type="string">
            <text:p>2020-08-02 13:58:41.809</text:p>
          </table:table-cell>
          <table:table-cell office:value-type="float" office:value="43.946762" calcext:value-type="float">
            <text:p>43.946762</text:p>
          </table:table-cell>
          <table:table-cell office:value-type="float" office:value="-78.8991783" calcext:value-type="float">
            <text:p>-78.8991783</text:p>
          </table:table-cell>
        </table:table-row>
        <table:table-row table:style-name="ro1">
          <table:table-cell office:value-type="string" calcext:value-type="string">
            <text:p>2020-08-02 13:58:42.805</text:p>
          </table:table-cell>
          <table:table-cell office:value-type="float" office:value="43.9467161" calcext:value-type="float">
            <text:p>43.9467161</text:p>
          </table:table-cell>
          <table:table-cell office:value-type="float" office:value="-78.8991785" calcext:value-type="float">
            <text:p>-78.8991785</text:p>
          </table:table-cell>
        </table:table-row>
        <table:table-row table:style-name="ro1">
          <table:table-cell office:value-type="string" calcext:value-type="string">
            <text:p>2020-08-02 13:58:43.807</text:p>
          </table:table-cell>
          <table:table-cell office:value-type="float" office:value="43.9466705" calcext:value-type="float">
            <text:p>43.9466705</text:p>
          </table:table-cell>
          <table:table-cell office:value-type="float" office:value="-78.8991787" calcext:value-type="float">
            <text:p>-78.8991787</text:p>
          </table:table-cell>
        </table:table-row>
        <table:table-row table:style-name="ro1">
          <table:table-cell office:value-type="string" calcext:value-type="string">
            <text:p>2020-08-02 13:58:44.808</text:p>
          </table:table-cell>
          <table:table-cell office:value-type="float" office:value="43.9466341" calcext:value-type="float">
            <text:p>43.9466341</text:p>
          </table:table-cell>
          <table:table-cell office:value-type="float" office:value="-78.8991787" calcext:value-type="float">
            <text:p>-78.8991787</text:p>
          </table:table-cell>
        </table:table-row>
        <table:table-row table:style-name="ro1">
          <table:table-cell office:value-type="string" calcext:value-type="string">
            <text:p>2020-08-02 13:58:45.809</text:p>
          </table:table-cell>
          <table:table-cell office:value-type="float" office:value="43.9465883" calcext:value-type="float">
            <text:p>43.9465883</text:p>
          </table:table-cell>
          <table:table-cell office:value-type="float" office:value="-78.8991784" calcext:value-type="float">
            <text:p>-78.8991784</text:p>
          </table:table-cell>
        </table:table-row>
        <table:table-row table:style-name="ro1">
          <table:table-cell office:value-type="string" calcext:value-type="string">
            <text:p>2020-08-02 13:58:46.811</text:p>
          </table:table-cell>
          <table:table-cell office:value-type="float" office:value="43.9465419" calcext:value-type="float">
            <text:p>43.9465419</text:p>
          </table:table-cell>
          <table:table-cell office:value-type="float" office:value="-78.899178" calcext:value-type="float">
            <text:p>-78.899178</text:p>
          </table:table-cell>
        </table:table-row>
        <table:table-row table:style-name="ro1">
          <table:table-cell office:value-type="string" calcext:value-type="string">
            <text:p>2020-08-02 13:58:47.808</text:p>
          </table:table-cell>
          <table:table-cell office:value-type="float" office:value="43.9464953" calcext:value-type="float">
            <text:p>43.9464953</text:p>
          </table:table-cell>
          <table:table-cell office:value-type="float" office:value="-78.8991775" calcext:value-type="float">
            <text:p>-78.8991775</text:p>
          </table:table-cell>
        </table:table-row>
        <table:table-row table:style-name="ro1">
          <table:table-cell office:value-type="string" calcext:value-type="string">
            <text:p>2020-08-02 13:58:48.804</text:p>
          </table:table-cell>
          <table:table-cell office:value-type="float" office:value="43.9464489" calcext:value-type="float">
            <text:p>43.9464489</text:p>
          </table:table-cell>
          <table:table-cell office:value-type="float" office:value="-78.899177" calcext:value-type="float">
            <text:p>-78.899177</text:p>
          </table:table-cell>
        </table:table-row>
        <table:table-row table:style-name="ro1">
          <table:table-cell office:value-type="string" calcext:value-type="string">
            <text:p>2020-08-02 13:58:49.824</text:p>
          </table:table-cell>
          <table:table-cell office:value-type="float" office:value="43.9464034" calcext:value-type="float">
            <text:p>43.9464034</text:p>
          </table:table-cell>
          <table:table-cell office:value-type="float" office:value="-78.8991767" calcext:value-type="float">
            <text:p>-78.8991767</text:p>
          </table:table-cell>
        </table:table-row>
        <table:table-row table:style-name="ro1">
          <table:table-cell office:value-type="string" calcext:value-type="string">
            <text:p>2020-08-02 13:58:50.806</text:p>
          </table:table-cell>
          <table:table-cell office:value-type="float" office:value="43.946358" calcext:value-type="float">
            <text:p>43.946358</text:p>
          </table:table-cell>
          <table:table-cell office:value-type="float" office:value="-78.8991765" calcext:value-type="float">
            <text:p>-78.8991765</text:p>
          </table:table-cell>
        </table:table-row>
        <table:table-row table:style-name="ro1">
          <table:table-cell office:value-type="string" calcext:value-type="string">
            <text:p>2020-08-02 13:58:51.805</text:p>
          </table:table-cell>
          <table:table-cell office:value-type="float" office:value="43.9463114" calcext:value-type="float">
            <text:p>43.9463114</text:p>
          </table:table-cell>
          <table:table-cell office:value-type="float" office:value="-78.899176" calcext:value-type="float">
            <text:p>-78.899176</text:p>
          </table:table-cell>
        </table:table-row>
        <table:table-row table:style-name="ro1">
          <table:table-cell office:value-type="string" calcext:value-type="string">
            <text:p>2020-08-02 13:58:52.804</text:p>
          </table:table-cell>
          <table:table-cell office:value-type="float" office:value="43.9462643" calcext:value-type="float">
            <text:p>43.9462643</text:p>
          </table:table-cell>
          <table:table-cell office:value-type="float" office:value="-78.8991757" calcext:value-type="float">
            <text:p>-78.8991757</text:p>
          </table:table-cell>
        </table:table-row>
        <table:table-row table:style-name="ro1">
          <table:table-cell office:value-type="string" calcext:value-type="string">
            <text:p>2020-08-02 13:58:53.807</text:p>
          </table:table-cell>
          <table:table-cell office:value-type="float" office:value="43.9462182" calcext:value-type="float">
            <text:p>43.9462182</text:p>
          </table:table-cell>
          <table:table-cell office:value-type="float" office:value="-78.8991755" calcext:value-type="float">
            <text:p>-78.8991755</text:p>
          </table:table-cell>
        </table:table-row>
        <table:table-row table:style-name="ro1">
          <table:table-cell office:value-type="string" calcext:value-type="string">
            <text:p>2020-08-02 13:58:54.810</text:p>
          </table:table-cell>
          <table:table-cell office:value-type="float" office:value="43.9461815" calcext:value-type="float">
            <text:p>43.9461815</text:p>
          </table:table-cell>
          <table:table-cell office:value-type="float" office:value="-78.8991757" calcext:value-type="float">
            <text:p>-78.8991757</text:p>
          </table:table-cell>
        </table:table-row>
        <table:table-row table:style-name="ro1">
          <table:table-cell office:value-type="string" calcext:value-type="string">
            <text:p>2020-08-02 13:58:55.810</text:p>
          </table:table-cell>
          <table:table-cell office:value-type="float" office:value="43.9461361" calcext:value-type="float">
            <text:p>43.9461361</text:p>
          </table:table-cell>
          <table:table-cell office:value-type="float" office:value="-78.8991761" calcext:value-type="float">
            <text:p>-78.8991761</text:p>
          </table:table-cell>
        </table:table-row>
        <table:table-row table:style-name="ro1">
          <table:table-cell office:value-type="string" calcext:value-type="string">
            <text:p>2020-08-02 13:58:56.810</text:p>
          </table:table-cell>
          <table:table-cell office:value-type="float" office:value="43.9460901" calcext:value-type="float">
            <text:p>43.9460901</text:p>
          </table:table-cell>
          <table:table-cell office:value-type="float" office:value="-78.8991764" calcext:value-type="float">
            <text:p>-78.8991764</text:p>
          </table:table-cell>
        </table:table-row>
        <table:table-row table:style-name="ro1">
          <table:table-cell office:value-type="string" calcext:value-type="string">
            <text:p>2020-08-02 13:58:57.804</text:p>
          </table:table-cell>
          <table:table-cell office:value-type="float" office:value="43.9460436" calcext:value-type="float">
            <text:p>43.9460436</text:p>
          </table:table-cell>
          <table:table-cell office:value-type="float" office:value="-78.8991765" calcext:value-type="float">
            <text:p>-78.8991765</text:p>
          </table:table-cell>
        </table:table-row>
        <table:table-row table:style-name="ro1">
          <table:table-cell office:value-type="string" calcext:value-type="string">
            <text:p>2020-08-02 13:58:58.805</text:p>
          </table:table-cell>
          <table:table-cell office:value-type="float" office:value="43.945998" calcext:value-type="float">
            <text:p>43.945998</text:p>
          </table:table-cell>
          <table:table-cell office:value-type="float" office:value="-78.8991764" calcext:value-type="float">
            <text:p>-78.8991764</text:p>
          </table:table-cell>
        </table:table-row>
        <table:table-row table:style-name="ro1">
          <table:table-cell office:value-type="string" calcext:value-type="string">
            <text:p>2020-08-02 13:58:59.804</text:p>
          </table:table-cell>
          <table:table-cell office:value-type="float" office:value="43.9459527" calcext:value-type="float">
            <text:p>43.9459527</text:p>
          </table:table-cell>
          <table:table-cell office:value-type="float" office:value="-78.8991763" calcext:value-type="float">
            <text:p>-78.8991763</text:p>
          </table:table-cell>
        </table:table-row>
        <table:table-row table:style-name="ro1">
          <table:table-cell office:value-type="string" calcext:value-type="string">
            <text:p>2020-08-02 13:59:00.812</text:p>
          </table:table-cell>
          <table:table-cell office:value-type="float" office:value="43.9459074" calcext:value-type="float">
            <text:p>43.9459074</text:p>
          </table:table-cell>
          <table:table-cell office:value-type="float" office:value="-78.8991765" calcext:value-type="float">
            <text:p>-78.8991765</text:p>
          </table:table-cell>
        </table:table-row>
        <table:table-row table:style-name="ro1">
          <table:table-cell office:value-type="string" calcext:value-type="string">
            <text:p>2020-08-02 13:59:01.813</text:p>
          </table:table-cell>
          <table:table-cell office:value-type="float" office:value="43.9458626" calcext:value-type="float">
            <text:p>43.9458626</text:p>
          </table:table-cell>
          <table:table-cell office:value-type="float" office:value="-78.8991767" calcext:value-type="float">
            <text:p>-78.8991767</text:p>
          </table:table-cell>
        </table:table-row>
        <table:table-row table:style-name="ro1">
          <table:table-cell office:value-type="string" calcext:value-type="string">
            <text:p>2020-08-02 13:59:02.813</text:p>
          </table:table-cell>
          <table:table-cell office:value-type="float" office:value="43.9458173" calcext:value-type="float">
            <text:p>43.9458173</text:p>
          </table:table-cell>
          <table:table-cell office:value-type="float" office:value="-78.899177" calcext:value-type="float">
            <text:p>-78.899177</text:p>
          </table:table-cell>
        </table:table-row>
        <table:table-row table:style-name="ro1">
          <table:table-cell office:value-type="string" calcext:value-type="string">
            <text:p>2020-08-02 13:59:03.813</text:p>
          </table:table-cell>
          <table:table-cell office:value-type="float" office:value="43.9457722" calcext:value-type="float">
            <text:p>43.9457722</text:p>
          </table:table-cell>
          <table:table-cell office:value-type="float" office:value="-78.8991772" calcext:value-type="float">
            <text:p>-78.8991772</text:p>
          </table:table-cell>
        </table:table-row>
        <table:table-row table:style-name="ro1">
          <table:table-cell office:value-type="string" calcext:value-type="string">
            <text:p>2020-08-02 13:59:04.813</text:p>
          </table:table-cell>
          <table:table-cell office:value-type="float" office:value="43.9457272" calcext:value-type="float">
            <text:p>43.9457272</text:p>
          </table:table-cell>
          <table:table-cell office:value-type="float" office:value="-78.8991774" calcext:value-type="float">
            <text:p>-78.8991774</text:p>
          </table:table-cell>
        </table:table-row>
        <table:table-row table:style-name="ro1">
          <table:table-cell office:value-type="string" calcext:value-type="string">
            <text:p>2020-08-02 13:59:05.814</text:p>
          </table:table-cell>
          <table:table-cell office:value-type="float" office:value="43.9456908" calcext:value-type="float">
            <text:p>43.9456908</text:p>
          </table:table-cell>
          <table:table-cell office:value-type="float" office:value="-78.8991774" calcext:value-type="float">
            <text:p>-78.8991774</text:p>
          </table:table-cell>
        </table:table-row>
        <table:table-row table:style-name="ro1">
          <table:table-cell office:value-type="string" calcext:value-type="string">
            <text:p>2020-08-02 13:59:06.804</text:p>
          </table:table-cell>
          <table:table-cell office:value-type="float" office:value="43.9456449" calcext:value-type="float">
            <text:p>43.9456449</text:p>
          </table:table-cell>
          <table:table-cell office:value-type="float" office:value="-78.8991775" calcext:value-type="float">
            <text:p>-78.8991775</text:p>
          </table:table-cell>
        </table:table-row>
        <table:table-row table:style-name="ro1">
          <table:table-cell office:value-type="string" calcext:value-type="string">
            <text:p>2020-08-02 13:59:07.804</text:p>
          </table:table-cell>
          <table:table-cell office:value-type="float" office:value="43.945598" calcext:value-type="float">
            <text:p>43.945598</text:p>
          </table:table-cell>
          <table:table-cell office:value-type="float" office:value="-78.8991775" calcext:value-type="float">
            <text:p>-78.8991775</text:p>
          </table:table-cell>
        </table:table-row>
        <table:table-row table:style-name="ro1">
          <table:table-cell office:value-type="string" calcext:value-type="string">
            <text:p>2020-08-02 13:59:08.806</text:p>
          </table:table-cell>
          <table:table-cell office:value-type="float" office:value="43.9455515" calcext:value-type="float">
            <text:p>43.9455515</text:p>
          </table:table-cell>
          <table:table-cell office:value-type="float" office:value="-78.8991775" calcext:value-type="float">
            <text:p>-78.8991775</text:p>
          </table:table-cell>
        </table:table-row>
        <table:table-row table:style-name="ro1">
          <table:table-cell office:value-type="string" calcext:value-type="string">
            <text:p>2020-08-02 13:59:09.808</text:p>
          </table:table-cell>
          <table:table-cell office:value-type="float" office:value="43.9455049" calcext:value-type="float">
            <text:p>43.9455049</text:p>
          </table:table-cell>
          <table:table-cell office:value-type="float" office:value="-78.8991776" calcext:value-type="float">
            <text:p>-78.8991776</text:p>
          </table:table-cell>
        </table:table-row>
        <table:table-row table:style-name="ro1">
          <table:table-cell office:value-type="string" calcext:value-type="string">
            <text:p>2020-08-02 13:59:10.809</text:p>
          </table:table-cell>
          <table:table-cell office:value-type="float" office:value="43.9454589" calcext:value-type="float">
            <text:p>43.9454589</text:p>
          </table:table-cell>
          <table:table-cell office:value-type="float" office:value="-78.8991778" calcext:value-type="float">
            <text:p>-78.8991778</text:p>
          </table:table-cell>
        </table:table-row>
        <table:table-row table:style-name="ro1">
          <table:table-cell office:value-type="string" calcext:value-type="string">
            <text:p>2020-08-02 13:59:11.813</text:p>
          </table:table-cell>
          <table:table-cell office:value-type="float" office:value="43.9454136" calcext:value-type="float">
            <text:p>43.9454136</text:p>
          </table:table-cell>
          <table:table-cell office:value-type="float" office:value="-78.8991778" calcext:value-type="float">
            <text:p>-78.8991778</text:p>
          </table:table-cell>
        </table:table-row>
        <table:table-row table:style-name="ro1">
          <table:table-cell office:value-type="string" calcext:value-type="string">
            <text:p>2020-08-02 13:59:12.809</text:p>
          </table:table-cell>
          <table:table-cell office:value-type="float" office:value="43.9453774" calcext:value-type="float">
            <text:p>43.9453774</text:p>
          </table:table-cell>
          <table:table-cell office:value-type="float" office:value="-78.8991778" calcext:value-type="float">
            <text:p>-78.8991778</text:p>
          </table:table-cell>
        </table:table-row>
        <table:table-row table:style-name="ro1">
          <table:table-cell office:value-type="string" calcext:value-type="string">
            <text:p>2020-08-02 13:59:13.808</text:p>
          </table:table-cell>
          <table:table-cell office:value-type="float" office:value="43.9453321" calcext:value-type="float">
            <text:p>43.9453321</text:p>
          </table:table-cell>
          <table:table-cell office:value-type="float" office:value="-78.8991777" calcext:value-type="float">
            <text:p>-78.8991777</text:p>
          </table:table-cell>
        </table:table-row>
        <table:table-row table:style-name="ro1">
          <table:table-cell office:value-type="string" calcext:value-type="string">
            <text:p>2020-08-02 13:59:14.805</text:p>
          </table:table-cell>
          <table:table-cell office:value-type="float" office:value="43.9452854" calcext:value-type="float">
            <text:p>43.9452854</text:p>
          </table:table-cell>
          <table:table-cell office:value-type="float" office:value="-78.8991772" calcext:value-type="float">
            <text:p>-78.8991772</text:p>
          </table:table-cell>
        </table:table-row>
        <table:table-row table:style-name="ro1">
          <table:table-cell office:value-type="string" calcext:value-type="string">
            <text:p>2020-08-02 13:59:15.805</text:p>
          </table:table-cell>
          <table:table-cell office:value-type="float" office:value="43.9452393" calcext:value-type="float">
            <text:p>43.9452393</text:p>
          </table:table-cell>
          <table:table-cell office:value-type="float" office:value="-78.8991768" calcext:value-type="float">
            <text:p>-78.8991768</text:p>
          </table:table-cell>
        </table:table-row>
        <table:table-row table:style-name="ro1">
          <table:table-cell office:value-type="string" calcext:value-type="string">
            <text:p>2020-08-02 13:59:16.806</text:p>
          </table:table-cell>
          <table:table-cell office:value-type="float" office:value="43.9451938" calcext:value-type="float">
            <text:p>43.9451938</text:p>
          </table:table-cell>
          <table:table-cell office:value-type="float" office:value="-78.8991767" calcext:value-type="float">
            <text:p>-78.8991767</text:p>
          </table:table-cell>
        </table:table-row>
        <table:table-row table:style-name="ro1">
          <table:table-cell office:value-type="string" calcext:value-type="string">
            <text:p>2020-08-02 13:59:17.803</text:p>
          </table:table-cell>
          <table:table-cell office:value-type="float" office:value="43.9451483" calcext:value-type="float">
            <text:p>43.9451483</text:p>
          </table:table-cell>
          <table:table-cell office:value-type="float" office:value="-78.8991767" calcext:value-type="float">
            <text:p>-78.8991767</text:p>
          </table:table-cell>
        </table:table-row>
        <table:table-row table:style-name="ro1">
          <table:table-cell office:value-type="string" calcext:value-type="string">
            <text:p>2020-08-02 13:59:18.804</text:p>
          </table:table-cell>
          <table:table-cell office:value-type="float" office:value="43.9451023" calcext:value-type="float">
            <text:p>43.9451023</text:p>
          </table:table-cell>
          <table:table-cell office:value-type="float" office:value="-78.8991769" calcext:value-type="float">
            <text:p>-78.8991769</text:p>
          </table:table-cell>
        </table:table-row>
        <table:table-row table:style-name="ro1">
          <table:table-cell office:value-type="string" calcext:value-type="string">
            <text:p>2020-08-02 13:59:19.804</text:p>
          </table:table-cell>
          <table:table-cell office:value-type="float" office:value="43.9450556" calcext:value-type="float">
            <text:p>43.9450556</text:p>
          </table:table-cell>
          <table:table-cell office:value-type="float" office:value="-78.8991771" calcext:value-type="float">
            <text:p>-78.8991771</text:p>
          </table:table-cell>
        </table:table-row>
        <table:table-row table:style-name="ro1">
          <table:table-cell office:value-type="string" calcext:value-type="string">
            <text:p>2020-08-02 13:59:20.804</text:p>
          </table:table-cell>
          <table:table-cell office:value-type="float" office:value="43.9450092" calcext:value-type="float">
            <text:p>43.9450092</text:p>
          </table:table-cell>
          <table:table-cell office:value-type="float" office:value="-78.8991775" calcext:value-type="float">
            <text:p>-78.8991775</text:p>
          </table:table-cell>
        </table:table-row>
        <table:table-row table:style-name="ro1">
          <table:table-cell office:value-type="string" calcext:value-type="string">
            <text:p>2020-08-02 13:59:21.813</text:p>
          </table:table-cell>
          <table:table-cell office:value-type="float" office:value="43.944964" calcext:value-type="float">
            <text:p>43.944964</text:p>
          </table:table-cell>
          <table:table-cell office:value-type="float" office:value="-78.899178" calcext:value-type="float">
            <text:p>-78.899178</text:p>
          </table:table-cell>
        </table:table-row>
        <table:table-row table:style-name="ro1">
          <table:table-cell office:value-type="string" calcext:value-type="string">
            <text:p>2020-08-02 13:59:22.820</text:p>
          </table:table-cell>
          <table:table-cell office:value-type="float" office:value="43.9449279" calcext:value-type="float">
            <text:p>43.9449279</text:p>
          </table:table-cell>
          <table:table-cell office:value-type="float" office:value="-78.8991783" calcext:value-type="float">
            <text:p>-78.8991783</text:p>
          </table:table-cell>
        </table:table-row>
        <table:table-row table:style-name="ro1">
          <table:table-cell office:value-type="string" calcext:value-type="string">
            <text:p>2020-08-02 13:59:23.820</text:p>
          </table:table-cell>
          <table:table-cell office:value-type="float" office:value="43.944883" calcext:value-type="float">
            <text:p>43.944883</text:p>
          </table:table-cell>
          <table:table-cell office:value-type="float" office:value="-78.8991784" calcext:value-type="float">
            <text:p>-78.8991784</text:p>
          </table:table-cell>
        </table:table-row>
        <table:table-row table:style-name="ro1">
          <table:table-cell office:value-type="string" calcext:value-type="string">
            <text:p>2020-08-02 13:59:24.807</text:p>
          </table:table-cell>
          <table:table-cell office:value-type="float" office:value="43.9448367" calcext:value-type="float">
            <text:p>43.9448367</text:p>
          </table:table-cell>
          <table:table-cell office:value-type="float" office:value="-78.8991784" calcext:value-type="float">
            <text:p>-78.8991784</text:p>
          </table:table-cell>
        </table:table-row>
        <table:table-row table:style-name="ro1">
          <table:table-cell office:value-type="string" calcext:value-type="string">
            <text:p>2020-08-02 13:59:25.804</text:p>
          </table:table-cell>
          <table:table-cell office:value-type="float" office:value="43.9447901" calcext:value-type="float">
            <text:p>43.9447901</text:p>
          </table:table-cell>
          <table:table-cell office:value-type="float" office:value="-78.8991783" calcext:value-type="float">
            <text:p>-78.8991783</text:p>
          </table:table-cell>
        </table:table-row>
        <table:table-row table:style-name="ro1">
          <table:table-cell office:value-type="string" calcext:value-type="string">
            <text:p>2020-08-02 13:59:26.804</text:p>
          </table:table-cell>
          <table:table-cell office:value-type="float" office:value="43.9447443" calcext:value-type="float">
            <text:p>43.9447443</text:p>
          </table:table-cell>
          <table:table-cell office:value-type="float" office:value="-78.8991783" calcext:value-type="float">
            <text:p>-78.8991783</text:p>
          </table:table-cell>
        </table:table-row>
        <table:table-row table:style-name="ro1">
          <table:table-cell office:value-type="string" calcext:value-type="string">
            <text:p>2020-08-02 13:59:27.805</text:p>
          </table:table-cell>
          <table:table-cell office:value-type="float" office:value="43.9446985" calcext:value-type="float">
            <text:p>43.9446985</text:p>
          </table:table-cell>
          <table:table-cell office:value-type="float" office:value="-78.8991783" calcext:value-type="float">
            <text:p>-78.8991783</text:p>
          </table:table-cell>
        </table:table-row>
        <table:table-row table:style-name="ro1">
          <table:table-cell office:value-type="string" calcext:value-type="string">
            <text:p>2020-08-02 13:59:28.807</text:p>
          </table:table-cell>
          <table:table-cell office:value-type="float" office:value="43.9446527" calcext:value-type="float">
            <text:p>43.9446527</text:p>
          </table:table-cell>
          <table:table-cell office:value-type="float" office:value="-78.8991783" calcext:value-type="float">
            <text:p>-78.8991783</text:p>
          </table:table-cell>
        </table:table-row>
        <table:table-row table:style-name="ro1">
          <table:table-cell office:value-type="string" calcext:value-type="string">
            <text:p>2020-08-02 13:59:29.806</text:p>
          </table:table-cell>
          <table:table-cell office:value-type="float" office:value="43.9446062" calcext:value-type="float">
            <text:p>43.9446062</text:p>
          </table:table-cell>
          <table:table-cell office:value-type="float" office:value="-78.8991779" calcext:value-type="float">
            <text:p>-78.8991779</text:p>
          </table:table-cell>
        </table:table-row>
        <table:table-row table:style-name="ro1">
          <table:table-cell office:value-type="string" calcext:value-type="string">
            <text:p>2020-08-02 13:59:30.804</text:p>
          </table:table-cell>
          <table:table-cell office:value-type="float" office:value="43.9445594" calcext:value-type="float">
            <text:p>43.9445594</text:p>
          </table:table-cell>
          <table:table-cell office:value-type="float" office:value="-78.8991776" calcext:value-type="float">
            <text:p>-78.8991776</text:p>
          </table:table-cell>
        </table:table-row>
        <table:table-row table:style-name="ro1">
          <table:table-cell office:value-type="string" calcext:value-type="string">
            <text:p>2020-08-02 13:59:31.806</text:p>
          </table:table-cell>
          <table:table-cell office:value-type="float" office:value="43.9445134" calcext:value-type="float">
            <text:p>43.9445134</text:p>
          </table:table-cell>
          <table:table-cell office:value-type="float" office:value="-78.8991774" calcext:value-type="float">
            <text:p>-78.8991774</text:p>
          </table:table-cell>
        </table:table-row>
        <table:table-row table:style-name="ro1">
          <table:table-cell office:value-type="string" calcext:value-type="string">
            <text:p>2020-08-02 13:59:32.823</text:p>
          </table:table-cell>
          <table:table-cell office:value-type="float" office:value="43.944477" calcext:value-type="float">
            <text:p>43.944477</text:p>
          </table:table-cell>
          <table:table-cell office:value-type="float" office:value="-78.8991773" calcext:value-type="float">
            <text:p>-78.8991773</text:p>
          </table:table-cell>
        </table:table-row>
        <table:table-row table:style-name="ro1">
          <table:table-cell office:value-type="string" calcext:value-type="string">
            <text:p>2020-08-02 13:59:33.807</text:p>
          </table:table-cell>
          <table:table-cell office:value-type="float" office:value="43.9444316" calcext:value-type="float">
            <text:p>43.9444316</text:p>
          </table:table-cell>
          <table:table-cell office:value-type="float" office:value="-78.8991771" calcext:value-type="float">
            <text:p>-78.8991771</text:p>
          </table:table-cell>
        </table:table-row>
        <table:table-row table:style-name="ro1">
          <table:table-cell office:value-type="string" calcext:value-type="string">
            <text:p>2020-08-02 13:59:34.804</text:p>
          </table:table-cell>
          <table:table-cell office:value-type="float" office:value="43.9443852" calcext:value-type="float">
            <text:p>43.9443852</text:p>
          </table:table-cell>
          <table:table-cell office:value-type="float" office:value="-78.8991767" calcext:value-type="float">
            <text:p>-78.8991767</text:p>
          </table:table-cell>
        </table:table-row>
        <table:table-row table:style-name="ro1">
          <table:table-cell office:value-type="string" calcext:value-type="string">
            <text:p>2020-08-02 13:59:35.804</text:p>
          </table:table-cell>
          <table:table-cell office:value-type="float" office:value="43.9443387" calcext:value-type="float">
            <text:p>43.9443387</text:p>
          </table:table-cell>
          <table:table-cell office:value-type="float" office:value="-78.8991764" calcext:value-type="float">
            <text:p>-78.8991764</text:p>
          </table:table-cell>
        </table:table-row>
        <table:table-row table:style-name="ro1">
          <table:table-cell office:value-type="string" calcext:value-type="string">
            <text:p>2020-08-02 13:59:36.808</text:p>
          </table:table-cell>
          <table:table-cell office:value-type="float" office:value="43.944293" calcext:value-type="float">
            <text:p>43.944293</text:p>
          </table:table-cell>
          <table:table-cell office:value-type="float" office:value="-78.8991764" calcext:value-type="float">
            <text:p>-78.8991764</text:p>
          </table:table-cell>
        </table:table-row>
        <table:table-row table:style-name="ro1">
          <table:table-cell office:value-type="string" calcext:value-type="string">
            <text:p>2020-08-02 13:59:37.811</text:p>
          </table:table-cell>
          <table:table-cell office:value-type="float" office:value="43.9442478" calcext:value-type="float">
            <text:p>43.9442478</text:p>
          </table:table-cell>
          <table:table-cell office:value-type="float" office:value="-78.8991766" calcext:value-type="float">
            <text:p>-78.8991766</text:p>
          </table:table-cell>
        </table:table-row>
        <table:table-row table:style-name="ro1">
          <table:table-cell office:value-type="string" calcext:value-type="string">
            <text:p>2020-08-02 13:59:38.808</text:p>
          </table:table-cell>
          <table:table-cell office:value-type="float" office:value="43.9442023" calcext:value-type="float">
            <text:p>43.9442023</text:p>
          </table:table-cell>
          <table:table-cell office:value-type="float" office:value="-78.8991769" calcext:value-type="float">
            <text:p>-78.8991769</text:p>
          </table:table-cell>
        </table:table-row>
        <table:table-row table:style-name="ro1">
          <table:table-cell office:value-type="string" calcext:value-type="string">
            <text:p>2020-08-02 13:59:39.812</text:p>
          </table:table-cell>
          <table:table-cell office:value-type="float" office:value="43.9441561" calcext:value-type="float">
            <text:p>43.9441561</text:p>
          </table:table-cell>
          <table:table-cell office:value-type="float" office:value="-78.8991769" calcext:value-type="float">
            <text:p>-78.8991769</text:p>
          </table:table-cell>
        </table:table-row>
        <table:table-row table:style-name="ro1">
          <table:table-cell office:value-type="string" calcext:value-type="string">
            <text:p>2020-08-02 13:59:40.811</text:p>
          </table:table-cell>
          <table:table-cell office:value-type="float" office:value="43.9441097" calcext:value-type="float">
            <text:p>43.9441097</text:p>
          </table:table-cell>
          <table:table-cell office:value-type="float" office:value="-78.8991771" calcext:value-type="float">
            <text:p>-78.8991771</text:p>
          </table:table-cell>
        </table:table-row>
        <table:table-row table:style-name="ro1">
          <table:table-cell office:value-type="string" calcext:value-type="string">
            <text:p>2020-08-02 13:59:41.809</text:p>
          </table:table-cell>
          <table:table-cell office:value-type="float" office:value="43.9440641" calcext:value-type="float">
            <text:p>43.9440641</text:p>
          </table:table-cell>
          <table:table-cell office:value-type="float" office:value="-78.8991775" calcext:value-type="float">
            <text:p>-78.8991775</text:p>
          </table:table-cell>
        </table:table-row>
        <table:table-row table:style-name="ro1">
          <table:table-cell office:value-type="string" calcext:value-type="string">
            <text:p>2020-08-02 13:59:42.809</text:p>
          </table:table-cell>
          <table:table-cell office:value-type="float" office:value="43.9440282" calcext:value-type="float">
            <text:p>43.9440282</text:p>
          </table:table-cell>
          <table:table-cell office:value-type="float" office:value="-78.8991779" calcext:value-type="float">
            <text:p>-78.8991779</text:p>
          </table:table-cell>
        </table:table-row>
        <table:table-row table:style-name="ro1">
          <table:table-cell office:value-type="string" calcext:value-type="string">
            <text:p>2020-08-02 13:59:43.804</text:p>
          </table:table-cell>
          <table:table-cell office:value-type="float" office:value="43.9439836" calcext:value-type="float">
            <text:p>43.9439836</text:p>
          </table:table-cell>
          <table:table-cell office:value-type="float" office:value="-78.8991782" calcext:value-type="float">
            <text:p>-78.8991782</text:p>
          </table:table-cell>
        </table:table-row>
        <table:table-row table:style-name="ro1">
          <table:table-cell office:value-type="string" calcext:value-type="string">
            <text:p>2020-08-02 13:59:44.826</text:p>
          </table:table-cell>
          <table:table-cell office:value-type="float" office:value="43.943938" calcext:value-type="float">
            <text:p>43.943938</text:p>
          </table:table-cell>
          <table:table-cell office:value-type="float" office:value="-78.8991779" calcext:value-type="float">
            <text:p>-78.8991779</text:p>
          </table:table-cell>
        </table:table-row>
        <table:table-row table:style-name="ro1">
          <table:table-cell office:value-type="string" calcext:value-type="string">
            <text:p>2020-08-02 13:59:45.811</text:p>
          </table:table-cell>
          <table:table-cell office:value-type="float" office:value="43.9438914" calcext:value-type="float">
            <text:p>43.9438914</text:p>
          </table:table-cell>
          <table:table-cell office:value-type="float" office:value="-78.8991775" calcext:value-type="float">
            <text:p>-78.8991775</text:p>
          </table:table-cell>
        </table:table-row>
        <table:table-row table:style-name="ro1">
          <table:table-cell office:value-type="string" calcext:value-type="string">
            <text:p>2020-08-02 13:59:46.804</text:p>
          </table:table-cell>
          <table:table-cell office:value-type="float" office:value="43.9438457" calcext:value-type="float">
            <text:p>43.9438457</text:p>
          </table:table-cell>
          <table:table-cell office:value-type="float" office:value="-78.8991772" calcext:value-type="float">
            <text:p>-78.8991772</text:p>
          </table:table-cell>
        </table:table-row>
        <table:table-row table:style-name="ro1">
          <table:table-cell office:value-type="string" calcext:value-type="string">
            <text:p>2020-08-02 13:59:47.804</text:p>
          </table:table-cell>
          <table:table-cell office:value-type="float" office:value="43.9438001" calcext:value-type="float">
            <text:p>43.9438001</text:p>
          </table:table-cell>
          <table:table-cell office:value-type="float" office:value="-78.8991771" calcext:value-type="float">
            <text:p>-78.8991771</text:p>
          </table:table-cell>
        </table:table-row>
        <table:table-row table:style-name="ro1">
          <table:table-cell office:value-type="string" calcext:value-type="string">
            <text:p>2020-08-02 13:59:48.804</text:p>
          </table:table-cell>
          <table:table-cell office:value-type="float" office:value="43.9437545" calcext:value-type="float">
            <text:p>43.9437545</text:p>
          </table:table-cell>
          <table:table-cell office:value-type="float" office:value="-78.8991768" calcext:value-type="float">
            <text:p>-78.8991768</text:p>
          </table:table-cell>
        </table:table-row>
        <table:table-row table:style-name="ro1">
          <table:table-cell office:value-type="string" calcext:value-type="string">
            <text:p>2020-08-02 13:59:49.815</text:p>
          </table:table-cell>
          <table:table-cell office:value-type="float" office:value="43.9437084" calcext:value-type="float">
            <text:p>43.9437084</text:p>
          </table:table-cell>
          <table:table-cell office:value-type="float" office:value="-78.8991765" calcext:value-type="float">
            <text:p>-78.8991765</text:p>
          </table:table-cell>
        </table:table-row>
        <table:table-row table:style-name="ro1">
          <table:table-cell office:value-type="string" calcext:value-type="string">
            <text:p>2020-08-02 13:59:50.814</text:p>
          </table:table-cell>
          <table:table-cell office:value-type="float" office:value="43.9436617" calcext:value-type="float">
            <text:p>43.9436617</text:p>
          </table:table-cell>
          <table:table-cell office:value-type="float" office:value="-78.8991762" calcext:value-type="float">
            <text:p>-78.8991762</text:p>
          </table:table-cell>
        </table:table-row>
        <table:table-row table:style-name="ro1">
          <table:table-cell office:value-type="string" calcext:value-type="string">
            <text:p>2020-08-02 13:59:51.805</text:p>
          </table:table-cell>
          <table:table-cell office:value-type="float" office:value="43.9436153" calcext:value-type="float">
            <text:p>43.9436153</text:p>
          </table:table-cell>
          <table:table-cell office:value-type="float" office:value="-78.8991762" calcext:value-type="float">
            <text:p>-78.8991762</text:p>
          </table:table-cell>
        </table:table-row>
        <table:table-row table:style-name="ro1">
          <table:table-cell office:value-type="string" calcext:value-type="string">
            <text:p>2020-08-02 13:59:52.808</text:p>
          </table:table-cell>
          <table:table-cell office:value-type="float" office:value="43.94357" calcext:value-type="float">
            <text:p>43.94357</text:p>
          </table:table-cell>
          <table:table-cell office:value-type="float" office:value="-78.8991764" calcext:value-type="float">
            <text:p>-78.8991764</text:p>
          </table:table-cell>
        </table:table-row>
        <table:table-row table:style-name="ro1">
          <table:table-cell office:value-type="string" calcext:value-type="string">
            <text:p>2020-08-02 13:59:53.804</text:p>
          </table:table-cell>
          <table:table-cell office:value-type="float" office:value="43.9435336" calcext:value-type="float">
            <text:p>43.9435336</text:p>
          </table:table-cell>
          <table:table-cell office:value-type="float" office:value="-78.8991766" calcext:value-type="float">
            <text:p>-78.8991766</text:p>
          </table:table-cell>
        </table:table-row>
        <table:table-row table:style-name="ro1">
          <table:table-cell office:value-type="string" calcext:value-type="string">
            <text:p>2020-08-02 13:59:54.804</text:p>
          </table:table-cell>
          <table:table-cell office:value-type="float" office:value="43.9434879" calcext:value-type="float">
            <text:p>43.9434879</text:p>
          </table:table-cell>
          <table:table-cell office:value-type="float" office:value="-78.8991768" calcext:value-type="float">
            <text:p>-78.8991768</text:p>
          </table:table-cell>
        </table:table-row>
        <table:table-row table:style-name="ro1">
          <table:table-cell office:value-type="string" calcext:value-type="string">
            <text:p>2020-08-02 13:59:55.807</text:p>
          </table:table-cell>
          <table:table-cell office:value-type="float" office:value="43.9434412" calcext:value-type="float">
            <text:p>43.9434412</text:p>
          </table:table-cell>
          <table:table-cell office:value-type="float" office:value="-78.8991768" calcext:value-type="float">
            <text:p>-78.8991768</text:p>
          </table:table-cell>
        </table:table-row>
        <table:table-row table:style-name="ro1">
          <table:table-cell office:value-type="string" calcext:value-type="string">
            <text:p>2020-08-02 13:59:56.804</text:p>
          </table:table-cell>
          <table:table-cell office:value-type="float" office:value="43.943395" calcext:value-type="float">
            <text:p>43.943395</text:p>
          </table:table-cell>
          <table:table-cell office:value-type="float" office:value="-78.899177" calcext:value-type="float">
            <text:p>-78.899177</text:p>
          </table:table-cell>
        </table:table-row>
        <table:table-row table:style-name="ro1">
          <table:table-cell office:value-type="string" calcext:value-type="string">
            <text:p>2020-08-02 13:59:57.814</text:p>
          </table:table-cell>
          <table:table-cell office:value-type="float" office:value="43.9433496" calcext:value-type="float">
            <text:p>43.9433496</text:p>
          </table:table-cell>
          <table:table-cell office:value-type="float" office:value="-78.8991773" calcext:value-type="float">
            <text:p>-78.8991773</text:p>
          </table:table-cell>
        </table:table-row>
        <table:table-row table:style-name="ro1">
          <table:table-cell office:value-type="string" calcext:value-type="string">
            <text:p>2020-08-02 13:59:58.816</text:p>
          </table:table-cell>
          <table:table-cell office:value-type="float" office:value="43.9433042" calcext:value-type="float">
            <text:p>43.9433042</text:p>
          </table:table-cell>
          <table:table-cell office:value-type="float" office:value="-78.8991774" calcext:value-type="float">
            <text:p>-78.8991774</text:p>
          </table:table-cell>
        </table:table-row>
        <table:table-row table:style-name="ro1">
          <table:table-cell office:value-type="string" calcext:value-type="string">
            <text:p>2020-08-02 13:59:59.816</text:p>
          </table:table-cell>
          <table:table-cell office:value-type="float" office:value="43.9432587" calcext:value-type="float">
            <text:p>43.9432587</text:p>
          </table:table-cell>
          <table:table-cell office:value-type="float" office:value="-78.8991772" calcext:value-type="float">
            <text:p>-78.8991772</text:p>
          </table:table-cell>
        </table:table-row>
        <table:table-row table:style-name="ro1">
          <table:table-cell office:value-type="string" calcext:value-type="string">
            <text:p>2020-08-02 14:00:00.809</text:p>
          </table:table-cell>
          <table:table-cell office:value-type="float" office:value="43.9432254" calcext:value-type="float">
            <text:p>43.9432254</text:p>
          </table:table-cell>
          <table:table-cell office:value-type="float" office:value="-78.8991781" calcext:value-type="float">
            <text:p>-78.8991781</text:p>
          </table:table-cell>
        </table:table-row>
        <table:table-row table:style-name="ro1">
          <table:table-cell office:value-type="string" calcext:value-type="string">
            <text:p>2020-08-02 14:00:01.804</text:p>
          </table:table-cell>
          <table:table-cell office:value-type="float" office:value="43.9432089" calcext:value-type="float">
            <text:p>43.9432089</text:p>
          </table:table-cell>
          <table:table-cell office:value-type="float" office:value="-78.8991805" calcext:value-type="float">
            <text:p>-78.8991805</text:p>
          </table:table-cell>
        </table:table-row>
        <table:table-row table:style-name="ro1">
          <table:table-cell office:value-type="string" calcext:value-type="string">
            <text:p>2020-08-02 14:00:02.804</text:p>
          </table:table-cell>
          <table:table-cell office:value-type="float" office:value="43.9431941" calcext:value-type="float">
            <text:p>43.9431941</text:p>
          </table:table-cell>
          <table:table-cell office:value-type="float" office:value="-78.8991722" calcext:value-type="float">
            <text:p>-78.8991722</text:p>
          </table:table-cell>
        </table:table-row>
        <table:table-row table:style-name="ro1">
          <table:table-cell office:value-type="string" calcext:value-type="string">
            <text:p>2020-08-02 14:00:03.804</text:p>
          </table:table-cell>
          <table:table-cell office:value-type="float" office:value="43.9431838" calcext:value-type="float">
            <text:p>43.9431838</text:p>
          </table:table-cell>
          <table:table-cell office:value-type="float" office:value="-78.8991411" calcext:value-type="float">
            <text:p>-78.8991411</text:p>
          </table:table-cell>
        </table:table-row>
        <table:table-row table:style-name="ro1">
          <table:table-cell office:value-type="string" calcext:value-type="string">
            <text:p>2020-08-02 14:00:04.804</text:p>
          </table:table-cell>
          <table:table-cell office:value-type="float" office:value="43.9431712" calcext:value-type="float">
            <text:p>43.9431712</text:p>
          </table:table-cell>
          <table:table-cell office:value-type="float" office:value="-78.899082" calcext:value-type="float">
            <text:p>-78.899082</text:p>
          </table:table-cell>
        </table:table-row>
        <table:table-row table:style-name="ro1">
          <table:table-cell office:value-type="string" calcext:value-type="string">
            <text:p>2020-08-02 14:00:05.819</text:p>
          </table:table-cell>
          <table:table-cell office:value-type="float" office:value="43.9431535" calcext:value-type="float">
            <text:p>43.9431535</text:p>
          </table:table-cell>
          <table:table-cell office:value-type="float" office:value="-78.8990195" calcext:value-type="float">
            <text:p>-78.8990195</text:p>
          </table:table-cell>
        </table:table-row>
        <table:table-row table:style-name="ro1">
          <table:table-cell office:value-type="string" calcext:value-type="string">
            <text:p>2020-08-02 14:00:06.804</text:p>
          </table:table-cell>
          <table:table-cell office:value-type="float" office:value="43.9431329" calcext:value-type="float">
            <text:p>43.9431329</text:p>
          </table:table-cell>
          <table:table-cell office:value-type="float" office:value="-78.8989588" calcext:value-type="float">
            <text:p>-78.8989588</text:p>
          </table:table-cell>
        </table:table-row>
        <table:table-row table:style-name="ro1">
          <table:table-cell office:value-type="string" calcext:value-type="string">
            <text:p>2020-08-02 14:00:07.819</text:p>
          </table:table-cell>
          <table:table-cell office:value-type="float" office:value="43.9431123" calcext:value-type="float">
            <text:p>43.9431123</text:p>
          </table:table-cell>
          <table:table-cell office:value-type="float" office:value="-78.8989009" calcext:value-type="float">
            <text:p>-78.8989009</text:p>
          </table:table-cell>
        </table:table-row>
        <table:table-row table:style-name="ro1">
          <table:table-cell office:value-type="string" calcext:value-type="string">
            <text:p>2020-08-02 14:00:08.805</text:p>
          </table:table-cell>
          <table:table-cell office:value-type="float" office:value="43.9430927" calcext:value-type="float">
            <text:p>43.9430927</text:p>
          </table:table-cell>
          <table:table-cell office:value-type="float" office:value="-78.8988469" calcext:value-type="float">
            <text:p>-78.8988469</text:p>
          </table:table-cell>
        </table:table-row>
        <table:table-row table:style-name="ro1">
          <table:table-cell office:value-type="string" calcext:value-type="string">
            <text:p>2020-08-02 14:00:09.820</text:p>
          </table:table-cell>
          <table:table-cell office:value-type="float" office:value="43.9430795" calcext:value-type="float">
            <text:p>43.9430795</text:p>
          </table:table-cell>
          <table:table-cell office:value-type="float" office:value="-78.8988162" calcext:value-type="float">
            <text:p>-78.8988162</text:p>
          </table:table-cell>
        </table:table-row>
        <table:table-row table:style-name="ro1">
          <table:table-cell office:value-type="string" calcext:value-type="string">
            <text:p>2020-08-02 14:00:10.810</text:p>
          </table:table-cell>
          <table:table-cell office:value-type="float" office:value="43.9430741" calcext:value-type="float">
            <text:p>43.9430741</text:p>
          </table:table-cell>
          <table:table-cell office:value-type="float" office:value="-78.8988044" calcext:value-type="float">
            <text:p>-78.8988044</text:p>
          </table:table-cell>
        </table:table-row>
        <table:table-row table:style-name="ro1">
          <table:table-cell office:value-type="string" calcext:value-type="string">
            <text:p>2020-08-02 14:00:11.811</text:p>
          </table:table-cell>
          <table:table-cell office:value-type="float" office:value="43.943086" calcext:value-type="float">
            <text:p>43.943086</text:p>
          </table:table-cell>
          <table:table-cell office:value-type="float" office:value="-78.8988011" calcext:value-type="float">
            <text:p>-78.8988011</text:p>
          </table:table-cell>
        </table:table-row>
        <table:table-row table:style-name="ro1">
          <table:table-cell office:value-type="string" calcext:value-type="string">
            <text:p>2020-08-02 14:00:12.807</text:p>
          </table:table-cell>
          <table:table-cell office:value-type="float" office:value="43.9431155" calcext:value-type="float">
            <text:p>43.9431155</text:p>
          </table:table-cell>
          <table:table-cell office:value-type="float" office:value="-78.8988012" calcext:value-type="float">
            <text:p>-78.8988012</text:p>
          </table:table-cell>
        </table:table-row>
        <table:table-row table:style-name="ro1">
          <table:table-cell office:value-type="string" calcext:value-type="string">
            <text:p>2020-08-02 14:00:13.820</text:p>
          </table:table-cell>
          <table:table-cell office:value-type="float" office:value="43.9431526" calcext:value-type="float">
            <text:p>43.9431526</text:p>
          </table:table-cell>
          <table:table-cell office:value-type="float" office:value="-78.8988002" calcext:value-type="float">
            <text:p>-78.8988002</text:p>
          </table:table-cell>
        </table:table-row>
        <table:table-row table:style-name="ro1">
          <table:table-cell office:value-type="string" calcext:value-type="string">
            <text:p>2020-08-02 14:00:14.804</text:p>
          </table:table-cell>
          <table:table-cell office:value-type="float" office:value="43.9431997" calcext:value-type="float">
            <text:p>43.9431997</text:p>
          </table:table-cell>
          <table:table-cell office:value-type="float" office:value="-78.8987982" calcext:value-type="float">
            <text:p>-78.8987982</text:p>
          </table:table-cell>
        </table:table-row>
        <table:table-row table:style-name="ro1">
          <table:table-cell office:value-type="string" calcext:value-type="string">
            <text:p>2020-08-02 14:00:15.808</text:p>
          </table:table-cell>
          <table:table-cell office:value-type="float" office:value="43.9432476" calcext:value-type="float">
            <text:p>43.9432476</text:p>
          </table:table-cell>
          <table:table-cell office:value-type="float" office:value="-78.8987973" calcext:value-type="float">
            <text:p>-78.8987973</text:p>
          </table:table-cell>
        </table:table-row>
        <table:table-row table:style-name="ro1">
          <table:table-cell office:value-type="string" calcext:value-type="string">
            <text:p>2020-08-02 14:00:16.808</text:p>
          </table:table-cell>
          <table:table-cell office:value-type="float" office:value="43.9432951" calcext:value-type="float">
            <text:p>43.9432951</text:p>
          </table:table-cell>
          <table:table-cell office:value-type="float" office:value="-78.8987954" calcext:value-type="float">
            <text:p>-78.8987954</text:p>
          </table:table-cell>
        </table:table-row>
        <table:table-row table:style-name="ro1">
          <table:table-cell office:value-type="string" calcext:value-type="string">
            <text:p>2020-08-02 14:00:17.809</text:p>
          </table:table-cell>
          <table:table-cell office:value-type="float" office:value="43.9433411" calcext:value-type="float">
            <text:p>43.9433411</text:p>
          </table:table-cell>
          <table:table-cell office:value-type="float" office:value="-78.8987937" calcext:value-type="float">
            <text:p>-78.8987937</text:p>
          </table:table-cell>
        </table:table-row>
        <table:table-row table:style-name="ro1">
          <table:table-cell office:value-type="string" calcext:value-type="string">
            <text:p>2020-08-02 14:00:18.804</text:p>
          </table:table-cell>
          <table:table-cell office:value-type="float" office:value="43.9433869" calcext:value-type="float">
            <text:p>43.9433869</text:p>
          </table:table-cell>
          <table:table-cell office:value-type="float" office:value="-78.8987926" calcext:value-type="float">
            <text:p>-78.8987926</text:p>
          </table:table-cell>
        </table:table-row>
        <table:table-row table:style-name="ro1">
          <table:table-cell office:value-type="string" calcext:value-type="string">
            <text:p>2020-08-02 14:00:19.810</text:p>
          </table:table-cell>
          <table:table-cell office:value-type="float" office:value="43.9434327" calcext:value-type="float">
            <text:p>43.9434327</text:p>
          </table:table-cell>
          <table:table-cell office:value-type="float" office:value="-78.8987924" calcext:value-type="float">
            <text:p>-78.8987924</text:p>
          </table:table-cell>
        </table:table-row>
        <table:table-row table:style-name="ro1">
          <table:table-cell office:value-type="string" calcext:value-type="string">
            <text:p>2020-08-02 14:00:20.809</text:p>
          </table:table-cell>
          <table:table-cell office:value-type="float" office:value="43.9434788" calcext:value-type="float">
            <text:p>43.9434788</text:p>
          </table:table-cell>
          <table:table-cell office:value-type="float" office:value="-78.8987927" calcext:value-type="float">
            <text:p>-78.8987927</text:p>
          </table:table-cell>
        </table:table-row>
        <table:table-row table:style-name="ro1">
          <table:table-cell office:value-type="string" calcext:value-type="string">
            <text:p>2020-08-02 14:00:21.811</text:p>
          </table:table-cell>
          <table:table-cell office:value-type="float" office:value="43.9435251" calcext:value-type="float">
            <text:p>43.9435251</text:p>
          </table:table-cell>
          <table:table-cell office:value-type="float" office:value="-78.8987935" calcext:value-type="float">
            <text:p>-78.8987935</text:p>
          </table:table-cell>
        </table:table-row>
        <table:table-row table:style-name="ro1">
          <table:table-cell office:value-type="string" calcext:value-type="string">
            <text:p>2020-08-02 14:00:22.811</text:p>
          </table:table-cell>
          <table:table-cell office:value-type="float" office:value="43.9435705" calcext:value-type="float">
            <text:p>43.9435705</text:p>
          </table:table-cell>
          <table:table-cell office:value-type="float" office:value="-78.8987942" calcext:value-type="float">
            <text:p>-78.8987942</text:p>
          </table:table-cell>
        </table:table-row>
        <table:table-row table:style-name="ro1">
          <table:table-cell office:value-type="string" calcext:value-type="string">
            <text:p>2020-08-02 14:00:23.825</text:p>
          </table:table-cell>
          <table:table-cell office:value-type="float" office:value="43.9436064" calcext:value-type="float">
            <text:p>43.9436064</text:p>
          </table:table-cell>
          <table:table-cell office:value-type="float" office:value="-78.898795" calcext:value-type="float">
            <text:p>-78.898795</text:p>
          </table:table-cell>
        </table:table-row>
        <table:table-row table:style-name="ro1">
          <table:table-cell office:value-type="string" calcext:value-type="string">
            <text:p>2020-08-02 14:00:24.804</text:p>
          </table:table-cell>
          <table:table-cell office:value-type="float" office:value="43.943651" calcext:value-type="float">
            <text:p>43.943651</text:p>
          </table:table-cell>
          <table:table-cell office:value-type="float" office:value="-78.8987957" calcext:value-type="float">
            <text:p>-78.8987957</text:p>
          </table:table-cell>
        </table:table-row>
        <table:table-row table:style-name="ro1">
          <table:table-cell office:value-type="string" calcext:value-type="string">
            <text:p>2020-08-02 14:00:25.808</text:p>
          </table:table-cell>
          <table:table-cell office:value-type="float" office:value="43.9436971" calcext:value-type="float">
            <text:p>43.9436971</text:p>
          </table:table-cell>
          <table:table-cell office:value-type="float" office:value="-78.8987964" calcext:value-type="float">
            <text:p>-78.8987964</text:p>
          </table:table-cell>
        </table:table-row>
        <table:table-row table:style-name="ro1">
          <table:table-cell office:value-type="string" calcext:value-type="string">
            <text:p>2020-08-02 14:00:26.810</text:p>
          </table:table-cell>
          <table:table-cell office:value-type="float" office:value="43.9437434" calcext:value-type="float">
            <text:p>43.9437434</text:p>
          </table:table-cell>
          <table:table-cell office:value-type="float" office:value="-78.8987967" calcext:value-type="float">
            <text:p>-78.8987967</text:p>
          </table:table-cell>
        </table:table-row>
        <table:table-row table:style-name="ro1">
          <table:table-cell office:value-type="string" calcext:value-type="string">
            <text:p>2020-08-02 14:00:27.807</text:p>
          </table:table-cell>
          <table:table-cell office:value-type="float" office:value="43.943789" calcext:value-type="float">
            <text:p>43.943789</text:p>
          </table:table-cell>
          <table:table-cell office:value-type="float" office:value="-78.8987966" calcext:value-type="float">
            <text:p>-78.8987966</text:p>
          </table:table-cell>
        </table:table-row>
        <table:table-row table:style-name="ro1">
          <table:table-cell office:value-type="string" calcext:value-type="string">
            <text:p>2020-08-02 14:00:28.811</text:p>
          </table:table-cell>
          <table:table-cell office:value-type="float" office:value="43.9438342" calcext:value-type="float">
            <text:p>43.9438342</text:p>
          </table:table-cell>
          <table:table-cell office:value-type="float" office:value="-78.8987964" calcext:value-type="float">
            <text:p>-78.8987964</text:p>
          </table:table-cell>
        </table:table-row>
        <table:table-row table:style-name="ro1">
          <table:table-cell office:value-type="string" calcext:value-type="string">
            <text:p>2020-08-02 14:00:29.827</text:p>
          </table:table-cell>
          <table:table-cell office:value-type="float" office:value="43.9438794" calcext:value-type="float">
            <text:p>43.9438794</text:p>
          </table:table-cell>
          <table:table-cell office:value-type="float" office:value="-78.898796" calcext:value-type="float">
            <text:p>-78.898796</text:p>
          </table:table-cell>
        </table:table-row>
        <table:table-row table:style-name="ro1">
          <table:table-cell office:value-type="string" calcext:value-type="string">
            <text:p>2020-08-02 14:00:30.810</text:p>
          </table:table-cell>
          <table:table-cell office:value-type="float" office:value="43.9439255" calcext:value-type="float">
            <text:p>43.9439255</text:p>
          </table:table-cell>
          <table:table-cell office:value-type="float" office:value="-78.8987959" calcext:value-type="float">
            <text:p>-78.8987959</text:p>
          </table:table-cell>
        </table:table-row>
        <table:table-row table:style-name="ro1">
          <table:table-cell office:value-type="string" calcext:value-type="string">
            <text:p>2020-08-02 14:00:31.811</text:p>
          </table:table-cell>
          <table:table-cell office:value-type="float" office:value="43.9439723" calcext:value-type="float">
            <text:p>43.9439723</text:p>
          </table:table-cell>
          <table:table-cell office:value-type="float" office:value="-78.898796" calcext:value-type="float">
            <text:p>-78.898796</text:p>
          </table:table-cell>
        </table:table-row>
        <table:table-row table:style-name="ro1">
          <table:table-cell office:value-type="string" calcext:value-type="string">
            <text:p>2020-08-02 14:00:32.812</text:p>
          </table:table-cell>
          <table:table-cell office:value-type="float" office:value="43.9440186" calcext:value-type="float">
            <text:p>43.9440186</text:p>
          </table:table-cell>
          <table:table-cell office:value-type="float" office:value="-78.8987961" calcext:value-type="float">
            <text:p>-78.8987961</text:p>
          </table:table-cell>
        </table:table-row>
        <table:table-row table:style-name="ro1">
          <table:table-cell office:value-type="string" calcext:value-type="string">
            <text:p>2020-08-02 14:00:33.806</text:p>
          </table:table-cell>
          <table:table-cell office:value-type="float" office:value="43.9440553" calcext:value-type="float">
            <text:p>43.9440553</text:p>
          </table:table-cell>
          <table:table-cell office:value-type="float" office:value="-78.898796" calcext:value-type="float">
            <text:p>-78.898796</text:p>
          </table:table-cell>
        </table:table-row>
        <table:table-row table:style-name="ro1">
          <table:table-cell office:value-type="string" calcext:value-type="string">
            <text:p>2020-08-02 14:00:34.812</text:p>
          </table:table-cell>
          <table:table-cell office:value-type="float" office:value="43.9441008" calcext:value-type="float">
            <text:p>43.9441008</text:p>
          </table:table-cell>
          <table:table-cell office:value-type="float" office:value="-78.8987959" calcext:value-type="float">
            <text:p>-78.8987959</text:p>
          </table:table-cell>
        </table:table-row>
        <table:table-row table:style-name="ro1">
          <table:table-cell office:value-type="string" calcext:value-type="string">
            <text:p>2020-08-02 14:00:35.812</text:p>
          </table:table-cell>
          <table:table-cell office:value-type="float" office:value="43.9441468" calcext:value-type="float">
            <text:p>43.9441468</text:p>
          </table:table-cell>
          <table:table-cell office:value-type="float" office:value="-78.8987959" calcext:value-type="float">
            <text:p>-78.8987959</text:p>
          </table:table-cell>
        </table:table-row>
        <table:table-row table:style-name="ro1">
          <table:table-cell office:value-type="string" calcext:value-type="string">
            <text:p>2020-08-02 14:00:36.804</text:p>
          </table:table-cell>
          <table:table-cell office:value-type="float" office:value="43.9441931" calcext:value-type="float">
            <text:p>43.9441931</text:p>
          </table:table-cell>
          <table:table-cell office:value-type="float" office:value="-78.898796" calcext:value-type="float">
            <text:p>-78.898796</text:p>
          </table:table-cell>
        </table:table-row>
        <table:table-row table:style-name="ro1">
          <table:table-cell office:value-type="string" calcext:value-type="string">
            <text:p>2020-08-02 14:00:37.804</text:p>
          </table:table-cell>
          <table:table-cell office:value-type="float" office:value="43.9442385" calcext:value-type="float">
            <text:p>43.9442385</text:p>
          </table:table-cell>
          <table:table-cell office:value-type="float" office:value="-78.8987961" calcext:value-type="float">
            <text:p>-78.8987961</text:p>
          </table:table-cell>
        </table:table-row>
        <table:table-row table:style-name="ro1">
          <table:table-cell office:value-type="string" calcext:value-type="string">
            <text:p>2020-08-02 14:00:38.810</text:p>
          </table:table-cell>
          <table:table-cell office:value-type="float" office:value="43.9442834" calcext:value-type="float">
            <text:p>43.9442834</text:p>
          </table:table-cell>
          <table:table-cell office:value-type="float" office:value="-78.8987961" calcext:value-type="float">
            <text:p>-78.8987961</text:p>
          </table:table-cell>
        </table:table-row>
        <table:table-row table:style-name="ro1">
          <table:table-cell office:value-type="string" calcext:value-type="string">
            <text:p>2020-08-02 14:00:39.804</text:p>
          </table:table-cell>
          <table:table-cell office:value-type="float" office:value="43.9443287" calcext:value-type="float">
            <text:p>43.9443287</text:p>
          </table:table-cell>
          <table:table-cell office:value-type="float" office:value="-78.898796" calcext:value-type="float">
            <text:p>-78.898796</text:p>
          </table:table-cell>
        </table:table-row>
        <table:table-row table:style-name="ro1">
          <table:table-cell office:value-type="string" calcext:value-type="string">
            <text:p>2020-08-02 14:00:40.804</text:p>
          </table:table-cell>
          <table:table-cell office:value-type="float" office:value="43.9443749" calcext:value-type="float">
            <text:p>43.9443749</text:p>
          </table:table-cell>
          <table:table-cell office:value-type="float" office:value="-78.8987962" calcext:value-type="float">
            <text:p>-78.8987962</text:p>
          </table:table-cell>
        </table:table-row>
        <table:table-row table:style-name="ro1">
          <table:table-cell office:value-type="string" calcext:value-type="string">
            <text:p>2020-08-02 14:00:41.805</text:p>
          </table:table-cell>
          <table:table-cell office:value-type="float" office:value="43.9444216" calcext:value-type="float">
            <text:p>43.9444216</text:p>
          </table:table-cell>
          <table:table-cell office:value-type="float" office:value="-78.8987962" calcext:value-type="float">
            <text:p>-78.8987962</text:p>
          </table:table-cell>
        </table:table-row>
        <table:table-row table:style-name="ro1">
          <table:table-cell office:value-type="string" calcext:value-type="string">
            <text:p>2020-08-02 14:00:42.815</text:p>
          </table:table-cell>
          <table:table-cell office:value-type="float" office:value="43.9444679" calcext:value-type="float">
            <text:p>43.9444679</text:p>
          </table:table-cell>
          <table:table-cell office:value-type="float" office:value="-78.898796" calcext:value-type="float">
            <text:p>-78.898796</text:p>
          </table:table-cell>
        </table:table-row>
        <table:table-row table:style-name="ro1">
          <table:table-cell office:value-type="string" calcext:value-type="string">
            <text:p>2020-08-02 14:00:43.807</text:p>
          </table:table-cell>
          <table:table-cell office:value-type="float" office:value="43.9445044" calcext:value-type="float">
            <text:p>43.9445044</text:p>
          </table:table-cell>
          <table:table-cell office:value-type="float" office:value="-78.8987954" calcext:value-type="float">
            <text:p>-78.8987954</text:p>
          </table:table-cell>
        </table:table-row>
        <table:table-row table:style-name="ro1">
          <table:table-cell office:value-type="string" calcext:value-type="string">
            <text:p>2020-08-02 14:00:44.804</text:p>
          </table:table-cell>
          <table:table-cell office:value-type="float" office:value="43.9445497" calcext:value-type="float">
            <text:p>43.9445497</text:p>
          </table:table-cell>
          <table:table-cell office:value-type="float" office:value="-78.8987947" calcext:value-type="float">
            <text:p>-78.8987947</text:p>
          </table:table-cell>
        </table:table-row>
        <table:table-row table:style-name="ro1">
          <table:table-cell office:value-type="string" calcext:value-type="string">
            <text:p>2020-08-02 14:00:45.804</text:p>
          </table:table-cell>
          <table:table-cell office:value-type="float" office:value="43.9445956" calcext:value-type="float">
            <text:p>43.9445956</text:p>
          </table:table-cell>
          <table:table-cell office:value-type="float" office:value="-78.8987945" calcext:value-type="float">
            <text:p>-78.8987945</text:p>
          </table:table-cell>
        </table:table-row>
        <table:table-row table:style-name="ro1">
          <table:table-cell office:value-type="string" calcext:value-type="string">
            <text:p>2020-08-02 14:00:46.807</text:p>
          </table:table-cell>
          <table:table-cell office:value-type="float" office:value="43.9446423" calcext:value-type="float">
            <text:p>43.9446423</text:p>
          </table:table-cell>
          <table:table-cell office:value-type="float" office:value="-78.8987942" calcext:value-type="float">
            <text:p>-78.8987942</text:p>
          </table:table-cell>
        </table:table-row>
        <table:table-row table:style-name="ro1">
          <table:table-cell office:value-type="string" calcext:value-type="string">
            <text:p>2020-08-02 14:00:47.816</text:p>
          </table:table-cell>
          <table:table-cell office:value-type="float" office:value="43.9446885" calcext:value-type="float">
            <text:p>43.9446885</text:p>
          </table:table-cell>
          <table:table-cell office:value-type="float" office:value="-78.8987939" calcext:value-type="float">
            <text:p>-78.8987939</text:p>
          </table:table-cell>
        </table:table-row>
        <table:table-row table:style-name="ro1">
          <table:table-cell office:value-type="string" calcext:value-type="string">
            <text:p>2020-08-02 14:00:48.805</text:p>
          </table:table-cell>
          <table:table-cell office:value-type="float" office:value="43.944734" calcext:value-type="float">
            <text:p>43.944734</text:p>
          </table:table-cell>
          <table:table-cell office:value-type="float" office:value="-78.8987935" calcext:value-type="float">
            <text:p>-78.8987935</text:p>
          </table:table-cell>
        </table:table-row>
        <table:table-row table:style-name="ro1">
          <table:table-cell office:value-type="string" calcext:value-type="string">
            <text:p>2020-08-02 14:00:49.817</text:p>
          </table:table-cell>
          <table:table-cell office:value-type="float" office:value="43.9447794" calcext:value-type="float">
            <text:p>43.9447794</text:p>
          </table:table-cell>
          <table:table-cell office:value-type="float" office:value="-78.8987931" calcext:value-type="float">
            <text:p>-78.8987931</text:p>
          </table:table-cell>
        </table:table-row>
        <table:table-row table:style-name="ro1">
          <table:table-cell office:value-type="string" calcext:value-type="string">
            <text:p>2020-08-02 14:00:50.804</text:p>
          </table:table-cell>
          <table:table-cell office:value-type="float" office:value="43.944825" calcext:value-type="float">
            <text:p>43.944825</text:p>
          </table:table-cell>
          <table:table-cell office:value-type="float" office:value="-78.898793" calcext:value-type="float">
            <text:p>-78.898793</text:p>
          </table:table-cell>
        </table:table-row>
        <table:table-row table:style-name="ro1">
          <table:table-cell office:value-type="string" calcext:value-type="string">
            <text:p>2020-08-02 14:00:51.818</text:p>
          </table:table-cell>
          <table:table-cell office:value-type="float" office:value="43.9448717" calcext:value-type="float">
            <text:p>43.9448717</text:p>
          </table:table-cell>
          <table:table-cell office:value-type="float" office:value="-78.8987929" calcext:value-type="float">
            <text:p>-78.8987929</text:p>
          </table:table-cell>
        </table:table-row>
        <table:table-row table:style-name="ro1">
          <table:table-cell office:value-type="string" calcext:value-type="string">
            <text:p>2020-08-02 14:00:52.804</text:p>
          </table:table-cell>
          <table:table-cell office:value-type="float" office:value="43.944918" calcext:value-type="float">
            <text:p>43.944918</text:p>
          </table:table-cell>
          <table:table-cell office:value-type="float" office:value="-78.8987929" calcext:value-type="float">
            <text:p>-78.8987929</text:p>
          </table:table-cell>
        </table:table-row>
        <table:table-row table:style-name="ro1">
          <table:table-cell office:value-type="string" calcext:value-type="string">
            <text:p>2020-08-02 14:00:53.805</text:p>
          </table:table-cell>
          <table:table-cell office:value-type="float" office:value="43.9449633" calcext:value-type="float">
            <text:p>43.9449633</text:p>
          </table:table-cell>
          <table:table-cell office:value-type="float" office:value="-78.8987929" calcext:value-type="float">
            <text:p>-78.8987929</text:p>
          </table:table-cell>
        </table:table-row>
        <table:table-row table:style-name="ro1">
          <table:table-cell office:value-type="string" calcext:value-type="string">
            <text:p>2020-08-02 14:00:54.804</text:p>
          </table:table-cell>
          <table:table-cell office:value-type="float" office:value="43.9449995" calcext:value-type="float">
            <text:p>43.9449995</text:p>
          </table:table-cell>
          <table:table-cell office:value-type="float" office:value="-78.8987929" calcext:value-type="float">
            <text:p>-78.8987929</text:p>
          </table:table-cell>
        </table:table-row>
        <table:table-row table:style-name="ro1">
          <table:table-cell office:value-type="string" calcext:value-type="string">
            <text:p>2020-08-02 14:00:55.804</text:p>
          </table:table-cell>
          <table:table-cell office:value-type="float" office:value="43.9450451" calcext:value-type="float">
            <text:p>43.9450451</text:p>
          </table:table-cell>
          <table:table-cell office:value-type="float" office:value="-78.8987929" calcext:value-type="float">
            <text:p>-78.8987929</text:p>
          </table:table-cell>
        </table:table-row>
        <table:table-row table:style-name="ro1">
          <table:table-cell office:value-type="string" calcext:value-type="string">
            <text:p>2020-08-02 14:00:56.807</text:p>
          </table:table-cell>
          <table:table-cell office:value-type="float" office:value="43.9450919" calcext:value-type="float">
            <text:p>43.9450919</text:p>
          </table:table-cell>
          <table:table-cell office:value-type="float" office:value="-78.8987929" calcext:value-type="float">
            <text:p>-78.8987929</text:p>
          </table:table-cell>
        </table:table-row>
        <table:table-row table:style-name="ro1">
          <table:table-cell office:value-type="string" calcext:value-type="string">
            <text:p>2020-08-02 14:00:57.805</text:p>
          </table:table-cell>
          <table:table-cell office:value-type="float" office:value="43.9451381" calcext:value-type="float">
            <text:p>43.9451381</text:p>
          </table:table-cell>
          <table:table-cell office:value-type="float" office:value="-78.8987927" calcext:value-type="float">
            <text:p>-78.8987927</text:p>
          </table:table-cell>
        </table:table-row>
        <table:table-row table:style-name="ro1">
          <table:table-cell office:value-type="string" calcext:value-type="string">
            <text:p>2020-08-02 14:00:58.822</text:p>
          </table:table-cell>
          <table:table-cell office:value-type="float" office:value="43.9451836" calcext:value-type="float">
            <text:p>43.9451836</text:p>
          </table:table-cell>
          <table:table-cell office:value-type="float" office:value="-78.8987924" calcext:value-type="float">
            <text:p>-78.8987924</text:p>
          </table:table-cell>
        </table:table-row>
        <table:table-row table:style-name="ro1">
          <table:table-cell office:value-type="string" calcext:value-type="string">
            <text:p>2020-08-02 14:00:59.804</text:p>
          </table:table-cell>
          <table:table-cell office:value-type="float" office:value="43.945229" calcext:value-type="float">
            <text:p>43.945229</text:p>
          </table:table-cell>
          <table:table-cell office:value-type="float" office:value="-78.8987919" calcext:value-type="float">
            <text:p>-78.8987919</text:p>
          </table:table-cell>
        </table:table-row>
        <table:table-row table:style-name="ro1">
          <table:table-cell office:value-type="string" calcext:value-type="string">
            <text:p>2020-08-02 14:01:00.804</text:p>
          </table:table-cell>
          <table:table-cell office:value-type="float" office:value="43.9452748" calcext:value-type="float">
            <text:p>43.9452748</text:p>
          </table:table-cell>
          <table:table-cell office:value-type="float" office:value="-78.8987914" calcext:value-type="float">
            <text:p>-78.8987914</text:p>
          </table:table-cell>
        </table:table-row>
        <table:table-row table:style-name="ro1">
          <table:table-cell office:value-type="string" calcext:value-type="string">
            <text:p>2020-08-02 14:01:01.806</text:p>
          </table:table-cell>
          <table:table-cell office:value-type="float" office:value="43.9453213" calcext:value-type="float">
            <text:p>43.9453213</text:p>
          </table:table-cell>
          <table:table-cell office:value-type="float" office:value="-78.8987912" calcext:value-type="float">
            <text:p>-78.8987912</text:p>
          </table:table-cell>
        </table:table-row>
        <table:table-row table:style-name="ro1">
          <table:table-cell office:value-type="string" calcext:value-type="string">
            <text:p>2020-08-02 14:01:02.805</text:p>
          </table:table-cell>
          <table:table-cell office:value-type="float" office:value="43.9453679" calcext:value-type="float">
            <text:p>43.9453679</text:p>
          </table:table-cell>
          <table:table-cell office:value-type="float" office:value="-78.8987908" calcext:value-type="float">
            <text:p>-78.8987908</text:p>
          </table:table-cell>
        </table:table-row>
        <table:table-row table:style-name="ro1">
          <table:table-cell office:value-type="string" calcext:value-type="string">
            <text:p>2020-08-02 14:01:03.805</text:p>
          </table:table-cell>
          <table:table-cell office:value-type="float" office:value="43.9454134" calcext:value-type="float">
            <text:p>43.9454134</text:p>
          </table:table-cell>
          <table:table-cell office:value-type="float" office:value="-78.8987904" calcext:value-type="float">
            <text:p>-78.8987904</text:p>
          </table:table-cell>
        </table:table-row>
        <table:table-row table:style-name="ro1">
          <table:table-cell office:value-type="string" calcext:value-type="string">
            <text:p>2020-08-02 14:01:04.823</text:p>
          </table:table-cell>
          <table:table-cell office:value-type="float" office:value="43.9454495" calcext:value-type="float">
            <text:p>43.9454495</text:p>
          </table:table-cell>
          <table:table-cell office:value-type="float" office:value="-78.8987902" calcext:value-type="float">
            <text:p>-78.8987902</text:p>
          </table:table-cell>
        </table:table-row>
        <table:table-row table:style-name="ro1">
          <table:table-cell office:value-type="string" calcext:value-type="string">
            <text:p>2020-08-02 14:01:05.823</text:p>
          </table:table-cell>
          <table:table-cell office:value-type="float" office:value="43.9454948" calcext:value-type="float">
            <text:p>43.9454948</text:p>
          </table:table-cell>
          <table:table-cell office:value-type="float" office:value="-78.8987902" calcext:value-type="float">
            <text:p>-78.8987902</text:p>
          </table:table-cell>
        </table:table-row>
        <table:table-row table:style-name="ro1">
          <table:table-cell office:value-type="string" calcext:value-type="string">
            <text:p>2020-08-02 14:01:06.823</text:p>
          </table:table-cell>
          <table:table-cell office:value-type="float" office:value="43.9455411" calcext:value-type="float">
            <text:p>43.9455411</text:p>
          </table:table-cell>
          <table:table-cell office:value-type="float" office:value="-78.8987906" calcext:value-type="float">
            <text:p>-78.8987906</text:p>
          </table:table-cell>
        </table:table-row>
        <table:table-row table:style-name="ro1">
          <table:table-cell office:value-type="string" calcext:value-type="string">
            <text:p>2020-08-02 14:01:07.807</text:p>
          </table:table-cell>
          <table:table-cell office:value-type="float" office:value="43.9455876" calcext:value-type="float">
            <text:p>43.9455876</text:p>
          </table:table-cell>
          <table:table-cell office:value-type="float" office:value="-78.8987911" calcext:value-type="float">
            <text:p>-78.8987911</text:p>
          </table:table-cell>
        </table:table-row>
        <table:table-row table:style-name="ro1">
          <table:table-cell office:value-type="string" calcext:value-type="string">
            <text:p>2020-08-02 14:01:08.807</text:p>
          </table:table-cell>
          <table:table-cell office:value-type="float" office:value="43.9456333" calcext:value-type="float">
            <text:p>43.9456333</text:p>
          </table:table-cell>
          <table:table-cell office:value-type="float" office:value="-78.898791" calcext:value-type="float">
            <text:p>-78.898791</text:p>
          </table:table-cell>
        </table:table-row>
        <table:table-row table:style-name="ro1">
          <table:table-cell office:value-type="string" calcext:value-type="string">
            <text:p>2020-08-02 14:01:09.824</text:p>
          </table:table-cell>
          <table:table-cell office:value-type="float" office:value="43.9456786" calcext:value-type="float">
            <text:p>43.9456786</text:p>
          </table:table-cell>
          <table:table-cell office:value-type="float" office:value="-78.898791" calcext:value-type="float">
            <text:p>-78.898791</text:p>
          </table:table-cell>
        </table:table-row>
        <table:table-row table:style-name="ro1">
          <table:table-cell office:value-type="string" calcext:value-type="string">
            <text:p>2020-08-02 14:01:10.807</text:p>
          </table:table-cell>
          <table:table-cell office:value-type="float" office:value="43.9457243" calcext:value-type="float">
            <text:p>43.9457243</text:p>
          </table:table-cell>
          <table:table-cell office:value-type="float" office:value="-78.8987907" calcext:value-type="float">
            <text:p>-78.8987907</text:p>
          </table:table-cell>
        </table:table-row>
        <table:table-row table:style-name="ro1">
          <table:table-cell office:value-type="string" calcext:value-type="string">
            <text:p>2020-08-02 14:01:11.808</text:p>
          </table:table-cell>
          <table:table-cell office:value-type="float" office:value="43.9457707" calcext:value-type="float">
            <text:p>43.9457707</text:p>
          </table:table-cell>
          <table:table-cell office:value-type="float" office:value="-78.8987904" calcext:value-type="float">
            <text:p>-78.8987904</text:p>
          </table:table-cell>
        </table:table-row>
        <table:table-row table:style-name="ro1">
          <table:table-cell office:value-type="string" calcext:value-type="string">
            <text:p>2020-08-02 14:01:12.812</text:p>
          </table:table-cell>
          <table:table-cell office:value-type="float" office:value="43.9458172" calcext:value-type="float">
            <text:p>43.9458172</text:p>
          </table:table-cell>
          <table:table-cell office:value-type="float" office:value="-78.89879" calcext:value-type="float">
            <text:p>-78.89879</text:p>
          </table:table-cell>
        </table:table-row>
        <table:table-row table:style-name="ro1">
          <table:table-cell office:value-type="string" calcext:value-type="string">
            <text:p>2020-08-02 14:01:13.804</text:p>
          </table:table-cell>
          <table:table-cell office:value-type="float" office:value="43.945863" calcext:value-type="float">
            <text:p>43.945863</text:p>
          </table:table-cell>
          <table:table-cell office:value-type="float" office:value="-78.8987896" calcext:value-type="float">
            <text:p>-78.8987896</text:p>
          </table:table-cell>
        </table:table-row>
        <table:table-row table:style-name="ro1">
          <table:table-cell office:value-type="string" calcext:value-type="string">
            <text:p>2020-08-02 14:01:14.826</text:p>
          </table:table-cell>
          <table:table-cell office:value-type="float" office:value="43.9458993" calcext:value-type="float">
            <text:p>43.9458993</text:p>
          </table:table-cell>
          <table:table-cell office:value-type="float" office:value="-78.8987893" calcext:value-type="float">
            <text:p>-78.8987893</text:p>
          </table:table-cell>
        </table:table-row>
        <table:table-row table:style-name="ro1">
          <table:table-cell office:value-type="string" calcext:value-type="string">
            <text:p>2020-08-02 14:01:15.811</text:p>
          </table:table-cell>
          <table:table-cell office:value-type="float" office:value="43.9459447" calcext:value-type="float">
            <text:p>43.9459447</text:p>
          </table:table-cell>
          <table:table-cell office:value-type="float" office:value="-78.898789" calcext:value-type="float">
            <text:p>-78.898789</text:p>
          </table:table-cell>
        </table:table-row>
        <table:table-row table:style-name="ro1">
          <table:table-cell office:value-type="string" calcext:value-type="string">
            <text:p>2020-08-02 14:01:16.811</text:p>
          </table:table-cell>
          <table:table-cell office:value-type="float" office:value="43.9459911" calcext:value-type="float">
            <text:p>43.9459911</text:p>
          </table:table-cell>
          <table:table-cell office:value-type="float" office:value="-78.898789" calcext:value-type="float">
            <text:p>-78.898789</text:p>
          </table:table-cell>
        </table:table-row>
        <table:table-row table:style-name="ro1">
          <table:table-cell office:value-type="string" calcext:value-type="string">
            <text:p>2020-08-02 14:01:17.806</text:p>
          </table:table-cell>
          <table:table-cell office:value-type="float" office:value="43.9460374" calcext:value-type="float">
            <text:p>43.9460374</text:p>
          </table:table-cell>
          <table:table-cell office:value-type="float" office:value="-78.898789" calcext:value-type="float">
            <text:p>-78.898789</text:p>
          </table:table-cell>
        </table:table-row>
        <table:table-row table:style-name="ro1">
          <table:table-cell office:value-type="string" calcext:value-type="string">
            <text:p>2020-08-02 14:01:18.827</text:p>
          </table:table-cell>
          <table:table-cell office:value-type="float" office:value="43.9460828" calcext:value-type="float">
            <text:p>43.9460828</text:p>
          </table:table-cell>
          <table:table-cell office:value-type="float" office:value="-78.8987891" calcext:value-type="float">
            <text:p>-78.8987891</text:p>
          </table:table-cell>
        </table:table-row>
        <table:table-row table:style-name="ro1">
          <table:table-cell office:value-type="string" calcext:value-type="string">
            <text:p>2020-08-02 14:01:19.828</text:p>
          </table:table-cell>
          <table:table-cell office:value-type="float" office:value="43.9461279" calcext:value-type="float">
            <text:p>43.9461279</text:p>
          </table:table-cell>
          <table:table-cell office:value-type="float" office:value="-78.898789" calcext:value-type="float">
            <text:p>-78.898789</text:p>
          </table:table-cell>
        </table:table-row>
        <table:table-row table:style-name="ro1">
          <table:table-cell office:value-type="string" calcext:value-type="string">
            <text:p>2020-08-02 14:01:20.829</text:p>
          </table:table-cell>
          <table:table-cell office:value-type="float" office:value="43.9461731" calcext:value-type="float">
            <text:p>43.9461731</text:p>
          </table:table-cell>
          <table:table-cell office:value-type="float" office:value="-78.8987888" calcext:value-type="float">
            <text:p>-78.8987888</text:p>
          </table:table-cell>
        </table:table-row>
        <table:table-row table:style-name="ro1">
          <table:table-cell office:value-type="string" calcext:value-type="string">
            <text:p>2020-08-02 14:01:21.813</text:p>
          </table:table-cell>
          <table:table-cell office:value-type="float" office:value="43.9462194" calcext:value-type="float">
            <text:p>43.9462194</text:p>
          </table:table-cell>
          <table:table-cell office:value-type="float" office:value="-78.8987889" calcext:value-type="float">
            <text:p>-78.8987889</text:p>
          </table:table-cell>
        </table:table-row>
        <table:table-row table:style-name="ro1">
          <table:table-cell office:value-type="string" calcext:value-type="string">
            <text:p>2020-08-02 14:01:22.814</text:p>
          </table:table-cell>
          <table:table-cell office:value-type="float" office:value="43.9462662" calcext:value-type="float">
            <text:p>43.9462662</text:p>
          </table:table-cell>
          <table:table-cell office:value-type="float" office:value="-78.8987891" calcext:value-type="float">
            <text:p>-78.8987891</text:p>
          </table:table-cell>
        </table:table-row>
        <table:table-row table:style-name="ro1">
          <table:table-cell office:value-type="string" calcext:value-type="string">
            <text:p>2020-08-02 14:01:23.813</text:p>
          </table:table-cell>
          <table:table-cell office:value-type="float" office:value="43.9463121" calcext:value-type="float">
            <text:p>43.9463121</text:p>
          </table:table-cell>
          <table:table-cell office:value-type="float" office:value="-78.8987891" calcext:value-type="float">
            <text:p>-78.8987891</text:p>
          </table:table-cell>
        </table:table-row>
        <table:table-row table:style-name="ro1">
          <table:table-cell office:value-type="string" calcext:value-type="string">
            <text:p>2020-08-02 14:01:24.804</text:p>
          </table:table-cell>
          <table:table-cell office:value-type="float" office:value="43.9463484" calcext:value-type="float">
            <text:p>43.9463484</text:p>
          </table:table-cell>
          <table:table-cell office:value-type="float" office:value="-78.8987891" calcext:value-type="float">
            <text:p>-78.8987891</text:p>
          </table:table-cell>
        </table:table-row>
        <table:table-row table:style-name="ro1">
          <table:table-cell office:value-type="string" calcext:value-type="string">
            <text:p>2020-08-02 14:01:25.813</text:p>
          </table:table-cell>
          <table:table-cell office:value-type="float" office:value="43.9463934" calcext:value-type="float">
            <text:p>43.9463934</text:p>
          </table:table-cell>
          <table:table-cell office:value-type="float" office:value="-78.8987893" calcext:value-type="float">
            <text:p>-78.8987893</text:p>
          </table:table-cell>
        </table:table-row>
        <table:table-row table:style-name="ro1">
          <table:table-cell office:value-type="string" calcext:value-type="string">
            <text:p>2020-08-02 14:01:26.804</text:p>
          </table:table-cell>
          <table:table-cell office:value-type="float" office:value="43.9464395" calcext:value-type="float">
            <text:p>43.9464395</text:p>
          </table:table-cell>
          <table:table-cell office:value-type="float" office:value="-78.8987897" calcext:value-type="float">
            <text:p>-78.8987897</text:p>
          </table:table-cell>
        </table:table-row>
        <table:table-row table:style-name="ro1">
          <table:table-cell office:value-type="string" calcext:value-type="string">
            <text:p>2020-08-02 14:01:27.830</text:p>
          </table:table-cell>
          <table:table-cell office:value-type="float" office:value="43.9464859" calcext:value-type="float">
            <text:p>43.9464859</text:p>
          </table:table-cell>
          <table:table-cell office:value-type="float" office:value="-78.8987904" calcext:value-type="float">
            <text:p>-78.8987904</text:p>
          </table:table-cell>
        </table:table-row>
        <table:table-row table:style-name="ro1">
          <table:table-cell office:value-type="string" calcext:value-type="string">
            <text:p>2020-08-02 14:01:28.814</text:p>
          </table:table-cell>
          <table:table-cell office:value-type="float" office:value="43.9465314" calcext:value-type="float">
            <text:p>43.9465314</text:p>
          </table:table-cell>
          <table:table-cell office:value-type="float" office:value="-78.8987906" calcext:value-type="float">
            <text:p>-78.8987906</text:p>
          </table:table-cell>
        </table:table-row>
        <table:table-row table:style-name="ro1">
          <table:table-cell office:value-type="string" calcext:value-type="string">
            <text:p>2020-08-02 14:01:29.815</text:p>
          </table:table-cell>
          <table:table-cell office:value-type="float" office:value="43.9465767" calcext:value-type="float">
            <text:p>43.9465767</text:p>
          </table:table-cell>
          <table:table-cell office:value-type="float" office:value="-78.8987905" calcext:value-type="float">
            <text:p>-78.8987905</text:p>
          </table:table-cell>
        </table:table-row>
        <table:table-row table:style-name="ro1">
          <table:table-cell office:value-type="string" calcext:value-type="string">
            <text:p>2020-08-02 14:01:30.804</text:p>
          </table:table-cell>
          <table:table-cell office:value-type="float" office:value="43.9466218" calcext:value-type="float">
            <text:p>43.9466218</text:p>
          </table:table-cell>
          <table:table-cell office:value-type="float" office:value="-78.8987901" calcext:value-type="float">
            <text:p>-78.8987901</text:p>
          </table:table-cell>
        </table:table-row>
        <table:table-row table:style-name="ro1">
          <table:table-cell office:value-type="string" calcext:value-type="string">
            <text:p>2020-08-02 14:01:31.815</text:p>
          </table:table-cell>
          <table:table-cell office:value-type="float" office:value="43.9466675" calcext:value-type="float">
            <text:p>43.9466675</text:p>
          </table:table-cell>
          <table:table-cell office:value-type="float" office:value="-78.8987895" calcext:value-type="float">
            <text:p>-78.8987895</text:p>
          </table:table-cell>
        </table:table-row>
        <table:table-row table:style-name="ro1">
          <table:table-cell office:value-type="string" calcext:value-type="string">
            <text:p>2020-08-02 14:01:32.816</text:p>
          </table:table-cell>
          <table:table-cell office:value-type="float" office:value="43.9467136" calcext:value-type="float">
            <text:p>43.9467136</text:p>
          </table:table-cell>
          <table:table-cell office:value-type="float" office:value="-78.8987888" calcext:value-type="float">
            <text:p>-78.8987888</text:p>
          </table:table-cell>
        </table:table-row>
        <table:table-row table:style-name="ro1">
          <table:table-cell office:value-type="string" calcext:value-type="string">
            <text:p>2020-08-02 14:01:33.817</text:p>
          </table:table-cell>
          <table:table-cell office:value-type="float" office:value="43.9467594" calcext:value-type="float">
            <text:p>43.9467594</text:p>
          </table:table-cell>
          <table:table-cell office:value-type="float" office:value="-78.8987881" calcext:value-type="float">
            <text:p>-78.8987881</text:p>
          </table:table-cell>
        </table:table-row>
        <table:table-row table:style-name="ro1">
          <table:table-cell office:value-type="string" calcext:value-type="string">
            <text:p>2020-08-02 14:01:34.804</text:p>
          </table:table-cell>
          <table:table-cell office:value-type="float" office:value="43.9467955" calcext:value-type="float">
            <text:p>43.9467955</text:p>
          </table:table-cell>
          <table:table-cell office:value-type="float" office:value="-78.8987876" calcext:value-type="float">
            <text:p>-78.8987876</text:p>
          </table:table-cell>
        </table:table-row>
        <table:table-row table:style-name="ro1">
          <table:table-cell office:value-type="string" calcext:value-type="string">
            <text:p>2020-08-02 14:01:35.804</text:p>
          </table:table-cell>
          <table:table-cell office:value-type="float" office:value="43.9468406" calcext:value-type="float">
            <text:p>43.9468406</text:p>
          </table:table-cell>
          <table:table-cell office:value-type="float" office:value="-78.898787" calcext:value-type="float">
            <text:p>-78.898787</text:p>
          </table:table-cell>
        </table:table-row>
        <table:table-row table:style-name="ro1">
          <table:table-cell office:value-type="string" calcext:value-type="string">
            <text:p>2020-08-02 14:01:36.805</text:p>
          </table:table-cell>
          <table:table-cell office:value-type="float" office:value="43.9468862" calcext:value-type="float">
            <text:p>43.9468862</text:p>
          </table:table-cell>
          <table:table-cell office:value-type="float" office:value="-78.8987867" calcext:value-type="float">
            <text:p>-78.8987867</text:p>
          </table:table-cell>
        </table:table-row>
        <table:table-row table:style-name="ro1">
          <table:table-cell office:value-type="string" calcext:value-type="string">
            <text:p>2020-08-02 14:01:37.818</text:p>
          </table:table-cell>
          <table:table-cell office:value-type="float" office:value="43.9469326" calcext:value-type="float">
            <text:p>43.9469326</text:p>
          </table:table-cell>
          <table:table-cell office:value-type="float" office:value="-78.8987866" calcext:value-type="float">
            <text:p>-78.8987866</text:p>
          </table:table-cell>
        </table:table-row>
        <table:table-row table:style-name="ro1">
          <table:table-cell office:value-type="string" calcext:value-type="string">
            <text:p>2020-08-02 14:01:38.804</text:p>
          </table:table-cell>
          <table:table-cell office:value-type="float" office:value="43.9469787" calcext:value-type="float">
            <text:p>43.9469787</text:p>
          </table:table-cell>
          <table:table-cell office:value-type="float" office:value="-78.8987865" calcext:value-type="float">
            <text:p>-78.8987865</text:p>
          </table:table-cell>
        </table:table-row>
        <table:table-row table:style-name="ro1">
          <table:table-cell office:value-type="string" calcext:value-type="string">
            <text:p>2020-08-02 14:01:39.821</text:p>
          </table:table-cell>
          <table:table-cell office:value-type="float" office:value="43.9470242" calcext:value-type="float">
            <text:p>43.9470242</text:p>
          </table:table-cell>
          <table:table-cell office:value-type="float" office:value="-78.8987867" calcext:value-type="float">
            <text:p>-78.8987867</text:p>
          </table:table-cell>
        </table:table-row>
        <table:table-row table:style-name="ro1">
          <table:table-cell office:value-type="string" calcext:value-type="string">
            <text:p>2020-08-02 14:01:40.819</text:p>
          </table:table-cell>
          <table:table-cell office:value-type="float" office:value="43.9470696" calcext:value-type="float">
            <text:p>43.9470696</text:p>
          </table:table-cell>
          <table:table-cell office:value-type="float" office:value="-78.8987868" calcext:value-type="float">
            <text:p>-78.8987868</text:p>
          </table:table-cell>
        </table:table-row>
        <table:table-row table:style-name="ro1">
          <table:table-cell office:value-type="string" calcext:value-type="string">
            <text:p>2020-08-02 14:01:41.807</text:p>
          </table:table-cell>
          <table:table-cell office:value-type="float" office:value="43.9471094" calcext:value-type="float">
            <text:p>43.9471094</text:p>
          </table:table-cell>
          <table:table-cell office:value-type="float" office:value="-78.8987866" calcext:value-type="float">
            <text:p>-78.8987866</text:p>
          </table:table-cell>
        </table:table-row>
        <table:table-row table:style-name="ro1">
          <table:table-cell office:value-type="string" calcext:value-type="string">
            <text:p>2020-08-02 14:01:42.804</text:p>
          </table:table-cell>
          <table:table-cell office:value-type="float" office:value="43.9471305" calcext:value-type="float">
            <text:p>43.9471305</text:p>
          </table:table-cell>
          <table:table-cell office:value-type="float" office:value="-78.8987849" calcext:value-type="float">
            <text:p>-78.8987849</text:p>
          </table:table-cell>
        </table:table-row>
        <table:table-row table:style-name="ro1">
          <table:table-cell office:value-type="string" calcext:value-type="string">
            <text:p>2020-08-02 14:01:43.819</text:p>
          </table:table-cell>
          <table:table-cell office:value-type="float" office:value="43.9471305" calcext:value-type="float">
            <text:p>43.9471305</text:p>
          </table:table-cell>
          <table:table-cell office:value-type="float" office:value="-78.8987849" calcext:value-type="float">
            <text:p>-78.8987849</text:p>
          </table:table-cell>
        </table:table-row>
        <table:table-row table:style-name="ro1">
          <table:table-cell office:value-type="string" calcext:value-type="string">
            <text:p>2020-08-02 14:01:44.807</text:p>
          </table:table-cell>
          <table:table-cell office:value-type="float" office:value="43.9471441" calcext:value-type="float">
            <text:p>43.9471441</text:p>
          </table:table-cell>
          <table:table-cell office:value-type="float" office:value="-78.8987823" calcext:value-type="float">
            <text:p>-78.8987823</text:p>
          </table:table-cell>
        </table:table-row>
        <table:table-row table:style-name="ro1">
          <table:table-cell office:value-type="string" calcext:value-type="string">
            <text:p>2020-08-02 14:01:45.804</text:p>
          </table:table-cell>
          <table:table-cell office:value-type="float" office:value="43.9471587" calcext:value-type="float">
            <text:p>43.9471587</text:p>
          </table:table-cell>
          <table:table-cell office:value-type="float" office:value="-78.8987526" calcext:value-type="float">
            <text:p>-78.8987526</text:p>
          </table:table-cell>
        </table:table-row>
        <table:table-row table:style-name="ro1">
          <table:table-cell office:value-type="string" calcext:value-type="string">
            <text:p>2020-08-02 14:01:46.804</text:p>
          </table:table-cell>
          <table:table-cell office:value-type="float" office:value="43.9471693" calcext:value-type="float">
            <text:p>43.9471693</text:p>
          </table:table-cell>
          <table:table-cell office:value-type="float" office:value="-78.8987052" calcext:value-type="float">
            <text:p>-78.8987052</text:p>
          </table:table-cell>
        </table:table-row>
        <table:table-row table:style-name="ro1">
          <table:table-cell office:value-type="string" calcext:value-type="string">
            <text:p>2020-08-02 14:01:47.821</text:p>
          </table:table-cell>
          <table:table-cell office:value-type="float" office:value="43.9471835" calcext:value-type="float">
            <text:p>43.9471835</text:p>
          </table:table-cell>
          <table:table-cell office:value-type="float" office:value="-78.8986418" calcext:value-type="float">
            <text:p>-78.8986418</text:p>
          </table:table-cell>
        </table:table-row>
        <table:table-row table:style-name="ro1">
          <table:table-cell office:value-type="string" calcext:value-type="string">
            <text:p>2020-08-02 14:01:48.805</text:p>
          </table:table-cell>
          <table:table-cell office:value-type="float" office:value="43.9471983" calcext:value-type="float">
            <text:p>43.9471983</text:p>
          </table:table-cell>
          <table:table-cell office:value-type="float" office:value="-78.8985793" calcext:value-type="float">
            <text:p>-78.8985793</text:p>
          </table:table-cell>
        </table:table-row>
        <table:table-row table:style-name="ro1">
          <table:table-cell office:value-type="string" calcext:value-type="string">
            <text:p>2020-08-02 14:01:49.804</text:p>
          </table:table-cell>
          <table:table-cell office:value-type="float" office:value="43.9472121" calcext:value-type="float">
            <text:p>43.9472121</text:p>
          </table:table-cell>
          <table:table-cell office:value-type="float" office:value="-78.8985188" calcext:value-type="float">
            <text:p>-78.8985188</text:p>
          </table:table-cell>
        </table:table-row>
        <table:table-row table:style-name="ro1">
          <table:table-cell office:value-type="string" calcext:value-type="string">
            <text:p>2020-08-02 14:01:50.805</text:p>
          </table:table-cell>
          <table:table-cell office:value-type="float" office:value="43.9472243" calcext:value-type="float">
            <text:p>43.9472243</text:p>
          </table:table-cell>
          <table:table-cell office:value-type="float" office:value="-78.8984633" calcext:value-type="float">
            <text:p>-78.8984633</text:p>
          </table:table-cell>
        </table:table-row>
        <table:table-row table:style-name="ro1">
          <table:table-cell office:value-type="string" calcext:value-type="string">
            <text:p>2020-08-02 14:01:51.808</text:p>
          </table:table-cell>
          <table:table-cell office:value-type="float" office:value="43.9472298" calcext:value-type="float">
            <text:p>43.9472298</text:p>
          </table:table-cell>
          <table:table-cell office:value-type="float" office:value="-78.8984315" calcext:value-type="float">
            <text:p>-78.8984315</text:p>
          </table:table-cell>
        </table:table-row>
        <table:table-row table:style-name="ro1">
          <table:table-cell office:value-type="string" calcext:value-type="string">
            <text:p>2020-08-02 14:01:52.822</text:p>
          </table:table-cell>
          <table:table-cell office:value-type="float" office:value="43.94723" calcext:value-type="float">
            <text:p>43.94723</text:p>
          </table:table-cell>
          <table:table-cell office:value-type="float" office:value="-78.8984176" calcext:value-type="float">
            <text:p>-78.8984176</text:p>
          </table:table-cell>
        </table:table-row>
        <table:table-row table:style-name="ro1">
          <table:table-cell office:value-type="string" calcext:value-type="string">
            <text:p>2020-08-02 14:01:53.823</text:p>
          </table:table-cell>
          <table:table-cell office:value-type="float" office:value="43.9472175" calcext:value-type="float">
            <text:p>43.9472175</text:p>
          </table:table-cell>
          <table:table-cell office:value-type="float" office:value="-78.8984058" calcext:value-type="float">
            <text:p>-78.8984058</text:p>
          </table:table-cell>
        </table:table-row>
        <table:table-row table:style-name="ro1">
          <table:table-cell office:value-type="string" calcext:value-type="string">
            <text:p>2020-08-02 14:01:54.806</text:p>
          </table:table-cell>
          <table:table-cell office:value-type="float" office:value="43.9471825" calcext:value-type="float">
            <text:p>43.9471825</text:p>
          </table:table-cell>
          <table:table-cell office:value-type="float" office:value="-78.8983972" calcext:value-type="float">
            <text:p>-78.8983972</text:p>
          </table:table-cell>
        </table:table-row>
        <table:table-row table:style-name="ro1">
          <table:table-cell office:value-type="string" calcext:value-type="string">
            <text:p>2020-08-02 14:01:55.809</text:p>
          </table:table-cell>
          <table:table-cell office:value-type="float" office:value="43.9471359" calcext:value-type="float">
            <text:p>43.9471359</text:p>
          </table:table-cell>
          <table:table-cell office:value-type="float" office:value="-78.8983954" calcext:value-type="float">
            <text:p>-78.8983954</text:p>
          </table:table-cell>
        </table:table-row>
        <table:table-row table:style-name="ro1">
          <table:table-cell office:value-type="string" calcext:value-type="string">
            <text:p>2020-08-02 14:01:56.808</text:p>
          </table:table-cell>
          <table:table-cell office:value-type="float" office:value="43.9470987" calcext:value-type="float">
            <text:p>43.9470987</text:p>
          </table:table-cell>
          <table:table-cell office:value-type="float" office:value="-78.8983952" calcext:value-type="float">
            <text:p>-78.8983952</text:p>
          </table:table-cell>
        </table:table-row>
        <table:table-row table:style-name="ro1">
          <table:table-cell office:value-type="string" calcext:value-type="string">
            <text:p>2020-08-02 14:01:57.811</text:p>
          </table:table-cell>
          <table:table-cell office:value-type="float" office:value="43.9470536" calcext:value-type="float">
            <text:p>43.9470536</text:p>
          </table:table-cell>
          <table:table-cell office:value-type="float" office:value="-78.8983956" calcext:value-type="float">
            <text:p>-78.8983956</text:p>
          </table:table-cell>
        </table:table-row>
        <table:table-row table:style-name="ro1">
          <table:table-cell office:value-type="string" calcext:value-type="string">
            <text:p>2020-08-02 14:01:58.804</text:p>
          </table:table-cell>
          <table:table-cell office:value-type="float" office:value="43.9470078" calcext:value-type="float">
            <text:p>43.9470078</text:p>
          </table:table-cell>
          <table:table-cell office:value-type="float" office:value="-78.8983971" calcext:value-type="float">
            <text:p>-78.8983971</text:p>
          </table:table-cell>
        </table:table-row>
        <table:table-row table:style-name="ro1">
          <table:table-cell office:value-type="string" calcext:value-type="string">
            <text:p>2020-08-02 14:01:59.809</text:p>
          </table:table-cell>
          <table:table-cell office:value-type="float" office:value="43.9469618" calcext:value-type="float">
            <text:p>43.9469618</text:p>
          </table:table-cell>
          <table:table-cell office:value-type="float" office:value="-78.8983992" calcext:value-type="float">
            <text:p>-78.8983992</text:p>
          </table:table-cell>
        </table:table-row>
        <table:table-row table:style-name="ro1">
          <table:table-cell office:value-type="string" calcext:value-type="string">
            <text:p>2020-08-02 14:02:00.812</text:p>
          </table:table-cell>
          <table:table-cell office:value-type="float" office:value="43.9469166" calcext:value-type="float">
            <text:p>43.9469166</text:p>
          </table:table-cell>
          <table:table-cell office:value-type="float" office:value="-78.8984014" calcext:value-type="float">
            <text:p>-78.8984014</text:p>
          </table:table-cell>
        </table:table-row>
        <table:table-row table:style-name="ro1">
          <table:table-cell office:value-type="string" calcext:value-type="string">
            <text:p>2020-08-02 14:02:01.811</text:p>
          </table:table-cell>
          <table:table-cell office:value-type="float" office:value="43.9468713" calcext:value-type="float">
            <text:p>43.9468713</text:p>
          </table:table-cell>
          <table:table-cell office:value-type="float" office:value="-78.8984031" calcext:value-type="float">
            <text:p>-78.8984031</text:p>
          </table:table-cell>
        </table:table-row>
        <table:table-row table:style-name="ro1">
          <table:table-cell office:value-type="string" calcext:value-type="string">
            <text:p>2020-08-02 14:02:02.804</text:p>
          </table:table-cell>
          <table:table-cell office:value-type="float" office:value="43.9468258" calcext:value-type="float">
            <text:p>43.9468258</text:p>
          </table:table-cell>
          <table:table-cell office:value-type="float" office:value="-78.8984042" calcext:value-type="float">
            <text:p>-78.8984042</text:p>
          </table:table-cell>
        </table:table-row>
        <table:table-row table:style-name="ro1">
          <table:table-cell office:value-type="string" calcext:value-type="string">
            <text:p>2020-08-02 14:02:03.807</text:p>
          </table:table-cell>
          <table:table-cell office:value-type="float" office:value="43.9467799" calcext:value-type="float">
            <text:p>43.9467799</text:p>
          </table:table-cell>
          <table:table-cell office:value-type="float" office:value="-78.8984049" calcext:value-type="float">
            <text:p>-78.8984049</text:p>
          </table:table-cell>
        </table:table-row>
        <table:table-row table:style-name="ro1">
          <table:table-cell office:value-type="string" calcext:value-type="string">
            <text:p>2020-08-02 14:02:04.804</text:p>
          </table:table-cell>
          <table:table-cell office:value-type="float" office:value="43.9467337" calcext:value-type="float">
            <text:p>43.9467337</text:p>
          </table:table-cell>
          <table:table-cell office:value-type="float" office:value="-78.898405" calcext:value-type="float">
            <text:p>-78.898405</text:p>
          </table:table-cell>
        </table:table-row>
        <table:table-row table:style-name="ro1">
          <table:table-cell office:value-type="string" calcext:value-type="string">
            <text:p>2020-08-02 14:02:05.811</text:p>
          </table:table-cell>
          <table:table-cell office:value-type="float" office:value="43.946688" calcext:value-type="float">
            <text:p>43.946688</text:p>
          </table:table-cell>
          <table:table-cell office:value-type="float" office:value="-78.8984052" calcext:value-type="float">
            <text:p>-78.8984052</text:p>
          </table:table-cell>
        </table:table-row>
        <table:table-row table:style-name="ro1">
          <table:table-cell office:value-type="string" calcext:value-type="string">
            <text:p>2020-08-02 14:02:06.827</text:p>
          </table:table-cell>
          <table:table-cell office:value-type="float" office:value="43.9466518" calcext:value-type="float">
            <text:p>43.9466518</text:p>
          </table:table-cell>
          <table:table-cell office:value-type="float" office:value="-78.8984052" calcext:value-type="float">
            <text:p>-78.8984052</text:p>
          </table:table-cell>
        </table:table-row>
        <table:table-row table:style-name="ro1">
          <table:table-cell office:value-type="string" calcext:value-type="string">
            <text:p>2020-08-02 14:02:07.805</text:p>
          </table:table-cell>
          <table:table-cell office:value-type="float" office:value="43.9466065" calcext:value-type="float">
            <text:p>43.9466065</text:p>
          </table:table-cell>
          <table:table-cell office:value-type="float" office:value="-78.898405" calcext:value-type="float">
            <text:p>-78.898405</text:p>
          </table:table-cell>
        </table:table-row>
        <table:table-row table:style-name="ro1">
          <table:table-cell office:value-type="string" calcext:value-type="string">
            <text:p>2020-08-02 14:02:08.811</text:p>
          </table:table-cell>
          <table:table-cell office:value-type="float" office:value="43.9465603" calcext:value-type="float">
            <text:p>43.9465603</text:p>
          </table:table-cell>
          <table:table-cell office:value-type="float" office:value="-78.8984044" calcext:value-type="float">
            <text:p>-78.8984044</text:p>
          </table:table-cell>
        </table:table-row>
        <table:table-row table:style-name="ro1">
          <table:table-cell office:value-type="string" calcext:value-type="string">
            <text:p>2020-08-02 14:02:09.812</text:p>
          </table:table-cell>
          <table:table-cell office:value-type="float" office:value="43.9465136" calcext:value-type="float">
            <text:p>43.9465136</text:p>
          </table:table-cell>
          <table:table-cell office:value-type="float" office:value="-78.8984036" calcext:value-type="float">
            <text:p>-78.8984036</text:p>
          </table:table-cell>
        </table:table-row>
        <table:table-row table:style-name="ro1">
          <table:table-cell office:value-type="string" calcext:value-type="string">
            <text:p>2020-08-02 14:02:10.829</text:p>
          </table:table-cell>
          <table:table-cell office:value-type="float" office:value="43.9464676" calcext:value-type="float">
            <text:p>43.9464676</text:p>
          </table:table-cell>
          <table:table-cell office:value-type="float" office:value="-78.898403" calcext:value-type="float">
            <text:p>-78.898403</text:p>
          </table:table-cell>
        </table:table-row>
        <table:table-row table:style-name="ro1">
          <table:table-cell office:value-type="string" calcext:value-type="string">
            <text:p>2020-08-02 14:02:11.813</text:p>
          </table:table-cell>
          <table:table-cell office:value-type="float" office:value="43.9464218" calcext:value-type="float">
            <text:p>43.9464218</text:p>
          </table:table-cell>
          <table:table-cell office:value-type="float" office:value="-78.8984026" calcext:value-type="float">
            <text:p>-78.8984026</text:p>
          </table:table-cell>
        </table:table-row>
        <table:table-row table:style-name="ro1">
          <table:table-cell office:value-type="string" calcext:value-type="string">
            <text:p>2020-08-02 14:02:12.812</text:p>
          </table:table-cell>
          <table:table-cell office:value-type="float" office:value="43.946376" calcext:value-type="float">
            <text:p>43.946376</text:p>
          </table:table-cell>
          <table:table-cell office:value-type="float" office:value="-78.8984022" calcext:value-type="float">
            <text:p>-78.8984022</text:p>
          </table:table-cell>
        </table:table-row>
        <table:table-row table:style-name="ro1">
          <table:table-cell office:value-type="string" calcext:value-type="string">
            <text:p>2020-08-02 14:02:13.804</text:p>
          </table:table-cell>
          <table:table-cell office:value-type="float" office:value="43.9463295" calcext:value-type="float">
            <text:p>43.9463295</text:p>
          </table:table-cell>
          <table:table-cell office:value-type="float" office:value="-78.898402" calcext:value-type="float">
            <text:p>-78.898402</text:p>
          </table:table-cell>
        </table:table-row>
        <table:table-row table:style-name="ro1">
          <table:table-cell office:value-type="string" calcext:value-type="string">
            <text:p>2020-08-02 14:02:14.811</text:p>
          </table:table-cell>
          <table:table-cell office:value-type="float" office:value="43.9462829" calcext:value-type="float">
            <text:p>43.9462829</text:p>
          </table:table-cell>
          <table:table-cell office:value-type="float" office:value="-78.8984019" calcext:value-type="float">
            <text:p>-78.8984019</text:p>
          </table:table-cell>
        </table:table-row>
        <table:table-row table:style-name="ro1">
          <table:table-cell office:value-type="string" calcext:value-type="string">
            <text:p>2020-08-02 14:02:15.814</text:p>
          </table:table-cell>
          <table:table-cell office:value-type="float" office:value="43.9462372" calcext:value-type="float">
            <text:p>43.9462372</text:p>
          </table:table-cell>
          <table:table-cell office:value-type="float" office:value="-78.8984018" calcext:value-type="float">
            <text:p>-78.8984018</text:p>
          </table:table-cell>
        </table:table-row>
        <table:table-row table:style-name="ro1">
          <table:table-cell office:value-type="string" calcext:value-type="string">
            <text:p>2020-08-02 14:02:16.804</text:p>
          </table:table-cell>
          <table:table-cell office:value-type="float" office:value="43.9461922" calcext:value-type="float">
            <text:p>43.9461922</text:p>
          </table:table-cell>
          <table:table-cell office:value-type="float" office:value="-78.8984019" calcext:value-type="float">
            <text:p>-78.8984019</text:p>
          </table:table-cell>
        </table:table-row>
        <table:table-row table:style-name="ro1">
          <table:table-cell office:value-type="string" calcext:value-type="string">
            <text:p>2020-08-02 14:02:17.804</text:p>
          </table:table-cell>
          <table:table-cell office:value-type="float" office:value="43.9461561" calcext:value-type="float">
            <text:p>43.9461561</text:p>
          </table:table-cell>
          <table:table-cell office:value-type="float" office:value="-78.8984017" calcext:value-type="float">
            <text:p>-78.8984017</text:p>
          </table:table-cell>
        </table:table-row>
        <table:table-row table:style-name="ro1">
          <table:table-cell office:value-type="string" calcext:value-type="string">
            <text:p>2020-08-02 14:02:18.804</text:p>
          </table:table-cell>
          <table:table-cell office:value-type="float" office:value="43.9461105" calcext:value-type="float">
            <text:p>43.9461105</text:p>
          </table:table-cell>
          <table:table-cell office:value-type="float" office:value="-78.8984013" calcext:value-type="float">
            <text:p>-78.8984013</text:p>
          </table:table-cell>
        </table:table-row>
        <table:table-row table:style-name="ro1">
          <table:table-cell office:value-type="string" calcext:value-type="string">
            <text:p>2020-08-02 14:02:19.816</text:p>
          </table:table-cell>
          <table:table-cell office:value-type="float" office:value="43.9460639" calcext:value-type="float">
            <text:p>43.9460639</text:p>
          </table:table-cell>
          <table:table-cell office:value-type="float" office:value="-78.8984008" calcext:value-type="float">
            <text:p>-78.8984008</text:p>
          </table:table-cell>
        </table:table-row>
        <table:table-row table:style-name="ro1">
          <table:table-cell office:value-type="string" calcext:value-type="string">
            <text:p>2020-08-02 14:02:20.815</text:p>
          </table:table-cell>
          <table:table-cell office:value-type="float" office:value="43.9460181" calcext:value-type="float">
            <text:p>43.9460181</text:p>
          </table:table-cell>
          <table:table-cell office:value-type="float" office:value="-78.8984005" calcext:value-type="float">
            <text:p>-78.8984005</text:p>
          </table:table-cell>
        </table:table-row>
        <table:table-row table:style-name="ro1">
          <table:table-cell office:value-type="string" calcext:value-type="string">
            <text:p>2020-08-02 14:02:21.817</text:p>
          </table:table-cell>
          <table:table-cell office:value-type="float" office:value="43.9459726" calcext:value-type="float">
            <text:p>43.9459726</text:p>
          </table:table-cell>
          <table:table-cell office:value-type="float" office:value="-78.8984006" calcext:value-type="float">
            <text:p>-78.8984006</text:p>
          </table:table-cell>
        </table:table-row>
        <table:table-row table:style-name="ro1">
          <table:table-cell office:value-type="string" calcext:value-type="string">
            <text:p>2020-08-02 14:02:22.805</text:p>
          </table:table-cell>
          <table:table-cell office:value-type="float" office:value="43.9459272" calcext:value-type="float">
            <text:p>43.9459272</text:p>
          </table:table-cell>
          <table:table-cell office:value-type="float" office:value="-78.8984009" calcext:value-type="float">
            <text:p>-78.8984009</text:p>
          </table:table-cell>
        </table:table-row>
        <table:table-row table:style-name="ro1">
          <table:table-cell office:value-type="string" calcext:value-type="string">
            <text:p>2020-08-02 14:02:23.804</text:p>
          </table:table-cell>
          <table:table-cell office:value-type="float" office:value="43.9458813" calcext:value-type="float">
            <text:p>43.9458813</text:p>
          </table:table-cell>
          <table:table-cell office:value-type="float" office:value="-78.8984011" calcext:value-type="float">
            <text:p>-78.8984011</text:p>
          </table:table-cell>
        </table:table-row>
        <table:table-row table:style-name="ro1">
          <table:table-cell office:value-type="string" calcext:value-type="string">
            <text:p>2020-08-02 14:02:24.819</text:p>
          </table:table-cell>
          <table:table-cell office:value-type="float" office:value="43.9458344" calcext:value-type="float">
            <text:p>43.9458344</text:p>
          </table:table-cell>
          <table:table-cell office:value-type="float" office:value="-78.8984012" calcext:value-type="float">
            <text:p>-78.8984012</text:p>
          </table:table-cell>
        </table:table-row>
        <table:table-row table:style-name="ro1">
          <table:table-cell office:value-type="string" calcext:value-type="string">
            <text:p>2020-08-02 14:02:25.806</text:p>
          </table:table-cell>
          <table:table-cell office:value-type="float" office:value="43.9457877" calcext:value-type="float">
            <text:p>43.9457877</text:p>
          </table:table-cell>
          <table:table-cell office:value-type="float" office:value="-78.8984016" calcext:value-type="float">
            <text:p>-78.8984016</text:p>
          </table:table-cell>
        </table:table-row>
        <table:table-row table:style-name="ro1">
          <table:table-cell office:value-type="string" calcext:value-type="string">
            <text:p>2020-08-02 14:02:26.804</text:p>
          </table:table-cell>
          <table:table-cell office:value-type="float" office:value="43.9457422" calcext:value-type="float">
            <text:p>43.9457422</text:p>
          </table:table-cell>
          <table:table-cell office:value-type="float" office:value="-78.8984024" calcext:value-type="float">
            <text:p>-78.8984024</text:p>
          </table:table-cell>
        </table:table-row>
        <table:table-row table:style-name="ro1">
          <table:table-cell office:value-type="string" calcext:value-type="string">
            <text:p>2020-08-02 14:02:27.806</text:p>
          </table:table-cell>
          <table:table-cell office:value-type="float" office:value="43.9457059" calcext:value-type="float">
            <text:p>43.9457059</text:p>
          </table:table-cell>
          <table:table-cell office:value-type="float" office:value="-78.8984029" calcext:value-type="float">
            <text:p>-78.8984029</text:p>
          </table:table-cell>
        </table:table-row>
        <table:table-row table:style-name="ro1">
          <table:table-cell office:value-type="string" calcext:value-type="string">
            <text:p>2020-08-02 14:02:28.804</text:p>
          </table:table-cell>
          <table:table-cell office:value-type="float" office:value="43.9456603" calcext:value-type="float">
            <text:p>43.9456603</text:p>
          </table:table-cell>
          <table:table-cell office:value-type="float" office:value="-78.8984035" calcext:value-type="float">
            <text:p>-78.8984035</text:p>
          </table:table-cell>
        </table:table-row>
        <table:table-row table:style-name="ro1">
          <table:table-cell office:value-type="string" calcext:value-type="string">
            <text:p>2020-08-02 14:02:29.804</text:p>
          </table:table-cell>
          <table:table-cell office:value-type="float" office:value="43.9456135" calcext:value-type="float">
            <text:p>43.9456135</text:p>
          </table:table-cell>
          <table:table-cell office:value-type="float" office:value="-78.8984039" calcext:value-type="float">
            <text:p>-78.8984039</text:p>
          </table:table-cell>
        </table:table-row>
        <table:table-row table:style-name="ro1">
          <table:table-cell office:value-type="string" calcext:value-type="string">
            <text:p>2020-08-02 14:02:30.819</text:p>
          </table:table-cell>
          <table:table-cell office:value-type="float" office:value="43.9455672" calcext:value-type="float">
            <text:p>43.9455672</text:p>
          </table:table-cell>
          <table:table-cell office:value-type="float" office:value="-78.8984043" calcext:value-type="float">
            <text:p>-78.8984043</text:p>
          </table:table-cell>
        </table:table-row>
        <table:table-row table:style-name="ro1">
          <table:table-cell office:value-type="string" calcext:value-type="string">
            <text:p>2020-08-02 14:02:31.804</text:p>
          </table:table-cell>
          <table:table-cell office:value-type="float" office:value="43.9455215" calcext:value-type="float">
            <text:p>43.9455215</text:p>
          </table:table-cell>
          <table:table-cell office:value-type="float" office:value="-78.8984048" calcext:value-type="float">
            <text:p>-78.8984048</text:p>
          </table:table-cell>
        </table:table-row>
        <table:table-row table:style-name="ro1">
          <table:table-cell office:value-type="string" calcext:value-type="string">
            <text:p>2020-08-02 14:02:32.807</text:p>
          </table:table-cell>
          <table:table-cell office:value-type="float" office:value="43.945476" calcext:value-type="float">
            <text:p>43.945476</text:p>
          </table:table-cell>
          <table:table-cell office:value-type="float" office:value="-78.898405" calcext:value-type="float">
            <text:p>-78.898405</text:p>
          </table:table-cell>
        </table:table-row>
        <table:table-row table:style-name="ro1">
          <table:table-cell office:value-type="string" calcext:value-type="string">
            <text:p>2020-08-02 14:02:33.820</text:p>
          </table:table-cell>
          <table:table-cell office:value-type="float" office:value="43.9454301" calcext:value-type="float">
            <text:p>43.9454301</text:p>
          </table:table-cell>
          <table:table-cell office:value-type="float" office:value="-78.8984047" calcext:value-type="float">
            <text:p>-78.8984047</text:p>
          </table:table-cell>
        </table:table-row>
        <table:table-row table:style-name="ro1">
          <table:table-cell office:value-type="string" calcext:value-type="string">
            <text:p>2020-08-02 14:02:34.821</text:p>
          </table:table-cell>
          <table:table-cell office:value-type="float" office:value="43.9453835" calcext:value-type="float">
            <text:p>43.9453835</text:p>
          </table:table-cell>
          <table:table-cell office:value-type="float" office:value="-78.8984038" calcext:value-type="float">
            <text:p>-78.8984038</text:p>
          </table:table-cell>
        </table:table-row>
        <table:table-row table:style-name="ro1">
          <table:table-cell office:value-type="string" calcext:value-type="string">
            <text:p>2020-08-02 14:02:35.804</text:p>
          </table:table-cell>
          <table:table-cell office:value-type="float" office:value="43.9453371" calcext:value-type="float">
            <text:p>43.9453371</text:p>
          </table:table-cell>
          <table:table-cell office:value-type="float" office:value="-78.8984031" calcext:value-type="float">
            <text:p>-78.8984031</text:p>
          </table:table-cell>
        </table:table-row>
        <table:table-row table:style-name="ro1">
          <table:table-cell office:value-type="string" calcext:value-type="string">
            <text:p>2020-08-02 14:02:36.822</text:p>
          </table:table-cell>
          <table:table-cell office:value-type="float" office:value="43.9452918" calcext:value-type="float">
            <text:p>43.9452918</text:p>
          </table:table-cell>
          <table:table-cell office:value-type="float" office:value="-78.8984025" calcext:value-type="float">
            <text:p>-78.8984025</text:p>
          </table:table-cell>
        </table:table-row>
        <table:table-row table:style-name="ro1">
          <table:table-cell office:value-type="string" calcext:value-type="string">
            <text:p>2020-08-02 14:02:37.810</text:p>
          </table:table-cell>
          <table:table-cell office:value-type="float" office:value="43.9452556" calcext:value-type="float">
            <text:p>43.9452556</text:p>
          </table:table-cell>
          <table:table-cell office:value-type="float" office:value="-78.8984022" calcext:value-type="float">
            <text:p>-78.8984022</text:p>
          </table:table-cell>
        </table:table-row>
        <table:table-row table:style-name="ro1">
          <table:table-cell office:value-type="string" calcext:value-type="string">
            <text:p>2020-08-02 14:02:38.822</text:p>
          </table:table-cell>
          <table:table-cell office:value-type="float" office:value="43.9452105" calcext:value-type="float">
            <text:p>43.9452105</text:p>
          </table:table-cell>
          <table:table-cell office:value-type="float" office:value="-78.8984019" calcext:value-type="float">
            <text:p>-78.8984019</text:p>
          </table:table-cell>
        </table:table-row>
        <table:table-row table:style-name="ro1">
          <table:table-cell office:value-type="string" calcext:value-type="string">
            <text:p>2020-08-02 14:02:39.806</text:p>
          </table:table-cell>
          <table:table-cell office:value-type="float" office:value="43.945164" calcext:value-type="float">
            <text:p>43.945164</text:p>
          </table:table-cell>
          <table:table-cell office:value-type="float" office:value="-78.8984018" calcext:value-type="float">
            <text:p>-78.8984018</text:p>
          </table:table-cell>
        </table:table-row>
        <table:table-row table:style-name="ro1">
          <table:table-cell office:value-type="string" calcext:value-type="string">
            <text:p>2020-08-02 14:02:40.807</text:p>
          </table:table-cell>
          <table:table-cell office:value-type="float" office:value="43.9451179" calcext:value-type="float">
            <text:p>43.9451179</text:p>
          </table:table-cell>
          <table:table-cell office:value-type="float" office:value="-78.8984018" calcext:value-type="float">
            <text:p>-78.8984018</text:p>
          </table:table-cell>
        </table:table-row>
        <table:table-row table:style-name="ro1">
          <table:table-cell office:value-type="string" calcext:value-type="string">
            <text:p>2020-08-02 14:02:41.823</text:p>
          </table:table-cell>
          <table:table-cell office:value-type="float" office:value="43.9450723" calcext:value-type="float">
            <text:p>43.9450723</text:p>
          </table:table-cell>
          <table:table-cell office:value-type="float" office:value="-78.8984021" calcext:value-type="float">
            <text:p>-78.8984021</text:p>
          </table:table-cell>
        </table:table-row>
        <table:table-row table:style-name="ro1">
          <table:table-cell office:value-type="string" calcext:value-type="string">
            <text:p>2020-08-02 14:02:42.824</text:p>
          </table:table-cell>
          <table:table-cell office:value-type="float" office:value="43.9450268" calcext:value-type="float">
            <text:p>43.9450268</text:p>
          </table:table-cell>
          <table:table-cell office:value-type="float" office:value="-78.8984024" calcext:value-type="float">
            <text:p>-78.8984024</text:p>
          </table:table-cell>
        </table:table-row>
        <table:table-row table:style-name="ro1">
          <table:table-cell office:value-type="string" calcext:value-type="string">
            <text:p>2020-08-02 14:02:43.812</text:p>
          </table:table-cell>
          <table:table-cell office:value-type="float" office:value="43.9449814" calcext:value-type="float">
            <text:p>43.9449814</text:p>
          </table:table-cell>
          <table:table-cell office:value-type="float" office:value="-78.8984028" calcext:value-type="float">
            <text:p>-78.8984028</text:p>
          </table:table-cell>
        </table:table-row>
        <table:table-row table:style-name="ro1">
          <table:table-cell office:value-type="string" calcext:value-type="string">
            <text:p>2020-08-02 14:02:44.811</text:p>
          </table:table-cell>
          <table:table-cell office:value-type="float" office:value="43.9449353" calcext:value-type="float">
            <text:p>43.9449353</text:p>
          </table:table-cell>
          <table:table-cell office:value-type="float" office:value="-78.8984028" calcext:value-type="float">
            <text:p>-78.8984028</text:p>
          </table:table-cell>
        </table:table-row>
        <table:table-row table:style-name="ro1">
          <table:table-cell office:value-type="string" calcext:value-type="string">
            <text:p>2020-08-02 14:02:45.808</text:p>
          </table:table-cell>
          <table:table-cell office:value-type="float" office:value="43.9448887" calcext:value-type="float">
            <text:p>43.9448887</text:p>
          </table:table-cell>
          <table:table-cell office:value-type="float" office:value="-78.8984029" calcext:value-type="float">
            <text:p>-78.8984029</text:p>
          </table:table-cell>
        </table:table-row>
        <table:table-row table:style-name="ro1">
          <table:table-cell office:value-type="string" calcext:value-type="string">
            <text:p>2020-08-02 14:02:46.809</text:p>
          </table:table-cell>
          <table:table-cell office:value-type="float" office:value="43.944843" calcext:value-type="float">
            <text:p>43.944843</text:p>
          </table:table-cell>
          <table:table-cell office:value-type="float" office:value="-78.8984031" calcext:value-type="float">
            <text:p>-78.8984031</text:p>
          </table:table-cell>
        </table:table-row>
        <table:table-row table:style-name="ro1">
          <table:table-cell office:value-type="string" calcext:value-type="string">
            <text:p>2020-08-02 14:02:47.809</text:p>
          </table:table-cell>
          <table:table-cell office:value-type="float" office:value="43.9448064" calcext:value-type="float">
            <text:p>43.9448064</text:p>
          </table:table-cell>
          <table:table-cell office:value-type="float" office:value="-78.8984033" calcext:value-type="float">
            <text:p>-78.8984033</text:p>
          </table:table-cell>
        </table:table-row>
        <table:table-row table:style-name="ro1">
          <table:table-cell office:value-type="string" calcext:value-type="string">
            <text:p>2020-08-02 14:02:48.805</text:p>
          </table:table-cell>
          <table:table-cell office:value-type="float" office:value="43.9447611" calcext:value-type="float">
            <text:p>43.9447611</text:p>
          </table:table-cell>
          <table:table-cell office:value-type="float" office:value="-78.8984033" calcext:value-type="float">
            <text:p>-78.8984033</text:p>
          </table:table-cell>
        </table:table-row>
        <table:table-row table:style-name="ro1">
          <table:table-cell office:value-type="string" calcext:value-type="string">
            <text:p>2020-08-02 14:02:49.827</text:p>
          </table:table-cell>
          <table:table-cell office:value-type="float" office:value="43.9447147" calcext:value-type="float">
            <text:p>43.9447147</text:p>
          </table:table-cell>
          <table:table-cell office:value-type="float" office:value="-78.8984031" calcext:value-type="float">
            <text:p>-78.8984031</text:p>
          </table:table-cell>
        </table:table-row>
        <table:table-row table:style-name="ro1">
          <table:table-cell office:value-type="string" calcext:value-type="string">
            <text:p>2020-08-02 14:02:50.827</text:p>
          </table:table-cell>
          <table:table-cell office:value-type="float" office:value="43.944668" calcext:value-type="float">
            <text:p>43.944668</text:p>
          </table:table-cell>
          <table:table-cell office:value-type="float" office:value="-78.8984029" calcext:value-type="float">
            <text:p>-78.8984029</text:p>
          </table:table-cell>
        </table:table-row>
        <table:table-row table:style-name="ro1">
          <table:table-cell office:value-type="string" calcext:value-type="string">
            <text:p>2020-08-02 14:02:51.810</text:p>
          </table:table-cell>
          <table:table-cell office:value-type="float" office:value="43.9446226" calcext:value-type="float">
            <text:p>43.9446226</text:p>
          </table:table-cell>
          <table:table-cell office:value-type="float" office:value="-78.8984027" calcext:value-type="float">
            <text:p>-78.8984027</text:p>
          </table:table-cell>
        </table:table-row>
        <table:table-row table:style-name="ro1">
          <table:table-cell office:value-type="string" calcext:value-type="string">
            <text:p>2020-08-02 14:02:52.811</text:p>
          </table:table-cell>
          <table:table-cell office:value-type="float" office:value="43.9445774" calcext:value-type="float">
            <text:p>43.9445774</text:p>
          </table:table-cell>
          <table:table-cell office:value-type="float" office:value="-78.8984026" calcext:value-type="float">
            <text:p>-78.8984026</text:p>
          </table:table-cell>
        </table:table-row>
        <table:table-row table:style-name="ro1">
          <table:table-cell office:value-type="string" calcext:value-type="string">
            <text:p>2020-08-02 14:02:53.811</text:p>
          </table:table-cell>
          <table:table-cell office:value-type="float" office:value="43.9445322" calcext:value-type="float">
            <text:p>43.9445322</text:p>
          </table:table-cell>
          <table:table-cell office:value-type="float" office:value="-78.8984022" calcext:value-type="float">
            <text:p>-78.8984022</text:p>
          </table:table-cell>
        </table:table-row>
        <table:table-row table:style-name="ro1">
          <table:table-cell office:value-type="string" calcext:value-type="string">
            <text:p>2020-08-02 14:02:54.812</text:p>
          </table:table-cell>
          <table:table-cell office:value-type="float" office:value="43.9444862" calcext:value-type="float">
            <text:p>43.9444862</text:p>
          </table:table-cell>
          <table:table-cell office:value-type="float" office:value="-78.8984016" calcext:value-type="float">
            <text:p>-78.8984016</text:p>
          </table:table-cell>
        </table:table-row>
        <table:table-row table:style-name="ro1">
          <table:table-cell office:value-type="string" calcext:value-type="string">
            <text:p>2020-08-02 14:02:55.804</text:p>
          </table:table-cell>
          <table:table-cell office:value-type="float" office:value="43.9444397" calcext:value-type="float">
            <text:p>43.9444397</text:p>
          </table:table-cell>
          <table:table-cell office:value-type="float" office:value="-78.898401" calcext:value-type="float">
            <text:p>-78.898401</text:p>
          </table:table-cell>
        </table:table-row>
        <table:table-row table:style-name="ro1">
          <table:table-cell office:value-type="string" calcext:value-type="string">
            <text:p>2020-08-02 14:02:56.804</text:p>
          </table:table-cell>
          <table:table-cell office:value-type="float" office:value="43.9443939" calcext:value-type="float">
            <text:p>43.9443939</text:p>
          </table:table-cell>
          <table:table-cell office:value-type="float" office:value="-78.8984007" calcext:value-type="float">
            <text:p>-78.8984007</text:p>
          </table:table-cell>
        </table:table-row>
        <table:table-row table:style-name="ro1">
          <table:table-cell office:value-type="string" calcext:value-type="string">
            <text:p>2020-08-02 14:02:57.812</text:p>
          </table:table-cell>
          <table:table-cell office:value-type="float" office:value="43.9443576" calcext:value-type="float">
            <text:p>43.9443576</text:p>
          </table:table-cell>
          <table:table-cell office:value-type="float" office:value="-78.8984005" calcext:value-type="float">
            <text:p>-78.8984005</text:p>
          </table:table-cell>
        </table:table-row>
        <table:table-row table:style-name="ro1">
          <table:table-cell office:value-type="string" calcext:value-type="string">
            <text:p>2020-08-02 14:02:58.813</text:p>
          </table:table-cell>
          <table:table-cell office:value-type="float" office:value="43.9443126" calcext:value-type="float">
            <text:p>43.9443126</text:p>
          </table:table-cell>
          <table:table-cell office:value-type="float" office:value="-78.8984007" calcext:value-type="float">
            <text:p>-78.8984007</text:p>
          </table:table-cell>
        </table:table-row>
        <table:table-row table:style-name="ro1">
          <table:table-cell office:value-type="string" calcext:value-type="string">
            <text:p>2020-08-02 14:02:59.813</text:p>
          </table:table-cell>
          <table:table-cell office:value-type="float" office:value="43.9442662" calcext:value-type="float">
            <text:p>43.9442662</text:p>
          </table:table-cell>
          <table:table-cell office:value-type="float" office:value="-78.8984008" calcext:value-type="float">
            <text:p>-78.8984008</text:p>
          </table:table-cell>
        </table:table-row>
        <table:table-row table:style-name="ro1">
          <table:table-cell office:value-type="string" calcext:value-type="string">
            <text:p>2020-08-02 14:03:00.814</text:p>
          </table:table-cell>
          <table:table-cell office:value-type="float" office:value="43.9442192" calcext:value-type="float">
            <text:p>43.9442192</text:p>
          </table:table-cell>
          <table:table-cell office:value-type="float" office:value="-78.898401" calcext:value-type="float">
            <text:p>-78.898401</text:p>
          </table:table-cell>
        </table:table-row>
        <table:table-row table:style-name="ro1">
          <table:table-cell office:value-type="string" calcext:value-type="string">
            <text:p>2020-08-02 14:03:01.804</text:p>
          </table:table-cell>
          <table:table-cell office:value-type="float" office:value="43.9441734" calcext:value-type="float">
            <text:p>43.9441734</text:p>
          </table:table-cell>
          <table:table-cell office:value-type="float" office:value="-78.8984015" calcext:value-type="float">
            <text:p>-78.8984015</text:p>
          </table:table-cell>
        </table:table-row>
        <table:table-row table:style-name="ro1">
          <table:table-cell office:value-type="string" calcext:value-type="string">
            <text:p>2020-08-02 14:03:02.804</text:p>
          </table:table-cell>
          <table:table-cell office:value-type="float" office:value="43.9441281" calcext:value-type="float">
            <text:p>43.9441281</text:p>
          </table:table-cell>
          <table:table-cell office:value-type="float" office:value="-78.898402" calcext:value-type="float">
            <text:p>-78.898402</text:p>
          </table:table-cell>
        </table:table-row>
        <table:table-row table:style-name="ro1">
          <table:table-cell office:value-type="string" calcext:value-type="string">
            <text:p>2020-08-02 14:03:03.808</text:p>
          </table:table-cell>
          <table:table-cell office:value-type="float" office:value="43.9440831" calcext:value-type="float">
            <text:p>43.9440831</text:p>
          </table:table-cell>
          <table:table-cell office:value-type="float" office:value="-78.8984025" calcext:value-type="float">
            <text:p>-78.8984025</text:p>
          </table:table-cell>
        </table:table-row>
        <table:table-row table:style-name="ro1">
          <table:table-cell office:value-type="string" calcext:value-type="string">
            <text:p>2020-08-02 14:03:04.805</text:p>
          </table:table-cell>
          <table:table-cell office:value-type="float" office:value="43.9440373" calcext:value-type="float">
            <text:p>43.9440373</text:p>
          </table:table-cell>
          <table:table-cell office:value-type="float" office:value="-78.8984027" calcext:value-type="float">
            <text:p>-78.8984027</text:p>
          </table:table-cell>
        </table:table-row>
        <table:table-row table:style-name="ro1">
          <table:table-cell office:value-type="string" calcext:value-type="string">
            <text:p>2020-08-02 14:03:05.804</text:p>
          </table:table-cell>
          <table:table-cell office:value-type="float" office:value="43.9439905" calcext:value-type="float">
            <text:p>43.9439905</text:p>
          </table:table-cell>
          <table:table-cell office:value-type="float" office:value="-78.8984026" calcext:value-type="float">
            <text:p>-78.8984026</text:p>
          </table:table-cell>
        </table:table-row>
        <table:table-row table:style-name="ro1">
          <table:table-cell office:value-type="string" calcext:value-type="string">
            <text:p>2020-08-02 14:03:06.816</text:p>
          </table:table-cell>
          <table:table-cell office:value-type="float" office:value="43.9439444" calcext:value-type="float">
            <text:p>43.9439444</text:p>
          </table:table-cell>
          <table:table-cell office:value-type="float" office:value="-78.8984024" calcext:value-type="float">
            <text:p>-78.8984024</text:p>
          </table:table-cell>
        </table:table-row>
        <table:table-row table:style-name="ro1">
          <table:table-cell office:value-type="string" calcext:value-type="string">
            <text:p>2020-08-02 14:03:07.804</text:p>
          </table:table-cell>
          <table:table-cell office:value-type="float" office:value="43.9439079" calcext:value-type="float">
            <text:p>43.9439079</text:p>
          </table:table-cell>
          <table:table-cell office:value-type="float" office:value="-78.8984023" calcext:value-type="float">
            <text:p>-78.8984023</text:p>
          </table:table-cell>
        </table:table-row>
        <table:table-row table:style-name="ro1">
          <table:table-cell office:value-type="string" calcext:value-type="string">
            <text:p>2020-08-02 14:03:08.804</text:p>
          </table:table-cell>
          <table:table-cell office:value-type="float" office:value="43.9438627" calcext:value-type="float">
            <text:p>43.9438627</text:p>
          </table:table-cell>
          <table:table-cell office:value-type="float" office:value="-78.8984022" calcext:value-type="float">
            <text:p>-78.8984022</text:p>
          </table:table-cell>
        </table:table-row>
        <table:table-row table:style-name="ro1">
          <table:table-cell office:value-type="string" calcext:value-type="string">
            <text:p>2020-08-02 14:03:09.805</text:p>
          </table:table-cell>
          <table:table-cell office:value-type="float" office:value="43.9438168" calcext:value-type="float">
            <text:p>43.9438168</text:p>
          </table:table-cell>
          <table:table-cell office:value-type="float" office:value="-78.898402" calcext:value-type="float">
            <text:p>-78.898402</text:p>
          </table:table-cell>
        </table:table-row>
        <table:table-row table:style-name="ro1">
          <table:table-cell office:value-type="string" calcext:value-type="string">
            <text:p>2020-08-02 14:03:10.804</text:p>
          </table:table-cell>
          <table:table-cell office:value-type="float" office:value="43.9437701" calcext:value-type="float">
            <text:p>43.9437701</text:p>
          </table:table-cell>
          <table:table-cell office:value-type="float" office:value="-78.8984017" calcext:value-type="float">
            <text:p>-78.8984017</text:p>
          </table:table-cell>
        </table:table-row>
        <table:table-row table:style-name="ro1">
          <table:table-cell office:value-type="string" calcext:value-type="string">
            <text:p>2020-08-02 14:03:11.804</text:p>
          </table:table-cell>
          <table:table-cell office:value-type="float" office:value="43.9437242" calcext:value-type="float">
            <text:p>43.9437242</text:p>
          </table:table-cell>
          <table:table-cell office:value-type="float" office:value="-78.8984016" calcext:value-type="float">
            <text:p>-78.8984016</text:p>
          </table:table-cell>
        </table:table-row>
        <table:table-row table:style-name="ro1">
          <table:table-cell office:value-type="string" calcext:value-type="string">
            <text:p>2020-08-02 14:03:12.818</text:p>
          </table:table-cell>
          <table:table-cell office:value-type="float" office:value="43.9436788" calcext:value-type="float">
            <text:p>43.9436788</text:p>
          </table:table-cell>
          <table:table-cell office:value-type="float" office:value="-78.8984015" calcext:value-type="float">
            <text:p>-78.8984015</text:p>
          </table:table-cell>
        </table:table-row>
        <table:table-row table:style-name="ro1">
          <table:table-cell office:value-type="string" calcext:value-type="string">
            <text:p>2020-08-02 14:03:13.805</text:p>
          </table:table-cell>
          <table:table-cell office:value-type="float" office:value="43.9436337" calcext:value-type="float">
            <text:p>43.9436337</text:p>
          </table:table-cell>
          <table:table-cell office:value-type="float" office:value="-78.8984015" calcext:value-type="float">
            <text:p>-78.8984015</text:p>
          </table:table-cell>
        </table:table-row>
        <table:table-row table:style-name="ro1">
          <table:table-cell office:value-type="string" calcext:value-type="string">
            <text:p>2020-08-02 14:03:14.804</text:p>
          </table:table-cell>
          <table:table-cell office:value-type="float" office:value="43.9435878" calcext:value-type="float">
            <text:p>43.9435878</text:p>
          </table:table-cell>
          <table:table-cell office:value-type="float" office:value="-78.8984013" calcext:value-type="float">
            <text:p>-78.8984013</text:p>
          </table:table-cell>
        </table:table-row>
        <table:table-row table:style-name="ro1">
          <table:table-cell office:value-type="string" calcext:value-type="string">
            <text:p>2020-08-02 14:03:15.804</text:p>
          </table:table-cell>
          <table:table-cell office:value-type="float" office:value="43.9435411" calcext:value-type="float">
            <text:p>43.9435411</text:p>
          </table:table-cell>
          <table:table-cell office:value-type="float" office:value="-78.8984009" calcext:value-type="float">
            <text:p>-78.8984009</text:p>
          </table:table-cell>
        </table:table-row>
        <table:table-row table:style-name="ro1">
          <table:table-cell office:value-type="string" calcext:value-type="string">
            <text:p>2020-08-02 14:03:16.807</text:p>
          </table:table-cell>
          <table:table-cell office:value-type="float" office:value="43.9434944" calcext:value-type="float">
            <text:p>43.9434944</text:p>
          </table:table-cell>
          <table:table-cell office:value-type="float" office:value="-78.8984007" calcext:value-type="float">
            <text:p>-78.8984007</text:p>
          </table:table-cell>
        </table:table-row>
        <table:table-row table:style-name="ro1">
          <table:table-cell office:value-type="string" calcext:value-type="string">
            <text:p>2020-08-02 14:03:17.804</text:p>
          </table:table-cell>
          <table:table-cell office:value-type="float" office:value="43.9434481" calcext:value-type="float">
            <text:p>43.9434481</text:p>
          </table:table-cell>
          <table:table-cell office:value-type="float" office:value="-78.8984008" calcext:value-type="float">
            <text:p>-78.8984008</text:p>
          </table:table-cell>
        </table:table-row>
        <table:table-row table:style-name="ro1">
          <table:table-cell office:value-type="string" calcext:value-type="string">
            <text:p>2020-08-02 14:03:18.804</text:p>
          </table:table-cell>
          <table:table-cell office:value-type="float" office:value="43.9434026" calcext:value-type="float">
            <text:p>43.9434026</text:p>
          </table:table-cell>
          <table:table-cell office:value-type="float" office:value="-78.8984011" calcext:value-type="float">
            <text:p>-78.8984011</text:p>
          </table:table-cell>
        </table:table-row>
        <table:table-row table:style-name="ro1">
          <table:table-cell office:value-type="string" calcext:value-type="string">
            <text:p>2020-08-02 14:03:19.804</text:p>
          </table:table-cell>
          <table:table-cell office:value-type="float" office:value="43.9433574" calcext:value-type="float">
            <text:p>43.9433574</text:p>
          </table:table-cell>
          <table:table-cell office:value-type="float" office:value="-78.8984013" calcext:value-type="float">
            <text:p>-78.8984013</text:p>
          </table:table-cell>
        </table:table-row>
        <table:table-row table:style-name="ro1">
          <table:table-cell office:value-type="string" calcext:value-type="string">
            <text:p>2020-08-02 14:03:20.804</text:p>
          </table:table-cell>
          <table:table-cell office:value-type="float" office:value="43.9433211" calcext:value-type="float">
            <text:p>43.9433211</text:p>
          </table:table-cell>
          <table:table-cell office:value-type="float" office:value="-78.8984014" calcext:value-type="float">
            <text:p>-78.8984014</text:p>
          </table:table-cell>
        </table:table-row>
        <table:table-row table:style-name="ro1">
          <table:table-cell office:value-type="string" calcext:value-type="string">
            <text:p>2020-08-02 14:03:21.822</text:p>
          </table:table-cell>
          <table:table-cell office:value-type="float" office:value="43.9432761" calcext:value-type="float">
            <text:p>43.9432761</text:p>
          </table:table-cell>
          <table:table-cell office:value-type="float" office:value="-78.8984014" calcext:value-type="float">
            <text:p>-78.8984014</text:p>
          </table:table-cell>
        </table:table-row>
        <table:table-row table:style-name="ro1">
          <table:table-cell office:value-type="string" calcext:value-type="string">
            <text:p>2020-08-02 14:03:22.804</text:p>
          </table:table-cell>
          <table:table-cell office:value-type="float" office:value="43.9432307" calcext:value-type="float">
            <text:p>43.9432307</text:p>
          </table:table-cell>
          <table:table-cell office:value-type="float" office:value="-78.8984014" calcext:value-type="float">
            <text:p>-78.8984014</text:p>
          </table:table-cell>
        </table:table-row>
        <table:table-row table:style-name="ro1">
          <table:table-cell office:value-type="string" calcext:value-type="string">
            <text:p>2020-08-02 14:03:23.804</text:p>
          </table:table-cell>
          <table:table-cell office:value-type="float" office:value="43.943188" calcext:value-type="float">
            <text:p>43.943188</text:p>
          </table:table-cell>
          <table:table-cell office:value-type="float" office:value="-78.8984017" calcext:value-type="float">
            <text:p>-78.8984017</text:p>
          </table:table-cell>
        </table:table-row>
        <table:table-row table:style-name="ro1">
          <table:table-cell office:value-type="string" calcext:value-type="string">
            <text:p>2020-08-02 14:03:24.823</text:p>
          </table:table-cell>
          <table:table-cell office:value-type="float" office:value="43.9431629" calcext:value-type="float">
            <text:p>43.9431629</text:p>
          </table:table-cell>
          <table:table-cell office:value-type="float" office:value="-78.8984037" calcext:value-type="float">
            <text:p>-78.8984037</text:p>
          </table:table-cell>
        </table:table-row>
        <table:table-row table:style-name="ro1">
          <table:table-cell office:value-type="string" calcext:value-type="string">
            <text:p>2020-08-02 14:03:25.823</text:p>
          </table:table-cell>
          <table:table-cell office:value-type="float" office:value="43.9431516" calcext:value-type="float">
            <text:p>43.9431516</text:p>
          </table:table-cell>
          <table:table-cell office:value-type="float" office:value="-78.8984061" calcext:value-type="float">
            <text:p>-78.8984061</text:p>
          </table:table-cell>
        </table:table-row>
        <table:table-row table:style-name="ro1">
          <table:table-cell office:value-type="string" calcext:value-type="string">
            <text:p>2020-08-02 14:03:26.810</text:p>
          </table:table-cell>
          <table:table-cell office:value-type="float" office:value="43.9431466" calcext:value-type="float">
            <text:p>43.9431466</text:p>
          </table:table-cell>
          <table:table-cell office:value-type="float" office:value="-78.898394" calcext:value-type="float">
            <text:p>-78.898394</text:p>
          </table:table-cell>
        </table:table-row>
        <table:table-row table:style-name="ro1">
          <table:table-cell office:value-type="string" calcext:value-type="string">
            <text:p>2020-08-02 14:03:27.807</text:p>
          </table:table-cell>
          <table:table-cell office:value-type="float" office:value="43.9431518" calcext:value-type="float">
            <text:p>43.9431518</text:p>
          </table:table-cell>
          <table:table-cell office:value-type="float" office:value="-78.8983511" calcext:value-type="float">
            <text:p>-78.8983511</text:p>
          </table:table-cell>
        </table:table-row>
        <table:table-row table:style-name="ro1">
          <table:table-cell office:value-type="string" calcext:value-type="string">
            <text:p>2020-08-02 14:03:28.810</text:p>
          </table:table-cell>
          <table:table-cell office:value-type="float" office:value="43.9431625" calcext:value-type="float">
            <text:p>43.9431625</text:p>
          </table:table-cell>
          <table:table-cell office:value-type="float" office:value="-78.898288" calcext:value-type="float">
            <text:p>-78.898288</text:p>
          </table:table-cell>
        </table:table-row>
        <table:table-row table:style-name="ro1">
          <table:table-cell office:value-type="string" calcext:value-type="string">
            <text:p>2020-08-02 14:03:29.809</text:p>
          </table:table-cell>
          <table:table-cell office:value-type="float" office:value="43.9431701" calcext:value-type="float">
            <text:p>43.9431701</text:p>
          </table:table-cell>
          <table:table-cell office:value-type="float" office:value="-78.8982227" calcext:value-type="float">
            <text:p>-78.8982227</text:p>
          </table:table-cell>
        </table:table-row>
        <table:table-row table:style-name="ro1">
          <table:table-cell office:value-type="string" calcext:value-type="string">
            <text:p>2020-08-02 14:03:30.824</text:p>
          </table:table-cell>
          <table:table-cell office:value-type="float" office:value="43.9431751" calcext:value-type="float">
            <text:p>43.9431751</text:p>
          </table:table-cell>
          <table:table-cell office:value-type="float" office:value="-78.8981711" calcext:value-type="float">
            <text:p>-78.8981711</text:p>
          </table:table-cell>
        </table:table-row>
        <table:table-row table:style-name="ro1">
          <table:table-cell office:value-type="string" calcext:value-type="string">
            <text:p>2020-08-02 14:03:31.810</text:p>
          </table:table-cell>
          <table:table-cell office:value-type="float" office:value="43.9431818" calcext:value-type="float">
            <text:p>43.9431818</text:p>
          </table:table-cell>
          <table:table-cell office:value-type="float" office:value="-78.8981076" calcext:value-type="float">
            <text:p>-78.8981076</text:p>
          </table:table-cell>
        </table:table-row>
        <table:table-row table:style-name="ro1">
          <table:table-cell office:value-type="string" calcext:value-type="string">
            <text:p>2020-08-02 14:03:32.824</text:p>
          </table:table-cell>
          <table:table-cell office:value-type="float" office:value="43.943188" calcext:value-type="float">
            <text:p>43.943188</text:p>
          </table:table-cell>
          <table:table-cell office:value-type="float" office:value="-78.8980585" calcext:value-type="float">
            <text:p>-78.8980585</text:p>
          </table:table-cell>
        </table:table-row>
        <table:table-row table:style-name="ro1">
          <table:table-cell office:value-type="string" calcext:value-type="string">
            <text:p>2020-08-02 14:03:33.825</text:p>
          </table:table-cell>
          <table:table-cell office:value-type="float" office:value="43.9431903" calcext:value-type="float">
            <text:p>43.9431903</text:p>
          </table:table-cell>
          <table:table-cell office:value-type="float" office:value="-78.8980345" calcext:value-type="float">
            <text:p>-78.8980345</text:p>
          </table:table-cell>
        </table:table-row>
        <table:table-row table:style-name="ro1">
          <table:table-cell office:value-type="string" calcext:value-type="string">
            <text:p>2020-08-02 14:03:34.810</text:p>
          </table:table-cell>
          <table:table-cell office:value-type="float" office:value="43.9431959" calcext:value-type="float">
            <text:p>43.9431959</text:p>
          </table:table-cell>
          <table:table-cell office:value-type="float" office:value="-78.8980179" calcext:value-type="float">
            <text:p>-78.8980179</text:p>
          </table:table-cell>
        </table:table-row>
        <table:table-row table:style-name="ro1">
          <table:table-cell office:value-type="string" calcext:value-type="string">
            <text:p>2020-08-02 14:03:35.805</text:p>
          </table:table-cell>
          <table:table-cell office:value-type="float" office:value="43.9432206" calcext:value-type="float">
            <text:p>43.9432206</text:p>
          </table:table-cell>
          <table:table-cell office:value-type="float" office:value="-78.8980091" calcext:value-type="float">
            <text:p>-78.8980091</text:p>
          </table:table-cell>
        </table:table-row>
        <table:table-row table:style-name="ro1">
          <table:table-cell office:value-type="string" calcext:value-type="string">
            <text:p>2020-08-02 14:03:36.813</text:p>
          </table:table-cell>
          <table:table-cell office:value-type="float" office:value="43.943262" calcext:value-type="float">
            <text:p>43.943262</text:p>
          </table:table-cell>
          <table:table-cell office:value-type="float" office:value="-78.8980107" calcext:value-type="float">
            <text:p>-78.8980107</text:p>
          </table:table-cell>
        </table:table-row>
        <table:table-row table:style-name="ro1">
          <table:table-cell office:value-type="string" calcext:value-type="string">
            <text:p>2020-08-02 14:03:37.810</text:p>
          </table:table-cell>
          <table:table-cell office:value-type="float" office:value="43.9433086" calcext:value-type="float">
            <text:p>43.9433086</text:p>
          </table:table-cell>
          <table:table-cell office:value-type="float" office:value="-78.8980141" calcext:value-type="float">
            <text:p>-78.8980141</text:p>
          </table:table-cell>
        </table:table-row>
        <table:table-row table:style-name="ro1">
          <table:table-cell office:value-type="string" calcext:value-type="string">
            <text:p>2020-08-02 14:03:38.804</text:p>
          </table:table-cell>
          <table:table-cell office:value-type="float" office:value="43.9433556" calcext:value-type="float">
            <text:p>43.9433556</text:p>
          </table:table-cell>
          <table:table-cell office:value-type="float" office:value="-78.8980144" calcext:value-type="float">
            <text:p>-78.8980144</text:p>
          </table:table-cell>
        </table:table-row>
        <table:table-row table:style-name="ro1">
          <table:table-cell office:value-type="string" calcext:value-type="string">
            <text:p>2020-08-02 14:03:39.804</text:p>
          </table:table-cell>
          <table:table-cell office:value-type="float" office:value="43.9434017" calcext:value-type="float">
            <text:p>43.9434017</text:p>
          </table:table-cell>
          <table:table-cell office:value-type="float" office:value="-78.8980133" calcext:value-type="float">
            <text:p>-78.8980133</text:p>
          </table:table-cell>
        </table:table-row>
        <table:table-row table:style-name="ro1">
          <table:table-cell office:value-type="string" calcext:value-type="string">
            <text:p>2020-08-02 14:03:40.811</text:p>
          </table:table-cell>
          <table:table-cell office:value-type="float" office:value="43.943438" calcext:value-type="float">
            <text:p>43.943438</text:p>
          </table:table-cell>
          <table:table-cell office:value-type="float" office:value="-78.8980123" calcext:value-type="float">
            <text:p>-78.8980123</text:p>
          </table:table-cell>
        </table:table-row>
        <table:table-row table:style-name="ro1">
          <table:table-cell office:value-type="string" calcext:value-type="string">
            <text:p>2020-08-02 14:03:41.811</text:p>
          </table:table-cell>
          <table:table-cell office:value-type="float" office:value="43.9434833" calcext:value-type="float">
            <text:p>43.9434833</text:p>
          </table:table-cell>
          <table:table-cell office:value-type="float" office:value="-78.8980118" calcext:value-type="float">
            <text:p>-78.8980118</text:p>
          </table:table-cell>
        </table:table-row>
        <table:table-row table:style-name="ro1">
          <table:table-cell office:value-type="string" calcext:value-type="string">
            <text:p>2020-08-02 14:03:42.828</text:p>
          </table:table-cell>
          <table:table-cell office:value-type="float" office:value="43.9435298" calcext:value-type="float">
            <text:p>43.9435298</text:p>
          </table:table-cell>
          <table:table-cell office:value-type="float" office:value="-78.8980122" calcext:value-type="float">
            <text:p>-78.8980122</text:p>
          </table:table-cell>
        </table:table-row>
        <table:table-row table:style-name="ro1">
          <table:table-cell office:value-type="string" calcext:value-type="string">
            <text:p>2020-08-02 14:03:43.812</text:p>
          </table:table-cell>
          <table:table-cell office:value-type="float" office:value="43.9435763" calcext:value-type="float">
            <text:p>43.9435763</text:p>
          </table:table-cell>
          <table:table-cell office:value-type="float" office:value="-78.8980133" calcext:value-type="float">
            <text:p>-78.8980133</text:p>
          </table:table-cell>
        </table:table-row>
        <table:table-row table:style-name="ro1">
          <table:table-cell office:value-type="string" calcext:value-type="string">
            <text:p>2020-08-02 14:03:44.805</text:p>
          </table:table-cell>
          <table:table-cell office:value-type="float" office:value="43.9436222" calcext:value-type="float">
            <text:p>43.9436222</text:p>
          </table:table-cell>
          <table:table-cell office:value-type="float" office:value="-78.8980146" calcext:value-type="float">
            <text:p>-78.8980146</text:p>
          </table:table-cell>
        </table:table-row>
        <table:table-row table:style-name="ro1">
          <table:table-cell office:value-type="string" calcext:value-type="string">
            <text:p>2020-08-02 14:03:45.805</text:p>
          </table:table-cell>
          <table:table-cell office:value-type="float" office:value="43.9436678" calcext:value-type="float">
            <text:p>43.9436678</text:p>
          </table:table-cell>
          <table:table-cell office:value-type="float" office:value="-78.8980155" calcext:value-type="float">
            <text:p>-78.8980155</text:p>
          </table:table-cell>
        </table:table-row>
        <table:table-row table:style-name="ro1">
          <table:table-cell office:value-type="string" calcext:value-type="string">
            <text:p>2020-08-02 14:03:46.813</text:p>
          </table:table-cell>
          <table:table-cell office:value-type="float" office:value="43.9437133" calcext:value-type="float">
            <text:p>43.9437133</text:p>
          </table:table-cell>
          <table:table-cell office:value-type="float" office:value="-78.8980159" calcext:value-type="float">
            <text:p>-78.8980159</text:p>
          </table:table-cell>
        </table:table-row>
        <table:table-row table:style-name="ro1">
          <table:table-cell office:value-type="string" calcext:value-type="string">
            <text:p>2020-08-02 14:03:47.830</text:p>
          </table:table-cell>
          <table:table-cell office:value-type="float" office:value="43.9437596" calcext:value-type="float">
            <text:p>43.9437596</text:p>
          </table:table-cell>
          <table:table-cell office:value-type="float" office:value="-78.8980163" calcext:value-type="float">
            <text:p>-78.8980163</text:p>
          </table:table-cell>
        </table:table-row>
        <table:table-row table:style-name="ro1">
          <table:table-cell office:value-type="string" calcext:value-type="string">
            <text:p>2020-08-02 14:03:48.830</text:p>
          </table:table-cell>
          <table:table-cell office:value-type="float" office:value="43.9438059" calcext:value-type="float">
            <text:p>43.9438059</text:p>
          </table:table-cell>
          <table:table-cell office:value-type="float" office:value="-78.8980166" calcext:value-type="float">
            <text:p>-78.8980166</text:p>
          </table:table-cell>
        </table:table-row>
        <table:table-row table:style-name="ro1">
          <table:table-cell office:value-type="string" calcext:value-type="string">
            <text:p>2020-08-02 14:03:49.815</text:p>
          </table:table-cell>
          <table:table-cell office:value-type="float" office:value="43.9438516" calcext:value-type="float">
            <text:p>43.9438516</text:p>
          </table:table-cell>
          <table:table-cell office:value-type="float" office:value="-78.898017" calcext:value-type="float">
            <text:p>-78.898017</text:p>
          </table:table-cell>
        </table:table-row>
        <table:table-row table:style-name="ro1">
          <table:table-cell office:value-type="string" calcext:value-type="string">
            <text:p>2020-08-02 14:03:50.810</text:p>
          </table:table-cell>
          <table:table-cell office:value-type="float" office:value="43.943888" calcext:value-type="float">
            <text:p>43.943888</text:p>
          </table:table-cell>
          <table:table-cell office:value-type="float" office:value="-78.8980173" calcext:value-type="float">
            <text:p>-78.8980173</text:p>
          </table:table-cell>
        </table:table-row>
        <table:table-row table:style-name="ro1">
          <table:table-cell office:value-type="string" calcext:value-type="string">
            <text:p>2020-08-02 14:03:51.814</text:p>
          </table:table-cell>
          <table:table-cell office:value-type="float" office:value="43.9439334" calcext:value-type="float">
            <text:p>43.9439334</text:p>
          </table:table-cell>
          <table:table-cell office:value-type="float" office:value="-78.8980177" calcext:value-type="float">
            <text:p>-78.8980177</text:p>
          </table:table-cell>
        </table:table-row>
        <table:table-row table:style-name="ro1">
          <table:table-cell office:value-type="string" calcext:value-type="string">
            <text:p>2020-08-02 14:03:52.814</text:p>
          </table:table-cell>
          <table:table-cell office:value-type="float" office:value="43.9439796" calcext:value-type="float">
            <text:p>43.9439796</text:p>
          </table:table-cell>
          <table:table-cell office:value-type="float" office:value="-78.8980181" calcext:value-type="float">
            <text:p>-78.8980181</text:p>
          </table:table-cell>
        </table:table-row>
        <table:table-row table:style-name="ro1">
          <table:table-cell office:value-type="string" calcext:value-type="string">
            <text:p>2020-08-02 14:03:53.804</text:p>
          </table:table-cell>
          <table:table-cell office:value-type="float" office:value="43.9440261" calcext:value-type="float">
            <text:p>43.9440261</text:p>
          </table:table-cell>
          <table:table-cell office:value-type="float" office:value="-78.8980181" calcext:value-type="float">
            <text:p>-78.8980181</text:p>
          </table:table-cell>
        </table:table-row>
        <table:table-row table:style-name="ro1">
          <table:table-cell office:value-type="string" calcext:value-type="string">
            <text:p>2020-08-02 14:03:54.808</text:p>
          </table:table-cell>
          <table:table-cell office:value-type="float" office:value="43.9440718" calcext:value-type="float">
            <text:p>43.9440718</text:p>
          </table:table-cell>
          <table:table-cell office:value-type="float" office:value="-78.8980178" calcext:value-type="float">
            <text:p>-78.8980178</text:p>
          </table:table-cell>
        </table:table-row>
        <table:table-row table:style-name="ro1">
          <table:table-cell office:value-type="string" calcext:value-type="string">
            <text:p>2020-08-02 14:03:55.805</text:p>
          </table:table-cell>
          <table:table-cell office:value-type="float" office:value="43.9441173" calcext:value-type="float">
            <text:p>43.9441173</text:p>
          </table:table-cell>
          <table:table-cell office:value-type="float" office:value="-78.8980171" calcext:value-type="float">
            <text:p>-78.8980171</text:p>
          </table:table-cell>
        </table:table-row>
        <table:table-row table:style-name="ro1">
          <table:table-cell office:value-type="string" calcext:value-type="string">
            <text:p>2020-08-02 14:03:56.804</text:p>
          </table:table-cell>
          <table:table-cell office:value-type="float" office:value="43.9441626" calcext:value-type="float">
            <text:p>43.9441626</text:p>
          </table:table-cell>
          <table:table-cell office:value-type="float" office:value="-78.8980164" calcext:value-type="float">
            <text:p>-78.8980164</text:p>
          </table:table-cell>
        </table:table-row>
        <table:table-row table:style-name="ro1">
          <table:table-cell office:value-type="string" calcext:value-type="string">
            <text:p>2020-08-02 14:03:57.804</text:p>
          </table:table-cell>
          <table:table-cell office:value-type="float" office:value="43.944209" calcext:value-type="float">
            <text:p>43.944209</text:p>
          </table:table-cell>
          <table:table-cell office:value-type="float" office:value="-78.898016" calcext:value-type="float">
            <text:p>-78.898016</text:p>
          </table:table-cell>
        </table:table-row>
        <table:table-row table:style-name="ro1">
          <table:table-cell office:value-type="string" calcext:value-type="string">
            <text:p>2020-08-02 14:03:58.819</text:p>
          </table:table-cell>
          <table:table-cell office:value-type="float" office:value="43.9442554" calcext:value-type="float">
            <text:p>43.9442554</text:p>
          </table:table-cell>
          <table:table-cell office:value-type="float" office:value="-78.8980153" calcext:value-type="float">
            <text:p>-78.8980153</text:p>
          </table:table-cell>
        </table:table-row>
        <table:table-row table:style-name="ro1">
          <table:table-cell office:value-type="string" calcext:value-type="string">
            <text:p>2020-08-02 14:03:59.804</text:p>
          </table:table-cell>
          <table:table-cell office:value-type="float" office:value="43.9443013" calcext:value-type="float">
            <text:p>43.9443013</text:p>
          </table:table-cell>
          <table:table-cell office:value-type="float" office:value="-78.8980147" calcext:value-type="float">
            <text:p>-78.8980147</text:p>
          </table:table-cell>
        </table:table-row>
        <table:table-row table:style-name="ro1">
          <table:table-cell office:value-type="string" calcext:value-type="string">
            <text:p>2020-08-02 14:04:00.804</text:p>
          </table:table-cell>
          <table:table-cell office:value-type="float" office:value="43.9443377" calcext:value-type="float">
            <text:p>43.9443377</text:p>
          </table:table-cell>
          <table:table-cell office:value-type="float" office:value="-78.8980143" calcext:value-type="float">
            <text:p>-78.8980143</text:p>
          </table:table-cell>
        </table:table-row>
        <table:table-row table:style-name="ro1">
          <table:table-cell office:value-type="string" calcext:value-type="string">
            <text:p>2020-08-02 14:04:01.808</text:p>
          </table:table-cell>
          <table:table-cell office:value-type="float" office:value="43.944383" calcext:value-type="float">
            <text:p>43.944383</text:p>
          </table:table-cell>
          <table:table-cell office:value-type="float" office:value="-78.8980138" calcext:value-type="float">
            <text:p>-78.8980138</text:p>
          </table:table-cell>
        </table:table-row>
        <table:table-row table:style-name="ro1">
          <table:table-cell office:value-type="string" calcext:value-type="string">
            <text:p>2020-08-02 14:04:02.818</text:p>
          </table:table-cell>
          <table:table-cell office:value-type="float" office:value="43.9444291" calcext:value-type="float">
            <text:p>43.9444291</text:p>
          </table:table-cell>
          <table:table-cell office:value-type="float" office:value="-78.8980137" calcext:value-type="float">
            <text:p>-78.8980137</text:p>
          </table:table-cell>
        </table:table-row>
        <table:table-row table:style-name="ro1">
          <table:table-cell office:value-type="string" calcext:value-type="string">
            <text:p>2020-08-02 14:04:03.807</text:p>
          </table:table-cell>
          <table:table-cell office:value-type="float" office:value="43.9444754" calcext:value-type="float">
            <text:p>43.9444754</text:p>
          </table:table-cell>
          <table:table-cell office:value-type="float" office:value="-78.8980139" calcext:value-type="float">
            <text:p>-78.8980139</text:p>
          </table:table-cell>
        </table:table-row>
        <table:table-row table:style-name="ro1">
          <table:table-cell office:value-type="string" calcext:value-type="string">
            <text:p>2020-08-02 14:04:04.807</text:p>
          </table:table-cell>
          <table:table-cell office:value-type="float" office:value="43.9445215" calcext:value-type="float">
            <text:p>43.9445215</text:p>
          </table:table-cell>
          <table:table-cell office:value-type="float" office:value="-78.8980144" calcext:value-type="float">
            <text:p>-78.8980144</text:p>
          </table:table-cell>
        </table:table-row>
        <table:table-row table:style-name="ro1">
          <table:table-cell office:value-type="string" calcext:value-type="string">
            <text:p>2020-08-02 14:04:05.820</text:p>
          </table:table-cell>
          <table:table-cell office:value-type="float" office:value="43.9445669" calcext:value-type="float">
            <text:p>43.9445669</text:p>
          </table:table-cell>
          <table:table-cell office:value-type="float" office:value="-78.8980148" calcext:value-type="float">
            <text:p>-78.8980148</text:p>
          </table:table-cell>
        </table:table-row>
        <table:table-row table:style-name="ro1">
          <table:table-cell office:value-type="string" calcext:value-type="string">
            <text:p>2020-08-02 14:04:06.806</text:p>
          </table:table-cell>
          <table:table-cell office:value-type="float" office:value="43.9446118" calcext:value-type="float">
            <text:p>43.9446118</text:p>
          </table:table-cell>
          <table:table-cell office:value-type="float" office:value="-78.8980153" calcext:value-type="float">
            <text:p>-78.8980153</text:p>
          </table:table-cell>
        </table:table-row>
        <table:table-row table:style-name="ro1">
          <table:table-cell office:value-type="string" calcext:value-type="string">
            <text:p>2020-08-02 14:04:07.807</text:p>
          </table:table-cell>
          <table:table-cell office:value-type="float" office:value="43.944658" calcext:value-type="float">
            <text:p>43.944658</text:p>
          </table:table-cell>
          <table:table-cell office:value-type="float" office:value="-78.8980155" calcext:value-type="float">
            <text:p>-78.8980155</text:p>
          </table:table-cell>
        </table:table-row>
        <table:table-row table:style-name="ro1">
          <table:table-cell office:value-type="string" calcext:value-type="string">
            <text:p>2020-08-02 14:04:08.807</text:p>
          </table:table-cell>
          <table:table-cell office:value-type="float" office:value="43.9447048" calcext:value-type="float">
            <text:p>43.9447048</text:p>
          </table:table-cell>
          <table:table-cell office:value-type="float" office:value="-78.8980158" calcext:value-type="float">
            <text:p>-78.8980158</text:p>
          </table:table-cell>
        </table:table-row>
        <table:table-row table:style-name="ro1">
          <table:table-cell office:value-type="string" calcext:value-type="string">
            <text:p>2020-08-02 14:04:09.821</text:p>
          </table:table-cell>
          <table:table-cell office:value-type="float" office:value="43.944751" calcext:value-type="float">
            <text:p>43.944751</text:p>
          </table:table-cell>
          <table:table-cell office:value-type="float" office:value="-78.8980156" calcext:value-type="float">
            <text:p>-78.8980156</text:p>
          </table:table-cell>
        </table:table-row>
        <table:table-row table:style-name="ro1">
          <table:table-cell office:value-type="string" calcext:value-type="string">
            <text:p>2020-08-02 14:04:10.821</text:p>
          </table:table-cell>
          <table:table-cell office:value-type="float" office:value="43.9447966" calcext:value-type="float">
            <text:p>43.9447966</text:p>
          </table:table-cell>
          <table:table-cell office:value-type="float" office:value="-78.8980152" calcext:value-type="float">
            <text:p>-78.8980152</text:p>
          </table:table-cell>
        </table:table-row>
        <table:table-row table:style-name="ro1">
          <table:table-cell office:value-type="string" calcext:value-type="string">
            <text:p>2020-08-02 14:04:11.806</text:p>
          </table:table-cell>
          <table:table-cell office:value-type="float" office:value="43.944833" calcext:value-type="float">
            <text:p>43.944833</text:p>
          </table:table-cell>
          <table:table-cell office:value-type="float" office:value="-78.8980149" calcext:value-type="float">
            <text:p>-78.8980149</text:p>
          </table:table-cell>
        </table:table-row>
        <table:table-row table:style-name="ro1">
          <table:table-cell office:value-type="string" calcext:value-type="string">
            <text:p>2020-08-02 14:04:12.811</text:p>
          </table:table-cell>
          <table:table-cell office:value-type="float" office:value="43.9448785" calcext:value-type="float">
            <text:p>43.9448785</text:p>
          </table:table-cell>
          <table:table-cell office:value-type="float" office:value="-78.8980149" calcext:value-type="float">
            <text:p>-78.8980149</text:p>
          </table:table-cell>
        </table:table-row>
        <table:table-row table:style-name="ro1">
          <table:table-cell office:value-type="string" calcext:value-type="string">
            <text:p>2020-08-02 14:04:13.809</text:p>
          </table:table-cell>
          <table:table-cell office:value-type="float" office:value="43.9449254" calcext:value-type="float">
            <text:p>43.9449254</text:p>
          </table:table-cell>
          <table:table-cell office:value-type="float" office:value="-78.898015" calcext:value-type="float">
            <text:p>-78.898015</text:p>
          </table:table-cell>
        </table:table-row>
        <table:table-row table:style-name="ro1">
          <table:table-cell office:value-type="string" calcext:value-type="string">
            <text:p>2020-08-02 14:04:14.812</text:p>
          </table:table-cell>
          <table:table-cell office:value-type="float" office:value="43.9449718" calcext:value-type="float">
            <text:p>43.9449718</text:p>
          </table:table-cell>
          <table:table-cell office:value-type="float" office:value="-78.898015" calcext:value-type="float">
            <text:p>-78.898015</text:p>
          </table:table-cell>
        </table:table-row>
        <table:table-row table:style-name="ro1">
          <table:table-cell office:value-type="string" calcext:value-type="string">
            <text:p>2020-08-02 14:04:15.811</text:p>
          </table:table-cell>
          <table:table-cell office:value-type="float" office:value="43.9450175" calcext:value-type="float">
            <text:p>43.9450175</text:p>
          </table:table-cell>
          <table:table-cell office:value-type="float" office:value="-78.8980148" calcext:value-type="float">
            <text:p>-78.8980148</text:p>
          </table:table-cell>
        </table:table-row>
        <table:table-row table:style-name="ro1">
          <table:table-cell office:value-type="string" calcext:value-type="string">
            <text:p>2020-08-02 14:04:16.808</text:p>
          </table:table-cell>
          <table:table-cell office:value-type="float" office:value="43.9450629" calcext:value-type="float">
            <text:p>43.9450629</text:p>
          </table:table-cell>
          <table:table-cell office:value-type="float" office:value="-78.8980146" calcext:value-type="float">
            <text:p>-78.8980146</text:p>
          </table:table-cell>
        </table:table-row>
        <table:table-row table:style-name="ro1">
          <table:table-cell office:value-type="string" calcext:value-type="string">
            <text:p>2020-08-02 14:04:17.808</text:p>
          </table:table-cell>
          <table:table-cell office:value-type="float" office:value="43.9451089" calcext:value-type="float">
            <text:p>43.9451089</text:p>
          </table:table-cell>
          <table:table-cell office:value-type="float" office:value="-78.8980142" calcext:value-type="float">
            <text:p>-78.8980142</text:p>
          </table:table-cell>
        </table:table-row>
        <table:table-row table:style-name="ro1">
          <table:table-cell office:value-type="string" calcext:value-type="string">
            <text:p>2020-08-02 14:04:18.809</text:p>
          </table:table-cell>
          <table:table-cell office:value-type="float" office:value="43.9451554" calcext:value-type="float">
            <text:p>43.9451554</text:p>
          </table:table-cell>
          <table:table-cell office:value-type="float" office:value="-78.8980139" calcext:value-type="float">
            <text:p>-78.8980139</text:p>
          </table:table-cell>
        </table:table-row>
        <table:table-row table:style-name="ro1">
          <table:table-cell office:value-type="string" calcext:value-type="string">
            <text:p>2020-08-02 14:04:19.811</text:p>
          </table:table-cell>
          <table:table-cell office:value-type="float" office:value="43.9452012" calcext:value-type="float">
            <text:p>43.9452012</text:p>
          </table:table-cell>
          <table:table-cell office:value-type="float" office:value="-78.8980133" calcext:value-type="float">
            <text:p>-78.8980133</text:p>
          </table:table-cell>
        </table:table-row>
        <table:table-row table:style-name="ro1">
          <table:table-cell office:value-type="string" calcext:value-type="string">
            <text:p>2020-08-02 14:04:20.808</text:p>
          </table:table-cell>
          <table:table-cell office:value-type="float" office:value="43.9452461" calcext:value-type="float">
            <text:p>43.9452461</text:p>
          </table:table-cell>
          <table:table-cell office:value-type="float" office:value="-78.8980128" calcext:value-type="float">
            <text:p>-78.8980128</text:p>
          </table:table-cell>
        </table:table-row>
        <table:table-row table:style-name="ro1">
          <table:table-cell office:value-type="string" calcext:value-type="string">
            <text:p>2020-08-02 14:04:21.811</text:p>
          </table:table-cell>
          <table:table-cell office:value-type="float" office:value="43.9452818" calcext:value-type="float">
            <text:p>43.9452818</text:p>
          </table:table-cell>
          <table:table-cell office:value-type="float" office:value="-78.8980125" calcext:value-type="float">
            <text:p>-78.8980125</text:p>
          </table:table-cell>
        </table:table-row>
        <table:table-row table:style-name="ro1">
          <table:table-cell office:value-type="string" calcext:value-type="string">
            <text:p>2020-08-02 14:04:22.810</text:p>
          </table:table-cell>
          <table:table-cell office:value-type="float" office:value="43.9453272" calcext:value-type="float">
            <text:p>43.9453272</text:p>
          </table:table-cell>
          <table:table-cell office:value-type="float" office:value="-78.8980122" calcext:value-type="float">
            <text:p>-78.8980122</text:p>
          </table:table-cell>
        </table:table-row>
        <table:table-row table:style-name="ro1">
          <table:table-cell office:value-type="string" calcext:value-type="string">
            <text:p>2020-08-02 14:04:23.804</text:p>
          </table:table-cell>
          <table:table-cell office:value-type="float" office:value="43.9453734" calcext:value-type="float">
            <text:p>43.9453734</text:p>
          </table:table-cell>
          <table:table-cell office:value-type="float" office:value="-78.8980122" calcext:value-type="float">
            <text:p>-78.8980122</text:p>
          </table:table-cell>
        </table:table-row>
        <table:table-row table:style-name="ro1">
          <table:table-cell office:value-type="string" calcext:value-type="string">
            <text:p>2020-08-02 14:04:24.804</text:p>
          </table:table-cell>
          <table:table-cell office:value-type="float" office:value="43.9454192" calcext:value-type="float">
            <text:p>43.9454192</text:p>
          </table:table-cell>
          <table:table-cell office:value-type="float" office:value="-78.8980124" calcext:value-type="float">
            <text:p>-78.8980124</text:p>
          </table:table-cell>
        </table:table-row>
        <table:table-row table:style-name="ro1">
          <table:table-cell office:value-type="string" calcext:value-type="string">
            <text:p>2020-08-02 14:04:25.810</text:p>
          </table:table-cell>
          <table:table-cell office:value-type="float" office:value="43.9454647" calcext:value-type="float">
            <text:p>43.9454647</text:p>
          </table:table-cell>
          <table:table-cell office:value-type="float" office:value="-78.8980127" calcext:value-type="float">
            <text:p>-78.8980127</text:p>
          </table:table-cell>
        </table:table-row>
        <table:table-row table:style-name="ro1">
          <table:table-cell office:value-type="string" calcext:value-type="string">
            <text:p>2020-08-02 14:04:26.806</text:p>
          </table:table-cell>
          <table:table-cell office:value-type="float" office:value="43.9455099" calcext:value-type="float">
            <text:p>43.9455099</text:p>
          </table:table-cell>
          <table:table-cell office:value-type="float" office:value="-78.898013" calcext:value-type="float">
            <text:p>-78.898013</text:p>
          </table:table-cell>
        </table:table-row>
        <table:table-row table:style-name="ro1">
          <table:table-cell office:value-type="string" calcext:value-type="string">
            <text:p>2020-08-02 14:04:27.810</text:p>
          </table:table-cell>
          <table:table-cell office:value-type="float" office:value="43.9455552" calcext:value-type="float">
            <text:p>43.9455552</text:p>
          </table:table-cell>
          <table:table-cell office:value-type="float" office:value="-78.8980131" calcext:value-type="float">
            <text:p>-78.8980131</text:p>
          </table:table-cell>
        </table:table-row>
        <table:table-row table:style-name="ro1">
          <table:table-cell office:value-type="string" calcext:value-type="string">
            <text:p>2020-08-02 14:04:28.804</text:p>
          </table:table-cell>
          <table:table-cell office:value-type="float" office:value="43.9456015" calcext:value-type="float">
            <text:p>43.9456015</text:p>
          </table:table-cell>
          <table:table-cell office:value-type="float" office:value="-78.8980134" calcext:value-type="float">
            <text:p>-78.8980134</text:p>
          </table:table-cell>
        </table:table-row>
        <table:table-row table:style-name="ro1">
          <table:table-cell office:value-type="string" calcext:value-type="string">
            <text:p>2020-08-02 14:04:29.813</text:p>
          </table:table-cell>
          <table:table-cell office:value-type="float" office:value="43.9456477" calcext:value-type="float">
            <text:p>43.9456477</text:p>
          </table:table-cell>
          <table:table-cell office:value-type="float" office:value="-78.8980137" calcext:value-type="float">
            <text:p>-78.8980137</text:p>
          </table:table-cell>
        </table:table-row>
        <table:table-row table:style-name="ro1">
          <table:table-cell office:value-type="string" calcext:value-type="string">
            <text:p>2020-08-02 14:04:30.828</text:p>
          </table:table-cell>
          <table:table-cell office:value-type="float" office:value="43.9456937" calcext:value-type="float">
            <text:p>43.9456937</text:p>
          </table:table-cell>
          <table:table-cell office:value-type="float" office:value="-78.8980141" calcext:value-type="float">
            <text:p>-78.8980141</text:p>
          </table:table-cell>
        </table:table-row>
        <table:table-row table:style-name="ro1">
          <table:table-cell office:value-type="string" calcext:value-type="string">
            <text:p>2020-08-02 14:04:31.812</text:p>
          </table:table-cell>
          <table:table-cell office:value-type="float" office:value="43.9457301" calcext:value-type="float">
            <text:p>43.9457301</text:p>
          </table:table-cell>
          <table:table-cell office:value-type="float" office:value="-78.8980142" calcext:value-type="float">
            <text:p>-78.8980142</text:p>
          </table:table-cell>
        </table:table-row>
        <table:table-row table:style-name="ro1">
          <table:table-cell office:value-type="string" calcext:value-type="string">
            <text:p>2020-08-02 14:04:32.812</text:p>
          </table:table-cell>
          <table:table-cell office:value-type="float" office:value="43.9457762" calcext:value-type="float">
            <text:p>43.9457762</text:p>
          </table:table-cell>
          <table:table-cell office:value-type="float" office:value="-78.8980142" calcext:value-type="float">
            <text:p>-78.8980142</text:p>
          </table:table-cell>
        </table:table-row>
        <table:table-row table:style-name="ro1">
          <table:table-cell office:value-type="string" calcext:value-type="string">
            <text:p>2020-08-02 14:04:33.804</text:p>
          </table:table-cell>
          <table:table-cell office:value-type="float" office:value="43.9458229" calcext:value-type="float">
            <text:p>43.9458229</text:p>
          </table:table-cell>
          <table:table-cell office:value-type="float" office:value="-78.8980139" calcext:value-type="float">
            <text:p>-78.8980139</text:p>
          </table:table-cell>
        </table:table-row>
        <table:table-row table:style-name="ro1">
          <table:table-cell office:value-type="string" calcext:value-type="string">
            <text:p>2020-08-02 14:04:34.813</text:p>
          </table:table-cell>
          <table:table-cell office:value-type="float" office:value="43.9458694" calcext:value-type="float">
            <text:p>43.9458694</text:p>
          </table:table-cell>
          <table:table-cell office:value-type="float" office:value="-78.8980135" calcext:value-type="float">
            <text:p>-78.8980135</text:p>
          </table:table-cell>
        </table:table-row>
        <table:table-row table:style-name="ro1">
          <table:table-cell office:value-type="string" calcext:value-type="string">
            <text:p>2020-08-02 14:04:35.814</text:p>
          </table:table-cell>
          <table:table-cell office:value-type="float" office:value="43.9459153" calcext:value-type="float">
            <text:p>43.9459153</text:p>
          </table:table-cell>
          <table:table-cell office:value-type="float" office:value="-78.8980132" calcext:value-type="float">
            <text:p>-78.8980132</text:p>
          </table:table-cell>
        </table:table-row>
        <table:table-row table:style-name="ro1">
          <table:table-cell office:value-type="string" calcext:value-type="string">
            <text:p>2020-08-02 14:04:36.814</text:p>
          </table:table-cell>
          <table:table-cell office:value-type="float" office:value="43.9459607" calcext:value-type="float">
            <text:p>43.9459607</text:p>
          </table:table-cell>
          <table:table-cell office:value-type="float" office:value="-78.898013" calcext:value-type="float">
            <text:p>-78.898013</text:p>
          </table:table-cell>
        </table:table-row>
        <table:table-row table:style-name="ro1">
          <table:table-cell office:value-type="string" calcext:value-type="string">
            <text:p>2020-08-02 14:04:37.804</text:p>
          </table:table-cell>
          <table:table-cell office:value-type="float" office:value="43.9460058" calcext:value-type="float">
            <text:p>43.9460058</text:p>
          </table:table-cell>
          <table:table-cell office:value-type="float" office:value="-78.8980129" calcext:value-type="float">
            <text:p>-78.8980129</text:p>
          </table:table-cell>
        </table:table-row>
        <table:table-row table:style-name="ro1">
          <table:table-cell office:value-type="string" calcext:value-type="string">
            <text:p>2020-08-02 14:04:38.804</text:p>
          </table:table-cell>
          <table:table-cell office:value-type="float" office:value="43.9460519" calcext:value-type="float">
            <text:p>43.9460519</text:p>
          </table:table-cell>
          <table:table-cell office:value-type="float" office:value="-78.8980132" calcext:value-type="float">
            <text:p>-78.8980132</text:p>
          </table:table-cell>
        </table:table-row>
        <table:table-row table:style-name="ro1">
          <table:table-cell office:value-type="string" calcext:value-type="string">
            <text:p>2020-08-02 14:04:39.804</text:p>
          </table:table-cell>
          <table:table-cell office:value-type="float" office:value="43.9460986" calcext:value-type="float">
            <text:p>43.9460986</text:p>
          </table:table-cell>
          <table:table-cell office:value-type="float" office:value="-78.8980134" calcext:value-type="float">
            <text:p>-78.8980134</text:p>
          </table:table-cell>
        </table:table-row>
        <table:table-row table:style-name="ro1">
          <table:table-cell office:value-type="string" calcext:value-type="string">
            <text:p>2020-08-02 14:04:40.806</text:p>
          </table:table-cell>
          <table:table-cell office:value-type="float" office:value="43.9461446" calcext:value-type="float">
            <text:p>43.9461446</text:p>
          </table:table-cell>
          <table:table-cell office:value-type="float" office:value="-78.8980134" calcext:value-type="float">
            <text:p>-78.8980134</text:p>
          </table:table-cell>
        </table:table-row>
        <table:table-row table:style-name="ro1">
          <table:table-cell office:value-type="string" calcext:value-type="string">
            <text:p>2020-08-02 14:04:41.804</text:p>
          </table:table-cell>
          <table:table-cell office:value-type="float" office:value="43.946181" calcext:value-type="float">
            <text:p>43.946181</text:p>
          </table:table-cell>
          <table:table-cell office:value-type="float" office:value="-78.8980132" calcext:value-type="float">
            <text:p>-78.8980132</text:p>
          </table:table-cell>
        </table:table-row>
        <table:table-row table:style-name="ro1">
          <table:table-cell office:value-type="string" calcext:value-type="string">
            <text:p>2020-08-02 14:04:42.804</text:p>
          </table:table-cell>
          <table:table-cell office:value-type="float" office:value="43.946226" calcext:value-type="float">
            <text:p>43.946226</text:p>
          </table:table-cell>
          <table:table-cell office:value-type="float" office:value="-78.8980129" calcext:value-type="float">
            <text:p>-78.8980129</text:p>
          </table:table-cell>
        </table:table-row>
        <table:table-row table:style-name="ro1">
          <table:table-cell office:value-type="string" calcext:value-type="string">
            <text:p>2020-08-02 14:04:43.809</text:p>
          </table:table-cell>
          <table:table-cell office:value-type="float" office:value="43.946272" calcext:value-type="float">
            <text:p>43.946272</text:p>
          </table:table-cell>
          <table:table-cell office:value-type="float" office:value="-78.8980128" calcext:value-type="float">
            <text:p>-78.8980128</text:p>
          </table:table-cell>
        </table:table-row>
        <table:table-row table:style-name="ro1">
          <table:table-cell office:value-type="string" calcext:value-type="string">
            <text:p>2020-08-02 14:04:44.817</text:p>
          </table:table-cell>
          <table:table-cell office:value-type="float" office:value="43.9463186" calcext:value-type="float">
            <text:p>43.9463186</text:p>
          </table:table-cell>
          <table:table-cell office:value-type="float" office:value="-78.8980128" calcext:value-type="float">
            <text:p>-78.8980128</text:p>
          </table:table-cell>
        </table:table-row>
        <table:table-row table:style-name="ro1">
          <table:table-cell office:value-type="string" calcext:value-type="string">
            <text:p>2020-08-02 14:04:45.804</text:p>
          </table:table-cell>
          <table:table-cell office:value-type="float" office:value="43.9463646" calcext:value-type="float">
            <text:p>43.9463646</text:p>
          </table:table-cell>
          <table:table-cell office:value-type="float" office:value="-78.8980127" calcext:value-type="float">
            <text:p>-78.8980127</text:p>
          </table:table-cell>
        </table:table-row>
        <table:table-row table:style-name="ro1">
          <table:table-cell office:value-type="string" calcext:value-type="string">
            <text:p>2020-08-02 14:04:46.817</text:p>
          </table:table-cell>
          <table:table-cell office:value-type="float" office:value="43.94641" calcext:value-type="float">
            <text:p>43.94641</text:p>
          </table:table-cell>
          <table:table-cell office:value-type="float" office:value="-78.8980126" calcext:value-type="float">
            <text:p>-78.8980126</text:p>
          </table:table-cell>
        </table:table-row>
        <table:table-row table:style-name="ro1">
          <table:table-cell office:value-type="string" calcext:value-type="string">
            <text:p>2020-08-02 14:04:47.804</text:p>
          </table:table-cell>
          <table:table-cell office:value-type="float" office:value="43.9464554" calcext:value-type="float">
            <text:p>43.9464554</text:p>
          </table:table-cell>
          <table:table-cell office:value-type="float" office:value="-78.8980123" calcext:value-type="float">
            <text:p>-78.8980123</text:p>
          </table:table-cell>
        </table:table-row>
        <table:table-row table:style-name="ro1">
          <table:table-cell office:value-type="string" calcext:value-type="string">
            <text:p>2020-08-02 14:04:48.804</text:p>
          </table:table-cell>
          <table:table-cell office:value-type="float" office:value="43.9465019" calcext:value-type="float">
            <text:p>43.9465019</text:p>
          </table:table-cell>
          <table:table-cell office:value-type="float" office:value="-78.8980123" calcext:value-type="float">
            <text:p>-78.8980123</text:p>
          </table:table-cell>
        </table:table-row>
        <table:table-row table:style-name="ro1">
          <table:table-cell office:value-type="string" calcext:value-type="string">
            <text:p>2020-08-02 14:04:49.805</text:p>
          </table:table-cell>
          <table:table-cell office:value-type="float" office:value="43.9465484" calcext:value-type="float">
            <text:p>43.9465484</text:p>
          </table:table-cell>
          <table:table-cell office:value-type="float" office:value="-78.8980125" calcext:value-type="float">
            <text:p>-78.8980125</text:p>
          </table:table-cell>
        </table:table-row>
        <table:table-row table:style-name="ro1">
          <table:table-cell office:value-type="string" calcext:value-type="string">
            <text:p>2020-08-02 14:04:50.820</text:p>
          </table:table-cell>
          <table:table-cell office:value-type="float" office:value="43.9465942" calcext:value-type="float">
            <text:p>43.9465942</text:p>
          </table:table-cell>
          <table:table-cell office:value-type="float" office:value="-78.8980127" calcext:value-type="float">
            <text:p>-78.8980127</text:p>
          </table:table-cell>
        </table:table-row>
        <table:table-row table:style-name="ro1">
          <table:table-cell office:value-type="string" calcext:value-type="string">
            <text:p>2020-08-02 14:04:51.804</text:p>
          </table:table-cell>
          <table:table-cell office:value-type="float" office:value="43.9466394" calcext:value-type="float">
            <text:p>43.9466394</text:p>
          </table:table-cell>
          <table:table-cell office:value-type="float" office:value="-78.8980127" calcext:value-type="float">
            <text:p>-78.8980127</text:p>
          </table:table-cell>
        </table:table-row>
        <table:table-row table:style-name="ro1">
          <table:table-cell office:value-type="string" calcext:value-type="string">
            <text:p>2020-08-02 14:04:52.806</text:p>
          </table:table-cell>
          <table:table-cell office:value-type="float" office:value="43.9466753" calcext:value-type="float">
            <text:p>43.9466753</text:p>
          </table:table-cell>
          <table:table-cell office:value-type="float" office:value="-78.8980129" calcext:value-type="float">
            <text:p>-78.8980129</text:p>
          </table:table-cell>
        </table:table-row>
        <table:table-row table:style-name="ro1">
          <table:table-cell office:value-type="string" calcext:value-type="string">
            <text:p>2020-08-02 14:04:53.803</text:p>
          </table:table-cell>
          <table:table-cell office:value-type="float" office:value="43.946721" calcext:value-type="float">
            <text:p>43.946721</text:p>
          </table:table-cell>
          <table:table-cell office:value-type="float" office:value="-78.8980132" calcext:value-type="float">
            <text:p>-78.8980132</text:p>
          </table:table-cell>
        </table:table-row>
        <table:table-row table:style-name="ro1">
          <table:table-cell office:value-type="string" calcext:value-type="string">
            <text:p>2020-08-02 14:04:54.804</text:p>
          </table:table-cell>
          <table:table-cell office:value-type="float" office:value="43.9467673" calcext:value-type="float">
            <text:p>43.9467673</text:p>
          </table:table-cell>
          <table:table-cell office:value-type="float" office:value="-78.8980137" calcext:value-type="float">
            <text:p>-78.8980137</text:p>
          </table:table-cell>
        </table:table-row>
        <table:table-row table:style-name="ro1">
          <table:table-cell office:value-type="string" calcext:value-type="string">
            <text:p>2020-08-02 14:04:55.804</text:p>
          </table:table-cell>
          <table:table-cell office:value-type="float" office:value="43.9468132" calcext:value-type="float">
            <text:p>43.9468132</text:p>
          </table:table-cell>
          <table:table-cell office:value-type="float" office:value="-78.8980142" calcext:value-type="float">
            <text:p>-78.8980142</text:p>
          </table:table-cell>
        </table:table-row>
        <table:table-row table:style-name="ro1">
          <table:table-cell office:value-type="string" calcext:value-type="string">
            <text:p>2020-08-02 14:04:56.809</text:p>
          </table:table-cell>
          <table:table-cell office:value-type="float" office:value="43.9468586" calcext:value-type="float">
            <text:p>43.9468586</text:p>
          </table:table-cell>
          <table:table-cell office:value-type="float" office:value="-78.8980146" calcext:value-type="float">
            <text:p>-78.8980146</text:p>
          </table:table-cell>
        </table:table-row>
        <table:table-row table:style-name="ro1">
          <table:table-cell office:value-type="string" calcext:value-type="string">
            <text:p>2020-08-02 14:04:57.806</text:p>
          </table:table-cell>
          <table:table-cell office:value-type="float" office:value="43.9469036" calcext:value-type="float">
            <text:p>43.9469036</text:p>
          </table:table-cell>
          <table:table-cell office:value-type="float" office:value="-78.8980146" calcext:value-type="float">
            <text:p>-78.8980146</text:p>
          </table:table-cell>
        </table:table-row>
        <table:table-row table:style-name="ro1">
          <table:table-cell office:value-type="string" calcext:value-type="string">
            <text:p>2020-08-02 14:04:58.822</text:p>
          </table:table-cell>
          <table:table-cell office:value-type="float" office:value="43.9469496" calcext:value-type="float">
            <text:p>43.9469496</text:p>
          </table:table-cell>
          <table:table-cell office:value-type="float" office:value="-78.8980144" calcext:value-type="float">
            <text:p>-78.8980144</text:p>
          </table:table-cell>
        </table:table-row>
        <table:table-row table:style-name="ro1">
          <table:table-cell office:value-type="string" calcext:value-type="string">
            <text:p>2020-08-02 14:04:59.806</text:p>
          </table:table-cell>
          <table:table-cell office:value-type="float" office:value="43.9469959" calcext:value-type="float">
            <text:p>43.9469959</text:p>
          </table:table-cell>
          <table:table-cell office:value-type="float" office:value="-78.8980141" calcext:value-type="float">
            <text:p>-78.8980141</text:p>
          </table:table-cell>
        </table:table-row>
        <table:table-row table:style-name="ro1">
          <table:table-cell office:value-type="string" calcext:value-type="string">
            <text:p>2020-08-02 14:05:00.806</text:p>
          </table:table-cell>
          <table:table-cell office:value-type="float" office:value="43.9470419" calcext:value-type="float">
            <text:p>43.9470419</text:p>
          </table:table-cell>
          <table:table-cell office:value-type="float" office:value="-78.8980135" calcext:value-type="float">
            <text:p>-78.8980135</text:p>
          </table:table-cell>
        </table:table-row>
        <table:table-row table:style-name="ro1">
          <table:table-cell office:value-type="string" calcext:value-type="string">
            <text:p>2020-08-02 14:05:01.804</text:p>
          </table:table-cell>
          <table:table-cell office:value-type="float" office:value="43.9470878" calcext:value-type="float">
            <text:p>43.9470878</text:p>
          </table:table-cell>
          <table:table-cell office:value-type="float" office:value="-78.8980129" calcext:value-type="float">
            <text:p>-78.8980129</text:p>
          </table:table-cell>
        </table:table-row>
        <table:table-row table:style-name="ro1">
          <table:table-cell office:value-type="string" calcext:value-type="string">
            <text:p>2020-08-02 14:05:02.804</text:p>
          </table:table-cell>
          <table:table-cell office:value-type="float" office:value="43.9471244" calcext:value-type="float">
            <text:p>43.9471244</text:p>
          </table:table-cell>
          <table:table-cell office:value-type="float" office:value="-78.8980125" calcext:value-type="float">
            <text:p>-78.8980125</text:p>
          </table:table-cell>
        </table:table-row>
        <table:table-row table:style-name="ro1">
          <table:table-cell office:value-type="string" calcext:value-type="string">
            <text:p>2020-08-02 14:05:03.804</text:p>
          </table:table-cell>
          <table:table-cell office:value-type="float" office:value="43.9471703" calcext:value-type="float">
            <text:p>43.9471703</text:p>
          </table:table-cell>
          <table:table-cell office:value-type="float" office:value="-78.8980121" calcext:value-type="float">
            <text:p>-78.8980121</text:p>
          </table:table-cell>
        </table:table-row>
        <table:table-row table:style-name="ro1">
          <table:table-cell office:value-type="string" calcext:value-type="string">
            <text:p>2020-08-02 14:05:04.807</text:p>
          </table:table-cell>
          <table:table-cell office:value-type="float" office:value="43.9472173" calcext:value-type="float">
            <text:p>43.9472173</text:p>
          </table:table-cell>
          <table:table-cell office:value-type="float" office:value="-78.8980119" calcext:value-type="float">
            <text:p>-78.8980119</text:p>
          </table:table-cell>
        </table:table-row>
        <table:table-row table:style-name="ro1">
          <table:table-cell office:value-type="string" calcext:value-type="string">
            <text:p>2020-08-02 14:05:05.810</text:p>
          </table:table-cell>
          <table:table-cell office:value-type="float" office:value="43.9472626" calcext:value-type="float">
            <text:p>43.9472626</text:p>
          </table:table-cell>
          <table:table-cell office:value-type="float" office:value="-78.8980119" calcext:value-type="float">
            <text:p>-78.8980119</text:p>
          </table:table-cell>
        </table:table-row>
        <table:table-row table:style-name="ro1">
          <table:table-cell office:value-type="string" calcext:value-type="string">
            <text:p>2020-08-02 14:05:06.825</text:p>
          </table:table-cell>
          <table:table-cell office:value-type="float" office:value="43.9472917" calcext:value-type="float">
            <text:p>43.9472917</text:p>
          </table:table-cell>
          <table:table-cell office:value-type="float" office:value="-78.8980109" calcext:value-type="float">
            <text:p>-78.8980109</text:p>
          </table:table-cell>
        </table:table-row>
        <table:table-row table:style-name="ro1">
          <table:table-cell office:value-type="string" calcext:value-type="string">
            <text:p>2020-08-02 14:05:07.811</text:p>
          </table:table-cell>
          <table:table-cell office:value-type="float" office:value="43.947306" calcext:value-type="float">
            <text:p>43.947306</text:p>
          </table:table-cell>
          <table:table-cell office:value-type="float" office:value="-78.8980095" calcext:value-type="float">
            <text:p>-78.8980095</text:p>
          </table:table-cell>
        </table:table-row>
        <table:table-row table:style-name="ro1">
          <table:table-cell office:value-type="string" calcext:value-type="string">
            <text:p>2020-08-02 14:05:08.813</text:p>
          </table:table-cell>
          <table:table-cell office:value-type="float" office:value="43.9473205" calcext:value-type="float">
            <text:p>43.9473205</text:p>
          </table:table-cell>
          <table:table-cell office:value-type="float" office:value="-78.8979935" calcext:value-type="float">
            <text:p>-78.8979935</text:p>
          </table:table-cell>
        </table:table-row>
        <table:table-row table:style-name="ro1">
          <table:table-cell office:value-type="string" calcext:value-type="string">
            <text:p>2020-08-02 14:05:09.810</text:p>
          </table:table-cell>
          <table:table-cell office:value-type="float" office:value="43.9473342" calcext:value-type="float">
            <text:p>43.9473342</text:p>
          </table:table-cell>
          <table:table-cell office:value-type="float" office:value="-78.8979425" calcext:value-type="float">
            <text:p>-78.8979425</text:p>
          </table:table-cell>
        </table:table-row>
        <table:table-row table:style-name="ro1">
          <table:table-cell office:value-type="string" calcext:value-type="string">
            <text:p>2020-08-02 14:05:10.804</text:p>
          </table:table-cell>
          <table:table-cell office:value-type="float" office:value="43.9473485" calcext:value-type="float">
            <text:p>43.9473485</text:p>
          </table:table-cell>
          <table:table-cell office:value-type="float" office:value="-78.8978792" calcext:value-type="float">
            <text:p>-78.8978792</text:p>
          </table:table-cell>
        </table:table-row>
        <table:table-row table:style-name="ro1">
          <table:table-cell office:value-type="string" calcext:value-type="string">
            <text:p>2020-08-02 14:05:11.804</text:p>
          </table:table-cell>
          <table:table-cell office:value-type="float" office:value="43.9473637" calcext:value-type="float">
            <text:p>43.9473637</text:p>
          </table:table-cell>
          <table:table-cell office:value-type="float" office:value="-78.8978179" calcext:value-type="float">
            <text:p>-78.8978179</text:p>
          </table:table-cell>
        </table:table-row>
        <table:table-row table:style-name="ro1">
          <table:table-cell office:value-type="string" calcext:value-type="string">
            <text:p>2020-08-02 14:05:12.810</text:p>
          </table:table-cell>
          <table:table-cell office:value-type="float" office:value="43.9473637" calcext:value-type="float">
            <text:p>43.9473637</text:p>
          </table:table-cell>
          <table:table-cell office:value-type="float" office:value="-78.8978179" calcext:value-type="float">
            <text:p>-78.8978179</text:p>
          </table:table-cell>
        </table:table-row>
        <table:table-row table:style-name="ro1">
          <table:table-cell office:value-type="string" calcext:value-type="string">
            <text:p>2020-08-02 14:05:13.811</text:p>
          </table:table-cell>
          <table:table-cell office:value-type="float" office:value="43.9473751" calcext:value-type="float">
            <text:p>43.9473751</text:p>
          </table:table-cell>
          <table:table-cell office:value-type="float" office:value="-78.8977701" calcext:value-type="float">
            <text:p>-78.8977701</text:p>
          </table:table-cell>
        </table:table-row>
        <table:table-row table:style-name="ro1">
          <table:table-cell office:value-type="string" calcext:value-type="string">
            <text:p>2020-08-02 14:05:14.811</text:p>
          </table:table-cell>
          <table:table-cell office:value-type="float" office:value="43.9473885" calcext:value-type="float">
            <text:p>43.9473885</text:p>
          </table:table-cell>
          <table:table-cell office:value-type="float" office:value="-78.8977107" calcext:value-type="float">
            <text:p>-78.8977107</text:p>
          </table:table-cell>
        </table:table-row>
        <table:table-row table:style-name="ro1">
          <table:table-cell office:value-type="string" calcext:value-type="string">
            <text:p>2020-08-02 14:05:15.828</text:p>
          </table:table-cell>
          <table:table-cell office:value-type="float" office:value="43.9473979" calcext:value-type="float">
            <text:p>43.9473979</text:p>
          </table:table-cell>
          <table:table-cell office:value-type="float" office:value="-78.8976671" calcext:value-type="float">
            <text:p>-78.8976671</text:p>
          </table:table-cell>
        </table:table-row>
        <table:table-row table:style-name="ro1">
          <table:table-cell office:value-type="string" calcext:value-type="string">
            <text:p>2020-08-02 14:05:16.804</text:p>
          </table:table-cell>
          <table:table-cell office:value-type="float" office:value="43.9473996" calcext:value-type="float">
            <text:p>43.9473996</text:p>
          </table:table-cell>
          <table:table-cell office:value-type="float" office:value="-78.8976469" calcext:value-type="float">
            <text:p>-78.8976469</text:p>
          </table:table-cell>
        </table:table-row>
        <table:table-row table:style-name="ro1">
          <table:table-cell office:value-type="string" calcext:value-type="string">
            <text:p>2020-08-02 14:05:17.804</text:p>
          </table:table-cell>
          <table:table-cell office:value-type="float" office:value="43.9473946" calcext:value-type="float">
            <text:p>43.9473946</text:p>
          </table:table-cell>
          <table:table-cell office:value-type="float" office:value="-78.8976355" calcext:value-type="float">
            <text:p>-78.8976355</text:p>
          </table:table-cell>
        </table:table-row>
        <table:table-row table:style-name="ro1">
          <table:table-cell office:value-type="string" calcext:value-type="string">
            <text:p>2020-08-02 14:05:18.829</text:p>
          </table:table-cell>
          <table:table-cell office:value-type="float" office:value="43.9473701" calcext:value-type="float">
            <text:p>43.9473701</text:p>
          </table:table-cell>
          <table:table-cell office:value-type="float" office:value="-78.8976256" calcext:value-type="float">
            <text:p>-78.8976256</text:p>
          </table:table-cell>
        </table:table-row>
        <table:table-row table:style-name="ro1">
          <table:table-cell office:value-type="string" calcext:value-type="string">
            <text:p>2020-08-02 14:05:19.815</text:p>
          </table:table-cell>
          <table:table-cell office:value-type="float" office:value="43.9473276" calcext:value-type="float">
            <text:p>43.9473276</text:p>
          </table:table-cell>
          <table:table-cell office:value-type="float" office:value="-78.8976211" calcext:value-type="float">
            <text:p>-78.8976211</text:p>
          </table:table-cell>
        </table:table-row>
        <table:table-row table:style-name="ro1">
          <table:table-cell office:value-type="string" calcext:value-type="string">
            <text:p>2020-08-02 14:05:20.829</text:p>
          </table:table-cell>
          <table:table-cell office:value-type="float" office:value="43.9472805" calcext:value-type="float">
            <text:p>43.9472805</text:p>
          </table:table-cell>
          <table:table-cell office:value-type="float" office:value="-78.8976199" calcext:value-type="float">
            <text:p>-78.8976199</text:p>
          </table:table-cell>
        </table:table-row>
        <table:table-row table:style-name="ro1">
          <table:table-cell office:value-type="string" calcext:value-type="string">
            <text:p>2020-08-02 14:05:21.814</text:p>
          </table:table-cell>
          <table:table-cell office:value-type="float" office:value="43.9472343" calcext:value-type="float">
            <text:p>43.9472343</text:p>
          </table:table-cell>
          <table:table-cell office:value-type="float" office:value="-78.8976199" calcext:value-type="float">
            <text:p>-78.8976199</text:p>
          </table:table-cell>
        </table:table-row>
        <table:table-row table:style-name="ro1">
          <table:table-cell office:value-type="string" calcext:value-type="string">
            <text:p>2020-08-02 14:05:22.814</text:p>
          </table:table-cell>
          <table:table-cell office:value-type="float" office:value="43.9471894" calcext:value-type="float">
            <text:p>43.9471894</text:p>
          </table:table-cell>
          <table:table-cell office:value-type="float" office:value="-78.8976203" calcext:value-type="float">
            <text:p>-78.8976203</text:p>
          </table:table-cell>
        </table:table-row>
        <table:table-row table:style-name="ro1">
          <table:table-cell office:value-type="string" calcext:value-type="string">
            <text:p>2020-08-02 14:05:23.814</text:p>
          </table:table-cell>
          <table:table-cell office:value-type="float" office:value="43.9471538" calcext:value-type="float">
            <text:p>43.9471538</text:p>
          </table:table-cell>
          <table:table-cell office:value-type="float" office:value="-78.8976212" calcext:value-type="float">
            <text:p>-78.8976212</text:p>
          </table:table-cell>
        </table:table-row>
        <table:table-row table:style-name="ro1">
          <table:table-cell office:value-type="string" calcext:value-type="string">
            <text:p>2020-08-02 14:05:24.814</text:p>
          </table:table-cell>
          <table:table-cell office:value-type="float" office:value="43.9471092" calcext:value-type="float">
            <text:p>43.9471092</text:p>
          </table:table-cell>
          <table:table-cell office:value-type="float" office:value="-78.8976225" calcext:value-type="float">
            <text:p>-78.8976225</text:p>
          </table:table-cell>
        </table:table-row>
        <table:table-row table:style-name="ro1">
          <table:table-cell office:value-type="string" calcext:value-type="string">
            <text:p>2020-08-02 14:05:25.815</text:p>
          </table:table-cell>
          <table:table-cell office:value-type="float" office:value="43.947064" calcext:value-type="float">
            <text:p>43.947064</text:p>
          </table:table-cell>
          <table:table-cell office:value-type="float" office:value="-78.8976238" calcext:value-type="float">
            <text:p>-78.8976238</text:p>
          </table:table-cell>
        </table:table-row>
        <table:table-row table:style-name="ro1">
          <table:table-cell office:value-type="string" calcext:value-type="string">
            <text:p>2020-08-02 14:05:26.804</text:p>
          </table:table-cell>
          <table:table-cell office:value-type="float" office:value="43.9470189" calcext:value-type="float">
            <text:p>43.9470189</text:p>
          </table:table-cell>
          <table:table-cell office:value-type="float" office:value="-78.8976249" calcext:value-type="float">
            <text:p>-78.8976249</text:p>
          </table:table-cell>
        </table:table-row>
        <table:table-row table:style-name="ro1">
          <table:table-cell office:value-type="string" calcext:value-type="string">
            <text:p>2020-08-02 14:05:27.804</text:p>
          </table:table-cell>
          <table:table-cell office:value-type="float" office:value="43.9469738" calcext:value-type="float">
            <text:p>43.9469738</text:p>
          </table:table-cell>
          <table:table-cell office:value-type="float" office:value="-78.897626" calcext:value-type="float">
            <text:p>-78.897626</text:p>
          </table:table-cell>
        </table:table-row>
        <table:table-row table:style-name="ro1">
          <table:table-cell office:value-type="string" calcext:value-type="string">
            <text:p>2020-08-02 14:05:28.804</text:p>
          </table:table-cell>
          <table:table-cell office:value-type="float" office:value="43.9469285" calcext:value-type="float">
            <text:p>43.9469285</text:p>
          </table:table-cell>
          <table:table-cell office:value-type="float" office:value="-78.8976267" calcext:value-type="float">
            <text:p>-78.8976267</text:p>
          </table:table-cell>
        </table:table-row>
        <table:table-row table:style-name="ro1">
          <table:table-cell office:value-type="string" calcext:value-type="string">
            <text:p>2020-08-02 14:05:29.804</text:p>
          </table:table-cell>
          <table:table-cell office:value-type="float" office:value="43.9468828" calcext:value-type="float">
            <text:p>43.9468828</text:p>
          </table:table-cell>
          <table:table-cell office:value-type="float" office:value="-78.8976272" calcext:value-type="float">
            <text:p>-78.8976272</text:p>
          </table:table-cell>
        </table:table-row>
        <table:table-row table:style-name="ro1">
          <table:table-cell office:value-type="string" calcext:value-type="string">
            <text:p>2020-08-02 14:05:30.804</text:p>
          </table:table-cell>
          <table:table-cell office:value-type="float" office:value="43.9468365" calcext:value-type="float">
            <text:p>43.9468365</text:p>
          </table:table-cell>
          <table:table-cell office:value-type="float" office:value="-78.8976276" calcext:value-type="float">
            <text:p>-78.8976276</text:p>
          </table:table-cell>
        </table:table-row>
        <table:table-row table:style-name="ro1">
          <table:table-cell office:value-type="string" calcext:value-type="string">
            <text:p>2020-08-02 14:05:31.806</text:p>
          </table:table-cell>
          <table:table-cell office:value-type="float" office:value="43.9467901" calcext:value-type="float">
            <text:p>43.9467901</text:p>
          </table:table-cell>
          <table:table-cell office:value-type="float" office:value="-78.8976278" calcext:value-type="float">
            <text:p>-78.8976278</text:p>
          </table:table-cell>
        </table:table-row>
        <table:table-row table:style-name="ro1">
          <table:table-cell office:value-type="string" calcext:value-type="string">
            <text:p>2020-08-02 14:05:32.805</text:p>
          </table:table-cell>
          <table:table-cell office:value-type="float" office:value="43.9467441" calcext:value-type="float">
            <text:p>43.9467441</text:p>
          </table:table-cell>
          <table:table-cell office:value-type="float" office:value="-78.8976281" calcext:value-type="float">
            <text:p>-78.8976281</text:p>
          </table:table-cell>
        </table:table-row>
        <table:table-row table:style-name="ro1">
          <table:table-cell office:value-type="string" calcext:value-type="string">
            <text:p>2020-08-02 14:05:33.806</text:p>
          </table:table-cell>
          <table:table-cell office:value-type="float" office:value="43.9467075" calcext:value-type="float">
            <text:p>43.9467075</text:p>
          </table:table-cell>
          <table:table-cell office:value-type="float" office:value="-78.8976283" calcext:value-type="float">
            <text:p>-78.8976283</text:p>
          </table:table-cell>
        </table:table-row>
        <table:table-row table:style-name="ro1">
          <table:table-cell office:value-type="string" calcext:value-type="string">
            <text:p>2020-08-02 14:05:34.811</text:p>
          </table:table-cell>
          <table:table-cell office:value-type="float" office:value="43.9466617" calcext:value-type="float">
            <text:p>43.9466617</text:p>
          </table:table-cell>
          <table:table-cell office:value-type="float" office:value="-78.8976285" calcext:value-type="float">
            <text:p>-78.8976285</text:p>
          </table:table-cell>
        </table:table-row>
        <table:table-row table:style-name="ro1">
          <table:table-cell office:value-type="string" calcext:value-type="string">
            <text:p>2020-08-02 14:05:35.804</text:p>
          </table:table-cell>
          <table:table-cell office:value-type="float" office:value="43.946615" calcext:value-type="float">
            <text:p>43.946615</text:p>
          </table:table-cell>
          <table:table-cell office:value-type="float" office:value="-78.8976285" calcext:value-type="float">
            <text:p>-78.8976285</text:p>
          </table:table-cell>
        </table:table-row>
        <table:table-row table:style-name="ro1">
          <table:table-cell office:value-type="string" calcext:value-type="string">
            <text:p>2020-08-02 14:05:36.818</text:p>
          </table:table-cell>
          <table:table-cell office:value-type="float" office:value="43.9465683" calcext:value-type="float">
            <text:p>43.9465683</text:p>
          </table:table-cell>
          <table:table-cell office:value-type="float" office:value="-78.8976285" calcext:value-type="float">
            <text:p>-78.8976285</text:p>
          </table:table-cell>
        </table:table-row>
        <table:table-row table:style-name="ro1">
          <table:table-cell office:value-type="string" calcext:value-type="string">
            <text:p>2020-08-02 14:05:37.820</text:p>
          </table:table-cell>
          <table:table-cell office:value-type="float" office:value="43.9465223" calcext:value-type="float">
            <text:p>43.9465223</text:p>
          </table:table-cell>
          <table:table-cell office:value-type="float" office:value="-78.8976287" calcext:value-type="float">
            <text:p>-78.8976287</text:p>
          </table:table-cell>
        </table:table-row>
        <table:table-row table:style-name="ro1">
          <table:table-cell office:value-type="string" calcext:value-type="string">
            <text:p>2020-08-02 14:05:38.804</text:p>
          </table:table-cell>
          <table:table-cell office:value-type="float" office:value="43.9464768" calcext:value-type="float">
            <text:p>43.9464768</text:p>
          </table:table-cell>
          <table:table-cell office:value-type="float" office:value="-78.8976291" calcext:value-type="float">
            <text:p>-78.8976291</text:p>
          </table:table-cell>
        </table:table-row>
        <table:table-row table:style-name="ro1">
          <table:table-cell office:value-type="string" calcext:value-type="string">
            <text:p>2020-08-02 14:05:39.804</text:p>
          </table:table-cell>
          <table:table-cell office:value-type="float" office:value="43.9464315" calcext:value-type="float">
            <text:p>43.9464315</text:p>
          </table:table-cell>
          <table:table-cell office:value-type="float" office:value="-78.8976295" calcext:value-type="float">
            <text:p>-78.8976295</text:p>
          </table:table-cell>
        </table:table-row>
        <table:table-row table:style-name="ro1">
          <table:table-cell office:value-type="string" calcext:value-type="string">
            <text:p>2020-08-02 14:05:40.804</text:p>
          </table:table-cell>
          <table:table-cell office:value-type="float" office:value="43.9463856" calcext:value-type="float">
            <text:p>43.9463856</text:p>
          </table:table-cell>
          <table:table-cell office:value-type="float" office:value="-78.8976295" calcext:value-type="float">
            <text:p>-78.8976295</text:p>
          </table:table-cell>
        </table:table-row>
        <table:table-row table:style-name="ro1">
          <table:table-cell office:value-type="string" calcext:value-type="string">
            <text:p>2020-08-02 14:05:41.804</text:p>
          </table:table-cell>
          <table:table-cell office:value-type="float" office:value="43.9463396" calcext:value-type="float">
            <text:p>43.9463396</text:p>
          </table:table-cell>
          <table:table-cell office:value-type="float" office:value="-78.8976292" calcext:value-type="float">
            <text:p>-78.8976292</text:p>
          </table:table-cell>
        </table:table-row>
        <table:table-row table:style-name="ro1">
          <table:table-cell office:value-type="string" calcext:value-type="string">
            <text:p>2020-08-02 14:05:42.804</text:p>
          </table:table-cell>
          <table:table-cell office:value-type="float" office:value="43.9462938" calcext:value-type="float">
            <text:p>43.9462938</text:p>
          </table:table-cell>
          <table:table-cell office:value-type="float" office:value="-78.8976288" calcext:value-type="float">
            <text:p>-78.8976288</text:p>
          </table:table-cell>
        </table:table-row>
        <table:table-row table:style-name="ro1">
          <table:table-cell office:value-type="string" calcext:value-type="string">
            <text:p>2020-08-02 14:05:43.807</text:p>
          </table:table-cell>
          <table:table-cell office:value-type="float" office:value="43.9462575" calcext:value-type="float">
            <text:p>43.9462575</text:p>
          </table:table-cell>
          <table:table-cell office:value-type="float" office:value="-78.8976285" calcext:value-type="float">
            <text:p>-78.8976285</text:p>
          </table:table-cell>
        </table:table-row>
        <table:table-row table:style-name="ro1">
          <table:table-cell office:value-type="string" calcext:value-type="string">
            <text:p>2020-08-02 14:05:44.804</text:p>
          </table:table-cell>
          <table:table-cell office:value-type="float" office:value="43.9462121" calcext:value-type="float">
            <text:p>43.9462121</text:p>
          </table:table-cell>
          <table:table-cell office:value-type="float" office:value="-78.897628" calcext:value-type="float">
            <text:p>-78.897628</text:p>
          </table:table-cell>
        </table:table-row>
        <table:table-row table:style-name="ro1">
          <table:table-cell office:value-type="string" calcext:value-type="string">
            <text:p>2020-08-02 14:05:45.812</text:p>
          </table:table-cell>
          <table:table-cell office:value-type="float" office:value="43.946166" calcext:value-type="float">
            <text:p>43.946166</text:p>
          </table:table-cell>
          <table:table-cell office:value-type="float" office:value="-78.8976273" calcext:value-type="float">
            <text:p>-78.8976273</text:p>
          </table:table-cell>
        </table:table-row>
        <table:table-row table:style-name="ro1">
          <table:table-cell office:value-type="string" calcext:value-type="string">
            <text:p>2020-08-02 14:05:46.804</text:p>
          </table:table-cell>
          <table:table-cell office:value-type="float" office:value="43.9461196" calcext:value-type="float">
            <text:p>43.9461196</text:p>
          </table:table-cell>
          <table:table-cell office:value-type="float" office:value="-78.8976268" calcext:value-type="float">
            <text:p>-78.8976268</text:p>
          </table:table-cell>
        </table:table-row>
        <table:table-row table:style-name="ro1">
          <table:table-cell office:value-type="string" calcext:value-type="string">
            <text:p>2020-08-02 14:05:47.814</text:p>
          </table:table-cell>
          <table:table-cell office:value-type="float" office:value="43.9460733" calcext:value-type="float">
            <text:p>43.9460733</text:p>
          </table:table-cell>
          <table:table-cell office:value-type="float" office:value="-78.8976266" calcext:value-type="float">
            <text:p>-78.8976266</text:p>
          </table:table-cell>
        </table:table-row>
        <table:table-row table:style-name="ro1">
          <table:table-cell office:value-type="string" calcext:value-type="string">
            <text:p>2020-08-02 14:05:48.808</text:p>
          </table:table-cell>
          <table:table-cell office:value-type="float" office:value="43.9460275" calcext:value-type="float">
            <text:p>43.9460275</text:p>
          </table:table-cell>
          <table:table-cell office:value-type="float" office:value="-78.8976267" calcext:value-type="float">
            <text:p>-78.8976267</text:p>
          </table:table-cell>
        </table:table-row>
        <table:table-row table:style-name="ro1">
          <table:table-cell office:value-type="string" calcext:value-type="string">
            <text:p>2020-08-02 14:05:49.808</text:p>
          </table:table-cell>
          <table:table-cell office:value-type="float" office:value="43.9459823" calcext:value-type="float">
            <text:p>43.9459823</text:p>
          </table:table-cell>
          <table:table-cell office:value-type="float" office:value="-78.897627" calcext:value-type="float">
            <text:p>-78.897627</text:p>
          </table:table-cell>
        </table:table-row>
        <table:table-row table:style-name="ro1">
          <table:table-cell office:value-type="string" calcext:value-type="string">
            <text:p>2020-08-02 14:05:50.809</text:p>
          </table:table-cell>
          <table:table-cell office:value-type="float" office:value="43.9459361" calcext:value-type="float">
            <text:p>43.9459361</text:p>
          </table:table-cell>
          <table:table-cell office:value-type="float" office:value="-78.8976271" calcext:value-type="float">
            <text:p>-78.8976271</text:p>
          </table:table-cell>
        </table:table-row>
        <table:table-row table:style-name="ro1">
          <table:table-cell office:value-type="string" calcext:value-type="string">
            <text:p>2020-08-02 14:05:51.804</text:p>
          </table:table-cell>
          <table:table-cell office:value-type="float" office:value="43.9458894" calcext:value-type="float">
            <text:p>43.9458894</text:p>
          </table:table-cell>
          <table:table-cell office:value-type="float" office:value="-78.8976272" calcext:value-type="float">
            <text:p>-78.8976272</text:p>
          </table:table-cell>
        </table:table-row>
        <table:table-row table:style-name="ro1">
          <table:table-cell office:value-type="string" calcext:value-type="string">
            <text:p>2020-08-02 14:05:52.809</text:p>
          </table:table-cell>
          <table:table-cell office:value-type="float" office:value="43.9458434" calcext:value-type="float">
            <text:p>43.9458434</text:p>
          </table:table-cell>
          <table:table-cell office:value-type="float" office:value="-78.8976271" calcext:value-type="float">
            <text:p>-78.8976271</text:p>
          </table:table-cell>
        </table:table-row>
        <table:table-row table:style-name="ro1">
          <table:table-cell office:value-type="string" calcext:value-type="string">
            <text:p>2020-08-02 14:05:53.809</text:p>
          </table:table-cell>
          <table:table-cell office:value-type="float" office:value="43.9457981" calcext:value-type="float">
            <text:p>43.9457981</text:p>
          </table:table-cell>
          <table:table-cell office:value-type="float" office:value="-78.8976269" calcext:value-type="float">
            <text:p>-78.8976269</text:p>
          </table:table-cell>
        </table:table-row>
        <table:table-row table:style-name="ro1">
          <table:table-cell office:value-type="string" calcext:value-type="string">
            <text:p>2020-08-02 14:05:54.826</text:p>
          </table:table-cell>
          <table:table-cell office:value-type="float" office:value="43.9457618" calcext:value-type="float">
            <text:p>43.9457618</text:p>
          </table:table-cell>
          <table:table-cell office:value-type="float" office:value="-78.8976266" calcext:value-type="float">
            <text:p>-78.8976266</text:p>
          </table:table-cell>
        </table:table-row>
        <table:table-row table:style-name="ro1">
          <table:table-cell office:value-type="string" calcext:value-type="string">
            <text:p>2020-08-02 14:05:55.806</text:p>
          </table:table-cell>
          <table:table-cell office:value-type="float" office:value="43.9457161" calcext:value-type="float">
            <text:p>43.9457161</text:p>
          </table:table-cell>
          <table:table-cell office:value-type="float" office:value="-78.8976262" calcext:value-type="float">
            <text:p>-78.8976262</text:p>
          </table:table-cell>
        </table:table-row>
        <table:table-row table:style-name="ro1">
          <table:table-cell office:value-type="string" calcext:value-type="string">
            <text:p>2020-08-02 14:05:56.810</text:p>
          </table:table-cell>
          <table:table-cell office:value-type="float" office:value="43.9456692" calcext:value-type="float">
            <text:p>43.9456692</text:p>
          </table:table-cell>
          <table:table-cell office:value-type="float" office:value="-78.8976256" calcext:value-type="float">
            <text:p>-78.8976256</text:p>
          </table:table-cell>
        </table:table-row>
        <table:table-row table:style-name="ro1">
          <table:table-cell office:value-type="string" calcext:value-type="string">
            <text:p>2020-08-02 14:05:57.826</text:p>
          </table:table-cell>
          <table:table-cell office:value-type="float" office:value="43.9456228" calcext:value-type="float">
            <text:p>43.9456228</text:p>
          </table:table-cell>
          <table:table-cell office:value-type="float" office:value="-78.8976252" calcext:value-type="float">
            <text:p>-78.8976252</text:p>
          </table:table-cell>
        </table:table-row>
        <table:table-row table:style-name="ro1">
          <table:table-cell office:value-type="string" calcext:value-type="string">
            <text:p>2020-08-02 14:05:58.804</text:p>
          </table:table-cell>
          <table:table-cell office:value-type="float" office:value="43.9455773" calcext:value-type="float">
            <text:p>43.9455773</text:p>
          </table:table-cell>
          <table:table-cell office:value-type="float" office:value="-78.8976253" calcext:value-type="float">
            <text:p>-78.8976253</text:p>
          </table:table-cell>
        </table:table-row>
        <table:table-row table:style-name="ro1">
          <table:table-cell office:value-type="string" calcext:value-type="string">
            <text:p>2020-08-02 14:05:59.806</text:p>
          </table:table-cell>
          <table:table-cell office:value-type="float" office:value="43.9455322" calcext:value-type="float">
            <text:p>43.9455322</text:p>
          </table:table-cell>
          <table:table-cell office:value-type="float" office:value="-78.8976257" calcext:value-type="float">
            <text:p>-78.8976257</text:p>
          </table:table-cell>
        </table:table-row>
        <table:table-row table:style-name="ro1">
          <table:table-cell office:value-type="string" calcext:value-type="string">
            <text:p>2020-08-02 14:06:00.804</text:p>
          </table:table-cell>
          <table:table-cell office:value-type="float" office:value="43.9454866" calcext:value-type="float">
            <text:p>43.9454866</text:p>
          </table:table-cell>
          <table:table-cell office:value-type="float" office:value="-78.897626" calcext:value-type="float">
            <text:p>-78.897626</text:p>
          </table:table-cell>
        </table:table-row>
        <table:table-row table:style-name="ro1">
          <table:table-cell office:value-type="string" calcext:value-type="string">
            <text:p>2020-08-02 14:06:01.812</text:p>
          </table:table-cell>
          <table:table-cell office:value-type="float" office:value="43.9454406" calcext:value-type="float">
            <text:p>43.9454406</text:p>
          </table:table-cell>
          <table:table-cell office:value-type="float" office:value="-78.8976261" calcext:value-type="float">
            <text:p>-78.8976261</text:p>
          </table:table-cell>
        </table:table-row>
        <table:table-row table:style-name="ro1">
          <table:table-cell office:value-type="string" calcext:value-type="string">
            <text:p>2020-08-02 14:06:02.813</text:p>
          </table:table-cell>
          <table:table-cell office:value-type="float" office:value="43.9453947" calcext:value-type="float">
            <text:p>43.9453947</text:p>
          </table:table-cell>
          <table:table-cell office:value-type="float" office:value="-78.8976262" calcext:value-type="float">
            <text:p>-78.8976262</text:p>
          </table:table-cell>
        </table:table-row>
        <table:table-row table:style-name="ro1">
          <table:table-cell office:value-type="string" calcext:value-type="string">
            <text:p>2020-08-02 14:06:03.830</text:p>
          </table:table-cell>
          <table:table-cell office:value-type="float" office:value="43.9453494" calcext:value-type="float">
            <text:p>43.9453494</text:p>
          </table:table-cell>
          <table:table-cell office:value-type="float" office:value="-78.8976263" calcext:value-type="float">
            <text:p>-78.8976263</text:p>
          </table:table-cell>
        </table:table-row>
        <table:table-row table:style-name="ro1">
          <table:table-cell office:value-type="string" calcext:value-type="string">
            <text:p>2020-08-02 14:06:04.814</text:p>
          </table:table-cell>
          <table:table-cell office:value-type="float" office:value="43.9453133" calcext:value-type="float">
            <text:p>43.9453133</text:p>
          </table:table-cell>
          <table:table-cell office:value-type="float" office:value="-78.8976264" calcext:value-type="float">
            <text:p>-78.8976264</text:p>
          </table:table-cell>
        </table:table-row>
        <table:table-row table:style-name="ro1">
          <table:table-cell office:value-type="string" calcext:value-type="string">
            <text:p>2020-08-02 14:06:05.813</text:p>
          </table:table-cell>
          <table:table-cell office:value-type="float" office:value="43.9452674" calcext:value-type="float">
            <text:p>43.9452674</text:p>
          </table:table-cell>
          <table:table-cell office:value-type="float" office:value="-78.8976265" calcext:value-type="float">
            <text:p>-78.8976265</text:p>
          </table:table-cell>
        </table:table-row>
        <table:table-row table:style-name="ro1">
          <table:table-cell office:value-type="string" calcext:value-type="string">
            <text:p>2020-08-02 14:06:06.813</text:p>
          </table:table-cell>
          <table:table-cell office:value-type="float" office:value="43.9452207" calcext:value-type="float">
            <text:p>43.9452207</text:p>
          </table:table-cell>
          <table:table-cell office:value-type="float" office:value="-78.8976266" calcext:value-type="float">
            <text:p>-78.8976266</text:p>
          </table:table-cell>
        </table:table-row>
        <table:table-row table:style-name="ro1">
          <table:table-cell office:value-type="string" calcext:value-type="string">
            <text:p>2020-08-02 14:06:07.814</text:p>
          </table:table-cell>
          <table:table-cell office:value-type="float" office:value="43.9451743" calcext:value-type="float">
            <text:p>43.9451743</text:p>
          </table:table-cell>
          <table:table-cell office:value-type="float" office:value="-78.8976268" calcext:value-type="float">
            <text:p>-78.8976268</text:p>
          </table:table-cell>
        </table:table-row>
        <table:table-row table:style-name="ro1">
          <table:table-cell office:value-type="string" calcext:value-type="string">
            <text:p>2020-08-02 14:06:08.813</text:p>
          </table:table-cell>
          <table:table-cell office:value-type="float" office:value="43.9451281" calcext:value-type="float">
            <text:p>43.9451281</text:p>
          </table:table-cell>
          <table:table-cell office:value-type="float" office:value="-78.897627" calcext:value-type="float">
            <text:p>-78.897627</text:p>
          </table:table-cell>
        </table:table-row>
        <table:table-row table:style-name="ro1">
          <table:table-cell office:value-type="string" calcext:value-type="string">
            <text:p>2020-08-02 14:06:09.814</text:p>
          </table:table-cell>
          <table:table-cell office:value-type="float" office:value="43.9450827" calcext:value-type="float">
            <text:p>43.9450827</text:p>
          </table:table-cell>
          <table:table-cell office:value-type="float" office:value="-78.8976272" calcext:value-type="float">
            <text:p>-78.8976272</text:p>
          </table:table-cell>
        </table:table-row>
        <table:table-row table:style-name="ro1">
          <table:table-cell office:value-type="string" calcext:value-type="string">
            <text:p>2020-08-02 14:06:10.815</text:p>
          </table:table-cell>
          <table:table-cell office:value-type="float" office:value="43.9450368" calcext:value-type="float">
            <text:p>43.9450368</text:p>
          </table:table-cell>
          <table:table-cell office:value-type="float" office:value="-78.897627" calcext:value-type="float">
            <text:p>-78.897627</text:p>
          </table:table-cell>
        </table:table-row>
        <table:table-row table:style-name="ro1">
          <table:table-cell office:value-type="string" calcext:value-type="string">
            <text:p>2020-08-02 14:06:11.813</text:p>
          </table:table-cell>
          <table:table-cell office:value-type="float" office:value="43.9449901" calcext:value-type="float">
            <text:p>43.9449901</text:p>
          </table:table-cell>
          <table:table-cell office:value-type="float" office:value="-78.8976264" calcext:value-type="float">
            <text:p>-78.8976264</text:p>
          </table:table-cell>
        </table:table-row>
        <table:table-row table:style-name="ro1">
          <table:table-cell office:value-type="string" calcext:value-type="string">
            <text:p>2020-08-02 14:06:12.814</text:p>
          </table:table-cell>
          <table:table-cell office:value-type="float" office:value="43.9449439" calcext:value-type="float">
            <text:p>43.9449439</text:p>
          </table:table-cell>
          <table:table-cell office:value-type="float" office:value="-78.897626" calcext:value-type="float">
            <text:p>-78.897626</text:p>
          </table:table-cell>
        </table:table-row>
        <table:table-row table:style-name="ro1">
          <table:table-cell office:value-type="string" calcext:value-type="string">
            <text:p>2020-08-02 14:06:13.815</text:p>
          </table:table-cell>
          <table:table-cell office:value-type="float" office:value="43.944898" calcext:value-type="float">
            <text:p>43.944898</text:p>
          </table:table-cell>
          <table:table-cell office:value-type="float" office:value="-78.8976256" calcext:value-type="float">
            <text:p>-78.8976256</text:p>
          </table:table-cell>
        </table:table-row>
        <table:table-row table:style-name="ro1">
          <table:table-cell office:value-type="string" calcext:value-type="string">
            <text:p>2020-08-02 14:06:14.804</text:p>
          </table:table-cell>
          <table:table-cell office:value-type="float" office:value="43.9448617" calcext:value-type="float">
            <text:p>43.9448617</text:p>
          </table:table-cell>
          <table:table-cell office:value-type="float" office:value="-78.8976254" calcext:value-type="float">
            <text:p>-78.8976254</text:p>
          </table:table-cell>
        </table:table-row>
        <table:table-row table:style-name="ro1">
          <table:table-cell office:value-type="string" calcext:value-type="string">
            <text:p>2020-08-02 14:06:15.804</text:p>
          </table:table-cell>
          <table:table-cell office:value-type="float" office:value="43.944816" calcext:value-type="float">
            <text:p>43.944816</text:p>
          </table:table-cell>
          <table:table-cell office:value-type="float" office:value="-78.8976254" calcext:value-type="float">
            <text:p>-78.8976254</text:p>
          </table:table-cell>
        </table:table-row>
        <table:table-row table:style-name="ro1">
          <table:table-cell office:value-type="string" calcext:value-type="string">
            <text:p>2020-08-02 14:06:16.817</text:p>
          </table:table-cell>
          <table:table-cell office:value-type="float" office:value="43.9447696" calcext:value-type="float">
            <text:p>43.9447696</text:p>
          </table:table-cell>
          <table:table-cell office:value-type="float" office:value="-78.8976253" calcext:value-type="float">
            <text:p>-78.8976253</text:p>
          </table:table-cell>
        </table:table-row>
        <table:table-row table:style-name="ro1">
          <table:table-cell office:value-type="string" calcext:value-type="string">
            <text:p>2020-08-02 14:06:17.804</text:p>
          </table:table-cell>
          <table:table-cell office:value-type="float" office:value="43.9447233" calcext:value-type="float">
            <text:p>43.9447233</text:p>
          </table:table-cell>
          <table:table-cell office:value-type="float" office:value="-78.8976254" calcext:value-type="float">
            <text:p>-78.8976254</text:p>
          </table:table-cell>
        </table:table-row>
        <table:table-row table:style-name="ro1">
          <table:table-cell office:value-type="string" calcext:value-type="string">
            <text:p>2020-08-02 14:06:18.804</text:p>
          </table:table-cell>
          <table:table-cell office:value-type="float" office:value="43.9446775" calcext:value-type="float">
            <text:p>43.9446775</text:p>
          </table:table-cell>
          <table:table-cell office:value-type="float" office:value="-78.8976254" calcext:value-type="float">
            <text:p>-78.8976254</text:p>
          </table:table-cell>
        </table:table-row>
        <table:table-row table:style-name="ro1">
          <table:table-cell office:value-type="string" calcext:value-type="string">
            <text:p>2020-08-02 14:06:19.804</text:p>
          </table:table-cell>
          <table:table-cell office:value-type="float" office:value="43.9446321" calcext:value-type="float">
            <text:p>43.9446321</text:p>
          </table:table-cell>
          <table:table-cell office:value-type="float" office:value="-78.8976254" calcext:value-type="float">
            <text:p>-78.8976254</text:p>
          </table:table-cell>
        </table:table-row>
        <table:table-row table:style-name="ro1">
          <table:table-cell office:value-type="string" calcext:value-type="string">
            <text:p>2020-08-02 14:06:20.806</text:p>
          </table:table-cell>
          <table:table-cell office:value-type="float" office:value="43.9445866" calcext:value-type="float">
            <text:p>43.9445866</text:p>
          </table:table-cell>
          <table:table-cell office:value-type="float" office:value="-78.8976251" calcext:value-type="float">
            <text:p>-78.8976251</text:p>
          </table:table-cell>
        </table:table-row>
        <table:table-row table:style-name="ro1">
          <table:table-cell office:value-type="string" calcext:value-type="string">
            <text:p>2020-08-02 14:06:21.804</text:p>
          </table:table-cell>
          <table:table-cell office:value-type="float" office:value="43.9445404" calcext:value-type="float">
            <text:p>43.9445404</text:p>
          </table:table-cell>
          <table:table-cell office:value-type="float" office:value="-78.8976249" calcext:value-type="float">
            <text:p>-78.8976249</text:p>
          </table:table-cell>
        </table:table-row>
        <table:table-row table:style-name="ro1">
          <table:table-cell office:value-type="string" calcext:value-type="string">
            <text:p>2020-08-02 14:06:22.804</text:p>
          </table:table-cell>
          <table:table-cell office:value-type="float" office:value="43.9444942" calcext:value-type="float">
            <text:p>43.9444942</text:p>
          </table:table-cell>
          <table:table-cell office:value-type="float" office:value="-78.8976246" calcext:value-type="float">
            <text:p>-78.8976246</text:p>
          </table:table-cell>
        </table:table-row>
        <table:table-row table:style-name="ro1">
          <table:table-cell office:value-type="string" calcext:value-type="string">
            <text:p>2020-08-02 14:06:23.804</text:p>
          </table:table-cell>
          <table:table-cell office:value-type="float" office:value="43.9444487" calcext:value-type="float">
            <text:p>43.9444487</text:p>
          </table:table-cell>
          <table:table-cell office:value-type="float" office:value="-78.8976248" calcext:value-type="float">
            <text:p>-78.8976248</text:p>
          </table:table-cell>
        </table:table-row>
        <table:table-row table:style-name="ro1">
          <table:table-cell office:value-type="string" calcext:value-type="string">
            <text:p>2020-08-02 14:06:24.804</text:p>
          </table:table-cell>
          <table:table-cell office:value-type="float" office:value="43.9444125" calcext:value-type="float">
            <text:p>43.9444125</text:p>
          </table:table-cell>
          <table:table-cell office:value-type="float" office:value="-78.8976249" calcext:value-type="float">
            <text:p>-78.8976249</text:p>
          </table:table-cell>
        </table:table-row>
        <table:table-row table:style-name="ro1">
          <table:table-cell office:value-type="string" calcext:value-type="string">
            <text:p>2020-08-02 14:06:25.805</text:p>
          </table:table-cell>
          <table:table-cell office:value-type="float" office:value="43.9443674" calcext:value-type="float">
            <text:p>43.9443674</text:p>
          </table:table-cell>
          <table:table-cell office:value-type="float" office:value="-78.8976253" calcext:value-type="float">
            <text:p>-78.8976253</text:p>
          </table:table-cell>
        </table:table-row>
        <table:table-row table:style-name="ro1">
          <table:table-cell office:value-type="string" calcext:value-type="string">
            <text:p>2020-08-02 14:06:26.804</text:p>
          </table:table-cell>
          <table:table-cell office:value-type="float" office:value="43.9443216" calcext:value-type="float">
            <text:p>43.9443216</text:p>
          </table:table-cell>
          <table:table-cell office:value-type="float" office:value="-78.8976256" calcext:value-type="float">
            <text:p>-78.8976256</text:p>
          </table:table-cell>
        </table:table-row>
        <table:table-row table:style-name="ro1">
          <table:table-cell office:value-type="string" calcext:value-type="string">
            <text:p>2020-08-02 14:06:27.804</text:p>
          </table:table-cell>
          <table:table-cell office:value-type="float" office:value="43.9442751" calcext:value-type="float">
            <text:p>43.9442751</text:p>
          </table:table-cell>
          <table:table-cell office:value-type="float" office:value="-78.8976257" calcext:value-type="float">
            <text:p>-78.8976257</text:p>
          </table:table-cell>
        </table:table-row>
        <table:table-row table:style-name="ro1">
          <table:table-cell office:value-type="string" calcext:value-type="string">
            <text:p>2020-08-02 14:06:28.805</text:p>
          </table:table-cell>
          <table:table-cell office:value-type="float" office:value="43.9442293" calcext:value-type="float">
            <text:p>43.9442293</text:p>
          </table:table-cell>
          <table:table-cell office:value-type="float" office:value="-78.8976259" calcext:value-type="float">
            <text:p>-78.8976259</text:p>
          </table:table-cell>
        </table:table-row>
        <table:table-row table:style-name="ro1">
          <table:table-cell office:value-type="string" calcext:value-type="string">
            <text:p>2020-08-02 14:06:29.806</text:p>
          </table:table-cell>
          <table:table-cell office:value-type="float" office:value="43.9441843" calcext:value-type="float">
            <text:p>43.9441843</text:p>
          </table:table-cell>
          <table:table-cell office:value-type="float" office:value="-78.8976264" calcext:value-type="float">
            <text:p>-78.8976264</text:p>
          </table:table-cell>
        </table:table-row>
        <table:table-row table:style-name="ro1">
          <table:table-cell office:value-type="string" calcext:value-type="string">
            <text:p>2020-08-02 14:06:30.806</text:p>
          </table:table-cell>
          <table:table-cell office:value-type="float" office:value="43.9441392" calcext:value-type="float">
            <text:p>43.9441392</text:p>
          </table:table-cell>
          <table:table-cell office:value-type="float" office:value="-78.8976267" calcext:value-type="float">
            <text:p>-78.8976267</text:p>
          </table:table-cell>
        </table:table-row>
        <table:table-row table:style-name="ro1">
          <table:table-cell office:value-type="string" calcext:value-type="string">
            <text:p>2020-08-02 14:06:31.809</text:p>
          </table:table-cell>
          <table:table-cell office:value-type="float" office:value="43.9440927" calcext:value-type="float">
            <text:p>43.9440927</text:p>
          </table:table-cell>
          <table:table-cell office:value-type="float" office:value="-78.8976267" calcext:value-type="float">
            <text:p>-78.8976267</text:p>
          </table:table-cell>
        </table:table-row>
        <table:table-row table:style-name="ro1">
          <table:table-cell office:value-type="string" calcext:value-type="string">
            <text:p>2020-08-02 14:06:32.811</text:p>
          </table:table-cell>
          <table:table-cell office:value-type="float" office:value="43.9440459" calcext:value-type="float">
            <text:p>43.9440459</text:p>
          </table:table-cell>
          <table:table-cell office:value-type="float" office:value="-78.8976265" calcext:value-type="float">
            <text:p>-78.8976265</text:p>
          </table:table-cell>
        </table:table-row>
        <table:table-row table:style-name="ro1">
          <table:table-cell office:value-type="string" calcext:value-type="string">
            <text:p>2020-08-02 14:06:33.811</text:p>
          </table:table-cell>
          <table:table-cell office:value-type="float" office:value="43.9439998" calcext:value-type="float">
            <text:p>43.9439998</text:p>
          </table:table-cell>
          <table:table-cell office:value-type="float" office:value="-78.8976263" calcext:value-type="float">
            <text:p>-78.8976263</text:p>
          </table:table-cell>
        </table:table-row>
        <table:table-row table:style-name="ro1">
          <table:table-cell office:value-type="string" calcext:value-type="string">
            <text:p>2020-08-02 14:06:34.813</text:p>
          </table:table-cell>
          <table:table-cell office:value-type="float" office:value="43.943954" calcext:value-type="float">
            <text:p>43.943954</text:p>
          </table:table-cell>
          <table:table-cell office:value-type="float" office:value="-78.8976264" calcext:value-type="float">
            <text:p>-78.8976264</text:p>
          </table:table-cell>
        </table:table-row>
        <table:table-row table:style-name="ro1">
          <table:table-cell office:value-type="string" calcext:value-type="string">
            <text:p>2020-08-02 14:06:35.824</text:p>
          </table:table-cell>
          <table:table-cell office:value-type="float" office:value="43.9439178" calcext:value-type="float">
            <text:p>43.9439178</text:p>
          </table:table-cell>
          <table:table-cell office:value-type="float" office:value="-78.8976265" calcext:value-type="float">
            <text:p>-78.8976265</text:p>
          </table:table-cell>
        </table:table-row>
        <table:table-row table:style-name="ro1">
          <table:table-cell office:value-type="string" calcext:value-type="string">
            <text:p>2020-08-02 14:06:36.813</text:p>
          </table:table-cell>
          <table:table-cell office:value-type="float" office:value="43.9438714" calcext:value-type="float">
            <text:p>43.9438714</text:p>
          </table:table-cell>
          <table:table-cell office:value-type="float" office:value="-78.8976265" calcext:value-type="float">
            <text:p>-78.8976265</text:p>
          </table:table-cell>
        </table:table-row>
        <table:table-row table:style-name="ro1">
          <table:table-cell office:value-type="string" calcext:value-type="string">
            <text:p>2020-08-02 14:06:37.824</text:p>
          </table:table-cell>
          <table:table-cell office:value-type="float" office:value="43.9438248" calcext:value-type="float">
            <text:p>43.9438248</text:p>
          </table:table-cell>
          <table:table-cell office:value-type="float" office:value="-78.8976263" calcext:value-type="float">
            <text:p>-78.8976263</text:p>
          </table:table-cell>
        </table:table-row>
        <table:table-row table:style-name="ro1">
          <table:table-cell office:value-type="string" calcext:value-type="string">
            <text:p>2020-08-02 14:06:38.805</text:p>
          </table:table-cell>
          <table:table-cell office:value-type="float" office:value="43.943779" calcext:value-type="float">
            <text:p>43.943779</text:p>
          </table:table-cell>
          <table:table-cell office:value-type="float" office:value="-78.8976261" calcext:value-type="float">
            <text:p>-78.8976261</text:p>
          </table:table-cell>
        </table:table-row>
        <table:table-row table:style-name="ro1">
          <table:table-cell office:value-type="string" calcext:value-type="string">
            <text:p>2020-08-02 14:06:39.824</text:p>
          </table:table-cell>
          <table:table-cell office:value-type="float" office:value="43.9437335" calcext:value-type="float">
            <text:p>43.9437335</text:p>
          </table:table-cell>
          <table:table-cell office:value-type="float" office:value="-78.8976261" calcext:value-type="float">
            <text:p>-78.8976261</text:p>
          </table:table-cell>
        </table:table-row>
        <table:table-row table:style-name="ro1">
          <table:table-cell office:value-type="string" calcext:value-type="string">
            <text:p>2020-08-02 14:06:40.812</text:p>
          </table:table-cell>
          <table:table-cell office:value-type="float" office:value="43.9436884" calcext:value-type="float">
            <text:p>43.9436884</text:p>
          </table:table-cell>
          <table:table-cell office:value-type="float" office:value="-78.8976263" calcext:value-type="float">
            <text:p>-78.8976263</text:p>
          </table:table-cell>
        </table:table-row>
        <table:table-row table:style-name="ro1">
          <table:table-cell office:value-type="string" calcext:value-type="string">
            <text:p>2020-08-02 14:06:41.809</text:p>
          </table:table-cell>
          <table:table-cell office:value-type="float" office:value="43.9436424" calcext:value-type="float">
            <text:p>43.9436424</text:p>
          </table:table-cell>
          <table:table-cell office:value-type="float" office:value="-78.897626" calcext:value-type="float">
            <text:p>-78.897626</text:p>
          </table:table-cell>
        </table:table-row>
        <table:table-row table:style-name="ro1">
          <table:table-cell office:value-type="string" calcext:value-type="string">
            <text:p>2020-08-02 14:06:42.809</text:p>
          </table:table-cell>
          <table:table-cell office:value-type="float" office:value="43.9435961" calcext:value-type="float">
            <text:p>43.9435961</text:p>
          </table:table-cell>
          <table:table-cell office:value-type="float" office:value="-78.8976257" calcext:value-type="float">
            <text:p>-78.8976257</text:p>
          </table:table-cell>
        </table:table-row>
        <table:table-row table:style-name="ro1">
          <table:table-cell office:value-type="string" calcext:value-type="string">
            <text:p>2020-08-02 14:06:43.811</text:p>
          </table:table-cell>
          <table:table-cell office:value-type="float" office:value="43.9435504" calcext:value-type="float">
            <text:p>43.9435504</text:p>
          </table:table-cell>
          <table:table-cell office:value-type="float" office:value="-78.8976253" calcext:value-type="float">
            <text:p>-78.8976253</text:p>
          </table:table-cell>
        </table:table-row>
        <table:table-row table:style-name="ro1">
          <table:table-cell office:value-type="string" calcext:value-type="string">
            <text:p>2020-08-02 14:06:44.826</text:p>
          </table:table-cell>
          <table:table-cell office:value-type="float" office:value="43.9435052" calcext:value-type="float">
            <text:p>43.9435052</text:p>
          </table:table-cell>
          <table:table-cell office:value-type="float" office:value="-78.8976249" calcext:value-type="float">
            <text:p>-78.8976249</text:p>
          </table:table-cell>
        </table:table-row>
        <table:table-row table:style-name="ro1">
          <table:table-cell office:value-type="string" calcext:value-type="string">
            <text:p>2020-08-02 14:06:45.811</text:p>
          </table:table-cell>
          <table:table-cell office:value-type="float" office:value="43.9434691" calcext:value-type="float">
            <text:p>43.9434691</text:p>
          </table:table-cell>
          <table:table-cell office:value-type="float" office:value="-78.8976246" calcext:value-type="float">
            <text:p>-78.8976246</text:p>
          </table:table-cell>
        </table:table-row>
        <table:table-row table:style-name="ro1">
          <table:table-cell office:value-type="string" calcext:value-type="string">
            <text:p>2020-08-02 14:06:46.812</text:p>
          </table:table-cell>
          <table:table-cell office:value-type="float" office:value="43.9434235" calcext:value-type="float">
            <text:p>43.9434235</text:p>
          </table:table-cell>
          <table:table-cell office:value-type="float" office:value="-78.8976241" calcext:value-type="float">
            <text:p>-78.8976241</text:p>
          </table:table-cell>
        </table:table-row>
        <table:table-row table:style-name="ro1">
          <table:table-cell office:value-type="string" calcext:value-type="string">
            <text:p>2020-08-02 14:06:47.828</text:p>
          </table:table-cell>
          <table:table-cell office:value-type="float" office:value="43.9433771" calcext:value-type="float">
            <text:p>43.9433771</text:p>
          </table:table-cell>
          <table:table-cell office:value-type="float" office:value="-78.8976236" calcext:value-type="float">
            <text:p>-78.8976236</text:p>
          </table:table-cell>
        </table:table-row>
        <table:table-row table:style-name="ro1">
          <table:table-cell office:value-type="string" calcext:value-type="string">
            <text:p>2020-08-02 14:06:48.804</text:p>
          </table:table-cell>
          <table:table-cell office:value-type="float" office:value="43.9433312" calcext:value-type="float">
            <text:p>43.9433312</text:p>
          </table:table-cell>
          <table:table-cell office:value-type="float" office:value="-78.8976233" calcext:value-type="float">
            <text:p>-78.8976233</text:p>
          </table:table-cell>
        </table:table-row>
        <table:table-row table:style-name="ro1">
          <table:table-cell office:value-type="string" calcext:value-type="string">
            <text:p>2020-08-02 14:06:49.804</text:p>
          </table:table-cell>
          <table:table-cell office:value-type="float" office:value="43.9432966" calcext:value-type="float">
            <text:p>43.9432966</text:p>
          </table:table-cell>
          <table:table-cell office:value-type="float" office:value="-78.8976242" calcext:value-type="float">
            <text:p>-78.8976242</text:p>
          </table:table-cell>
        </table:table-row>
        <table:table-row table:style-name="ro1">
          <table:table-cell office:value-type="string" calcext:value-type="string">
            <text:p>2020-08-02 14:06:50.813</text:p>
          </table:table-cell>
          <table:table-cell office:value-type="float" office:value="43.9432807" calcext:value-type="float">
            <text:p>43.9432807</text:p>
          </table:table-cell>
          <table:table-cell office:value-type="float" office:value="-78.897627" calcext:value-type="float">
            <text:p>-78.897627</text:p>
          </table:table-cell>
        </table:table-row>
        <table:table-row table:style-name="ro1">
          <table:table-cell office:value-type="string" calcext:value-type="string">
            <text:p>2020-08-02 14:06:51.811</text:p>
          </table:table-cell>
          <table:table-cell office:value-type="float" office:value="43.9432734" calcext:value-type="float">
            <text:p>43.9432734</text:p>
          </table:table-cell>
          <table:table-cell office:value-type="float" office:value="-78.8976242" calcext:value-type="float">
            <text:p>-78.8976242</text:p>
          </table:table-cell>
        </table:table-row>
        <table:table-row table:style-name="ro1">
          <table:table-cell office:value-type="string" calcext:value-type="string">
            <text:p>2020-08-02 14:06:52.811</text:p>
          </table:table-cell>
          <table:table-cell office:value-type="float" office:value="43.9432761" calcext:value-type="float">
            <text:p>43.9432761</text:p>
          </table:table-cell>
          <table:table-cell office:value-type="float" office:value="-78.8975907" calcext:value-type="float">
            <text:p>-78.8975907</text:p>
          </table:table-cell>
        </table:table-row>
        <table:table-row table:style-name="ro1">
          <table:table-cell office:value-type="string" calcext:value-type="string">
            <text:p>2020-08-02 14:06:53.814</text:p>
          </table:table-cell>
          <table:table-cell office:value-type="float" office:value="43.9432882" calcext:value-type="float">
            <text:p>43.9432882</text:p>
          </table:table-cell>
          <table:table-cell office:value-type="float" office:value="-78.8975316" calcext:value-type="float">
            <text:p>-78.8975316</text:p>
          </table:table-cell>
        </table:table-row>
        <table:table-row table:style-name="ro1">
          <table:table-cell office:value-type="string" calcext:value-type="string">
            <text:p>2020-08-02 14:06:54.815</text:p>
          </table:table-cell>
          <table:table-cell office:value-type="float" office:value="43.9432996" calcext:value-type="float">
            <text:p>43.9432996</text:p>
          </table:table-cell>
          <table:table-cell office:value-type="float" office:value="-78.8974669" calcext:value-type="float">
            <text:p>-78.8974669</text:p>
          </table:table-cell>
        </table:table-row>
        <table:table-row table:style-name="ro1">
          <table:table-cell office:value-type="string" calcext:value-type="string">
            <text:p>2020-08-02 14:06:55.815</text:p>
          </table:table-cell>
          <table:table-cell office:value-type="float" office:value="43.9433061" calcext:value-type="float">
            <text:p>43.9433061</text:p>
          </table:table-cell>
          <table:table-cell office:value-type="float" office:value="-78.8974154" calcext:value-type="float">
            <text:p>-78.8974154</text:p>
          </table:table-cell>
        </table:table-row>
        <table:table-row table:style-name="ro1">
          <table:table-cell office:value-type="string" calcext:value-type="string">
            <text:p>2020-08-02 14:06:56.804</text:p>
          </table:table-cell>
          <table:table-cell office:value-type="float" office:value="43.9433132" calcext:value-type="float">
            <text:p>43.9433132</text:p>
          </table:table-cell>
          <table:table-cell office:value-type="float" office:value="-78.8973515" calcext:value-type="float">
            <text:p>-78.8973515</text:p>
          </table:table-cell>
        </table:table-row>
        <table:table-row table:style-name="ro1">
          <table:table-cell office:value-type="string" calcext:value-type="string">
            <text:p>2020-08-02 14:06:57.809</text:p>
          </table:table-cell>
          <table:table-cell office:value-type="float" office:value="43.9433196" calcext:value-type="float">
            <text:p>43.9433196</text:p>
          </table:table-cell>
          <table:table-cell office:value-type="float" office:value="-78.8972935" calcext:value-type="float">
            <text:p>-78.8972935</text:p>
          </table:table-cell>
        </table:table-row>
        <table:table-row table:style-name="ro1">
          <table:table-cell office:value-type="string" calcext:value-type="string">
            <text:p>2020-08-02 14:06:58.816</text:p>
          </table:table-cell>
          <table:table-cell office:value-type="float" office:value="43.9433218" calcext:value-type="float">
            <text:p>43.9433218</text:p>
          </table:table-cell>
          <table:table-cell office:value-type="float" office:value="-78.8972619" calcext:value-type="float">
            <text:p>-78.8972619</text:p>
          </table:table-cell>
        </table:table-row>
        <table:table-row table:style-name="ro1">
          <table:table-cell office:value-type="string" calcext:value-type="string">
            <text:p>2020-08-02 14:06:59.815</text:p>
          </table:table-cell>
          <table:table-cell office:value-type="float" office:value="43.9433236" calcext:value-type="float">
            <text:p>43.9433236</text:p>
          </table:table-cell>
          <table:table-cell office:value-type="float" office:value="-78.8972452" calcext:value-type="float">
            <text:p>-78.8972452</text:p>
          </table:table-cell>
        </table:table-row>
        <table:table-row table:style-name="ro1">
          <table:table-cell office:value-type="string" calcext:value-type="string">
            <text:p>2020-08-02 14:07:00.806</text:p>
          </table:table-cell>
          <table:table-cell office:value-type="float" office:value="43.9433453" calcext:value-type="float">
            <text:p>43.9433453</text:p>
          </table:table-cell>
          <table:table-cell office:value-type="float" office:value="-78.8972357" calcext:value-type="float">
            <text:p>-78.8972357</text:p>
          </table:table-cell>
        </table:table-row>
        <table:table-row table:style-name="ro1">
          <table:table-cell office:value-type="string" calcext:value-type="string">
            <text:p>2020-08-02 14:07:01.818</text:p>
          </table:table-cell>
          <table:table-cell office:value-type="float" office:value="43.943386" calcext:value-type="float">
            <text:p>43.943386</text:p>
          </table:table-cell>
          <table:table-cell office:value-type="float" office:value="-78.8972376" calcext:value-type="float">
            <text:p>-78.8972376</text:p>
          </table:table-cell>
        </table:table-row>
        <table:table-row table:style-name="ro1">
          <table:table-cell office:value-type="string" calcext:value-type="string">
            <text:p>2020-08-02 14:07:02.818</text:p>
          </table:table-cell>
          <table:table-cell office:value-type="float" office:value="43.9434327" calcext:value-type="float">
            <text:p>43.9434327</text:p>
          </table:table-cell>
          <table:table-cell office:value-type="float" office:value="-78.8972423" calcext:value-type="float">
            <text:p>-78.8972423</text:p>
          </table:table-cell>
        </table:table-row>
        <table:table-row table:style-name="ro1">
          <table:table-cell office:value-type="string" calcext:value-type="string">
            <text:p>2020-08-02 14:07:03.804</text:p>
          </table:table-cell>
          <table:table-cell office:value-type="float" office:value="43.9434799" calcext:value-type="float">
            <text:p>43.9434799</text:p>
          </table:table-cell>
          <table:table-cell office:value-type="float" office:value="-78.8972433" calcext:value-type="float">
            <text:p>-78.8972433</text:p>
          </table:table-cell>
        </table:table-row>
        <table:table-row table:style-name="ro1">
          <table:table-cell office:value-type="string" calcext:value-type="string">
            <text:p>2020-08-02 14:07:04.805</text:p>
          </table:table-cell>
          <table:table-cell office:value-type="float" office:value="43.9435263" calcext:value-type="float">
            <text:p>43.9435263</text:p>
          </table:table-cell>
          <table:table-cell office:value-type="float" office:value="-78.897242" calcext:value-type="float">
            <text:p>-78.897242</text:p>
          </table:table-cell>
        </table:table-row>
        <table:table-row table:style-name="ro1">
          <table:table-cell office:value-type="string" calcext:value-type="string">
            <text:p>2020-08-02 14:07:05.804</text:p>
          </table:table-cell>
          <table:table-cell office:value-type="float" office:value="43.9435631" calcext:value-type="float">
            <text:p>43.9435631</text:p>
          </table:table-cell>
          <table:table-cell office:value-type="float" office:value="-78.8972408" calcext:value-type="float">
            <text:p>-78.8972408</text:p>
          </table:table-cell>
        </table:table-row>
        <table:table-row table:style-name="ro1">
          <table:table-cell office:value-type="string" calcext:value-type="string">
            <text:p>2020-08-02 14:07:06.812</text:p>
          </table:table-cell>
          <table:table-cell office:value-type="float" office:value="43.9436089" calcext:value-type="float">
            <text:p>43.9436089</text:p>
          </table:table-cell>
          <table:table-cell office:value-type="float" office:value="-78.8972396" calcext:value-type="float">
            <text:p>-78.8972396</text:p>
          </table:table-cell>
        </table:table-row>
        <table:table-row table:style-name="ro1">
          <table:table-cell office:value-type="string" calcext:value-type="string">
            <text:p>2020-08-02 14:07:07.804</text:p>
          </table:table-cell>
          <table:table-cell office:value-type="float" office:value="43.9436558" calcext:value-type="float">
            <text:p>43.9436558</text:p>
          </table:table-cell>
          <table:table-cell office:value-type="float" office:value="-78.8972391" calcext:value-type="float">
            <text:p>-78.8972391</text:p>
          </table:table-cell>
        </table:table-row>
        <table:table-row table:style-name="ro1">
          <table:table-cell office:value-type="string" calcext:value-type="string">
            <text:p>2020-08-02 14:07:08.821</text:p>
          </table:table-cell>
          <table:table-cell office:value-type="float" office:value="43.9437024" calcext:value-type="float">
            <text:p>43.9437024</text:p>
          </table:table-cell>
          <table:table-cell office:value-type="float" office:value="-78.897239" calcext:value-type="float">
            <text:p>-78.897239</text:p>
          </table:table-cell>
        </table:table-row>
        <table:table-row table:style-name="ro1">
          <table:table-cell office:value-type="string" calcext:value-type="string">
            <text:p>2020-08-02 14:07:09.818</text:p>
          </table:table-cell>
          <table:table-cell office:value-type="float" office:value="43.943748" calcext:value-type="float">
            <text:p>43.943748</text:p>
          </table:table-cell>
          <table:table-cell office:value-type="float" office:value="-78.897239" calcext:value-type="float">
            <text:p>-78.897239</text:p>
          </table:table-cell>
        </table:table-row>
        <table:table-row table:style-name="ro1">
          <table:table-cell office:value-type="string" calcext:value-type="string">
            <text:p>2020-08-02 14:07:10.805</text:p>
          </table:table-cell>
          <table:table-cell office:value-type="float" office:value="43.9437933" calcext:value-type="float">
            <text:p>43.9437933</text:p>
          </table:table-cell>
          <table:table-cell office:value-type="float" office:value="-78.8972392" calcext:value-type="float">
            <text:p>-78.8972392</text:p>
          </table:table-cell>
        </table:table-row>
        <table:table-row table:style-name="ro1">
          <table:table-cell office:value-type="string" calcext:value-type="string">
            <text:p>2020-08-02 14:07:11.805</text:p>
          </table:table-cell>
          <table:table-cell office:value-type="float" office:value="43.9438388" calcext:value-type="float">
            <text:p>43.9438388</text:p>
          </table:table-cell>
          <table:table-cell office:value-type="float" office:value="-78.8972397" calcext:value-type="float">
            <text:p>-78.8972397</text:p>
          </table:table-cell>
        </table:table-row>
        <table:table-row table:style-name="ro1">
          <table:table-cell office:value-type="string" calcext:value-type="string">
            <text:p>2020-08-02 14:07:12.812</text:p>
          </table:table-cell>
          <table:table-cell office:value-type="float" office:value="43.943885" calcext:value-type="float">
            <text:p>43.943885</text:p>
          </table:table-cell>
          <table:table-cell office:value-type="float" office:value="-78.8972402" calcext:value-type="float">
            <text:p>-78.8972402</text:p>
          </table:table-cell>
        </table:table-row>
        <table:table-row table:style-name="ro1">
          <table:table-cell office:value-type="string" calcext:value-type="string">
            <text:p>2020-08-02 14:07:13.806</text:p>
          </table:table-cell>
          <table:table-cell office:value-type="float" office:value="43.9439313" calcext:value-type="float">
            <text:p>43.9439313</text:p>
          </table:table-cell>
          <table:table-cell office:value-type="float" office:value="-78.8972405" calcext:value-type="float">
            <text:p>-78.8972405</text:p>
          </table:table-cell>
        </table:table-row>
        <table:table-row table:style-name="ro1">
          <table:table-cell office:value-type="string" calcext:value-type="string">
            <text:p>2020-08-02 14:07:14.805</text:p>
          </table:table-cell>
          <table:table-cell office:value-type="float" office:value="43.9439768" calcext:value-type="float">
            <text:p>43.9439768</text:p>
          </table:table-cell>
          <table:table-cell office:value-type="float" office:value="-78.8972405" calcext:value-type="float">
            <text:p>-78.8972405</text:p>
          </table:table-cell>
        </table:table-row>
        <table:table-row table:style-name="ro1">
          <table:table-cell office:value-type="string" calcext:value-type="string">
            <text:p>2020-08-02 14:07:15.823</text:p>
          </table:table-cell>
          <table:table-cell office:value-type="float" office:value="43.9440128" calcext:value-type="float">
            <text:p>43.9440128</text:p>
          </table:table-cell>
          <table:table-cell office:value-type="float" office:value="-78.8972404" calcext:value-type="float">
            <text:p>-78.8972404</text:p>
          </table:table-cell>
        </table:table-row>
        <table:table-row table:style-name="ro1">
          <table:table-cell office:value-type="string" calcext:value-type="string">
            <text:p>2020-08-02 14:07:16.804</text:p>
          </table:table-cell>
          <table:table-cell office:value-type="float" office:value="43.9440582" calcext:value-type="float">
            <text:p>43.9440582</text:p>
          </table:table-cell>
          <table:table-cell office:value-type="float" office:value="-78.8972403" calcext:value-type="float">
            <text:p>-78.8972403</text:p>
          </table:table-cell>
        </table:table-row>
        <table:table-row table:style-name="ro1">
          <table:table-cell office:value-type="string" calcext:value-type="string">
            <text:p>2020-08-02 14:07:17.821</text:p>
          </table:table-cell>
          <table:table-cell office:value-type="float" office:value="43.9441046" calcext:value-type="float">
            <text:p>43.9441046</text:p>
          </table:table-cell>
          <table:table-cell office:value-type="float" office:value="-78.8972402" calcext:value-type="float">
            <text:p>-78.8972402</text:p>
          </table:table-cell>
        </table:table-row>
        <table:table-row table:style-name="ro1">
          <table:table-cell office:value-type="string" calcext:value-type="string">
            <text:p>2020-08-02 14:07:18.806</text:p>
          </table:table-cell>
          <table:table-cell office:value-type="float" office:value="43.944151" calcext:value-type="float">
            <text:p>43.944151</text:p>
          </table:table-cell>
          <table:table-cell office:value-type="float" office:value="-78.8972401" calcext:value-type="float">
            <text:p>-78.8972401</text:p>
          </table:table-cell>
        </table:table-row>
        <table:table-row table:style-name="ro1">
          <table:table-cell office:value-type="string" calcext:value-type="string">
            <text:p>2020-08-02 14:07:19.807</text:p>
          </table:table-cell>
          <table:table-cell office:value-type="float" office:value="43.9441967" calcext:value-type="float">
            <text:p>43.9441967</text:p>
          </table:table-cell>
          <table:table-cell office:value-type="float" office:value="-78.89724" calcext:value-type="float">
            <text:p>-78.89724</text:p>
          </table:table-cell>
        </table:table-row>
        <table:table-row table:style-name="ro1">
          <table:table-cell office:value-type="string" calcext:value-type="string">
            <text:p>2020-08-02 14:07:20.806</text:p>
          </table:table-cell>
          <table:table-cell office:value-type="float" office:value="43.9442419" calcext:value-type="float">
            <text:p>43.9442419</text:p>
          </table:table-cell>
          <table:table-cell office:value-type="float" office:value="-78.89724" calcext:value-type="float">
            <text:p>-78.89724</text:p>
          </table:table-cell>
        </table:table-row>
        <table:table-row table:style-name="ro1">
          <table:table-cell office:value-type="string" calcext:value-type="string">
            <text:p>2020-08-02 14:07:21.822</text:p>
          </table:table-cell>
          <table:table-cell office:value-type="float" office:value="43.9442872" calcext:value-type="float">
            <text:p>43.9442872</text:p>
          </table:table-cell>
          <table:table-cell office:value-type="float" office:value="-78.89724" calcext:value-type="float">
            <text:p>-78.89724</text:p>
          </table:table-cell>
        </table:table-row>
        <table:table-row table:style-name="ro1">
          <table:table-cell office:value-type="string" calcext:value-type="string">
            <text:p>2020-08-02 14:07:22.823</text:p>
          </table:table-cell>
          <table:table-cell office:value-type="float" office:value="43.9443334" calcext:value-type="float">
            <text:p>43.9443334</text:p>
          </table:table-cell>
          <table:table-cell office:value-type="float" office:value="-78.8972402" calcext:value-type="float">
            <text:p>-78.8972402</text:p>
          </table:table-cell>
        </table:table-row>
        <table:table-row table:style-name="ro1">
          <table:table-cell office:value-type="string" calcext:value-type="string">
            <text:p>2020-08-02 14:07:23.812</text:p>
          </table:table-cell>
          <table:table-cell office:value-type="float" office:value="43.9443334" calcext:value-type="float">
            <text:p>43.9443334</text:p>
          </table:table-cell>
          <table:table-cell office:value-type="float" office:value="-78.8972402" calcext:value-type="float">
            <text:p>-78.8972402</text:p>
          </table:table-cell>
        </table:table-row>
        <table:table-row table:style-name="ro1">
          <table:table-cell office:value-type="string" calcext:value-type="string">
            <text:p>2020-08-02 14:07:24.824</text:p>
          </table:table-cell>
          <table:table-cell office:value-type="float" office:value="43.9443797" calcext:value-type="float">
            <text:p>43.9443797</text:p>
          </table:table-cell>
          <table:table-cell office:value-type="float" office:value="-78.8972402" calcext:value-type="float">
            <text:p>-78.8972402</text:p>
          </table:table-cell>
        </table:table-row>
        <table:table-row table:style-name="ro1">
          <table:table-cell office:value-type="string" calcext:value-type="string">
            <text:p>2020-08-02 14:07:25.812</text:p>
          </table:table-cell>
          <table:table-cell office:value-type="float" office:value="43.9444257" calcext:value-type="float">
            <text:p>43.9444257</text:p>
          </table:table-cell>
          <table:table-cell office:value-type="float" office:value="-78.89724" calcext:value-type="float">
            <text:p>-78.89724</text:p>
          </table:table-cell>
        </table:table-row>
        <table:table-row table:style-name="ro1">
          <table:table-cell office:value-type="string" calcext:value-type="string">
            <text:p>2020-08-02 14:07:26.825</text:p>
          </table:table-cell>
          <table:table-cell office:value-type="float" office:value="43.9444716" calcext:value-type="float">
            <text:p>43.9444716</text:p>
          </table:table-cell>
          <table:table-cell office:value-type="float" office:value="-78.8972395" calcext:value-type="float">
            <text:p>-78.8972395</text:p>
          </table:table-cell>
        </table:table-row>
        <table:table-row table:style-name="ro1">
          <table:table-cell office:value-type="string" calcext:value-type="string">
            <text:p>2020-08-02 14:07:27.809</text:p>
          </table:table-cell>
          <table:table-cell office:value-type="float" office:value="43.9445078" calcext:value-type="float">
            <text:p>43.9445078</text:p>
          </table:table-cell>
          <table:table-cell office:value-type="float" office:value="-78.8972391" calcext:value-type="float">
            <text:p>-78.8972391</text:p>
          </table:table-cell>
        </table:table-row>
        <table:table-row table:style-name="ro1">
          <table:table-cell office:value-type="string" calcext:value-type="string">
            <text:p>2020-08-02 14:07:28.808</text:p>
          </table:table-cell>
          <table:table-cell office:value-type="float" office:value="43.9445537" calcext:value-type="float">
            <text:p>43.9445537</text:p>
          </table:table-cell>
          <table:table-cell office:value-type="float" office:value="-78.897239" calcext:value-type="float">
            <text:p>-78.897239</text:p>
          </table:table-cell>
        </table:table-row>
        <table:table-row table:style-name="ro1">
          <table:table-cell office:value-type="string" calcext:value-type="string">
            <text:p>2020-08-02 14:07:29.804</text:p>
          </table:table-cell>
          <table:table-cell office:value-type="float" office:value="43.9446" calcext:value-type="float">
            <text:p>43.9446</text:p>
          </table:table-cell>
          <table:table-cell office:value-type="float" office:value="-78.8972393" calcext:value-type="float">
            <text:p>-78.8972393</text:p>
          </table:table-cell>
        </table:table-row>
        <table:table-row table:style-name="ro1">
          <table:table-cell office:value-type="string" calcext:value-type="string">
            <text:p>2020-08-02 14:07:30.809</text:p>
          </table:table-cell>
          <table:table-cell office:value-type="float" office:value="43.944646" calcext:value-type="float">
            <text:p>43.944646</text:p>
          </table:table-cell>
          <table:table-cell office:value-type="float" office:value="-78.8972396" calcext:value-type="float">
            <text:p>-78.8972396</text:p>
          </table:table-cell>
        </table:table-row>
        <table:table-row table:style-name="ro1">
          <table:table-cell office:value-type="string" calcext:value-type="string">
            <text:p>2020-08-02 14:07:31.811</text:p>
          </table:table-cell>
          <table:table-cell office:value-type="float" office:value="43.9446915" calcext:value-type="float">
            <text:p>43.9446915</text:p>
          </table:table-cell>
          <table:table-cell office:value-type="float" office:value="-78.8972397" calcext:value-type="float">
            <text:p>-78.8972397</text:p>
          </table:table-cell>
        </table:table-row>
        <table:table-row table:style-name="ro1">
          <table:table-cell office:value-type="string" calcext:value-type="string">
            <text:p>2020-08-02 14:07:32.804</text:p>
          </table:table-cell>
          <table:table-cell office:value-type="float" office:value="43.9447363" calcext:value-type="float">
            <text:p>43.9447363</text:p>
          </table:table-cell>
          <table:table-cell office:value-type="float" office:value="-78.8972396" calcext:value-type="float">
            <text:p>-78.8972396</text:p>
          </table:table-cell>
        </table:table-row>
        <table:table-row table:style-name="ro1">
          <table:table-cell office:value-type="string" calcext:value-type="string">
            <text:p>2020-08-02 14:07:33.804</text:p>
          </table:table-cell>
          <table:table-cell office:value-type="float" office:value="43.9447821" calcext:value-type="float">
            <text:p>43.9447821</text:p>
          </table:table-cell>
          <table:table-cell office:value-type="float" office:value="-78.8972395" calcext:value-type="float">
            <text:p>-78.8972395</text:p>
          </table:table-cell>
        </table:table-row>
        <table:table-row table:style-name="ro1">
          <table:table-cell office:value-type="string" calcext:value-type="string">
            <text:p>2020-08-02 14:07:34.811</text:p>
          </table:table-cell>
          <table:table-cell office:value-type="float" office:value="43.9448289" calcext:value-type="float">
            <text:p>43.9448289</text:p>
          </table:table-cell>
          <table:table-cell office:value-type="float" office:value="-78.8972395" calcext:value-type="float">
            <text:p>-78.8972395</text:p>
          </table:table-cell>
        </table:table-row>
        <table:table-row table:style-name="ro1">
          <table:table-cell office:value-type="string" calcext:value-type="string">
            <text:p>2020-08-02 14:07:35.829</text:p>
          </table:table-cell>
          <table:table-cell office:value-type="float" office:value="43.9448753" calcext:value-type="float">
            <text:p>43.9448753</text:p>
          </table:table-cell>
          <table:table-cell office:value-type="float" office:value="-78.8972392" calcext:value-type="float">
            <text:p>-78.8972392</text:p>
          </table:table-cell>
        </table:table-row>
        <table:table-row table:style-name="ro1">
          <table:table-cell office:value-type="string" calcext:value-type="string">
            <text:p>2020-08-02 14:07:36.812</text:p>
          </table:table-cell>
          <table:table-cell office:value-type="float" office:value="43.9449208" calcext:value-type="float">
            <text:p>43.9449208</text:p>
          </table:table-cell>
          <table:table-cell office:value-type="float" office:value="-78.8972388" calcext:value-type="float">
            <text:p>-78.8972388</text:p>
          </table:table-cell>
        </table:table-row>
        <table:table-row table:style-name="ro1">
          <table:table-cell office:value-type="string" calcext:value-type="string">
            <text:p>2020-08-02 14:07:37.813</text:p>
          </table:table-cell>
          <table:table-cell office:value-type="float" office:value="43.9449571" calcext:value-type="float">
            <text:p>43.9449571</text:p>
          </table:table-cell>
          <table:table-cell office:value-type="float" office:value="-78.8972383" calcext:value-type="float">
            <text:p>-78.8972383</text:p>
          </table:table-cell>
        </table:table-row>
        <table:table-row table:style-name="ro1">
          <table:table-cell office:value-type="string" calcext:value-type="string">
            <text:p>2020-08-02 14:07:38.814</text:p>
          </table:table-cell>
          <table:table-cell office:value-type="float" office:value="43.9450028" calcext:value-type="float">
            <text:p>43.9450028</text:p>
          </table:table-cell>
          <table:table-cell office:value-type="float" office:value="-78.8972381" calcext:value-type="float">
            <text:p>-78.8972381</text:p>
          </table:table-cell>
        </table:table-row>
        <table:table-row table:style-name="ro1">
          <table:table-cell office:value-type="string" calcext:value-type="string">
            <text:p>2020-08-02 14:07:39.830</text:p>
          </table:table-cell>
          <table:table-cell office:value-type="float" office:value="43.9450493" calcext:value-type="float">
            <text:p>43.9450493</text:p>
          </table:table-cell>
          <table:table-cell office:value-type="float" office:value="-78.8972382" calcext:value-type="float">
            <text:p>-78.8972382</text:p>
          </table:table-cell>
        </table:table-row>
        <table:table-row table:style-name="ro1">
          <table:table-cell office:value-type="string" calcext:value-type="string">
            <text:p>2020-08-02 14:07:40.804</text:p>
          </table:table-cell>
          <table:table-cell office:value-type="float" office:value="43.9450953" calcext:value-type="float">
            <text:p>43.9450953</text:p>
          </table:table-cell>
          <table:table-cell office:value-type="float" office:value="-78.8972381" calcext:value-type="float">
            <text:p>-78.8972381</text:p>
          </table:table-cell>
        </table:table-row>
        <table:table-row table:style-name="ro1">
          <table:table-cell office:value-type="string" calcext:value-type="string">
            <text:p>2020-08-02 14:07:41.831</text:p>
          </table:table-cell>
          <table:table-cell office:value-type="float" office:value="43.9451404" calcext:value-type="float">
            <text:p>43.9451404</text:p>
          </table:table-cell>
          <table:table-cell office:value-type="float" office:value="-78.8972378" calcext:value-type="float">
            <text:p>-78.8972378</text:p>
          </table:table-cell>
        </table:table-row>
        <table:table-row table:style-name="ro1">
          <table:table-cell office:value-type="string" calcext:value-type="string">
            <text:p>2020-08-02 14:07:42.814</text:p>
          </table:table-cell>
          <table:table-cell office:value-type="float" office:value="43.9451852" calcext:value-type="float">
            <text:p>43.9451852</text:p>
          </table:table-cell>
          <table:table-cell office:value-type="float" office:value="-78.8972376" calcext:value-type="float">
            <text:p>-78.8972376</text:p>
          </table:table-cell>
        </table:table-row>
        <table:table-row table:style-name="ro1">
          <table:table-cell office:value-type="string" calcext:value-type="string">
            <text:p>2020-08-02 14:07:43.830</text:p>
          </table:table-cell>
          <table:table-cell office:value-type="float" office:value="43.945231" calcext:value-type="float">
            <text:p>43.945231</text:p>
          </table:table-cell>
          <table:table-cell office:value-type="float" office:value="-78.8972376" calcext:value-type="float">
            <text:p>-78.8972376</text:p>
          </table:table-cell>
        </table:table-row>
        <table:table-row table:style-name="ro1">
          <table:table-cell office:value-type="string" calcext:value-type="string">
            <text:p>2020-08-02 14:07:44.804</text:p>
          </table:table-cell>
          <table:table-cell office:value-type="float" office:value="43.9452772" calcext:value-type="float">
            <text:p>43.9452772</text:p>
          </table:table-cell>
          <table:table-cell office:value-type="float" office:value="-78.8972381" calcext:value-type="float">
            <text:p>-78.8972381</text:p>
          </table:table-cell>
        </table:table-row>
        <table:table-row table:style-name="ro1">
          <table:table-cell office:value-type="string" calcext:value-type="string">
            <text:p>2020-08-02 14:07:45.804</text:p>
          </table:table-cell>
          <table:table-cell office:value-type="float" office:value="43.9453232" calcext:value-type="float">
            <text:p>43.9453232</text:p>
          </table:table-cell>
          <table:table-cell office:value-type="float" office:value="-78.8972385" calcext:value-type="float">
            <text:p>-78.8972385</text:p>
          </table:table-cell>
        </table:table-row>
        <table:table-row table:style-name="ro1">
          <table:table-cell office:value-type="string" calcext:value-type="string">
            <text:p>2020-08-02 14:07:46.804</text:p>
          </table:table-cell>
          <table:table-cell office:value-type="float" office:value="43.9453685" calcext:value-type="float">
            <text:p>43.9453685</text:p>
          </table:table-cell>
          <table:table-cell office:value-type="float" office:value="-78.8972388" calcext:value-type="float">
            <text:p>-78.8972388</text:p>
          </table:table-cell>
        </table:table-row>
        <table:table-row table:style-name="ro1">
          <table:table-cell office:value-type="string" calcext:value-type="string">
            <text:p>2020-08-02 14:07:47.804</text:p>
          </table:table-cell>
          <table:table-cell office:value-type="float" office:value="43.9454049" calcext:value-type="float">
            <text:p>43.9454049</text:p>
          </table:table-cell>
          <table:table-cell office:value-type="float" office:value="-78.897239" calcext:value-type="float">
            <text:p>-78.897239</text:p>
          </table:table-cell>
        </table:table-row>
        <table:table-row table:style-name="ro1">
          <table:table-cell office:value-type="string" calcext:value-type="string">
            <text:p>2020-08-02 14:07:48.818</text:p>
          </table:table-cell>
          <table:table-cell office:value-type="float" office:value="43.9454509" calcext:value-type="float">
            <text:p>43.9454509</text:p>
          </table:table-cell>
          <table:table-cell office:value-type="float" office:value="-78.8972392" calcext:value-type="float">
            <text:p>-78.8972392</text:p>
          </table:table-cell>
        </table:table-row>
        <table:table-row table:style-name="ro1">
          <table:table-cell office:value-type="string" calcext:value-type="string">
            <text:p>2020-08-02 14:07:49.817</text:p>
          </table:table-cell>
          <table:table-cell office:value-type="float" office:value="43.9454978" calcext:value-type="float">
            <text:p>43.9454978</text:p>
          </table:table-cell>
          <table:table-cell office:value-type="float" office:value="-78.8972393" calcext:value-type="float">
            <text:p>-78.8972393</text:p>
          </table:table-cell>
        </table:table-row>
        <table:table-row table:style-name="ro1">
          <table:table-cell office:value-type="string" calcext:value-type="string">
            <text:p>2020-08-02 14:07:50.804</text:p>
          </table:table-cell>
          <table:table-cell office:value-type="float" office:value="43.9455445" calcext:value-type="float">
            <text:p>43.9455445</text:p>
          </table:table-cell>
          <table:table-cell office:value-type="float" office:value="-78.8972392" calcext:value-type="float">
            <text:p>-78.8972392</text:p>
          </table:table-cell>
        </table:table-row>
        <table:table-row table:style-name="ro1">
          <table:table-cell office:value-type="string" calcext:value-type="string">
            <text:p>2020-08-02 14:07:51.804</text:p>
          </table:table-cell>
          <table:table-cell office:value-type="float" office:value="43.9455906" calcext:value-type="float">
            <text:p>43.9455906</text:p>
          </table:table-cell>
          <table:table-cell office:value-type="float" office:value="-78.8972389" calcext:value-type="float">
            <text:p>-78.8972389</text:p>
          </table:table-cell>
        </table:table-row>
        <table:table-row table:style-name="ro1">
          <table:table-cell office:value-type="string" calcext:value-type="string">
            <text:p>2020-08-02 14:07:52.819</text:p>
          </table:table-cell>
          <table:table-cell office:value-type="float" office:value="43.9456362" calcext:value-type="float">
            <text:p>43.9456362</text:p>
          </table:table-cell>
          <table:table-cell office:value-type="float" office:value="-78.897239" calcext:value-type="float">
            <text:p>-78.897239</text:p>
          </table:table-cell>
        </table:table-row>
        <table:table-row table:style-name="ro1">
          <table:table-cell office:value-type="string" calcext:value-type="string">
            <text:p>2020-08-02 14:07:53.807</text:p>
          </table:table-cell>
          <table:table-cell office:value-type="float" office:value="43.9456824" calcext:value-type="float">
            <text:p>43.9456824</text:p>
          </table:table-cell>
          <table:table-cell office:value-type="float" office:value="-78.8972393" calcext:value-type="float">
            <text:p>-78.8972393</text:p>
          </table:table-cell>
        </table:table-row>
        <table:table-row table:style-name="ro1">
          <table:table-cell office:value-type="string" calcext:value-type="string">
            <text:p>2020-08-02 14:07:54.804</text:p>
          </table:table-cell>
          <table:table-cell office:value-type="float" office:value="43.9457292" calcext:value-type="float">
            <text:p>43.9457292</text:p>
          </table:table-cell>
          <table:table-cell office:value-type="float" office:value="-78.8972397" calcext:value-type="float">
            <text:p>-78.8972397</text:p>
          </table:table-cell>
        </table:table-row>
        <table:table-row table:style-name="ro1">
          <table:table-cell office:value-type="string" calcext:value-type="string">
            <text:p>2020-08-02 14:07:55.805</text:p>
          </table:table-cell>
          <table:table-cell office:value-type="float" office:value="43.9457755" calcext:value-type="float">
            <text:p>43.9457755</text:p>
          </table:table-cell>
          <table:table-cell office:value-type="float" office:value="-78.8972399" calcext:value-type="float">
            <text:p>-78.8972399</text:p>
          </table:table-cell>
        </table:table-row>
        <table:table-row table:style-name="ro1">
          <table:table-cell office:value-type="string" calcext:value-type="string">
            <text:p>2020-08-02 14:07:56.804</text:p>
          </table:table-cell>
          <table:table-cell office:value-type="float" office:value="43.9458213" calcext:value-type="float">
            <text:p>43.9458213</text:p>
          </table:table-cell>
          <table:table-cell office:value-type="float" office:value="-78.8972398" calcext:value-type="float">
            <text:p>-78.8972398</text:p>
          </table:table-cell>
        </table:table-row>
        <table:table-row table:style-name="ro1">
          <table:table-cell office:value-type="string" calcext:value-type="string">
            <text:p>2020-08-02 14:07:57.813</text:p>
          </table:table-cell>
          <table:table-cell office:value-type="float" office:value="43.9458573" calcext:value-type="float">
            <text:p>43.9458573</text:p>
          </table:table-cell>
          <table:table-cell office:value-type="float" office:value="-78.8972399" calcext:value-type="float">
            <text:p>-78.8972399</text:p>
          </table:table-cell>
        </table:table-row>
        <table:table-row table:style-name="ro1">
          <table:table-cell office:value-type="string" calcext:value-type="string">
            <text:p>2020-08-02 14:07:58.809</text:p>
          </table:table-cell>
          <table:table-cell office:value-type="float" office:value="43.9459025" calcext:value-type="float">
            <text:p>43.9459025</text:p>
          </table:table-cell>
          <table:table-cell office:value-type="float" office:value="-78.89724" calcext:value-type="float">
            <text:p>-78.89724</text:p>
          </table:table-cell>
        </table:table-row>
        <table:table-row table:style-name="ro1">
          <table:table-cell office:value-type="string" calcext:value-type="string">
            <text:p>2020-08-02 14:07:59.804</text:p>
          </table:table-cell>
          <table:table-cell office:value-type="float" office:value="43.9459485" calcext:value-type="float">
            <text:p>43.9459485</text:p>
          </table:table-cell>
          <table:table-cell office:value-type="float" office:value="-78.8972403" calcext:value-type="float">
            <text:p>-78.8972403</text:p>
          </table:table-cell>
        </table:table-row>
        <table:table-row table:style-name="ro1">
          <table:table-cell office:value-type="string" calcext:value-type="string">
            <text:p>2020-08-02 14:08:00.811</text:p>
          </table:table-cell>
          <table:table-cell office:value-type="float" office:value="43.9459945" calcext:value-type="float">
            <text:p>43.9459945</text:p>
          </table:table-cell>
          <table:table-cell office:value-type="float" office:value="-78.8972405" calcext:value-type="float">
            <text:p>-78.8972405</text:p>
          </table:table-cell>
        </table:table-row>
        <table:table-row table:style-name="ro1">
          <table:table-cell office:value-type="string" calcext:value-type="string">
            <text:p>2020-08-02 14:08:01.804</text:p>
          </table:table-cell>
          <table:table-cell office:value-type="float" office:value="43.9460403" calcext:value-type="float">
            <text:p>43.9460403</text:p>
          </table:table-cell>
          <table:table-cell office:value-type="float" office:value="-78.8972403" calcext:value-type="float">
            <text:p>-78.8972403</text:p>
          </table:table-cell>
        </table:table-row>
        <table:table-row table:style-name="ro1">
          <table:table-cell office:value-type="string" calcext:value-type="string">
            <text:p>2020-08-02 14:08:02.804</text:p>
          </table:table-cell>
          <table:table-cell office:value-type="float" office:value="43.9460855" calcext:value-type="float">
            <text:p>43.9460855</text:p>
          </table:table-cell>
          <table:table-cell office:value-type="float" office:value="-78.8972399" calcext:value-type="float">
            <text:p>-78.8972399</text:p>
          </table:table-cell>
        </table:table-row>
        <table:table-row table:style-name="ro1">
          <table:table-cell office:value-type="string" calcext:value-type="string">
            <text:p>2020-08-02 14:08:03.821</text:p>
          </table:table-cell>
          <table:table-cell office:value-type="float" office:value="43.9461305" calcext:value-type="float">
            <text:p>43.9461305</text:p>
          </table:table-cell>
          <table:table-cell office:value-type="float" office:value="-78.8972397" calcext:value-type="float">
            <text:p>-78.8972397</text:p>
          </table:table-cell>
        </table:table-row>
        <table:table-row table:style-name="ro1">
          <table:table-cell office:value-type="string" calcext:value-type="string">
            <text:p>2020-08-02 14:08:04.804</text:p>
          </table:table-cell>
          <table:table-cell office:value-type="float" office:value="43.9461764" calcext:value-type="float">
            <text:p>43.9461764</text:p>
          </table:table-cell>
          <table:table-cell office:value-type="float" office:value="-78.8972397" calcext:value-type="float">
            <text:p>-78.8972397</text:p>
          </table:table-cell>
        </table:table-row>
        <table:table-row table:style-name="ro1">
          <table:table-cell office:value-type="string" calcext:value-type="string">
            <text:p>2020-08-02 14:08:05.804</text:p>
          </table:table-cell>
          <table:table-cell office:value-type="float" office:value="43.9462228" calcext:value-type="float">
            <text:p>43.9462228</text:p>
          </table:table-cell>
          <table:table-cell office:value-type="float" office:value="-78.8972396" calcext:value-type="float">
            <text:p>-78.8972396</text:p>
          </table:table-cell>
        </table:table-row>
        <table:table-row table:style-name="ro1">
          <table:table-cell office:value-type="string" calcext:value-type="string">
            <text:p>2020-08-02 14:08:06.807</text:p>
          </table:table-cell>
          <table:table-cell office:value-type="float" office:value="43.9462686" calcext:value-type="float">
            <text:p>43.9462686</text:p>
          </table:table-cell>
          <table:table-cell office:value-type="float" office:value="-78.8972392" calcext:value-type="float">
            <text:p>-78.8972392</text:p>
          </table:table-cell>
        </table:table-row>
        <table:table-row table:style-name="ro1">
          <table:table-cell office:value-type="string" calcext:value-type="string">
            <text:p>2020-08-02 14:08:07.806</text:p>
          </table:table-cell>
          <table:table-cell office:value-type="float" office:value="43.9463048" calcext:value-type="float">
            <text:p>43.9463048</text:p>
          </table:table-cell>
          <table:table-cell office:value-type="float" office:value="-78.8972385" calcext:value-type="float">
            <text:p>-78.8972385</text:p>
          </table:table-cell>
        </table:table-row>
        <table:table-row table:style-name="ro1">
          <table:table-cell office:value-type="string" calcext:value-type="string">
            <text:p>2020-08-02 14:08:08.807</text:p>
          </table:table-cell>
          <table:table-cell office:value-type="float" office:value="43.9463501" calcext:value-type="float">
            <text:p>43.9463501</text:p>
          </table:table-cell>
          <table:table-cell office:value-type="float" office:value="-78.8972377" calcext:value-type="float">
            <text:p>-78.8972377</text:p>
          </table:table-cell>
        </table:table-row>
        <table:table-row table:style-name="ro1">
          <table:table-cell office:value-type="string" calcext:value-type="string">
            <text:p>2020-08-02 14:08:09.810</text:p>
          </table:table-cell>
          <table:table-cell office:value-type="float" office:value="43.9463962" calcext:value-type="float">
            <text:p>43.9463962</text:p>
          </table:table-cell>
          <table:table-cell office:value-type="float" office:value="-78.897237" calcext:value-type="float">
            <text:p>-78.897237</text:p>
          </table:table-cell>
        </table:table-row>
        <table:table-row table:style-name="ro1">
          <table:table-cell office:value-type="string" calcext:value-type="string">
            <text:p>2020-08-02 14:08:10.804</text:p>
          </table:table-cell>
          <table:table-cell office:value-type="float" office:value="43.9464428" calcext:value-type="float">
            <text:p>43.9464428</text:p>
          </table:table-cell>
          <table:table-cell office:value-type="float" office:value="-78.8972367" calcext:value-type="float">
            <text:p>-78.8972367</text:p>
          </table:table-cell>
        </table:table-row>
        <table:table-row table:style-name="ro1">
          <table:table-cell office:value-type="string" calcext:value-type="string">
            <text:p>2020-08-02 14:08:11.809</text:p>
          </table:table-cell>
          <table:table-cell office:value-type="float" office:value="43.9464888" calcext:value-type="float">
            <text:p>43.9464888</text:p>
          </table:table-cell>
          <table:table-cell office:value-type="float" office:value="-78.8972366" calcext:value-type="float">
            <text:p>-78.8972366</text:p>
          </table:table-cell>
        </table:table-row>
        <table:table-row table:style-name="ro1">
          <table:table-cell office:value-type="string" calcext:value-type="string">
            <text:p>2020-08-02 14:08:12.813</text:p>
          </table:table-cell>
          <table:table-cell office:value-type="float" office:value="43.9465341" calcext:value-type="float">
            <text:p>43.9465341</text:p>
          </table:table-cell>
          <table:table-cell office:value-type="float" office:value="-78.8972367" calcext:value-type="float">
            <text:p>-78.8972367</text:p>
          </table:table-cell>
        </table:table-row>
        <table:table-row table:style-name="ro1">
          <table:table-cell office:value-type="string" calcext:value-type="string">
            <text:p>2020-08-02 14:08:13.804</text:p>
          </table:table-cell>
          <table:table-cell office:value-type="float" office:value="43.9465795" calcext:value-type="float">
            <text:p>43.9465795</text:p>
          </table:table-cell>
          <table:table-cell office:value-type="float" office:value="-78.8972369" calcext:value-type="float">
            <text:p>-78.8972369</text:p>
          </table:table-cell>
        </table:table-row>
        <table:table-row table:style-name="ro1">
          <table:table-cell office:value-type="string" calcext:value-type="string">
            <text:p>2020-08-02 14:08:14.810</text:p>
          </table:table-cell>
          <table:table-cell office:value-type="float" office:value="43.946626" calcext:value-type="float">
            <text:p>43.946626</text:p>
          </table:table-cell>
          <table:table-cell office:value-type="float" office:value="-78.897237" calcext:value-type="float">
            <text:p>-78.897237</text:p>
          </table:table-cell>
        </table:table-row>
        <table:table-row table:style-name="ro1">
          <table:table-cell office:value-type="string" calcext:value-type="string">
            <text:p>2020-08-02 14:08:15.810</text:p>
          </table:table-cell>
          <table:table-cell office:value-type="float" office:value="43.9466729" calcext:value-type="float">
            <text:p>43.9466729</text:p>
          </table:table-cell>
          <table:table-cell office:value-type="float" office:value="-78.8972369" calcext:value-type="float">
            <text:p>-78.8972369</text:p>
          </table:table-cell>
        </table:table-row>
        <table:table-row table:style-name="ro1">
          <table:table-cell office:value-type="string" calcext:value-type="string">
            <text:p>2020-08-02 14:08:16.809</text:p>
          </table:table-cell>
          <table:table-cell office:value-type="float" office:value="43.9467189" calcext:value-type="float">
            <text:p>43.9467189</text:p>
          </table:table-cell>
          <table:table-cell office:value-type="float" office:value="-78.897237" calcext:value-type="float">
            <text:p>-78.897237</text:p>
          </table:table-cell>
        </table:table-row>
        <table:table-row table:style-name="ro1">
          <table:table-cell office:value-type="string" calcext:value-type="string">
            <text:p>2020-08-02 14:08:17.814</text:p>
          </table:table-cell>
          <table:table-cell office:value-type="float" office:value="43.9467644" calcext:value-type="float">
            <text:p>43.9467644</text:p>
          </table:table-cell>
          <table:table-cell office:value-type="float" office:value="-78.8972371" calcext:value-type="float">
            <text:p>-78.8972371</text:p>
          </table:table-cell>
        </table:table-row>
        <table:table-row table:style-name="ro1">
          <table:table-cell office:value-type="string" calcext:value-type="string">
            <text:p>2020-08-02 14:08:18.811</text:p>
          </table:table-cell>
          <table:table-cell office:value-type="float" office:value="43.9468004" calcext:value-type="float">
            <text:p>43.9468004</text:p>
          </table:table-cell>
          <table:table-cell office:value-type="float" office:value="-78.8972374" calcext:value-type="float">
            <text:p>-78.8972374</text:p>
          </table:table-cell>
        </table:table-row>
        <table:table-row table:style-name="ro1">
          <table:table-cell office:value-type="string" calcext:value-type="string">
            <text:p>2020-08-02 14:08:19.810</text:p>
          </table:table-cell>
          <table:table-cell office:value-type="float" office:value="43.9468463" calcext:value-type="float">
            <text:p>43.9468463</text:p>
          </table:table-cell>
          <table:table-cell office:value-type="float" office:value="-78.8972378" calcext:value-type="float">
            <text:p>-78.8972378</text:p>
          </table:table-cell>
        </table:table-row>
        <table:table-row table:style-name="ro1">
          <table:table-cell office:value-type="string" calcext:value-type="string">
            <text:p>2020-08-02 14:08:20.828</text:p>
          </table:table-cell>
          <table:table-cell office:value-type="float" office:value="43.9468926" calcext:value-type="float">
            <text:p>43.9468926</text:p>
          </table:table-cell>
          <table:table-cell office:value-type="float" office:value="-78.897238" calcext:value-type="float">
            <text:p>-78.897238</text:p>
          </table:table-cell>
        </table:table-row>
        <table:table-row table:style-name="ro1">
          <table:table-cell office:value-type="string" calcext:value-type="string">
            <text:p>2020-08-02 14:08:21.804</text:p>
          </table:table-cell>
          <table:table-cell office:value-type="float" office:value="43.9469383" calcext:value-type="float">
            <text:p>43.9469383</text:p>
          </table:table-cell>
          <table:table-cell office:value-type="float" office:value="-78.8972382" calcext:value-type="float">
            <text:p>-78.8972382</text:p>
          </table:table-cell>
        </table:table-row>
        <table:table-row table:style-name="ro1">
          <table:table-cell office:value-type="string" calcext:value-type="string">
            <text:p>2020-08-02 14:08:22.806</text:p>
          </table:table-cell>
          <table:table-cell office:value-type="float" office:value="43.9469838" calcext:value-type="float">
            <text:p>43.9469838</text:p>
          </table:table-cell>
          <table:table-cell office:value-type="float" office:value="-78.8972381" calcext:value-type="float">
            <text:p>-78.8972381</text:p>
          </table:table-cell>
        </table:table-row>
        <table:table-row table:style-name="ro1">
          <table:table-cell office:value-type="string" calcext:value-type="string">
            <text:p>2020-08-02 14:08:23.818</text:p>
          </table:table-cell>
          <table:table-cell office:value-type="float" office:value="43.947029" calcext:value-type="float">
            <text:p>43.947029</text:p>
          </table:table-cell>
          <table:table-cell office:value-type="float" office:value="-78.897238" calcext:value-type="float">
            <text:p>-78.897238</text:p>
          </table:table-cell>
        </table:table-row>
        <table:table-row table:style-name="ro1">
          <table:table-cell office:value-type="string" calcext:value-type="string">
            <text:p>2020-08-02 14:08:24.812</text:p>
          </table:table-cell>
          <table:table-cell office:value-type="float" office:value="43.9470751" calcext:value-type="float">
            <text:p>43.9470751</text:p>
          </table:table-cell>
          <table:table-cell office:value-type="float" office:value="-78.8972381" calcext:value-type="float">
            <text:p>-78.8972381</text:p>
          </table:table-cell>
        </table:table-row>
        <table:table-row table:style-name="ro1">
          <table:table-cell office:value-type="string" calcext:value-type="string">
            <text:p>2020-08-02 14:08:25.804</text:p>
          </table:table-cell>
          <table:table-cell office:value-type="float" office:value="43.9471216" calcext:value-type="float">
            <text:p>43.9471216</text:p>
          </table:table-cell>
          <table:table-cell office:value-type="float" office:value="-78.8972382" calcext:value-type="float">
            <text:p>-78.8972382</text:p>
          </table:table-cell>
        </table:table-row>
        <table:table-row table:style-name="ro1">
          <table:table-cell office:value-type="string" calcext:value-type="string">
            <text:p>2020-08-02 14:08:26.804</text:p>
          </table:table-cell>
          <table:table-cell office:value-type="float" office:value="43.9471675" calcext:value-type="float">
            <text:p>43.9471675</text:p>
          </table:table-cell>
          <table:table-cell office:value-type="float" office:value="-78.8972379" calcext:value-type="float">
            <text:p>-78.8972379</text:p>
          </table:table-cell>
        </table:table-row>
        <table:table-row table:style-name="ro1">
          <table:table-cell office:value-type="string" calcext:value-type="string">
            <text:p>2020-08-02 14:08:27.814</text:p>
          </table:table-cell>
          <table:table-cell office:value-type="float" office:value="43.9472131" calcext:value-type="float">
            <text:p>43.9472131</text:p>
          </table:table-cell>
          <table:table-cell office:value-type="float" office:value="-78.8972378" calcext:value-type="float">
            <text:p>-78.8972378</text:p>
          </table:table-cell>
        </table:table-row>
        <table:table-row table:style-name="ro1">
          <table:table-cell office:value-type="string" calcext:value-type="string">
            <text:p>2020-08-02 14:08:28.807</text:p>
          </table:table-cell>
          <table:table-cell office:value-type="float" office:value="43.9472495" calcext:value-type="float">
            <text:p>43.9472495</text:p>
          </table:table-cell>
          <table:table-cell office:value-type="float" office:value="-78.8972378" calcext:value-type="float">
            <text:p>-78.8972378</text:p>
          </table:table-cell>
        </table:table-row>
        <table:table-row table:style-name="ro1">
          <table:table-cell office:value-type="string" calcext:value-type="string">
            <text:p>2020-08-02 14:08:29.804</text:p>
          </table:table-cell>
          <table:table-cell office:value-type="float" office:value="43.9472955" calcext:value-type="float">
            <text:p>43.9472955</text:p>
          </table:table-cell>
          <table:table-cell office:value-type="float" office:value="-78.8972379" calcext:value-type="float">
            <text:p>-78.8972379</text:p>
          </table:table-cell>
        </table:table-row>
        <table:table-row table:style-name="ro1">
          <table:table-cell office:value-type="string" calcext:value-type="string">
            <text:p>2020-08-02 14:08:30.814</text:p>
          </table:table-cell>
          <table:table-cell office:value-type="float" office:value="43.947342" calcext:value-type="float">
            <text:p>43.947342</text:p>
          </table:table-cell>
          <table:table-cell office:value-type="float" office:value="-78.8972381" calcext:value-type="float">
            <text:p>-78.8972381</text:p>
          </table:table-cell>
        </table:table-row>
        <table:table-row table:style-name="ro1">
          <table:table-cell office:value-type="string" calcext:value-type="string">
            <text:p>2020-08-02 14:08:31.805</text:p>
          </table:table-cell>
          <table:table-cell office:value-type="float" office:value="43.9473882" calcext:value-type="float">
            <text:p>43.9473882</text:p>
          </table:table-cell>
          <table:table-cell office:value-type="float" office:value="-78.8972381" calcext:value-type="float">
            <text:p>-78.8972381</text:p>
          </table:table-cell>
        </table:table-row>
        <table:table-row table:style-name="ro1">
          <table:table-cell office:value-type="string" calcext:value-type="string">
            <text:p>2020-08-02 14:08:32.815</text:p>
          </table:table-cell>
          <table:table-cell office:value-type="float" office:value="43.9474324" calcext:value-type="float">
            <text:p>43.9474324</text:p>
          </table:table-cell>
          <table:table-cell office:value-type="float" office:value="-78.8972378" calcext:value-type="float">
            <text:p>-78.8972378</text:p>
          </table:table-cell>
        </table:table-row>
        <table:table-row table:style-name="ro1">
          <table:table-cell office:value-type="string" calcext:value-type="string">
            <text:p>2020-08-02 14:08:33.804</text:p>
          </table:table-cell>
          <table:table-cell office:value-type="float" office:value="43.947459" calcext:value-type="float">
            <text:p>43.947459</text:p>
          </table:table-cell>
          <table:table-cell office:value-type="float" office:value="-78.8972357" calcext:value-type="float">
            <text:p>-78.8972357</text:p>
          </table:table-cell>
        </table:table-row>
        <table:table-row table:style-name="ro1">
          <table:table-cell office:value-type="string" calcext:value-type="string">
            <text:p>2020-08-02 14:08:34.817</text:p>
          </table:table-cell>
          <table:table-cell office:value-type="float" office:value="43.9474729" calcext:value-type="float">
            <text:p>43.9474729</text:p>
          </table:table-cell>
          <table:table-cell office:value-type="float" office:value="-78.8972333" calcext:value-type="float">
            <text:p>-78.8972333</text:p>
          </table:table-cell>
        </table:table-row>
        <table:table-row table:style-name="ro1">
          <table:table-cell office:value-type="string" calcext:value-type="string">
            <text:p>2020-08-02 14:08:35.805</text:p>
          </table:table-cell>
          <table:table-cell office:value-type="float" office:value="43.9474877" calcext:value-type="float">
            <text:p>43.9474877</text:p>
          </table:table-cell>
          <table:table-cell office:value-type="float" office:value="-78.8972137" calcext:value-type="float">
            <text:p>-78.8972137</text:p>
          </table:table-cell>
        </table:table-row>
        <table:table-row table:style-name="ro1">
          <table:table-cell office:value-type="string" calcext:value-type="string">
            <text:p>2020-08-02 14:08:36.804</text:p>
          </table:table-cell>
          <table:table-cell office:value-type="float" office:value="43.9475016" calcext:value-type="float">
            <text:p>43.9475016</text:p>
          </table:table-cell>
          <table:table-cell office:value-type="float" office:value="-78.8971581" calcext:value-type="float">
            <text:p>-78.8971581</text:p>
          </table:table-cell>
        </table:table-row>
        <table:table-row table:style-name="ro1">
          <table:table-cell office:value-type="string" calcext:value-type="string">
            <text:p>2020-08-02 14:08:37.804</text:p>
          </table:table-cell>
          <table:table-cell office:value-type="float" office:value="43.947515" calcext:value-type="float">
            <text:p>43.947515</text:p>
          </table:table-cell>
          <table:table-cell office:value-type="float" office:value="-78.8970938" calcext:value-type="float">
            <text:p>-78.8970938</text:p>
          </table:table-cell>
        </table:table-row>
        <table:table-row table:style-name="ro1">
          <table:table-cell office:value-type="string" calcext:value-type="string">
            <text:p>2020-08-02 14:08:38.805</text:p>
          </table:table-cell>
          <table:table-cell office:value-type="float" office:value="43.9475256" calcext:value-type="float">
            <text:p>43.9475256</text:p>
          </table:table-cell>
          <table:table-cell office:value-type="float" office:value="-78.8970445" calcext:value-type="float">
            <text:p>-78.8970445</text:p>
          </table:table-cell>
        </table:table-row>
        <table:table-row table:style-name="ro1">
          <table:table-cell office:value-type="string" calcext:value-type="string">
            <text:p>2020-08-02 14:08:39.817</text:p>
          </table:table-cell>
          <table:table-cell office:value-type="float" office:value="43.9475383" calcext:value-type="float">
            <text:p>43.9475383</text:p>
          </table:table-cell>
          <table:table-cell office:value-type="float" office:value="-78.8969841" calcext:value-type="float">
            <text:p>-78.8969841</text:p>
          </table:table-cell>
        </table:table-row>
        <table:table-row table:style-name="ro1">
          <table:table-cell office:value-type="string" calcext:value-type="string">
            <text:p>2020-08-02 14:08:40.809</text:p>
          </table:table-cell>
          <table:table-cell office:value-type="float" office:value="43.9475508" calcext:value-type="float">
            <text:p>43.9475508</text:p>
          </table:table-cell>
          <table:table-cell office:value-type="float" office:value="-78.8969248" calcext:value-type="float">
            <text:p>-78.8969248</text:p>
          </table:table-cell>
        </table:table-row>
        <table:table-row table:style-name="ro1">
          <table:table-cell office:value-type="string" calcext:value-type="string">
            <text:p>2020-08-02 14:08:41.818</text:p>
          </table:table-cell>
          <table:table-cell office:value-type="float" office:value="43.947559" calcext:value-type="float">
            <text:p>43.947559</text:p>
          </table:table-cell>
          <table:table-cell office:value-type="float" office:value="-78.8968848" calcext:value-type="float">
            <text:p>-78.8968848</text:p>
          </table:table-cell>
        </table:table-row>
        <table:table-row table:style-name="ro1">
          <table:table-cell office:value-type="string" calcext:value-type="string">
            <text:p>2020-08-02 14:08:42.820</text:p>
          </table:table-cell>
          <table:table-cell office:value-type="float" office:value="43.9475602" calcext:value-type="float">
            <text:p>43.9475602</text:p>
          </table:table-cell>
          <table:table-cell office:value-type="float" office:value="-78.8968675" calcext:value-type="float">
            <text:p>-78.8968675</text:p>
          </table:table-cell>
        </table:table-row>
        <table:table-row table:style-name="ro1">
          <table:table-cell office:value-type="string" calcext:value-type="string">
            <text:p>2020-08-02 14:08:43.808</text:p>
          </table:table-cell>
          <table:table-cell office:value-type="float" office:value="43.9475537" calcext:value-type="float">
            <text:p>43.9475537</text:p>
          </table:table-cell>
          <table:table-cell office:value-type="float" office:value="-78.8968565" calcext:value-type="float">
            <text:p>-78.8968565</text:p>
          </table:table-cell>
        </table:table-row>
        <table:table-row table:style-name="ro1">
          <table:table-cell office:value-type="string" calcext:value-type="string">
            <text:p>2020-08-02 14:08:44.821</text:p>
          </table:table-cell>
          <table:table-cell office:value-type="float" office:value="43.9475226" calcext:value-type="float">
            <text:p>43.9475226</text:p>
          </table:table-cell>
          <table:table-cell office:value-type="float" office:value="-78.896847" calcext:value-type="float">
            <text:p>-78.896847</text:p>
          </table:table-cell>
        </table:table-row>
        <table:table-row table:style-name="ro1">
          <table:table-cell office:value-type="string" calcext:value-type="string">
            <text:p>2020-08-02 14:08:45.811</text:p>
          </table:table-cell>
          <table:table-cell office:value-type="float" office:value="43.9474746" calcext:value-type="float">
            <text:p>43.9474746</text:p>
          </table:table-cell>
          <table:table-cell office:value-type="float" office:value="-78.8968451" calcext:value-type="float">
            <text:p>-78.8968451</text:p>
          </table:table-cell>
        </table:table-row>
        <table:table-row table:style-name="ro1">
          <table:table-cell office:value-type="string" calcext:value-type="string">
            <text:p>2020-08-02 14:08:46.822</text:p>
          </table:table-cell>
          <table:table-cell office:value-type="float" office:value="43.9474269" calcext:value-type="float">
            <text:p>43.9474269</text:p>
          </table:table-cell>
          <table:table-cell office:value-type="float" office:value="-78.8968467" calcext:value-type="float">
            <text:p>-78.8968467</text:p>
          </table:table-cell>
        </table:table-row>
        <table:table-row table:style-name="ro1">
          <table:table-cell office:value-type="string" calcext:value-type="string">
            <text:p>2020-08-02 14:08:47.820</text:p>
          </table:table-cell>
          <table:table-cell office:value-type="float" office:value="43.9473818" calcext:value-type="float">
            <text:p>43.9473818</text:p>
          </table:table-cell>
          <table:table-cell office:value-type="float" office:value="-78.896849" calcext:value-type="float">
            <text:p>-78.896849</text:p>
          </table:table-cell>
        </table:table-row>
        <table:table-row table:style-name="ro1">
          <table:table-cell office:value-type="string" calcext:value-type="string">
            <text:p>2020-08-02 14:08:48.805</text:p>
          </table:table-cell>
          <table:table-cell office:value-type="float" office:value="43.9473467" calcext:value-type="float">
            <text:p>43.9473467</text:p>
          </table:table-cell>
          <table:table-cell office:value-type="float" office:value="-78.8968506" calcext:value-type="float">
            <text:p>-78.8968506</text:p>
          </table:table-cell>
        </table:table-row>
        <table:table-row table:style-name="ro1">
          <table:table-cell office:value-type="string" calcext:value-type="string">
            <text:p>2020-08-02 14:08:49.808</text:p>
          </table:table-cell>
          <table:table-cell office:value-type="float" office:value="43.947303" calcext:value-type="float">
            <text:p>43.947303</text:p>
          </table:table-cell>
          <table:table-cell office:value-type="float" office:value="-78.8968519" calcext:value-type="float">
            <text:p>-78.8968519</text:p>
          </table:table-cell>
        </table:table-row>
        <table:table-row table:style-name="ro1">
          <table:table-cell office:value-type="string" calcext:value-type="string">
            <text:p>2020-08-02 14:08:50.822</text:p>
          </table:table-cell>
          <table:table-cell office:value-type="float" office:value="43.9472577" calcext:value-type="float">
            <text:p>43.9472577</text:p>
          </table:table-cell>
          <table:table-cell office:value-type="float" office:value="-78.8968523" calcext:value-type="float">
            <text:p>-78.8968523</text:p>
          </table:table-cell>
        </table:table-row>
        <table:table-row table:style-name="ro1">
          <table:table-cell office:value-type="string" calcext:value-type="string">
            <text:p>2020-08-02 14:08:51.808</text:p>
          </table:table-cell>
          <table:table-cell office:value-type="float" office:value="43.947212" calcext:value-type="float">
            <text:p>43.947212</text:p>
          </table:table-cell>
          <table:table-cell office:value-type="float" office:value="-78.8968524" calcext:value-type="float">
            <text:p>-78.8968524</text:p>
          </table:table-cell>
        </table:table-row>
        <table:table-row table:style-name="ro1">
          <table:table-cell office:value-type="string" calcext:value-type="string">
            <text:p>2020-08-02 14:08:52.821</text:p>
          </table:table-cell>
          <table:table-cell office:value-type="float" office:value="43.9471666" calcext:value-type="float">
            <text:p>43.9471666</text:p>
          </table:table-cell>
          <table:table-cell office:value-type="float" office:value="-78.8968522" calcext:value-type="float">
            <text:p>-78.8968522</text:p>
          </table:table-cell>
        </table:table-row>
        <table:table-row table:style-name="ro1">
          <table:table-cell office:value-type="string" calcext:value-type="string">
            <text:p>2020-08-02 14:08:53.807</text:p>
          </table:table-cell>
          <table:table-cell office:value-type="float" office:value="43.9471213" calcext:value-type="float">
            <text:p>43.9471213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08:54.808</text:p>
          </table:table-cell>
          <table:table-cell office:value-type="float" office:value="43.9470758" calcext:value-type="float">
            <text:p>43.9470758</text:p>
          </table:table-cell>
          <table:table-cell office:value-type="float" office:value="-78.8968513" calcext:value-type="float">
            <text:p>-78.8968513</text:p>
          </table:table-cell>
        </table:table-row>
        <table:table-row table:style-name="ro1">
          <table:table-cell office:value-type="string" calcext:value-type="string">
            <text:p>2020-08-02 14:08:55.811</text:p>
          </table:table-cell>
          <table:table-cell office:value-type="float" office:value="43.9470294" calcext:value-type="float">
            <text:p>43.9470294</text:p>
          </table:table-cell>
          <table:table-cell office:value-type="float" office:value="-78.8968508" calcext:value-type="float">
            <text:p>-78.8968508</text:p>
          </table:table-cell>
        </table:table-row>
        <table:table-row table:style-name="ro1">
          <table:table-cell office:value-type="string" calcext:value-type="string">
            <text:p>2020-08-02 14:08:56.824</text:p>
          </table:table-cell>
          <table:table-cell office:value-type="float" office:value="43.9469828" calcext:value-type="float">
            <text:p>43.9469828</text:p>
          </table:table-cell>
          <table:table-cell office:value-type="float" office:value="-78.8968505" calcext:value-type="float">
            <text:p>-78.8968505</text:p>
          </table:table-cell>
        </table:table-row>
        <table:table-row table:style-name="ro1">
          <table:table-cell office:value-type="string" calcext:value-type="string">
            <text:p>2020-08-02 14:08:57.809</text:p>
          </table:table-cell>
          <table:table-cell office:value-type="float" office:value="43.9469368" calcext:value-type="float">
            <text:p>43.9469368</text:p>
          </table:table-cell>
          <table:table-cell office:value-type="float" office:value="-78.8968502" calcext:value-type="float">
            <text:p>-78.8968502</text:p>
          </table:table-cell>
        </table:table-row>
        <table:table-row table:style-name="ro1">
          <table:table-cell office:value-type="string" calcext:value-type="string">
            <text:p>2020-08-02 14:08:58.809</text:p>
          </table:table-cell>
          <table:table-cell office:value-type="float" office:value="43.9469368" calcext:value-type="float">
            <text:p>43.9469368</text:p>
          </table:table-cell>
          <table:table-cell office:value-type="float" office:value="-78.8968502" calcext:value-type="float">
            <text:p>-78.8968502</text:p>
          </table:table-cell>
        </table:table-row>
        <table:table-row table:style-name="ro1">
          <table:table-cell office:value-type="string" calcext:value-type="string">
            <text:p>2020-08-02 14:08:59.809</text:p>
          </table:table-cell>
          <table:table-cell office:value-type="float" office:value="43.9469" calcext:value-type="float">
            <text:p>43.9469</text:p>
          </table:table-cell>
          <table:table-cell office:value-type="float" office:value="-78.89685" calcext:value-type="float">
            <text:p>-78.89685</text:p>
          </table:table-cell>
        </table:table-row>
        <table:table-row table:style-name="ro1">
          <table:table-cell office:value-type="string" calcext:value-type="string">
            <text:p>2020-08-02 14:09:00.809</text:p>
          </table:table-cell>
          <table:table-cell office:value-type="float" office:value="43.9468541" calcext:value-type="float">
            <text:p>43.9468541</text:p>
          </table:table-cell>
          <table:table-cell office:value-type="float" office:value="-78.8968498" calcext:value-type="float">
            <text:p>-78.8968498</text:p>
          </table:table-cell>
        </table:table-row>
        <table:table-row table:style-name="ro1">
          <table:table-cell office:value-type="string" calcext:value-type="string">
            <text:p>2020-08-02 14:09:01.812</text:p>
          </table:table-cell>
          <table:table-cell office:value-type="float" office:value="43.9468076" calcext:value-type="float">
            <text:p>43.9468076</text:p>
          </table:table-cell>
          <table:table-cell office:value-type="float" office:value="-78.8968496" calcext:value-type="float">
            <text:p>-78.8968496</text:p>
          </table:table-cell>
        </table:table-row>
        <table:table-row table:style-name="ro1">
          <table:table-cell office:value-type="string" calcext:value-type="string">
            <text:p>2020-08-02 14:09:02.810</text:p>
          </table:table-cell>
          <table:table-cell office:value-type="float" office:value="43.946761" calcext:value-type="float">
            <text:p>43.946761</text:p>
          </table:table-cell>
          <table:table-cell office:value-type="float" office:value="-78.8968495" calcext:value-type="float">
            <text:p>-78.8968495</text:p>
          </table:table-cell>
        </table:table-row>
        <table:table-row table:style-name="ro1">
          <table:table-cell office:value-type="string" calcext:value-type="string">
            <text:p>2020-08-02 14:09:03.811</text:p>
          </table:table-cell>
          <table:table-cell office:value-type="float" office:value="43.9467152" calcext:value-type="float">
            <text:p>43.9467152</text:p>
          </table:table-cell>
          <table:table-cell office:value-type="float" office:value="-78.8968497" calcext:value-type="float">
            <text:p>-78.8968497</text:p>
          </table:table-cell>
        </table:table-row>
        <table:table-row table:style-name="ro1">
          <table:table-cell office:value-type="string" calcext:value-type="string">
            <text:p>2020-08-02 14:09:04.811</text:p>
          </table:table-cell>
          <table:table-cell office:value-type="float" office:value="43.94667" calcext:value-type="float">
            <text:p>43.94667</text:p>
          </table:table-cell>
          <table:table-cell office:value-type="float" office:value="-78.8968498" calcext:value-type="float">
            <text:p>-78.8968498</text:p>
          </table:table-cell>
        </table:table-row>
        <table:table-row table:style-name="ro1">
          <table:table-cell office:value-type="string" calcext:value-type="string">
            <text:p>2020-08-02 14:09:05.810</text:p>
          </table:table-cell>
          <table:table-cell office:value-type="float" office:value="43.9466247" calcext:value-type="float">
            <text:p>43.9466247</text:p>
          </table:table-cell>
          <table:table-cell office:value-type="float" office:value="-78.89685" calcext:value-type="float">
            <text:p>-78.89685</text:p>
          </table:table-cell>
        </table:table-row>
        <table:table-row table:style-name="ro1">
          <table:table-cell office:value-type="string" calcext:value-type="string">
            <text:p>2020-08-02 14:09:06.812</text:p>
          </table:table-cell>
          <table:table-cell office:value-type="float" office:value="43.9465787" calcext:value-type="float">
            <text:p>43.9465787</text:p>
          </table:table-cell>
          <table:table-cell office:value-type="float" office:value="-78.8968498" calcext:value-type="float">
            <text:p>-78.8968498</text:p>
          </table:table-cell>
        </table:table-row>
        <table:table-row table:style-name="ro1">
          <table:table-cell office:value-type="string" calcext:value-type="string">
            <text:p>2020-08-02 14:09:07.811</text:p>
          </table:table-cell>
          <table:table-cell office:value-type="float" office:value="43.9465324" calcext:value-type="float">
            <text:p>43.9465324</text:p>
          </table:table-cell>
          <table:table-cell office:value-type="float" office:value="-78.8968495" calcext:value-type="float">
            <text:p>-78.8968495</text:p>
          </table:table-cell>
        </table:table-row>
        <table:table-row table:style-name="ro1">
          <table:table-cell office:value-type="string" calcext:value-type="string">
            <text:p>2020-08-02 14:09:08.811</text:p>
          </table:table-cell>
          <table:table-cell office:value-type="float" office:value="43.9464864" calcext:value-type="float">
            <text:p>43.9464864</text:p>
          </table:table-cell>
          <table:table-cell office:value-type="float" office:value="-78.8968494" calcext:value-type="float">
            <text:p>-78.8968494</text:p>
          </table:table-cell>
        </table:table-row>
        <table:table-row table:style-name="ro1">
          <table:table-cell office:value-type="string" calcext:value-type="string">
            <text:p>2020-08-02 14:09:09.812</text:p>
          </table:table-cell>
          <table:table-cell office:value-type="float" office:value="43.9464501" calcext:value-type="float">
            <text:p>43.9464501</text:p>
          </table:table-cell>
          <table:table-cell office:value-type="float" office:value="-78.8968494" calcext:value-type="float">
            <text:p>-78.8968494</text:p>
          </table:table-cell>
        </table:table-row>
        <table:table-row table:style-name="ro1">
          <table:table-cell office:value-type="string" calcext:value-type="string">
            <text:p>2020-08-02 14:09:10.828</text:p>
          </table:table-cell>
          <table:table-cell office:value-type="float" office:value="43.9464049" calcext:value-type="float">
            <text:p>43.9464049</text:p>
          </table:table-cell>
          <table:table-cell office:value-type="float" office:value="-78.8968496" calcext:value-type="float">
            <text:p>-78.8968496</text:p>
          </table:table-cell>
        </table:table-row>
        <table:table-row table:style-name="ro1">
          <table:table-cell office:value-type="string" calcext:value-type="string">
            <text:p>2020-08-02 14:09:11.804</text:p>
          </table:table-cell>
          <table:table-cell office:value-type="float" office:value="43.946359" calcext:value-type="float">
            <text:p>43.946359</text:p>
          </table:table-cell>
          <table:table-cell office:value-type="float" office:value="-78.8968495" calcext:value-type="float">
            <text:p>-78.8968495</text:p>
          </table:table-cell>
        </table:table-row>
        <table:table-row table:style-name="ro1">
          <table:table-cell office:value-type="string" calcext:value-type="string">
            <text:p>2020-08-02 14:09:12.828</text:p>
          </table:table-cell>
          <table:table-cell office:value-type="float" office:value="43.9463128" calcext:value-type="float">
            <text:p>43.9463128</text:p>
          </table:table-cell>
          <table:table-cell office:value-type="float" office:value="-78.8968496" calcext:value-type="float">
            <text:p>-78.8968496</text:p>
          </table:table-cell>
        </table:table-row>
        <table:table-row table:style-name="ro1">
          <table:table-cell office:value-type="string" calcext:value-type="string">
            <text:p>2020-08-02 14:09:13.814</text:p>
          </table:table-cell>
          <table:table-cell office:value-type="float" office:value="43.9462669" calcext:value-type="float">
            <text:p>43.9462669</text:p>
          </table:table-cell>
          <table:table-cell office:value-type="float" office:value="-78.8968494" calcext:value-type="float">
            <text:p>-78.8968494</text:p>
          </table:table-cell>
        </table:table-row>
        <table:table-row table:style-name="ro1">
          <table:table-cell office:value-type="string" calcext:value-type="string">
            <text:p>2020-08-02 14:09:14.814</text:p>
          </table:table-cell>
          <table:table-cell office:value-type="float" office:value="43.9462213" calcext:value-type="float">
            <text:p>43.9462213</text:p>
          </table:table-cell>
          <table:table-cell office:value-type="float" office:value="-78.8968492" calcext:value-type="float">
            <text:p>-78.8968492</text:p>
          </table:table-cell>
        </table:table-row>
        <table:table-row table:style-name="ro1">
          <table:table-cell office:value-type="string" calcext:value-type="string">
            <text:p>2020-08-02 14:09:15.804</text:p>
          </table:table-cell>
          <table:table-cell office:value-type="float" office:value="43.9461763" calcext:value-type="float">
            <text:p>43.9461763</text:p>
          </table:table-cell>
          <table:table-cell office:value-type="float" office:value="-78.896849" calcext:value-type="float">
            <text:p>-78.896849</text:p>
          </table:table-cell>
        </table:table-row>
        <table:table-row table:style-name="ro1">
          <table:table-cell office:value-type="string" calcext:value-type="string">
            <text:p>2020-08-02 14:09:16.829</text:p>
          </table:table-cell>
          <table:table-cell office:value-type="float" office:value="43.9461305" calcext:value-type="float">
            <text:p>43.9461305</text:p>
          </table:table-cell>
          <table:table-cell office:value-type="float" office:value="-78.8968485" calcext:value-type="float">
            <text:p>-78.8968485</text:p>
          </table:table-cell>
        </table:table-row>
        <table:table-row table:style-name="ro1">
          <table:table-cell office:value-type="string" calcext:value-type="string">
            <text:p>2020-08-02 14:09:17.804</text:p>
          </table:table-cell>
          <table:table-cell office:value-type="float" office:value="43.9460838" calcext:value-type="float">
            <text:p>43.9460838</text:p>
          </table:table-cell>
          <table:table-cell office:value-type="float" office:value="-78.896848" calcext:value-type="float">
            <text:p>-78.896848</text:p>
          </table:table-cell>
        </table:table-row>
        <table:table-row table:style-name="ro1">
          <table:table-cell office:value-type="string" calcext:value-type="string">
            <text:p>2020-08-02 14:09:18.804</text:p>
          </table:table-cell>
          <table:table-cell office:value-type="float" office:value="43.9460376" calcext:value-type="float">
            <text:p>43.9460376</text:p>
          </table:table-cell>
          <table:table-cell office:value-type="float" office:value="-78.8968479" calcext:value-type="float">
            <text:p>-78.8968479</text:p>
          </table:table-cell>
        </table:table-row>
        <table:table-row table:style-name="ro1">
          <table:table-cell office:value-type="string" calcext:value-type="string">
            <text:p>2020-08-02 14:09:19.804</text:p>
          </table:table-cell>
          <table:table-cell office:value-type="float" office:value="43.9459921" calcext:value-type="float">
            <text:p>43.9459921</text:p>
          </table:table-cell>
          <table:table-cell office:value-type="float" office:value="-78.8968484" calcext:value-type="float">
            <text:p>-78.8968484</text:p>
          </table:table-cell>
        </table:table-row>
        <table:table-row table:style-name="ro1">
          <table:table-cell office:value-type="string" calcext:value-type="string">
            <text:p>2020-08-02 14:09:20.831</text:p>
          </table:table-cell>
          <table:table-cell office:value-type="float" office:value="43.9459556" calcext:value-type="float">
            <text:p>43.9459556</text:p>
          </table:table-cell>
          <table:table-cell office:value-type="float" office:value="-78.8968487" calcext:value-type="float">
            <text:p>-78.8968487</text:p>
          </table:table-cell>
        </table:table-row>
        <table:table-row table:style-name="ro1">
          <table:table-cell office:value-type="string" calcext:value-type="string">
            <text:p>2020-08-02 14:09:21.816</text:p>
          </table:table-cell>
          <table:table-cell office:value-type="float" office:value="43.9459098" calcext:value-type="float">
            <text:p>43.9459098</text:p>
          </table:table-cell>
          <table:table-cell office:value-type="float" office:value="-78.8968494" calcext:value-type="float">
            <text:p>-78.8968494</text:p>
          </table:table-cell>
        </table:table-row>
        <table:table-row table:style-name="ro1">
          <table:table-cell office:value-type="string" calcext:value-type="string">
            <text:p>2020-08-02 14:09:22.814</text:p>
          </table:table-cell>
          <table:table-cell office:value-type="float" office:value="43.9458631" calcext:value-type="float">
            <text:p>43.9458631</text:p>
          </table:table-cell>
          <table:table-cell office:value-type="float" office:value="-78.8968498" calcext:value-type="float">
            <text:p>-78.8968498</text:p>
          </table:table-cell>
        </table:table-row>
        <table:table-row table:style-name="ro1">
          <table:table-cell office:value-type="string" calcext:value-type="string">
            <text:p>2020-08-02 14:09:23.808</text:p>
          </table:table-cell>
          <table:table-cell office:value-type="float" office:value="43.9458169" calcext:value-type="float">
            <text:p>43.9458169</text:p>
          </table:table-cell>
          <table:table-cell office:value-type="float" office:value="-78.8968504" calcext:value-type="float">
            <text:p>-78.8968504</text:p>
          </table:table-cell>
        </table:table-row>
        <table:table-row table:style-name="ro1">
          <table:table-cell office:value-type="string" calcext:value-type="string">
            <text:p>2020-08-02 14:09:24.817</text:p>
          </table:table-cell>
          <table:table-cell office:value-type="float" office:value="43.9457714" calcext:value-type="float">
            <text:p>43.9457714</text:p>
          </table:table-cell>
          <table:table-cell office:value-type="float" office:value="-78.8968511" calcext:value-type="float">
            <text:p>-78.8968511</text:p>
          </table:table-cell>
        </table:table-row>
        <table:table-row table:style-name="ro1">
          <table:table-cell office:value-type="string" calcext:value-type="string">
            <text:p>2020-08-02 14:09:25.817</text:p>
          </table:table-cell>
          <table:table-cell office:value-type="float" office:value="43.9457261" calcext:value-type="float">
            <text:p>43.9457261</text:p>
          </table:table-cell>
          <table:table-cell office:value-type="float" office:value="-78.8968515" calcext:value-type="float">
            <text:p>-78.8968515</text:p>
          </table:table-cell>
        </table:table-row>
        <table:table-row table:style-name="ro1">
          <table:table-cell office:value-type="string" calcext:value-type="string">
            <text:p>2020-08-02 14:09:26.814</text:p>
          </table:table-cell>
          <table:table-cell office:value-type="float" office:value="43.94568" calcext:value-type="float">
            <text:p>43.94568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09:27.806</text:p>
          </table:table-cell>
          <table:table-cell office:value-type="float" office:value="43.9456332" calcext:value-type="float">
            <text:p>43.9456332</text:p>
          </table:table-cell>
          <table:table-cell office:value-type="float" office:value="-78.8968515" calcext:value-type="float">
            <text:p>-78.8968515</text:p>
          </table:table-cell>
        </table:table-row>
        <table:table-row table:style-name="ro1">
          <table:table-cell office:value-type="string" calcext:value-type="string">
            <text:p>2020-08-02 14:09:28.820</text:p>
          </table:table-cell>
          <table:table-cell office:value-type="float" office:value="43.9455868" calcext:value-type="float">
            <text:p>43.9455868</text:p>
          </table:table-cell>
          <table:table-cell office:value-type="float" office:value="-78.8968513" calcext:value-type="float">
            <text:p>-78.8968513</text:p>
          </table:table-cell>
        </table:table-row>
        <table:table-row table:style-name="ro1">
          <table:table-cell office:value-type="string" calcext:value-type="string">
            <text:p>2020-08-02 14:09:29.805</text:p>
          </table:table-cell>
          <table:table-cell office:value-type="float" office:value="43.9455415" calcext:value-type="float">
            <text:p>43.9455415</text:p>
          </table:table-cell>
          <table:table-cell office:value-type="float" office:value="-78.8968513" calcext:value-type="float">
            <text:p>-78.8968513</text:p>
          </table:table-cell>
        </table:table-row>
        <table:table-row table:style-name="ro1">
          <table:table-cell office:value-type="string" calcext:value-type="string">
            <text:p>2020-08-02 14:09:30.804</text:p>
          </table:table-cell>
          <table:table-cell office:value-type="float" office:value="43.9455055" calcext:value-type="float">
            <text:p>43.9455055</text:p>
          </table:table-cell>
          <table:table-cell office:value-type="float" office:value="-78.8968515" calcext:value-type="float">
            <text:p>-78.8968515</text:p>
          </table:table-cell>
        </table:table-row>
        <table:table-row table:style-name="ro1">
          <table:table-cell office:value-type="string" calcext:value-type="string">
            <text:p>2020-08-02 14:09:31.820</text:p>
          </table:table-cell>
          <table:table-cell office:value-type="float" office:value="43.94546" calcext:value-type="float">
            <text:p>43.94546</text:p>
          </table:table-cell>
          <table:table-cell office:value-type="float" office:value="-78.8968513" calcext:value-type="float">
            <text:p>-78.8968513</text:p>
          </table:table-cell>
        </table:table-row>
        <table:table-row table:style-name="ro1">
          <table:table-cell office:value-type="string" calcext:value-type="string">
            <text:p>2020-08-02 14:09:32.820</text:p>
          </table:table-cell>
          <table:table-cell office:value-type="float" office:value="43.9454138" calcext:value-type="float">
            <text:p>43.9454138</text:p>
          </table:table-cell>
          <table:table-cell office:value-type="float" office:value="-78.8968508" calcext:value-type="float">
            <text:p>-78.8968508</text:p>
          </table:table-cell>
        </table:table-row>
        <table:table-row table:style-name="ro1">
          <table:table-cell office:value-type="string" calcext:value-type="string">
            <text:p>2020-08-02 14:09:33.822</text:p>
          </table:table-cell>
          <table:table-cell office:value-type="float" office:value="43.9453678" calcext:value-type="float">
            <text:p>43.9453678</text:p>
          </table:table-cell>
          <table:table-cell office:value-type="float" office:value="-78.8968504" calcext:value-type="float">
            <text:p>-78.8968504</text:p>
          </table:table-cell>
        </table:table-row>
        <table:table-row table:style-name="ro1">
          <table:table-cell office:value-type="string" calcext:value-type="string">
            <text:p>2020-08-02 14:09:34.805</text:p>
          </table:table-cell>
          <table:table-cell office:value-type="float" office:value="43.9453222" calcext:value-type="float">
            <text:p>43.9453222</text:p>
          </table:table-cell>
          <table:table-cell office:value-type="float" office:value="-78.8968505" calcext:value-type="float">
            <text:p>-78.8968505</text:p>
          </table:table-cell>
        </table:table-row>
        <table:table-row table:style-name="ro1">
          <table:table-cell office:value-type="string" calcext:value-type="string">
            <text:p>2020-08-02 14:09:35.805</text:p>
          </table:table-cell>
          <table:table-cell office:value-type="float" office:value="43.9452771" calcext:value-type="float">
            <text:p>43.9452771</text:p>
          </table:table-cell>
          <table:table-cell office:value-type="float" office:value="-78.8968507" calcext:value-type="float">
            <text:p>-78.8968507</text:p>
          </table:table-cell>
        </table:table-row>
        <table:table-row table:style-name="ro1">
          <table:table-cell office:value-type="string" calcext:value-type="string">
            <text:p>2020-08-02 14:09:36.810</text:p>
          </table:table-cell>
          <table:table-cell office:value-type="float" office:value="43.9452316" calcext:value-type="float">
            <text:p>43.9452316</text:p>
          </table:table-cell>
          <table:table-cell office:value-type="float" office:value="-78.8968513" calcext:value-type="float">
            <text:p>-78.8968513</text:p>
          </table:table-cell>
        </table:table-row>
        <table:table-row table:style-name="ro1">
          <table:table-cell office:value-type="string" calcext:value-type="string">
            <text:p>2020-08-02 14:09:37.806</text:p>
          </table:table-cell>
          <table:table-cell office:value-type="float" office:value="43.9451852" calcext:value-type="float">
            <text:p>43.9451852</text:p>
          </table:table-cell>
          <table:table-cell office:value-type="float" office:value="-78.8968515" calcext:value-type="float">
            <text:p>-78.8968515</text:p>
          </table:table-cell>
        </table:table-row>
        <table:table-row table:style-name="ro1">
          <table:table-cell office:value-type="string" calcext:value-type="string">
            <text:p>2020-08-02 14:09:38.804</text:p>
          </table:table-cell>
          <table:table-cell office:value-type="float" office:value="43.945139" calcext:value-type="float">
            <text:p>43.945139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09:39.811</text:p>
          </table:table-cell>
          <table:table-cell office:value-type="float" office:value="43.9450929" calcext:value-type="float">
            <text:p>43.9450929</text:p>
          </table:table-cell>
          <table:table-cell office:value-type="float" office:value="-78.8968519" calcext:value-type="float">
            <text:p>-78.8968519</text:p>
          </table:table-cell>
        </table:table-row>
        <table:table-row table:style-name="ro1">
          <table:table-cell office:value-type="string" calcext:value-type="string">
            <text:p>2020-08-02 14:09:40.816</text:p>
          </table:table-cell>
          <table:table-cell office:value-type="float" office:value="43.9450565" calcext:value-type="float">
            <text:p>43.9450565</text:p>
          </table:table-cell>
          <table:table-cell office:value-type="float" office:value="-78.8968521" calcext:value-type="float">
            <text:p>-78.8968521</text:p>
          </table:table-cell>
        </table:table-row>
        <table:table-row table:style-name="ro1">
          <table:table-cell office:value-type="string" calcext:value-type="string">
            <text:p>2020-08-02 14:09:41.823</text:p>
          </table:table-cell>
          <table:table-cell office:value-type="float" office:value="43.9450109" calcext:value-type="float">
            <text:p>43.9450109</text:p>
          </table:table-cell>
          <table:table-cell office:value-type="float" office:value="-78.8968523" calcext:value-type="float">
            <text:p>-78.8968523</text:p>
          </table:table-cell>
        </table:table-row>
        <table:table-row table:style-name="ro1">
          <table:table-cell office:value-type="string" calcext:value-type="string">
            <text:p>2020-08-02 14:09:42.806</text:p>
          </table:table-cell>
          <table:table-cell office:value-type="float" office:value="43.9449646" calcext:value-type="float">
            <text:p>43.9449646</text:p>
          </table:table-cell>
          <table:table-cell office:value-type="float" office:value="-78.8968524" calcext:value-type="float">
            <text:p>-78.8968524</text:p>
          </table:table-cell>
        </table:table-row>
        <table:table-row table:style-name="ro1">
          <table:table-cell office:value-type="string" calcext:value-type="string">
            <text:p>2020-08-02 14:09:43.823</text:p>
          </table:table-cell>
          <table:table-cell office:value-type="float" office:value="43.9449184" calcext:value-type="float">
            <text:p>43.9449184</text:p>
          </table:table-cell>
          <table:table-cell office:value-type="float" office:value="-78.8968523" calcext:value-type="float">
            <text:p>-78.8968523</text:p>
          </table:table-cell>
        </table:table-row>
        <table:table-row table:style-name="ro1">
          <table:table-cell office:value-type="string" calcext:value-type="string">
            <text:p>2020-08-02 14:09:44.808</text:p>
          </table:table-cell>
          <table:table-cell office:value-type="float" office:value="43.9448725" calcext:value-type="float">
            <text:p>43.9448725</text:p>
          </table:table-cell>
          <table:table-cell office:value-type="float" office:value="-78.8968524" calcext:value-type="float">
            <text:p>-78.8968524</text:p>
          </table:table-cell>
        </table:table-row>
        <table:table-row table:style-name="ro1">
          <table:table-cell office:value-type="string" calcext:value-type="string">
            <text:p>2020-08-02 14:09:45.808</text:p>
          </table:table-cell>
          <table:table-cell office:value-type="float" office:value="43.9448269" calcext:value-type="float">
            <text:p>43.9448269</text:p>
          </table:table-cell>
          <table:table-cell office:value-type="float" office:value="-78.8968524" calcext:value-type="float">
            <text:p>-78.8968524</text:p>
          </table:table-cell>
        </table:table-row>
        <table:table-row table:style-name="ro1">
          <table:table-cell office:value-type="string" calcext:value-type="string">
            <text:p>2020-08-02 14:09:46.808</text:p>
          </table:table-cell>
          <table:table-cell office:value-type="float" office:value="43.9447818" calcext:value-type="float">
            <text:p>43.9447818</text:p>
          </table:table-cell>
          <table:table-cell office:value-type="float" office:value="-78.8968525" calcext:value-type="float">
            <text:p>-78.8968525</text:p>
          </table:table-cell>
        </table:table-row>
        <table:table-row table:style-name="ro1">
          <table:table-cell office:value-type="string" calcext:value-type="string">
            <text:p>2020-08-02 14:09:47.828</text:p>
          </table:table-cell>
          <table:table-cell office:value-type="float" office:value="43.9447359" calcext:value-type="float">
            <text:p>43.9447359</text:p>
          </table:table-cell>
          <table:table-cell office:value-type="float" office:value="-78.8968524" calcext:value-type="float">
            <text:p>-78.8968524</text:p>
          </table:table-cell>
        </table:table-row>
        <table:table-row table:style-name="ro1">
          <table:table-cell office:value-type="string" calcext:value-type="string">
            <text:p>2020-08-02 14:09:48.814</text:p>
          </table:table-cell>
          <table:table-cell office:value-type="float" office:value="43.9446893" calcext:value-type="float">
            <text:p>43.9446893</text:p>
          </table:table-cell>
          <table:table-cell office:value-type="float" office:value="-78.8968522" calcext:value-type="float">
            <text:p>-78.8968522</text:p>
          </table:table-cell>
        </table:table-row>
        <table:table-row table:style-name="ro1">
          <table:table-cell office:value-type="string" calcext:value-type="string">
            <text:p>2020-08-02 14:09:49.810</text:p>
          </table:table-cell>
          <table:table-cell office:value-type="float" office:value="43.9446432" calcext:value-type="float">
            <text:p>43.9446432</text:p>
          </table:table-cell>
          <table:table-cell office:value-type="float" office:value="-78.8968521" calcext:value-type="float">
            <text:p>-78.8968521</text:p>
          </table:table-cell>
        </table:table-row>
        <table:table-row table:style-name="ro1">
          <table:table-cell office:value-type="string" calcext:value-type="string">
            <text:p>2020-08-02 14:09:50.811</text:p>
          </table:table-cell>
          <table:table-cell office:value-type="float" office:value="43.9446068" calcext:value-type="float">
            <text:p>43.9446068</text:p>
          </table:table-cell>
          <table:table-cell office:value-type="float" office:value="-78.8968522" calcext:value-type="float">
            <text:p>-78.8968522</text:p>
          </table:table-cell>
        </table:table-row>
        <table:table-row table:style-name="ro1">
          <table:table-cell office:value-type="string" calcext:value-type="string">
            <text:p>2020-08-02 14:09:51.809</text:p>
          </table:table-cell>
          <table:table-cell office:value-type="float" office:value="43.9445614" calcext:value-type="float">
            <text:p>43.9445614</text:p>
          </table:table-cell>
          <table:table-cell office:value-type="float" office:value="-78.8968521" calcext:value-type="float">
            <text:p>-78.8968521</text:p>
          </table:table-cell>
        </table:table-row>
        <table:table-row table:style-name="ro1">
          <table:table-cell office:value-type="string" calcext:value-type="string">
            <text:p>2020-08-02 14:09:52.810</text:p>
          </table:table-cell>
          <table:table-cell office:value-type="float" office:value="43.9445153" calcext:value-type="float">
            <text:p>43.9445153</text:p>
          </table:table-cell>
          <table:table-cell office:value-type="float" office:value="-78.8968518" calcext:value-type="float">
            <text:p>-78.8968518</text:p>
          </table:table-cell>
        </table:table-row>
        <table:table-row table:style-name="ro1">
          <table:table-cell office:value-type="string" calcext:value-type="string">
            <text:p>2020-08-02 14:09:53.804</text:p>
          </table:table-cell>
          <table:table-cell office:value-type="float" office:value="43.9444686" calcext:value-type="float">
            <text:p>43.9444686</text:p>
          </table:table-cell>
          <table:table-cell office:value-type="float" office:value="-78.8968511" calcext:value-type="float">
            <text:p>-78.8968511</text:p>
          </table:table-cell>
        </table:table-row>
        <table:table-row table:style-name="ro1">
          <table:table-cell office:value-type="string" calcext:value-type="string">
            <text:p>2020-08-02 14:09:54.811</text:p>
          </table:table-cell>
          <table:table-cell office:value-type="float" office:value="43.9444229" calcext:value-type="float">
            <text:p>43.9444229</text:p>
          </table:table-cell>
          <table:table-cell office:value-type="float" office:value="-78.8968508" calcext:value-type="float">
            <text:p>-78.8968508</text:p>
          </table:table-cell>
        </table:table-row>
        <table:table-row table:style-name="ro1">
          <table:table-cell office:value-type="string" calcext:value-type="string">
            <text:p>2020-08-02 14:09:55.811</text:p>
          </table:table-cell>
          <table:table-cell office:value-type="float" office:value="43.9443777" calcext:value-type="float">
            <text:p>43.9443777</text:p>
          </table:table-cell>
          <table:table-cell office:value-type="float" office:value="-78.8968507" calcext:value-type="float">
            <text:p>-78.8968507</text:p>
          </table:table-cell>
        </table:table-row>
        <table:table-row table:style-name="ro1">
          <table:table-cell office:value-type="string" calcext:value-type="string">
            <text:p>2020-08-02 14:09:56.806</text:p>
          </table:table-cell>
          <table:table-cell office:value-type="float" office:value="43.9443327" calcext:value-type="float">
            <text:p>43.9443327</text:p>
          </table:table-cell>
          <table:table-cell office:value-type="float" office:value="-78.8968508" calcext:value-type="float">
            <text:p>-78.8968508</text:p>
          </table:table-cell>
        </table:table-row>
        <table:table-row table:style-name="ro1">
          <table:table-cell office:value-type="string" calcext:value-type="string">
            <text:p>2020-08-02 14:09:57.804</text:p>
          </table:table-cell>
          <table:table-cell office:value-type="float" office:value="43.9442863" calcext:value-type="float">
            <text:p>43.9442863</text:p>
          </table:table-cell>
          <table:table-cell office:value-type="float" office:value="-78.8968508" calcext:value-type="float">
            <text:p>-78.8968508</text:p>
          </table:table-cell>
        </table:table-row>
        <table:table-row table:style-name="ro1">
          <table:table-cell office:value-type="string" calcext:value-type="string">
            <text:p>2020-08-02 14:09:58.813</text:p>
          </table:table-cell>
          <table:table-cell office:value-type="float" office:value="43.9442397" calcext:value-type="float">
            <text:p>43.9442397</text:p>
          </table:table-cell>
          <table:table-cell office:value-type="float" office:value="-78.8968507" calcext:value-type="float">
            <text:p>-78.8968507</text:p>
          </table:table-cell>
        </table:table-row>
        <table:table-row table:style-name="ro1">
          <table:table-cell office:value-type="string" calcext:value-type="string">
            <text:p>2020-08-02 14:09:59.814</text:p>
          </table:table-cell>
          <table:table-cell office:value-type="float" office:value="43.9441938" calcext:value-type="float">
            <text:p>43.9441938</text:p>
          </table:table-cell>
          <table:table-cell office:value-type="float" office:value="-78.8968506" calcext:value-type="float">
            <text:p>-78.8968506</text:p>
          </table:table-cell>
        </table:table-row>
        <table:table-row table:style-name="ro1">
          <table:table-cell office:value-type="string" calcext:value-type="string">
            <text:p>2020-08-02 14:10:00.814</text:p>
          </table:table-cell>
          <table:table-cell office:value-type="float" office:value="43.9441574" calcext:value-type="float">
            <text:p>43.9441574</text:p>
          </table:table-cell>
          <table:table-cell office:value-type="float" office:value="-78.8968504" calcext:value-type="float">
            <text:p>-78.8968504</text:p>
          </table:table-cell>
        </table:table-row>
        <table:table-row table:style-name="ro1">
          <table:table-cell office:value-type="string" calcext:value-type="string">
            <text:p>2020-08-02 14:10:01.830</text:p>
          </table:table-cell>
          <table:table-cell office:value-type="float" office:value="43.9441121" calcext:value-type="float">
            <text:p>43.9441121</text:p>
          </table:table-cell>
          <table:table-cell office:value-type="float" office:value="-78.8968504" calcext:value-type="float">
            <text:p>-78.8968504</text:p>
          </table:table-cell>
        </table:table-row>
        <table:table-row table:style-name="ro1">
          <table:table-cell office:value-type="string" calcext:value-type="string">
            <text:p>2020-08-02 14:10:02.814</text:p>
          </table:table-cell>
          <table:table-cell office:value-type="float" office:value="43.9440659" calcext:value-type="float">
            <text:p>43.9440659</text:p>
          </table:table-cell>
          <table:table-cell office:value-type="float" office:value="-78.8968503" calcext:value-type="float">
            <text:p>-78.8968503</text:p>
          </table:table-cell>
        </table:table-row>
        <table:table-row table:style-name="ro1">
          <table:table-cell office:value-type="string" calcext:value-type="string">
            <text:p>2020-08-02 14:10:03.815</text:p>
          </table:table-cell>
          <table:table-cell office:value-type="float" office:value="43.9440196" calcext:value-type="float">
            <text:p>43.9440196</text:p>
          </table:table-cell>
          <table:table-cell office:value-type="float" office:value="-78.8968502" calcext:value-type="float">
            <text:p>-78.8968502</text:p>
          </table:table-cell>
        </table:table-row>
        <table:table-row table:style-name="ro1">
          <table:table-cell office:value-type="string" calcext:value-type="string">
            <text:p>2020-08-02 14:10:04.815</text:p>
          </table:table-cell>
          <table:table-cell office:value-type="float" office:value="43.9439739" calcext:value-type="float">
            <text:p>43.9439739</text:p>
          </table:table-cell>
          <table:table-cell office:value-type="float" office:value="-78.8968503" calcext:value-type="float">
            <text:p>-78.8968503</text:p>
          </table:table-cell>
        </table:table-row>
        <table:table-row table:style-name="ro1">
          <table:table-cell office:value-type="string" calcext:value-type="string">
            <text:p>2020-08-02 14:10:05.814</text:p>
          </table:table-cell>
          <table:table-cell office:value-type="float" office:value="43.9439286" calcext:value-type="float">
            <text:p>43.9439286</text:p>
          </table:table-cell>
          <table:table-cell office:value-type="float" office:value="-78.8968506" calcext:value-type="float">
            <text:p>-78.8968506</text:p>
          </table:table-cell>
        </table:table-row>
        <table:table-row table:style-name="ro1">
          <table:table-cell office:value-type="string" calcext:value-type="string">
            <text:p>2020-08-02 14:10:06.804</text:p>
          </table:table-cell>
          <table:table-cell office:value-type="float" office:value="43.9438834" calcext:value-type="float">
            <text:p>43.9438834</text:p>
          </table:table-cell>
          <table:table-cell office:value-type="float" office:value="-78.8968509" calcext:value-type="float">
            <text:p>-78.8968509</text:p>
          </table:table-cell>
        </table:table-row>
        <table:table-row table:style-name="ro1">
          <table:table-cell office:value-type="string" calcext:value-type="string">
            <text:p>2020-08-02 14:10:07.806</text:p>
          </table:table-cell>
          <table:table-cell office:value-type="float" office:value="43.9438372" calcext:value-type="float">
            <text:p>43.9438372</text:p>
          </table:table-cell>
          <table:table-cell office:value-type="float" office:value="-78.896851" calcext:value-type="float">
            <text:p>-78.896851</text:p>
          </table:table-cell>
        </table:table-row>
        <table:table-row table:style-name="ro1">
          <table:table-cell office:value-type="string" calcext:value-type="string">
            <text:p>2020-08-02 14:10:08.804</text:p>
          </table:table-cell>
          <table:table-cell office:value-type="float" office:value="43.9437905" calcext:value-type="float">
            <text:p>43.9437905</text:p>
          </table:table-cell>
          <table:table-cell office:value-type="float" office:value="-78.8968507" calcext:value-type="float">
            <text:p>-78.8968507</text:p>
          </table:table-cell>
        </table:table-row>
        <table:table-row table:style-name="ro1">
          <table:table-cell office:value-type="string" calcext:value-type="string">
            <text:p>2020-08-02 14:10:09.804</text:p>
          </table:table-cell>
          <table:table-cell office:value-type="float" office:value="43.9437442" calcext:value-type="float">
            <text:p>43.9437442</text:p>
          </table:table-cell>
          <table:table-cell office:value-type="float" office:value="-78.8968502" calcext:value-type="float">
            <text:p>-78.8968502</text:p>
          </table:table-cell>
        </table:table-row>
        <table:table-row table:style-name="ro1">
          <table:table-cell office:value-type="string" calcext:value-type="string">
            <text:p>2020-08-02 14:10:10.804</text:p>
          </table:table-cell>
          <table:table-cell office:value-type="float" office:value="43.9437442" calcext:value-type="float">
            <text:p>43.9437442</text:p>
          </table:table-cell>
          <table:table-cell office:value-type="float" office:value="-78.8968502" calcext:value-type="float">
            <text:p>-78.8968502</text:p>
          </table:table-cell>
        </table:table-row>
        <table:table-row table:style-name="ro1">
          <table:table-cell office:value-type="string" calcext:value-type="string">
            <text:p>2020-08-02 14:10:11.819</text:p>
          </table:table-cell>
          <table:table-cell office:value-type="float" office:value="43.9436985" calcext:value-type="float">
            <text:p>43.9436985</text:p>
          </table:table-cell>
          <table:table-cell office:value-type="float" office:value="-78.89685" calcext:value-type="float">
            <text:p>-78.89685</text:p>
          </table:table-cell>
        </table:table-row>
        <table:table-row table:style-name="ro1">
          <table:table-cell office:value-type="string" calcext:value-type="string">
            <text:p>2020-08-02 14:10:12.804</text:p>
          </table:table-cell>
          <table:table-cell office:value-type="float" office:value="43.9436622" calcext:value-type="float">
            <text:p>43.9436622</text:p>
          </table:table-cell>
          <table:table-cell office:value-type="float" office:value="-78.8968498" calcext:value-type="float">
            <text:p>-78.8968498</text:p>
          </table:table-cell>
        </table:table-row>
        <table:table-row table:style-name="ro1">
          <table:table-cell office:value-type="string" calcext:value-type="string">
            <text:p>2020-08-02 14:10:13.805</text:p>
          </table:table-cell>
          <table:table-cell office:value-type="float" office:value="43.9436163" calcext:value-type="float">
            <text:p>43.9436163</text:p>
          </table:table-cell>
          <table:table-cell office:value-type="float" office:value="-78.8968495" calcext:value-type="float">
            <text:p>-78.8968495</text:p>
          </table:table-cell>
        </table:table-row>
        <table:table-row table:style-name="ro1">
          <table:table-cell office:value-type="string" calcext:value-type="string">
            <text:p>2020-08-02 14:10:14.819</text:p>
          </table:table-cell>
          <table:table-cell office:value-type="float" office:value="43.9435698" calcext:value-type="float">
            <text:p>43.9435698</text:p>
          </table:table-cell>
          <table:table-cell office:value-type="float" office:value="-78.8968491" calcext:value-type="float">
            <text:p>-78.8968491</text:p>
          </table:table-cell>
        </table:table-row>
        <table:table-row table:style-name="ro1">
          <table:table-cell office:value-type="string" calcext:value-type="string">
            <text:p>2020-08-02 14:10:15.807</text:p>
          </table:table-cell>
          <table:table-cell office:value-type="float" office:value="43.943524" calcext:value-type="float">
            <text:p>43.943524</text:p>
          </table:table-cell>
          <table:table-cell office:value-type="float" office:value="-78.8968491" calcext:value-type="float">
            <text:p>-78.8968491</text:p>
          </table:table-cell>
        </table:table-row>
        <table:table-row table:style-name="ro1">
          <table:table-cell office:value-type="string" calcext:value-type="string">
            <text:p>2020-08-02 14:10:16.810</text:p>
          </table:table-cell>
          <table:table-cell office:value-type="float" office:value="43.9434786" calcext:value-type="float">
            <text:p>43.9434786</text:p>
          </table:table-cell>
          <table:table-cell office:value-type="float" office:value="-78.8968491" calcext:value-type="float">
            <text:p>-78.8968491</text:p>
          </table:table-cell>
        </table:table-row>
        <table:table-row table:style-name="ro1">
          <table:table-cell office:value-type="string" calcext:value-type="string">
            <text:p>2020-08-02 14:10:17.805</text:p>
          </table:table-cell>
          <table:table-cell office:value-type="float" office:value="43.9434368" calcext:value-type="float">
            <text:p>43.9434368</text:p>
          </table:table-cell>
          <table:table-cell office:value-type="float" office:value="-78.8968495" calcext:value-type="float">
            <text:p>-78.8968495</text:p>
          </table:table-cell>
        </table:table-row>
        <table:table-row table:style-name="ro1">
          <table:table-cell office:value-type="string" calcext:value-type="string">
            <text:p>2020-08-02 14:10:18.807</text:p>
          </table:table-cell>
          <table:table-cell office:value-type="float" office:value="43.9434135" calcext:value-type="float">
            <text:p>43.9434135</text:p>
          </table:table-cell>
          <table:table-cell office:value-type="float" office:value="-78.8968522" calcext:value-type="float">
            <text:p>-78.8968522</text:p>
          </table:table-cell>
        </table:table-row>
        <table:table-row table:style-name="ro1">
          <table:table-cell office:value-type="string" calcext:value-type="string">
            <text:p>2020-08-02 14:10:19.804</text:p>
          </table:table-cell>
          <table:table-cell office:value-type="float" office:value="43.9434032" calcext:value-type="float">
            <text:p>43.9434032</text:p>
          </table:table-cell>
          <table:table-cell office:value-type="float" office:value="-78.8968549" calcext:value-type="float">
            <text:p>-78.8968549</text:p>
          </table:table-cell>
        </table:table-row>
        <table:table-row table:style-name="ro1">
          <table:table-cell office:value-type="string" calcext:value-type="string">
            <text:p>2020-08-02 14:10:20.805</text:p>
          </table:table-cell>
          <table:table-cell office:value-type="float" office:value="43.9434003" calcext:value-type="float">
            <text:p>43.9434003</text:p>
          </table:table-cell>
          <table:table-cell office:value-type="float" office:value="-78.8968383" calcext:value-type="float">
            <text:p>-78.8968383</text:p>
          </table:table-cell>
        </table:table-row>
        <table:table-row table:style-name="ro1">
          <table:table-cell office:value-type="string" calcext:value-type="string">
            <text:p>2020-08-02 14:10:21.820</text:p>
          </table:table-cell>
          <table:table-cell office:value-type="float" office:value="43.9434085" calcext:value-type="float">
            <text:p>43.9434085</text:p>
          </table:table-cell>
          <table:table-cell office:value-type="float" office:value="-78.896792" calcext:value-type="float">
            <text:p>-78.896792</text:p>
          </table:table-cell>
        </table:table-row>
        <table:table-row table:style-name="ro1">
          <table:table-cell office:value-type="string" calcext:value-type="string">
            <text:p>2020-08-02 14:10:22.810</text:p>
          </table:table-cell>
          <table:table-cell office:value-type="float" office:value="43.9434198" calcext:value-type="float">
            <text:p>43.9434198</text:p>
          </table:table-cell>
          <table:table-cell office:value-type="float" office:value="-78.8967422" calcext:value-type="float">
            <text:p>-78.8967422</text:p>
          </table:table-cell>
        </table:table-row>
        <table:table-row table:style-name="ro1">
          <table:table-cell office:value-type="string" calcext:value-type="string">
            <text:p>2020-08-02 14:10:23.809</text:p>
          </table:table-cell>
          <table:table-cell office:value-type="float" office:value="43.9434307" calcext:value-type="float">
            <text:p>43.9434307</text:p>
          </table:table-cell>
          <table:table-cell office:value-type="float" office:value="-78.8966777" calcext:value-type="float">
            <text:p>-78.8966777</text:p>
          </table:table-cell>
        </table:table-row>
        <table:table-row table:style-name="ro1">
          <table:table-cell office:value-type="string" calcext:value-type="string">
            <text:p>2020-08-02 14:10:24.804</text:p>
          </table:table-cell>
          <table:table-cell office:value-type="float" office:value="43.9434388" calcext:value-type="float">
            <text:p>43.9434388</text:p>
          </table:table-cell>
          <table:table-cell office:value-type="float" office:value="-78.8966122" calcext:value-type="float">
            <text:p>-78.8966122</text:p>
          </table:table-cell>
        </table:table-row>
        <table:table-row table:style-name="ro1">
          <table:table-cell office:value-type="string" calcext:value-type="string">
            <text:p>2020-08-02 14:10:25.807</text:p>
          </table:table-cell>
          <table:table-cell office:value-type="float" office:value="43.943446" calcext:value-type="float">
            <text:p>43.943446</text:p>
          </table:table-cell>
          <table:table-cell office:value-type="float" office:value="-78.8965479" calcext:value-type="float">
            <text:p>-78.8965479</text:p>
          </table:table-cell>
        </table:table-row>
        <table:table-row table:style-name="ro1">
          <table:table-cell office:value-type="string" calcext:value-type="string">
            <text:p>2020-08-02 14:10:26.821</text:p>
          </table:table-cell>
          <table:table-cell office:value-type="float" office:value="43.9434504" calcext:value-type="float">
            <text:p>43.9434504</text:p>
          </table:table-cell>
          <table:table-cell office:value-type="float" office:value="-78.8965015" calcext:value-type="float">
            <text:p>-78.8965015</text:p>
          </table:table-cell>
        </table:table-row>
        <table:table-row table:style-name="ro1">
          <table:table-cell office:value-type="string" calcext:value-type="string">
            <text:p>2020-08-02 14:10:27.823</text:p>
          </table:table-cell>
          <table:table-cell office:value-type="float" office:value="43.9434506" calcext:value-type="float">
            <text:p>43.9434506</text:p>
          </table:table-cell>
          <table:table-cell office:value-type="float" office:value="-78.8964797" calcext:value-type="float">
            <text:p>-78.8964797</text:p>
          </table:table-cell>
        </table:table-row>
        <table:table-row table:style-name="ro1">
          <table:table-cell office:value-type="string" calcext:value-type="string">
            <text:p>2020-08-02 14:10:28.811</text:p>
          </table:table-cell>
          <table:table-cell office:value-type="float" office:value="43.9434593" calcext:value-type="float">
            <text:p>43.9434593</text:p>
          </table:table-cell>
          <table:table-cell office:value-type="float" office:value="-78.8964647" calcext:value-type="float">
            <text:p>-78.8964647</text:p>
          </table:table-cell>
        </table:table-row>
        <table:table-row table:style-name="ro1">
          <table:table-cell office:value-type="string" calcext:value-type="string">
            <text:p>2020-08-02 14:10:29.824</text:p>
          </table:table-cell>
          <table:table-cell office:value-type="float" office:value="43.9434926" calcext:value-type="float">
            <text:p>43.9434926</text:p>
          </table:table-cell>
          <table:table-cell office:value-type="float" office:value="-78.8964604" calcext:value-type="float">
            <text:p>-78.8964604</text:p>
          </table:table-cell>
        </table:table-row>
        <table:table-row table:style-name="ro1">
          <table:table-cell office:value-type="string" calcext:value-type="string">
            <text:p>2020-08-02 14:10:30.823</text:p>
          </table:table-cell>
          <table:table-cell office:value-type="float" office:value="43.9435382" calcext:value-type="float">
            <text:p>43.9435382</text:p>
          </table:table-cell>
          <table:table-cell office:value-type="float" office:value="-78.8964661" calcext:value-type="float">
            <text:p>-78.8964661</text:p>
          </table:table-cell>
        </table:table-row>
        <table:table-row table:style-name="ro1">
          <table:table-cell office:value-type="string" calcext:value-type="string">
            <text:p>2020-08-02 14:10:31.808</text:p>
          </table:table-cell>
          <table:table-cell office:value-type="float" office:value="43.9435848" calcext:value-type="float">
            <text:p>43.9435848</text:p>
          </table:table-cell>
          <table:table-cell office:value-type="float" office:value="-78.8964689" calcext:value-type="float">
            <text:p>-78.8964689</text:p>
          </table:table-cell>
        </table:table-row>
        <table:table-row table:style-name="ro1">
          <table:table-cell office:value-type="string" calcext:value-type="string">
            <text:p>2020-08-02 14:10:32.808</text:p>
          </table:table-cell>
          <table:table-cell office:value-type="float" office:value="43.9436219" calcext:value-type="float">
            <text:p>43.9436219</text:p>
          </table:table-cell>
          <table:table-cell office:value-type="float" office:value="-78.8964685" calcext:value-type="float">
            <text:p>-78.8964685</text:p>
          </table:table-cell>
        </table:table-row>
        <table:table-row table:style-name="ro1">
          <table:table-cell office:value-type="string" calcext:value-type="string">
            <text:p>2020-08-02 14:10:33.809</text:p>
          </table:table-cell>
          <table:table-cell office:value-type="float" office:value="43.9436681" calcext:value-type="float">
            <text:p>43.9436681</text:p>
          </table:table-cell>
          <table:table-cell office:value-type="float" office:value="-78.8964667" calcext:value-type="float">
            <text:p>-78.8964667</text:p>
          </table:table-cell>
        </table:table-row>
        <table:table-row table:style-name="ro1">
          <table:table-cell office:value-type="string" calcext:value-type="string">
            <text:p>2020-08-02 14:10:34.826</text:p>
          </table:table-cell>
          <table:table-cell office:value-type="float" office:value="43.943715" calcext:value-type="float">
            <text:p>43.943715</text:p>
          </table:table-cell>
          <table:table-cell office:value-type="float" office:value="-78.896465" calcext:value-type="float">
            <text:p>-78.896465</text:p>
          </table:table-cell>
        </table:table-row>
        <table:table-row table:style-name="ro1">
          <table:table-cell office:value-type="string" calcext:value-type="string">
            <text:p>2020-08-02 14:10:35.804</text:p>
          </table:table-cell>
          <table:table-cell office:value-type="float" office:value="43.9437615" calcext:value-type="float">
            <text:p>43.9437615</text:p>
          </table:table-cell>
          <table:table-cell office:value-type="float" office:value="-78.8964634" calcext:value-type="float">
            <text:p>-78.8964634</text:p>
          </table:table-cell>
        </table:table-row>
        <table:table-row table:style-name="ro1">
          <table:table-cell office:value-type="string" calcext:value-type="string">
            <text:p>2020-08-02 14:10:36.810</text:p>
          </table:table-cell>
          <table:table-cell office:value-type="float" office:value="43.9438073" calcext:value-type="float">
            <text:p>43.9438073</text:p>
          </table:table-cell>
          <table:table-cell office:value-type="float" office:value="-78.8964625" calcext:value-type="float">
            <text:p>-78.8964625</text:p>
          </table:table-cell>
        </table:table-row>
        <table:table-row table:style-name="ro1">
          <table:table-cell office:value-type="string" calcext:value-type="string">
            <text:p>2020-08-02 14:10:37.811</text:p>
          </table:table-cell>
          <table:table-cell office:value-type="float" office:value="43.9438527" calcext:value-type="float">
            <text:p>43.9438527</text:p>
          </table:table-cell>
          <table:table-cell office:value-type="float" office:value="-78.8964621" calcext:value-type="float">
            <text:p>-78.8964621</text:p>
          </table:table-cell>
        </table:table-row>
        <table:table-row table:style-name="ro1">
          <table:table-cell office:value-type="string" calcext:value-type="string">
            <text:p>2020-08-02 14:10:38.811</text:p>
          </table:table-cell>
          <table:table-cell office:value-type="float" office:value="43.9438984" calcext:value-type="float">
            <text:p>43.9438984</text:p>
          </table:table-cell>
          <table:table-cell office:value-type="float" office:value="-78.896462" calcext:value-type="float">
            <text:p>-78.896462</text:p>
          </table:table-cell>
        </table:table-row>
        <table:table-row table:style-name="ro1">
          <table:table-cell office:value-type="string" calcext:value-type="string">
            <text:p>2020-08-02 14:10:39.811</text:p>
          </table:table-cell>
          <table:table-cell office:value-type="float" office:value="43.9439449" calcext:value-type="float">
            <text:p>43.9439449</text:p>
          </table:table-cell>
          <table:table-cell office:value-type="float" office:value="-78.8964623" calcext:value-type="float">
            <text:p>-78.8964623</text:p>
          </table:table-cell>
        </table:table-row>
        <table:table-row table:style-name="ro1">
          <table:table-cell office:value-type="string" calcext:value-type="string">
            <text:p>2020-08-02 14:10:40.810</text:p>
          </table:table-cell>
          <table:table-cell office:value-type="float" office:value="43.9439914" calcext:value-type="float">
            <text:p>43.9439914</text:p>
          </table:table-cell>
          <table:table-cell office:value-type="float" office:value="-78.8964629" calcext:value-type="float">
            <text:p>-78.8964629</text:p>
          </table:table-cell>
        </table:table-row>
        <table:table-row table:style-name="ro1">
          <table:table-cell office:value-type="string" calcext:value-type="string">
            <text:p>2020-08-02 14:10:41.813</text:p>
          </table:table-cell>
          <table:table-cell office:value-type="float" office:value="43.9440372" calcext:value-type="float">
            <text:p>43.9440372</text:p>
          </table:table-cell>
          <table:table-cell office:value-type="float" office:value="-78.8964634" calcext:value-type="float">
            <text:p>-78.8964634</text:p>
          </table:table-cell>
        </table:table-row>
        <table:table-row table:style-name="ro1">
          <table:table-cell office:value-type="string" calcext:value-type="string">
            <text:p>2020-08-02 14:10:42.804</text:p>
          </table:table-cell>
          <table:table-cell office:value-type="float" office:value="43.9440733" calcext:value-type="float">
            <text:p>43.9440733</text:p>
          </table:table-cell>
          <table:table-cell office:value-type="float" office:value="-78.8964637" calcext:value-type="float">
            <text:p>-78.8964637</text:p>
          </table:table-cell>
        </table:table-row>
        <table:table-row table:style-name="ro1">
          <table:table-cell office:value-type="string" calcext:value-type="string">
            <text:p>2020-08-02 14:10:43.810</text:p>
          </table:table-cell>
          <table:table-cell office:value-type="float" office:value="43.9441188" calcext:value-type="float">
            <text:p>43.9441188</text:p>
          </table:table-cell>
          <table:table-cell office:value-type="float" office:value="-78.8964639" calcext:value-type="float">
            <text:p>-78.8964639</text:p>
          </table:table-cell>
        </table:table-row>
        <table:table-row table:style-name="ro1">
          <table:table-cell office:value-type="string" calcext:value-type="string">
            <text:p>2020-08-02 14:10:44.829</text:p>
          </table:table-cell>
          <table:table-cell office:value-type="float" office:value="43.9441652" calcext:value-type="float">
            <text:p>43.9441652</text:p>
          </table:table-cell>
          <table:table-cell office:value-type="float" office:value="-78.8964643" calcext:value-type="float">
            <text:p>-78.8964643</text:p>
          </table:table-cell>
        </table:table-row>
        <table:table-row table:style-name="ro1">
          <table:table-cell office:value-type="string" calcext:value-type="string">
            <text:p>2020-08-02 14:10:45.813</text:p>
          </table:table-cell>
          <table:table-cell office:value-type="float" office:value="43.9442118" calcext:value-type="float">
            <text:p>43.9442118</text:p>
          </table:table-cell>
          <table:table-cell office:value-type="float" office:value="-78.8964647" calcext:value-type="float">
            <text:p>-78.8964647</text:p>
          </table:table-cell>
        </table:table-row>
        <table:table-row table:style-name="ro1">
          <table:table-cell office:value-type="string" calcext:value-type="string">
            <text:p>2020-08-02 14:10:46.824</text:p>
          </table:table-cell>
          <table:table-cell office:value-type="float" office:value="43.9442575" calcext:value-type="float">
            <text:p>43.9442575</text:p>
          </table:table-cell>
          <table:table-cell office:value-type="float" office:value="-78.8964649" calcext:value-type="float">
            <text:p>-78.8964649</text:p>
          </table:table-cell>
        </table:table-row>
        <table:table-row table:style-name="ro1">
          <table:table-cell office:value-type="string" calcext:value-type="string">
            <text:p>2020-08-02 14:10:47.814</text:p>
          </table:table-cell>
          <table:table-cell office:value-type="float" office:value="43.944303" calcext:value-type="float">
            <text:p>43.944303</text:p>
          </table:table-cell>
          <table:table-cell office:value-type="float" office:value="-78.8964648" calcext:value-type="float">
            <text:p>-78.8964648</text:p>
          </table:table-cell>
        </table:table-row>
        <table:table-row table:style-name="ro1">
          <table:table-cell office:value-type="string" calcext:value-type="string">
            <text:p>2020-08-02 14:10:48.814</text:p>
          </table:table-cell>
          <table:table-cell office:value-type="float" office:value="43.9443481" calcext:value-type="float">
            <text:p>43.9443481</text:p>
          </table:table-cell>
          <table:table-cell office:value-type="float" office:value="-78.8964647" calcext:value-type="float">
            <text:p>-78.8964647</text:p>
          </table:table-cell>
        </table:table-row>
        <table:table-row table:style-name="ro1">
          <table:table-cell office:value-type="string" calcext:value-type="string">
            <text:p>2020-08-02 14:10:49.813</text:p>
          </table:table-cell>
          <table:table-cell office:value-type="float" office:value="43.9443941" calcext:value-type="float">
            <text:p>43.9443941</text:p>
          </table:table-cell>
          <table:table-cell office:value-type="float" office:value="-78.8964645" calcext:value-type="float">
            <text:p>-78.8964645</text:p>
          </table:table-cell>
        </table:table-row>
        <table:table-row table:style-name="ro1">
          <table:table-cell office:value-type="string" calcext:value-type="string">
            <text:p>2020-08-02 14:10:50.804</text:p>
          </table:table-cell>
          <table:table-cell office:value-type="float" office:value="43.9444405" calcext:value-type="float">
            <text:p>43.9444405</text:p>
          </table:table-cell>
          <table:table-cell office:value-type="float" office:value="-78.8964642" calcext:value-type="float">
            <text:p>-78.8964642</text:p>
          </table:table-cell>
        </table:table-row>
        <table:table-row table:style-name="ro1">
          <table:table-cell office:value-type="string" calcext:value-type="string">
            <text:p>2020-08-02 14:10:51.831</text:p>
          </table:table-cell>
          <table:table-cell office:value-type="float" office:value="43.9444866" calcext:value-type="float">
            <text:p>43.9444866</text:p>
          </table:table-cell>
          <table:table-cell office:value-type="float" office:value="-78.896464" calcext:value-type="float">
            <text:p>-78.896464</text:p>
          </table:table-cell>
        </table:table-row>
        <table:table-row table:style-name="ro1">
          <table:table-cell office:value-type="string" calcext:value-type="string">
            <text:p>2020-08-02 14:10:52.810</text:p>
          </table:table-cell>
          <table:table-cell office:value-type="float" office:value="43.9445322" calcext:value-type="float">
            <text:p>43.9445322</text:p>
          </table:table-cell>
          <table:table-cell office:value-type="float" office:value="-78.8964641" calcext:value-type="float">
            <text:p>-78.8964641</text:p>
          </table:table-cell>
        </table:table-row>
        <table:table-row table:style-name="ro1">
          <table:table-cell office:value-type="string" calcext:value-type="string">
            <text:p>2020-08-02 14:10:53.814</text:p>
          </table:table-cell>
          <table:table-cell office:value-type="float" office:value="43.9445683" calcext:value-type="float">
            <text:p>43.9445683</text:p>
          </table:table-cell>
          <table:table-cell office:value-type="float" office:value="-78.8964641" calcext:value-type="float">
            <text:p>-78.8964641</text:p>
          </table:table-cell>
        </table:table-row>
        <table:table-row table:style-name="ro1">
          <table:table-cell office:value-type="string" calcext:value-type="string">
            <text:p>2020-08-02 14:10:54.815</text:p>
          </table:table-cell>
          <table:table-cell office:value-type="float" office:value="43.9446141" calcext:value-type="float">
            <text:p>43.9446141</text:p>
          </table:table-cell>
          <table:table-cell office:value-type="float" office:value="-78.8964642" calcext:value-type="float">
            <text:p>-78.8964642</text:p>
          </table:table-cell>
        </table:table-row>
        <table:table-row table:style-name="ro1">
          <table:table-cell office:value-type="string" calcext:value-type="string">
            <text:p>2020-08-02 14:10:55.804</text:p>
          </table:table-cell>
          <table:table-cell office:value-type="float" office:value="43.9446602" calcext:value-type="float">
            <text:p>43.9446602</text:p>
          </table:table-cell>
          <table:table-cell office:value-type="float" office:value="-78.8964645" calcext:value-type="float">
            <text:p>-78.8964645</text:p>
          </table:table-cell>
        </table:table-row>
        <table:table-row table:style-name="ro1">
          <table:table-cell office:value-type="string" calcext:value-type="string">
            <text:p>2020-08-02 14:10:56.804</text:p>
          </table:table-cell>
          <table:table-cell office:value-type="float" office:value="43.9447062" calcext:value-type="float">
            <text:p>43.9447062</text:p>
          </table:table-cell>
          <table:table-cell office:value-type="float" office:value="-78.8964649" calcext:value-type="float">
            <text:p>-78.8964649</text:p>
          </table:table-cell>
        </table:table-row>
        <table:table-row table:style-name="ro1">
          <table:table-cell office:value-type="string" calcext:value-type="string">
            <text:p>2020-08-02 14:10:57.804</text:p>
          </table:table-cell>
          <table:table-cell office:value-type="float" office:value="43.9447519" calcext:value-type="float">
            <text:p>43.9447519</text:p>
          </table:table-cell>
          <table:table-cell office:value-type="float" office:value="-78.8964649" calcext:value-type="float">
            <text:p>-78.8964649</text:p>
          </table:table-cell>
        </table:table-row>
        <table:table-row table:style-name="ro1">
          <table:table-cell office:value-type="string" calcext:value-type="string">
            <text:p>2020-08-02 14:10:58.805</text:p>
          </table:table-cell>
          <table:table-cell office:value-type="float" office:value="43.9447968" calcext:value-type="float">
            <text:p>43.9447968</text:p>
          </table:table-cell>
          <table:table-cell office:value-type="float" office:value="-78.896465" calcext:value-type="float">
            <text:p>-78.896465</text:p>
          </table:table-cell>
        </table:table-row>
        <table:table-row table:style-name="ro1">
          <table:table-cell office:value-type="string" calcext:value-type="string">
            <text:p>2020-08-02 14:10:59.817</text:p>
          </table:table-cell>
          <table:table-cell office:value-type="float" office:value="43.9448426" calcext:value-type="float">
            <text:p>43.9448426</text:p>
          </table:table-cell>
          <table:table-cell office:value-type="float" office:value="-78.8964652" calcext:value-type="float">
            <text:p>-78.8964652</text:p>
          </table:table-cell>
        </table:table-row>
        <table:table-row table:style-name="ro1">
          <table:table-cell office:value-type="string" calcext:value-type="string">
            <text:p>2020-08-02 14:11:00.805</text:p>
          </table:table-cell>
          <table:table-cell office:value-type="float" office:value="43.9448891" calcext:value-type="float">
            <text:p>43.9448891</text:p>
          </table:table-cell>
          <table:table-cell office:value-type="float" office:value="-78.8964651" calcext:value-type="float">
            <text:p>-78.8964651</text:p>
          </table:table-cell>
        </table:table-row>
        <table:table-row table:style-name="ro1">
          <table:table-cell office:value-type="string" calcext:value-type="string">
            <text:p>2020-08-02 14:11:01.804</text:p>
          </table:table-cell>
          <table:table-cell office:value-type="float" office:value="43.9449352" calcext:value-type="float">
            <text:p>43.9449352</text:p>
          </table:table-cell>
          <table:table-cell office:value-type="float" office:value="-78.896465" calcext:value-type="float">
            <text:p>-78.896465</text:p>
          </table:table-cell>
        </table:table-row>
        <table:table-row table:style-name="ro1">
          <table:table-cell office:value-type="string" calcext:value-type="string">
            <text:p>2020-08-02 14:11:02.805</text:p>
          </table:table-cell>
          <table:table-cell office:value-type="float" office:value="43.9449807" calcext:value-type="float">
            <text:p>43.9449807</text:p>
          </table:table-cell>
          <table:table-cell office:value-type="float" office:value="-78.8964646" calcext:value-type="float">
            <text:p>-78.8964646</text:p>
          </table:table-cell>
        </table:table-row>
        <table:table-row table:style-name="ro1">
          <table:table-cell office:value-type="string" calcext:value-type="string">
            <text:p>2020-08-02 14:11:03.819</text:p>
          </table:table-cell>
          <table:table-cell office:value-type="float" office:value="43.9450172" calcext:value-type="float">
            <text:p>43.9450172</text:p>
          </table:table-cell>
          <table:table-cell office:value-type="float" office:value="-78.8964642" calcext:value-type="float">
            <text:p>-78.8964642</text:p>
          </table:table-cell>
        </table:table-row>
        <table:table-row table:style-name="ro1">
          <table:table-cell office:value-type="string" calcext:value-type="string">
            <text:p>2020-08-02 14:11:04.804</text:p>
          </table:table-cell>
          <table:table-cell office:value-type="float" office:value="43.945063" calcext:value-type="float">
            <text:p>43.945063</text:p>
          </table:table-cell>
          <table:table-cell office:value-type="float" office:value="-78.8964639" calcext:value-type="float">
            <text:p>-78.8964639</text:p>
          </table:table-cell>
        </table:table-row>
        <table:table-row table:style-name="ro1">
          <table:table-cell office:value-type="string" calcext:value-type="string">
            <text:p>2020-08-02 14:11:05.804</text:p>
          </table:table-cell>
          <table:table-cell office:value-type="float" office:value="43.9451101" calcext:value-type="float">
            <text:p>43.9451101</text:p>
          </table:table-cell>
          <table:table-cell office:value-type="float" office:value="-78.8964637" calcext:value-type="float">
            <text:p>-78.8964637</text:p>
          </table:table-cell>
        </table:table-row>
        <table:table-row table:style-name="ro1">
          <table:table-cell office:value-type="string" calcext:value-type="string">
            <text:p>2020-08-02 14:11:06.805</text:p>
          </table:table-cell>
          <table:table-cell office:value-type="float" office:value="43.9451566" calcext:value-type="float">
            <text:p>43.9451566</text:p>
          </table:table-cell>
          <table:table-cell office:value-type="float" office:value="-78.8964633" calcext:value-type="float">
            <text:p>-78.8964633</text:p>
          </table:table-cell>
        </table:table-row>
        <table:table-row table:style-name="ro1">
          <table:table-cell office:value-type="string" calcext:value-type="string">
            <text:p>2020-08-02 14:11:07.804</text:p>
          </table:table-cell>
          <table:table-cell office:value-type="float" office:value="43.9452022" calcext:value-type="float">
            <text:p>43.9452022</text:p>
          </table:table-cell>
          <table:table-cell office:value-type="float" office:value="-78.8964629" calcext:value-type="float">
            <text:p>-78.8964629</text:p>
          </table:table-cell>
        </table:table-row>
        <table:table-row table:style-name="ro1">
          <table:table-cell office:value-type="string" calcext:value-type="string">
            <text:p>2020-08-02 14:11:08.825</text:p>
          </table:table-cell>
          <table:table-cell office:value-type="float" office:value="43.9452473" calcext:value-type="float">
            <text:p>43.9452473</text:p>
          </table:table-cell>
          <table:table-cell office:value-type="float" office:value="-78.8964623" calcext:value-type="float">
            <text:p>-78.8964623</text:p>
          </table:table-cell>
        </table:table-row>
        <table:table-row table:style-name="ro1">
          <table:table-cell office:value-type="string" calcext:value-type="string">
            <text:p>2020-08-02 14:11:09.809</text:p>
          </table:table-cell>
          <table:table-cell office:value-type="float" office:value="43.9452929" calcext:value-type="float">
            <text:p>43.9452929</text:p>
          </table:table-cell>
          <table:table-cell office:value-type="float" office:value="-78.8964621" calcext:value-type="float">
            <text:p>-78.8964621</text:p>
          </table:table-cell>
        </table:table-row>
        <table:table-row table:style-name="ro1">
          <table:table-cell office:value-type="string" calcext:value-type="string">
            <text:p>2020-08-02 14:11:10.812</text:p>
          </table:table-cell>
          <table:table-cell office:value-type="float" office:value="43.9453391" calcext:value-type="float">
            <text:p>43.9453391</text:p>
          </table:table-cell>
          <table:table-cell office:value-type="float" office:value="-78.896462" calcext:value-type="float">
            <text:p>-78.896462</text:p>
          </table:table-cell>
        </table:table-row>
        <table:table-row table:style-name="ro1">
          <table:table-cell office:value-type="string" calcext:value-type="string">
            <text:p>2020-08-02 14:11:11.811</text:p>
          </table:table-cell>
          <table:table-cell office:value-type="float" office:value="43.9453851" calcext:value-type="float">
            <text:p>43.9453851</text:p>
          </table:table-cell>
          <table:table-cell office:value-type="float" office:value="-78.8964618" calcext:value-type="float">
            <text:p>-78.8964618</text:p>
          </table:table-cell>
        </table:table-row>
        <table:table-row table:style-name="ro1">
          <table:table-cell office:value-type="string" calcext:value-type="string">
            <text:p>2020-08-02 14:11:12.821</text:p>
          </table:table-cell>
          <table:table-cell office:value-type="float" office:value="43.9453851" calcext:value-type="float">
            <text:p>43.9453851</text:p>
          </table:table-cell>
          <table:table-cell office:value-type="float" office:value="-78.8964618" calcext:value-type="float">
            <text:p>-78.8964618</text:p>
          </table:table-cell>
        </table:table-row>
        <table:table-row table:style-name="ro1">
          <table:table-cell office:value-type="string" calcext:value-type="string">
            <text:p>2020-08-02 14:11:13.812</text:p>
          </table:table-cell>
          <table:table-cell office:value-type="float" office:value="43.9454304" calcext:value-type="float">
            <text:p>43.9454304</text:p>
          </table:table-cell>
          <table:table-cell office:value-type="float" office:value="-78.8964618" calcext:value-type="float">
            <text:p>-78.8964618</text:p>
          </table:table-cell>
        </table:table-row>
        <table:table-row table:style-name="ro1">
          <table:table-cell office:value-type="string" calcext:value-type="string">
            <text:p>2020-08-02 14:11:14.824</text:p>
          </table:table-cell>
          <table:table-cell office:value-type="float" office:value="43.9454665" calcext:value-type="float">
            <text:p>43.9454665</text:p>
          </table:table-cell>
          <table:table-cell office:value-type="float" office:value="-78.8964618" calcext:value-type="float">
            <text:p>-78.8964618</text:p>
          </table:table-cell>
        </table:table-row>
        <table:table-row table:style-name="ro1">
          <table:table-cell office:value-type="string" calcext:value-type="string">
            <text:p>2020-08-02 14:11:15.806</text:p>
          </table:table-cell>
          <table:table-cell office:value-type="float" office:value="43.9455119" calcext:value-type="float">
            <text:p>43.9455119</text:p>
          </table:table-cell>
          <table:table-cell office:value-type="float" office:value="-78.896462" calcext:value-type="float">
            <text:p>-78.896462</text:p>
          </table:table-cell>
        </table:table-row>
        <table:table-row table:style-name="ro1">
          <table:table-cell office:value-type="string" calcext:value-type="string">
            <text:p>2020-08-02 14:11:16.823</text:p>
          </table:table-cell>
          <table:table-cell office:value-type="float" office:value="43.9455581" calcext:value-type="float">
            <text:p>43.9455581</text:p>
          </table:table-cell>
          <table:table-cell office:value-type="float" office:value="-78.8964621" calcext:value-type="float">
            <text:p>-78.8964621</text:p>
          </table:table-cell>
        </table:table-row>
        <table:table-row table:style-name="ro1">
          <table:table-cell office:value-type="string" calcext:value-type="string">
            <text:p>2020-08-02 14:11:17.823</text:p>
          </table:table-cell>
          <table:table-cell office:value-type="float" office:value="43.9456043" calcext:value-type="float">
            <text:p>43.9456043</text:p>
          </table:table-cell>
          <table:table-cell office:value-type="float" office:value="-78.8964623" calcext:value-type="float">
            <text:p>-78.8964623</text:p>
          </table:table-cell>
        </table:table-row>
        <table:table-row table:style-name="ro1">
          <table:table-cell office:value-type="string" calcext:value-type="string">
            <text:p>2020-08-02 14:11:18.823</text:p>
          </table:table-cell>
          <table:table-cell office:value-type="float" office:value="43.9456501" calcext:value-type="float">
            <text:p>43.9456501</text:p>
          </table:table-cell>
          <table:table-cell office:value-type="float" office:value="-78.8964624" calcext:value-type="float">
            <text:p>-78.8964624</text:p>
          </table:table-cell>
        </table:table-row>
        <table:table-row table:style-name="ro1">
          <table:table-cell office:value-type="string" calcext:value-type="string">
            <text:p>2020-08-02 14:11:19.809</text:p>
          </table:table-cell>
          <table:table-cell office:value-type="float" office:value="43.9456954" calcext:value-type="float">
            <text:p>43.9456954</text:p>
          </table:table-cell>
          <table:table-cell office:value-type="float" office:value="-78.8964624" calcext:value-type="float">
            <text:p>-78.8964624</text:p>
          </table:table-cell>
        </table:table-row>
        <table:table-row table:style-name="ro1">
          <table:table-cell office:value-type="string" calcext:value-type="string">
            <text:p>2020-08-02 14:11:20.831</text:p>
          </table:table-cell>
          <table:table-cell office:value-type="float" office:value="43.9457409" calcext:value-type="float">
            <text:p>43.9457409</text:p>
          </table:table-cell>
          <table:table-cell office:value-type="float" office:value="-78.8964624" calcext:value-type="float">
            <text:p>-78.8964624</text:p>
          </table:table-cell>
        </table:table-row>
        <table:table-row table:style-name="ro1">
          <table:table-cell office:value-type="string" calcext:value-type="string">
            <text:p>2020-08-02 14:11:21.804</text:p>
          </table:table-cell>
          <table:table-cell office:value-type="float" office:value="43.9457875" calcext:value-type="float">
            <text:p>43.9457875</text:p>
          </table:table-cell>
          <table:table-cell office:value-type="float" office:value="-78.8964626" calcext:value-type="float">
            <text:p>-78.8964626</text:p>
          </table:table-cell>
        </table:table-row>
        <table:table-row table:style-name="ro1">
          <table:table-cell office:value-type="string" calcext:value-type="string">
            <text:p>2020-08-02 14:11:22.826</text:p>
          </table:table-cell>
          <table:table-cell office:value-type="float" office:value="43.9458342" calcext:value-type="float">
            <text:p>43.9458342</text:p>
          </table:table-cell>
          <table:table-cell office:value-type="float" office:value="-78.8964624" calcext:value-type="float">
            <text:p>-78.8964624</text:p>
          </table:table-cell>
        </table:table-row>
        <table:table-row table:style-name="ro1">
          <table:table-cell office:value-type="string" calcext:value-type="string">
            <text:p>2020-08-02 14:11:23.825</text:p>
          </table:table-cell>
          <table:table-cell office:value-type="float" office:value="43.9458805" calcext:value-type="float">
            <text:p>43.9458805</text:p>
          </table:table-cell>
          <table:table-cell office:value-type="float" office:value="-78.8964618" calcext:value-type="float">
            <text:p>-78.8964618</text:p>
          </table:table-cell>
        </table:table-row>
        <table:table-row table:style-name="ro1">
          <table:table-cell office:value-type="string" calcext:value-type="string">
            <text:p>2020-08-02 14:11:24.811</text:p>
          </table:table-cell>
          <table:table-cell office:value-type="float" office:value="43.9459171" calcext:value-type="float">
            <text:p>43.9459171</text:p>
          </table:table-cell>
          <table:table-cell office:value-type="float" office:value="-78.8964612" calcext:value-type="float">
            <text:p>-78.8964612</text:p>
          </table:table-cell>
        </table:table-row>
        <table:table-row table:style-name="ro1">
          <table:table-cell office:value-type="string" calcext:value-type="string">
            <text:p>2020-08-02 14:11:25.809</text:p>
          </table:table-cell>
          <table:table-cell office:value-type="float" office:value="43.9459624" calcext:value-type="float">
            <text:p>43.9459624</text:p>
          </table:table-cell>
          <table:table-cell office:value-type="float" office:value="-78.8964604" calcext:value-type="float">
            <text:p>-78.8964604</text:p>
          </table:table-cell>
        </table:table-row>
        <table:table-row table:style-name="ro1">
          <table:table-cell office:value-type="string" calcext:value-type="string">
            <text:p>2020-08-02 14:11:26.811</text:p>
          </table:table-cell>
          <table:table-cell office:value-type="float" office:value="43.9460084" calcext:value-type="float">
            <text:p>43.9460084</text:p>
          </table:table-cell>
          <table:table-cell office:value-type="float" office:value="-78.89646" calcext:value-type="float">
            <text:p>-78.89646</text:p>
          </table:table-cell>
        </table:table-row>
        <table:table-row table:style-name="ro1">
          <table:table-cell office:value-type="string" calcext:value-type="string">
            <text:p>2020-08-02 14:11:27.810</text:p>
          </table:table-cell>
          <table:table-cell office:value-type="float" office:value="43.9460543" calcext:value-type="float">
            <text:p>43.9460543</text:p>
          </table:table-cell>
          <table:table-cell office:value-type="float" office:value="-78.8964599" calcext:value-type="float">
            <text:p>-78.8964599</text:p>
          </table:table-cell>
        </table:table-row>
        <table:table-row table:style-name="ro1">
          <table:table-cell office:value-type="string" calcext:value-type="string">
            <text:p>2020-08-02 14:11:28.812</text:p>
          </table:table-cell>
          <table:table-cell office:value-type="float" office:value="43.9460998" calcext:value-type="float">
            <text:p>43.9460998</text:p>
          </table:table-cell>
          <table:table-cell office:value-type="float" office:value="-78.89646" calcext:value-type="float">
            <text:p>-78.89646</text:p>
          </table:table-cell>
        </table:table-row>
        <table:table-row table:style-name="ro1">
          <table:table-cell office:value-type="string" calcext:value-type="string">
            <text:p>2020-08-02 14:11:29.804</text:p>
          </table:table-cell>
          <table:table-cell office:value-type="float" office:value="43.9461451" calcext:value-type="float">
            <text:p>43.9461451</text:p>
          </table:table-cell>
          <table:table-cell office:value-type="float" office:value="-78.89646" calcext:value-type="float">
            <text:p>-78.89646</text:p>
          </table:table-cell>
        </table:table-row>
        <table:table-row table:style-name="ro1">
          <table:table-cell office:value-type="string" calcext:value-type="string">
            <text:p>2020-08-02 14:11:30.813</text:p>
          </table:table-cell>
          <table:table-cell office:value-type="float" office:value="43.9461903" calcext:value-type="float">
            <text:p>43.9461903</text:p>
          </table:table-cell>
          <table:table-cell office:value-type="float" office:value="-78.8964604" calcext:value-type="float">
            <text:p>-78.8964604</text:p>
          </table:table-cell>
        </table:table-row>
        <table:table-row table:style-name="ro1">
          <table:table-cell office:value-type="string" calcext:value-type="string">
            <text:p>2020-08-02 14:11:31.812</text:p>
          </table:table-cell>
          <table:table-cell office:value-type="float" office:value="43.9462364" calcext:value-type="float">
            <text:p>43.9462364</text:p>
          </table:table-cell>
          <table:table-cell office:value-type="float" office:value="-78.896461" calcext:value-type="float">
            <text:p>-78.896461</text:p>
          </table:table-cell>
        </table:table-row>
        <table:table-row table:style-name="ro1">
          <table:table-cell office:value-type="string" calcext:value-type="string">
            <text:p>2020-08-02 14:11:32.837</text:p>
          </table:table-cell>
          <table:table-cell office:value-type="float" office:value="43.9462831" calcext:value-type="float">
            <text:p>43.9462831</text:p>
          </table:table-cell>
          <table:table-cell office:value-type="float" office:value="-78.8964617" calcext:value-type="float">
            <text:p>-78.8964617</text:p>
          </table:table-cell>
        </table:table-row>
        <table:table-row table:style-name="ro1">
          <table:table-cell office:value-type="string" calcext:value-type="string">
            <text:p>2020-08-02 14:11:33.812</text:p>
          </table:table-cell>
          <table:table-cell office:value-type="float" office:value="43.9463291" calcext:value-type="float">
            <text:p>43.9463291</text:p>
          </table:table-cell>
          <table:table-cell office:value-type="float" office:value="-78.8964621" calcext:value-type="float">
            <text:p>-78.8964621</text:p>
          </table:table-cell>
        </table:table-row>
        <table:table-row table:style-name="ro1">
          <table:table-cell office:value-type="string" calcext:value-type="string">
            <text:p>2020-08-02 14:11:34.813</text:p>
          </table:table-cell>
          <table:table-cell office:value-type="float" office:value="43.9463746" calcext:value-type="float">
            <text:p>43.9463746</text:p>
          </table:table-cell>
          <table:table-cell office:value-type="float" office:value="-78.8964624" calcext:value-type="float">
            <text:p>-78.8964624</text:p>
          </table:table-cell>
        </table:table-row>
        <table:table-row table:style-name="ro1">
          <table:table-cell office:value-type="string" calcext:value-type="string">
            <text:p>2020-08-02 14:11:35.814</text:p>
          </table:table-cell>
          <table:table-cell office:value-type="float" office:value="43.9464109" calcext:value-type="float">
            <text:p>43.9464109</text:p>
          </table:table-cell>
          <table:table-cell office:value-type="float" office:value="-78.8964624" calcext:value-type="float">
            <text:p>-78.8964624</text:p>
          </table:table-cell>
        </table:table-row>
        <table:table-row table:style-name="ro1">
          <table:table-cell office:value-type="string" calcext:value-type="string">
            <text:p>2020-08-02 14:11:36.815</text:p>
          </table:table-cell>
          <table:table-cell office:value-type="float" office:value="43.9464565" calcext:value-type="float">
            <text:p>43.9464565</text:p>
          </table:table-cell>
          <table:table-cell office:value-type="float" office:value="-78.8964623" calcext:value-type="float">
            <text:p>-78.8964623</text:p>
          </table:table-cell>
        </table:table-row>
        <table:table-row table:style-name="ro1">
          <table:table-cell office:value-type="string" calcext:value-type="string">
            <text:p>2020-08-02 14:11:37.814</text:p>
          </table:table-cell>
          <table:table-cell office:value-type="float" office:value="43.9465032" calcext:value-type="float">
            <text:p>43.9465032</text:p>
          </table:table-cell>
          <table:table-cell office:value-type="float" office:value="-78.8964622" calcext:value-type="float">
            <text:p>-78.8964622</text:p>
          </table:table-cell>
        </table:table-row>
        <table:table-row table:style-name="ro1">
          <table:table-cell office:value-type="string" calcext:value-type="string">
            <text:p>2020-08-02 14:11:38.805</text:p>
          </table:table-cell>
          <table:table-cell office:value-type="float" office:value="43.9465494" calcext:value-type="float">
            <text:p>43.9465494</text:p>
          </table:table-cell>
          <table:table-cell office:value-type="float" office:value="-78.8964621" calcext:value-type="float">
            <text:p>-78.8964621</text:p>
          </table:table-cell>
        </table:table-row>
        <table:table-row table:style-name="ro1">
          <table:table-cell office:value-type="string" calcext:value-type="string">
            <text:p>2020-08-02 14:11:39.803</text:p>
          </table:table-cell>
          <table:table-cell office:value-type="float" office:value="43.9465947" calcext:value-type="float">
            <text:p>43.9465947</text:p>
          </table:table-cell>
          <table:table-cell office:value-type="float" office:value="-78.8964622" calcext:value-type="float">
            <text:p>-78.8964622</text:p>
          </table:table-cell>
        </table:table-row>
        <table:table-row table:style-name="ro1">
          <table:table-cell office:value-type="string" calcext:value-type="string">
            <text:p>2020-08-02 14:11:40.813</text:p>
          </table:table-cell>
          <table:table-cell office:value-type="float" office:value="43.9466397" calcext:value-type="float">
            <text:p>43.9466397</text:p>
          </table:table-cell>
          <table:table-cell office:value-type="float" office:value="-78.8964623" calcext:value-type="float">
            <text:p>-78.8964623</text:p>
          </table:table-cell>
        </table:table-row>
        <table:table-row table:style-name="ro1">
          <table:table-cell office:value-type="string" calcext:value-type="string">
            <text:p>2020-08-02 14:11:41.805</text:p>
          </table:table-cell>
          <table:table-cell office:value-type="float" office:value="43.946686" calcext:value-type="float">
            <text:p>43.946686</text:p>
          </table:table-cell>
          <table:table-cell office:value-type="float" office:value="-78.8964626" calcext:value-type="float">
            <text:p>-78.8964626</text:p>
          </table:table-cell>
        </table:table-row>
        <table:table-row table:style-name="ro1">
          <table:table-cell office:value-type="string" calcext:value-type="string">
            <text:p>2020-08-02 14:11:42.808</text:p>
          </table:table-cell>
          <table:table-cell office:value-type="float" office:value="43.9467324" calcext:value-type="float">
            <text:p>43.9467324</text:p>
          </table:table-cell>
          <table:table-cell office:value-type="float" office:value="-78.8964627" calcext:value-type="float">
            <text:p>-78.8964627</text:p>
          </table:table-cell>
        </table:table-row>
        <table:table-row table:style-name="ro1">
          <table:table-cell office:value-type="string" calcext:value-type="string">
            <text:p>2020-08-02 14:11:43.812</text:p>
          </table:table-cell>
          <table:table-cell office:value-type="float" office:value="43.9467782" calcext:value-type="float">
            <text:p>43.9467782</text:p>
          </table:table-cell>
          <table:table-cell office:value-type="float" office:value="-78.8964626" calcext:value-type="float">
            <text:p>-78.8964626</text:p>
          </table:table-cell>
        </table:table-row>
        <table:table-row table:style-name="ro1">
          <table:table-cell office:value-type="string" calcext:value-type="string">
            <text:p>2020-08-02 14:11:44.816</text:p>
          </table:table-cell>
          <table:table-cell office:value-type="float" office:value="43.9468235" calcext:value-type="float">
            <text:p>43.9468235</text:p>
          </table:table-cell>
          <table:table-cell office:value-type="float" office:value="-78.8964625" calcext:value-type="float">
            <text:p>-78.8964625</text:p>
          </table:table-cell>
        </table:table-row>
        <table:table-row table:style-name="ro1">
          <table:table-cell office:value-type="string" calcext:value-type="string">
            <text:p>2020-08-02 14:11:45.804</text:p>
          </table:table-cell>
          <table:table-cell office:value-type="float" office:value="43.9468595" calcext:value-type="float">
            <text:p>43.9468595</text:p>
          </table:table-cell>
          <table:table-cell office:value-type="float" office:value="-78.8964624" calcext:value-type="float">
            <text:p>-78.8964624</text:p>
          </table:table-cell>
        </table:table-row>
        <table:table-row table:style-name="ro1">
          <table:table-cell office:value-type="string" calcext:value-type="string">
            <text:p>2020-08-02 14:11:46.808</text:p>
          </table:table-cell>
          <table:table-cell office:value-type="float" office:value="43.9469049" calcext:value-type="float">
            <text:p>43.9469049</text:p>
          </table:table-cell>
          <table:table-cell office:value-type="float" office:value="-78.8964625" calcext:value-type="float">
            <text:p>-78.8964625</text:p>
          </table:table-cell>
        </table:table-row>
        <table:table-row table:style-name="ro1">
          <table:table-cell office:value-type="string" calcext:value-type="string">
            <text:p>2020-08-02 14:11:47.818</text:p>
          </table:table-cell>
          <table:table-cell office:value-type="float" office:value="43.9469513" calcext:value-type="float">
            <text:p>43.9469513</text:p>
          </table:table-cell>
          <table:table-cell office:value-type="float" office:value="-78.8964628" calcext:value-type="float">
            <text:p>-78.8964628</text:p>
          </table:table-cell>
        </table:table-row>
        <table:table-row table:style-name="ro1">
          <table:table-cell office:value-type="string" calcext:value-type="string">
            <text:p>2020-08-02 14:11:48.807</text:p>
          </table:table-cell>
          <table:table-cell office:value-type="float" office:value="43.9469972" calcext:value-type="float">
            <text:p>43.9469972</text:p>
          </table:table-cell>
          <table:table-cell office:value-type="float" office:value="-78.896463" calcext:value-type="float">
            <text:p>-78.896463</text:p>
          </table:table-cell>
        </table:table-row>
        <table:table-row table:style-name="ro1">
          <table:table-cell office:value-type="string" calcext:value-type="string">
            <text:p>2020-08-02 14:11:49.804</text:p>
          </table:table-cell>
          <table:table-cell office:value-type="float" office:value="43.9470428" calcext:value-type="float">
            <text:p>43.9470428</text:p>
          </table:table-cell>
          <table:table-cell office:value-type="float" office:value="-78.896463" calcext:value-type="float">
            <text:p>-78.896463</text:p>
          </table:table-cell>
        </table:table-row>
        <table:table-row table:style-name="ro1">
          <table:table-cell office:value-type="string" calcext:value-type="string">
            <text:p>2020-08-02 14:11:50.805</text:p>
          </table:table-cell>
          <table:table-cell office:value-type="float" office:value="43.9470882" calcext:value-type="float">
            <text:p>43.9470882</text:p>
          </table:table-cell>
          <table:table-cell office:value-type="float" office:value="-78.8964629" calcext:value-type="float">
            <text:p>-78.8964629</text:p>
          </table:table-cell>
        </table:table-row>
        <table:table-row table:style-name="ro1">
          <table:table-cell office:value-type="string" calcext:value-type="string">
            <text:p>2020-08-02 14:11:51.809</text:p>
          </table:table-cell>
          <table:table-cell office:value-type="float" office:value="43.9471344" calcext:value-type="float">
            <text:p>43.9471344</text:p>
          </table:table-cell>
          <table:table-cell office:value-type="float" office:value="-78.896463" calcext:value-type="float">
            <text:p>-78.896463</text:p>
          </table:table-cell>
        </table:table-row>
        <table:table-row table:style-name="ro1">
          <table:table-cell office:value-type="string" calcext:value-type="string">
            <text:p>2020-08-02 14:11:52.804</text:p>
          </table:table-cell>
          <table:table-cell office:value-type="float" office:value="43.9471723" calcext:value-type="float">
            <text:p>43.9471723</text:p>
          </table:table-cell>
          <table:table-cell office:value-type="float" office:value="-78.8964631" calcext:value-type="float">
            <text:p>-78.8964631</text:p>
          </table:table-cell>
        </table:table-row>
        <table:table-row table:style-name="ro1">
          <table:table-cell office:value-type="string" calcext:value-type="string">
            <text:p>2020-08-02 14:11:53.822</text:p>
          </table:table-cell>
          <table:table-cell office:value-type="float" office:value="43.9472194" calcext:value-type="float">
            <text:p>43.9472194</text:p>
          </table:table-cell>
          <table:table-cell office:value-type="float" office:value="-78.8964629" calcext:value-type="float">
            <text:p>-78.8964629</text:p>
          </table:table-cell>
        </table:table-row>
        <table:table-row table:style-name="ro1">
          <table:table-cell office:value-type="string" calcext:value-type="string">
            <text:p>2020-08-02 14:11:54.806</text:p>
          </table:table-cell>
          <table:table-cell office:value-type="float" office:value="43.947266" calcext:value-type="float">
            <text:p>43.947266</text:p>
          </table:table-cell>
          <table:table-cell office:value-type="float" office:value="-78.8964624" calcext:value-type="float">
            <text:p>-78.8964624</text:p>
          </table:table-cell>
        </table:table-row>
        <table:table-row table:style-name="ro1">
          <table:table-cell office:value-type="string" calcext:value-type="string">
            <text:p>2020-08-02 14:11:55.822</text:p>
          </table:table-cell>
          <table:table-cell office:value-type="float" office:value="43.947312" calcext:value-type="float">
            <text:p>43.947312</text:p>
          </table:table-cell>
          <table:table-cell office:value-type="float" office:value="-78.8964618" calcext:value-type="float">
            <text:p>-78.8964618</text:p>
          </table:table-cell>
        </table:table-row>
        <table:table-row table:style-name="ro1">
          <table:table-cell office:value-type="string" calcext:value-type="string">
            <text:p>2020-08-02 14:11:56.807</text:p>
          </table:table-cell>
          <table:table-cell office:value-type="float" office:value="43.9473575" calcext:value-type="float">
            <text:p>43.9473575</text:p>
          </table:table-cell>
          <table:table-cell office:value-type="float" office:value="-78.8964615" calcext:value-type="float">
            <text:p>-78.8964615</text:p>
          </table:table-cell>
        </table:table-row>
        <table:table-row table:style-name="ro1">
          <table:table-cell office:value-type="string" calcext:value-type="string">
            <text:p>2020-08-02 14:11:57.820</text:p>
          </table:table-cell>
          <table:table-cell office:value-type="float" office:value="43.9474028" calcext:value-type="float">
            <text:p>43.9474028</text:p>
          </table:table-cell>
          <table:table-cell office:value-type="float" office:value="-78.8964616" calcext:value-type="float">
            <text:p>-78.8964616</text:p>
          </table:table-cell>
        </table:table-row>
        <table:table-row table:style-name="ro1">
          <table:table-cell office:value-type="string" calcext:value-type="string">
            <text:p>2020-08-02 14:11:58.822</text:p>
          </table:table-cell>
          <table:table-cell office:value-type="float" office:value="43.9474481" calcext:value-type="float">
            <text:p>43.9474481</text:p>
          </table:table-cell>
          <table:table-cell office:value-type="float" office:value="-78.8964618" calcext:value-type="float">
            <text:p>-78.8964618</text:p>
          </table:table-cell>
        </table:table-row>
        <table:table-row table:style-name="ro1">
          <table:table-cell office:value-type="string" calcext:value-type="string">
            <text:p>2020-08-02 14:11:59.808</text:p>
          </table:table-cell>
          <table:table-cell office:value-type="float" office:value="43.9474936" calcext:value-type="float">
            <text:p>43.9474936</text:p>
          </table:table-cell>
          <table:table-cell office:value-type="float" office:value="-78.896462" calcext:value-type="float">
            <text:p>-78.896462</text:p>
          </table:table-cell>
        </table:table-row>
        <table:table-row table:style-name="ro1">
          <table:table-cell office:value-type="string" calcext:value-type="string">
            <text:p>2020-08-02 14:12:00.823</text:p>
          </table:table-cell>
          <table:table-cell office:value-type="float" office:value="43.947539" calcext:value-type="float">
            <text:p>43.947539</text:p>
          </table:table-cell>
          <table:table-cell office:value-type="float" office:value="-78.896462" calcext:value-type="float">
            <text:p>-78.896462</text:p>
          </table:table-cell>
        </table:table-row>
        <table:table-row table:style-name="ro1">
          <table:table-cell office:value-type="string" calcext:value-type="string">
            <text:p>2020-08-02 14:12:01.812</text:p>
          </table:table-cell>
          <table:table-cell office:value-type="float" office:value="43.9475842" calcext:value-type="float">
            <text:p>43.9475842</text:p>
          </table:table-cell>
          <table:table-cell office:value-type="float" office:value="-78.8964619" calcext:value-type="float">
            <text:p>-78.8964619</text:p>
          </table:table-cell>
        </table:table-row>
        <table:table-row table:style-name="ro1">
          <table:table-cell office:value-type="string" calcext:value-type="string">
            <text:p>2020-08-02 14:12:02.812</text:p>
          </table:table-cell>
          <table:table-cell office:value-type="float" office:value="43.9476172" calcext:value-type="float">
            <text:p>43.9476172</text:p>
          </table:table-cell>
          <table:table-cell office:value-type="float" office:value="-78.8964607" calcext:value-type="float">
            <text:p>-78.8964607</text:p>
          </table:table-cell>
        </table:table-row>
        <table:table-row table:style-name="ro1">
          <table:table-cell office:value-type="string" calcext:value-type="string">
            <text:p>2020-08-02 14:12:03.823</text:p>
          </table:table-cell>
          <table:table-cell office:value-type="float" office:value="43.9476308" calcext:value-type="float">
            <text:p>43.9476308</text:p>
          </table:table-cell>
          <table:table-cell office:value-type="float" office:value="-78.8964585" calcext:value-type="float">
            <text:p>-78.8964585</text:p>
          </table:table-cell>
        </table:table-row>
        <table:table-row table:style-name="ro1">
          <table:table-cell office:value-type="string" calcext:value-type="string">
            <text:p>2020-08-02 14:12:04.804</text:p>
          </table:table-cell>
          <table:table-cell office:value-type="float" office:value="43.9476437" calcext:value-type="float">
            <text:p>43.9476437</text:p>
          </table:table-cell>
          <table:table-cell office:value-type="float" office:value="-78.8964551" calcext:value-type="float">
            <text:p>-78.8964551</text:p>
          </table:table-cell>
        </table:table-row>
        <table:table-row table:style-name="ro1">
          <table:table-cell office:value-type="string" calcext:value-type="string">
            <text:p>2020-08-02 14:12:05.824</text:p>
          </table:table-cell>
          <table:table-cell office:value-type="float" office:value="43.9476566" calcext:value-type="float">
            <text:p>43.9476566</text:p>
          </table:table-cell>
          <table:table-cell office:value-type="float" office:value="-78.8964216" calcext:value-type="float">
            <text:p>-78.8964216</text:p>
          </table:table-cell>
        </table:table-row>
        <table:table-row table:style-name="ro1">
          <table:table-cell office:value-type="string" calcext:value-type="string">
            <text:p>2020-08-02 14:12:06.809</text:p>
          </table:table-cell>
          <table:table-cell office:value-type="float" office:value="43.9476656" calcext:value-type="float">
            <text:p>43.9476656</text:p>
          </table:table-cell>
          <table:table-cell office:value-type="float" office:value="-78.8963584" calcext:value-type="float">
            <text:p>-78.8963584</text:p>
          </table:table-cell>
        </table:table-row>
        <table:table-row table:style-name="ro1">
          <table:table-cell office:value-type="string" calcext:value-type="string">
            <text:p>2020-08-02 14:12:07.824</text:p>
          </table:table-cell>
          <table:table-cell office:value-type="float" office:value="43.9476737" calcext:value-type="float">
            <text:p>43.9476737</text:p>
          </table:table-cell>
          <table:table-cell office:value-type="float" office:value="-78.8962926" calcext:value-type="float">
            <text:p>-78.8962926</text:p>
          </table:table-cell>
        </table:table-row>
        <table:table-row table:style-name="ro1">
          <table:table-cell office:value-type="string" calcext:value-type="string">
            <text:p>2020-08-02 14:12:08.804</text:p>
          </table:table-cell>
          <table:table-cell office:value-type="float" office:value="43.9476816" calcext:value-type="float">
            <text:p>43.9476816</text:p>
          </table:table-cell>
          <table:table-cell office:value-type="float" office:value="-78.8962296" calcext:value-type="float">
            <text:p>-78.8962296</text:p>
          </table:table-cell>
        </table:table-row>
        <table:table-row table:style-name="ro1">
          <table:table-cell office:value-type="string" calcext:value-type="string">
            <text:p>2020-08-02 14:12:09.810</text:p>
          </table:table-cell>
          <table:table-cell office:value-type="float" office:value="43.9476892" calcext:value-type="float">
            <text:p>43.9476892</text:p>
          </table:table-cell>
          <table:table-cell office:value-type="float" office:value="-78.8961686" calcext:value-type="float">
            <text:p>-78.8961686</text:p>
          </table:table-cell>
        </table:table-row>
        <table:table-row table:style-name="ro1">
          <table:table-cell office:value-type="string" calcext:value-type="string">
            <text:p>2020-08-02 14:12:10.808</text:p>
          </table:table-cell>
          <table:table-cell office:value-type="float" office:value="43.9476892" calcext:value-type="float">
            <text:p>43.9476892</text:p>
          </table:table-cell>
          <table:table-cell office:value-type="float" office:value="-78.8961686" calcext:value-type="float">
            <text:p>-78.8961686</text:p>
          </table:table-cell>
        </table:table-row>
        <table:table-row table:style-name="ro1">
          <table:table-cell office:value-type="string" calcext:value-type="string">
            <text:p>2020-08-02 14:12:11.805</text:p>
          </table:table-cell>
          <table:table-cell office:value-type="float" office:value="43.9476951" calcext:value-type="float">
            <text:p>43.9476951</text:p>
          </table:table-cell>
          <table:table-cell office:value-type="float" office:value="-78.8961203" calcext:value-type="float">
            <text:p>-78.8961203</text:p>
          </table:table-cell>
        </table:table-row>
        <table:table-row table:style-name="ro1">
          <table:table-cell office:value-type="string" calcext:value-type="string">
            <text:p>2020-08-02 14:12:12.826</text:p>
          </table:table-cell>
          <table:table-cell office:value-type="float" office:value="43.9476962" calcext:value-type="float">
            <text:p>43.9476962</text:p>
          </table:table-cell>
          <table:table-cell office:value-type="float" office:value="-78.8960974" calcext:value-type="float">
            <text:p>-78.8960974</text:p>
          </table:table-cell>
        </table:table-row>
        <table:table-row table:style-name="ro1">
          <table:table-cell office:value-type="string" calcext:value-type="string">
            <text:p>2020-08-02 14:12:13.814</text:p>
          </table:table-cell>
          <table:table-cell office:value-type="float" office:value="43.9476944" calcext:value-type="float">
            <text:p>43.9476944</text:p>
          </table:table-cell>
          <table:table-cell office:value-type="float" office:value="-78.8960854" calcext:value-type="float">
            <text:p>-78.8960854</text:p>
          </table:table-cell>
        </table:table-row>
        <table:table-row table:style-name="ro1">
          <table:table-cell office:value-type="string" calcext:value-type="string">
            <text:p>2020-08-02 14:12:14.804</text:p>
          </table:table-cell>
          <table:table-cell office:value-type="float" office:value="43.9476711" calcext:value-type="float">
            <text:p>43.9476711</text:p>
          </table:table-cell>
          <table:table-cell office:value-type="float" office:value="-78.8960736" calcext:value-type="float">
            <text:p>-78.8960736</text:p>
          </table:table-cell>
        </table:table-row>
        <table:table-row table:style-name="ro1">
          <table:table-cell office:value-type="string" calcext:value-type="string">
            <text:p>2020-08-02 14:12:15.810</text:p>
          </table:table-cell>
          <table:table-cell office:value-type="float" office:value="43.9476266" calcext:value-type="float">
            <text:p>43.9476266</text:p>
          </table:table-cell>
          <table:table-cell office:value-type="float" office:value="-78.8960698" calcext:value-type="float">
            <text:p>-78.8960698</text:p>
          </table:table-cell>
        </table:table-row>
        <table:table-row table:style-name="ro1">
          <table:table-cell office:value-type="string" calcext:value-type="string">
            <text:p>2020-08-02 14:12:16.811</text:p>
          </table:table-cell>
          <table:table-cell office:value-type="float" office:value="43.9475792" calcext:value-type="float">
            <text:p>43.9475792</text:p>
          </table:table-cell>
          <table:table-cell office:value-type="float" office:value="-78.8960707" calcext:value-type="float">
            <text:p>-78.8960707</text:p>
          </table:table-cell>
        </table:table-row>
        <table:table-row table:style-name="ro1">
          <table:table-cell office:value-type="string" calcext:value-type="string">
            <text:p>2020-08-02 14:12:17.804</text:p>
          </table:table-cell>
          <table:table-cell office:value-type="float" office:value="43.9475428" calcext:value-type="float">
            <text:p>43.9475428</text:p>
          </table:table-cell>
          <table:table-cell office:value-type="float" office:value="-78.8960717" calcext:value-type="float">
            <text:p>-78.8960717</text:p>
          </table:table-cell>
        </table:table-row>
        <table:table-row table:style-name="ro1">
          <table:table-cell office:value-type="string" calcext:value-type="string">
            <text:p>2020-08-02 14:12:18.812</text:p>
          </table:table-cell>
          <table:table-cell office:value-type="float" office:value="43.9474969" calcext:value-type="float">
            <text:p>43.9474969</text:p>
          </table:table-cell>
          <table:table-cell office:value-type="float" office:value="-78.8960729" calcext:value-type="float">
            <text:p>-78.8960729</text:p>
          </table:table-cell>
        </table:table-row>
        <table:table-row table:style-name="ro1">
          <table:table-cell office:value-type="string" calcext:value-type="string">
            <text:p>2020-08-02 14:12:19.813</text:p>
          </table:table-cell>
          <table:table-cell office:value-type="float" office:value="43.9474506" calcext:value-type="float">
            <text:p>43.9474506</text:p>
          </table:table-cell>
          <table:table-cell office:value-type="float" office:value="-78.896074" calcext:value-type="float">
            <text:p>-78.896074</text:p>
          </table:table-cell>
        </table:table-row>
        <table:table-row table:style-name="ro1">
          <table:table-cell office:value-type="string" calcext:value-type="string">
            <text:p>2020-08-02 14:12:20.812</text:p>
          </table:table-cell>
          <table:table-cell office:value-type="float" office:value="43.9474049" calcext:value-type="float">
            <text:p>43.9474049</text:p>
          </table:table-cell>
          <table:table-cell office:value-type="float" office:value="-78.8960749" calcext:value-type="float">
            <text:p>-78.8960749</text:p>
          </table:table-cell>
        </table:table-row>
        <table:table-row table:style-name="ro1">
          <table:table-cell office:value-type="string" calcext:value-type="string">
            <text:p>2020-08-02 14:12:21.813</text:p>
          </table:table-cell>
          <table:table-cell office:value-type="float" office:value="43.9473592" calcext:value-type="float">
            <text:p>43.9473592</text:p>
          </table:table-cell>
          <table:table-cell office:value-type="float" office:value="-78.8960755" calcext:value-type="float">
            <text:p>-78.8960755</text:p>
          </table:table-cell>
        </table:table-row>
        <table:table-row table:style-name="ro1">
          <table:table-cell office:value-type="string" calcext:value-type="string">
            <text:p>2020-08-02 14:12:22.806</text:p>
          </table:table-cell>
          <table:table-cell office:value-type="float" office:value="43.9473141" calcext:value-type="float">
            <text:p>43.9473141</text:p>
          </table:table-cell>
          <table:table-cell office:value-type="float" office:value="-78.8960756" calcext:value-type="float">
            <text:p>-78.8960756</text:p>
          </table:table-cell>
        </table:table-row>
        <table:table-row table:style-name="ro1">
          <table:table-cell office:value-type="string" calcext:value-type="string">
            <text:p>2020-08-02 14:12:23.804</text:p>
          </table:table-cell>
          <table:table-cell office:value-type="float" office:value="43.9472687" calcext:value-type="float">
            <text:p>43.9472687</text:p>
          </table:table-cell>
          <table:table-cell office:value-type="float" office:value="-78.8960754" calcext:value-type="float">
            <text:p>-78.8960754</text:p>
          </table:table-cell>
        </table:table-row>
        <table:table-row table:style-name="ro1">
          <table:table-cell office:value-type="string" calcext:value-type="string">
            <text:p>2020-08-02 14:12:24.814</text:p>
          </table:table-cell>
          <table:table-cell office:value-type="float" office:value="43.9472235" calcext:value-type="float">
            <text:p>43.9472235</text:p>
          </table:table-cell>
          <table:table-cell office:value-type="float" office:value="-78.8960752" calcext:value-type="float">
            <text:p>-78.8960752</text:p>
          </table:table-cell>
        </table:table-row>
        <table:table-row table:style-name="ro1">
          <table:table-cell office:value-type="string" calcext:value-type="string">
            <text:p>2020-08-02 14:12:25.815</text:p>
          </table:table-cell>
          <table:table-cell office:value-type="float" office:value="43.947178" calcext:value-type="float">
            <text:p>43.947178</text:p>
          </table:table-cell>
          <table:table-cell office:value-type="float" office:value="-78.896075" calcext:value-type="float">
            <text:p>-78.896075</text:p>
          </table:table-cell>
        </table:table-row>
        <table:table-row table:style-name="ro1">
          <table:table-cell office:value-type="string" calcext:value-type="string">
            <text:p>2020-08-02 14:12:26.815</text:p>
          </table:table-cell>
          <table:table-cell office:value-type="float" office:value="43.9471326" calcext:value-type="float">
            <text:p>43.9471326</text:p>
          </table:table-cell>
          <table:table-cell office:value-type="float" office:value="-78.8960748" calcext:value-type="float">
            <text:p>-78.8960748</text:p>
          </table:table-cell>
        </table:table-row>
        <table:table-row table:style-name="ro1">
          <table:table-cell office:value-type="string" calcext:value-type="string">
            <text:p>2020-08-02 14:12:27.815</text:p>
          </table:table-cell>
          <table:table-cell office:value-type="float" office:value="43.9470959" calcext:value-type="float">
            <text:p>43.9470959</text:p>
          </table:table-cell>
          <table:table-cell office:value-type="float" office:value="-78.8960748" calcext:value-type="float">
            <text:p>-78.8960748</text:p>
          </table:table-cell>
        </table:table-row>
        <table:table-row table:style-name="ro1">
          <table:table-cell office:value-type="string" calcext:value-type="string">
            <text:p>2020-08-02 14:12:28.817</text:p>
          </table:table-cell>
          <table:table-cell office:value-type="float" office:value="43.9470499" calcext:value-type="float">
            <text:p>43.9470499</text:p>
          </table:table-cell>
          <table:table-cell office:value-type="float" office:value="-78.8960747" calcext:value-type="float">
            <text:p>-78.8960747</text:p>
          </table:table-cell>
        </table:table-row>
        <table:table-row table:style-name="ro1">
          <table:table-cell office:value-type="string" calcext:value-type="string">
            <text:p>2020-08-02 14:12:29.832</text:p>
          </table:table-cell>
          <table:table-cell office:value-type="float" office:value="43.9470043" calcext:value-type="float">
            <text:p>43.9470043</text:p>
          </table:table-cell>
          <table:table-cell office:value-type="float" office:value="-78.8960744" calcext:value-type="float">
            <text:p>-78.8960744</text:p>
          </table:table-cell>
        </table:table-row>
        <table:table-row table:style-name="ro1">
          <table:table-cell office:value-type="string" calcext:value-type="string">
            <text:p>2020-08-02 14:12:30.813</text:p>
          </table:table-cell>
          <table:table-cell office:value-type="float" office:value="43.9469583" calcext:value-type="float">
            <text:p>43.9469583</text:p>
          </table:table-cell>
          <table:table-cell office:value-type="float" office:value="-78.896074" calcext:value-type="float">
            <text:p>-78.896074</text:p>
          </table:table-cell>
        </table:table-row>
        <table:table-row table:style-name="ro1">
          <table:table-cell office:value-type="string" calcext:value-type="string">
            <text:p>2020-08-02 14:12:31.806</text:p>
          </table:table-cell>
          <table:table-cell office:value-type="float" office:value="43.9469116" calcext:value-type="float">
            <text:p>43.9469116</text:p>
          </table:table-cell>
          <table:table-cell office:value-type="float" office:value="-78.8960736" calcext:value-type="float">
            <text:p>-78.8960736</text:p>
          </table:table-cell>
        </table:table-row>
        <table:table-row table:style-name="ro1">
          <table:table-cell office:value-type="string" calcext:value-type="string">
            <text:p>2020-08-02 14:12:32.818</text:p>
          </table:table-cell>
          <table:table-cell office:value-type="float" office:value="43.9468645" calcext:value-type="float">
            <text:p>43.9468645</text:p>
          </table:table-cell>
          <table:table-cell office:value-type="float" office:value="-78.8960731" calcext:value-type="float">
            <text:p>-78.8960731</text:p>
          </table:table-cell>
        </table:table-row>
        <table:table-row table:style-name="ro1">
          <table:table-cell office:value-type="string" calcext:value-type="string">
            <text:p>2020-08-02 14:12:33.819</text:p>
          </table:table-cell>
          <table:table-cell office:value-type="float" office:value="43.9468181" calcext:value-type="float">
            <text:p>43.9468181</text:p>
          </table:table-cell>
          <table:table-cell office:value-type="float" office:value="-78.896073" calcext:value-type="float">
            <text:p>-78.896073</text:p>
          </table:table-cell>
        </table:table-row>
        <table:table-row table:style-name="ro1">
          <table:table-cell office:value-type="string" calcext:value-type="string">
            <text:p>2020-08-02 14:12:34.820</text:p>
          </table:table-cell>
          <table:table-cell office:value-type="float" office:value="43.9467716" calcext:value-type="float">
            <text:p>43.9467716</text:p>
          </table:table-cell>
          <table:table-cell office:value-type="float" office:value="-78.8960729" calcext:value-type="float">
            <text:p>-78.8960729</text:p>
          </table:table-cell>
        </table:table-row>
        <table:table-row table:style-name="ro1">
          <table:table-cell office:value-type="string" calcext:value-type="string">
            <text:p>2020-08-02 14:12:35.804</text:p>
          </table:table-cell>
          <table:table-cell office:value-type="float" office:value="43.9467257" calcext:value-type="float">
            <text:p>43.9467257</text:p>
          </table:table-cell>
          <table:table-cell office:value-type="float" office:value="-78.896073" calcext:value-type="float">
            <text:p>-78.896073</text:p>
          </table:table-cell>
        </table:table-row>
        <table:table-row table:style-name="ro1">
          <table:table-cell office:value-type="string" calcext:value-type="string">
            <text:p>2020-08-02 14:12:36.818</text:p>
          </table:table-cell>
          <table:table-cell office:value-type="float" office:value="43.9466895" calcext:value-type="float">
            <text:p>43.9466895</text:p>
          </table:table-cell>
          <table:table-cell office:value-type="float" office:value="-78.8960732" calcext:value-type="float">
            <text:p>-78.8960732</text:p>
          </table:table-cell>
        </table:table-row>
        <table:table-row table:style-name="ro1">
          <table:table-cell office:value-type="string" calcext:value-type="string">
            <text:p>2020-08-02 14:12:37.804</text:p>
          </table:table-cell>
          <table:table-cell office:value-type="float" office:value="43.946644" calcext:value-type="float">
            <text:p>43.946644</text:p>
          </table:table-cell>
          <table:table-cell office:value-type="float" office:value="-78.8960732" calcext:value-type="float">
            <text:p>-78.8960732</text:p>
          </table:table-cell>
        </table:table-row>
        <table:table-row table:style-name="ro1">
          <table:table-cell office:value-type="string" calcext:value-type="string">
            <text:p>2020-08-02 14:12:38.809</text:p>
          </table:table-cell>
          <table:table-cell office:value-type="float" office:value="43.9465986" calcext:value-type="float">
            <text:p>43.9465986</text:p>
          </table:table-cell>
          <table:table-cell office:value-type="float" office:value="-78.8960732" calcext:value-type="float">
            <text:p>-78.8960732</text:p>
          </table:table-cell>
        </table:table-row>
        <table:table-row table:style-name="ro1">
          <table:table-cell office:value-type="string" calcext:value-type="string">
            <text:p>2020-08-02 14:12:39.820</text:p>
          </table:table-cell>
          <table:table-cell office:value-type="float" office:value="43.9465531" calcext:value-type="float">
            <text:p>43.9465531</text:p>
          </table:table-cell>
          <table:table-cell office:value-type="float" office:value="-78.8960732" calcext:value-type="float">
            <text:p>-78.8960732</text:p>
          </table:table-cell>
        </table:table-row>
        <table:table-row table:style-name="ro1">
          <table:table-cell office:value-type="string" calcext:value-type="string">
            <text:p>2020-08-02 14:12:40.804</text:p>
          </table:table-cell>
          <table:table-cell office:value-type="float" office:value="43.9465077" calcext:value-type="float">
            <text:p>43.9465077</text:p>
          </table:table-cell>
          <table:table-cell office:value-type="float" office:value="-78.8960733" calcext:value-type="float">
            <text:p>-78.8960733</text:p>
          </table:table-cell>
        </table:table-row>
        <table:table-row table:style-name="ro1">
          <table:table-cell office:value-type="string" calcext:value-type="string">
            <text:p>2020-08-02 14:12:41.811</text:p>
          </table:table-cell>
          <table:table-cell office:value-type="float" office:value="43.9464626" calcext:value-type="float">
            <text:p>43.9464626</text:p>
          </table:table-cell>
          <table:table-cell office:value-type="float" office:value="-78.8960736" calcext:value-type="float">
            <text:p>-78.8960736</text:p>
          </table:table-cell>
        </table:table-row>
        <table:table-row table:style-name="ro1">
          <table:table-cell office:value-type="string" calcext:value-type="string">
            <text:p>2020-08-02 14:12:42.811</text:p>
          </table:table-cell>
          <table:table-cell office:value-type="float" office:value="43.9464167" calcext:value-type="float">
            <text:p>43.9464167</text:p>
          </table:table-cell>
          <table:table-cell office:value-type="float" office:value="-78.8960738" calcext:value-type="float">
            <text:p>-78.8960738</text:p>
          </table:table-cell>
        </table:table-row>
        <table:table-row table:style-name="ro1">
          <table:table-cell office:value-type="string" calcext:value-type="string">
            <text:p>2020-08-02 14:12:43.812</text:p>
          </table:table-cell>
          <table:table-cell office:value-type="float" office:value="43.9463701" calcext:value-type="float">
            <text:p>43.9463701</text:p>
          </table:table-cell>
          <table:table-cell office:value-type="float" office:value="-78.896074" calcext:value-type="float">
            <text:p>-78.896074</text:p>
          </table:table-cell>
        </table:table-row>
        <table:table-row table:style-name="ro1">
          <table:table-cell office:value-type="string" calcext:value-type="string">
            <text:p>2020-08-02 14:12:44.810</text:p>
          </table:table-cell>
          <table:table-cell office:value-type="float" office:value="43.9463237" calcext:value-type="float">
            <text:p>43.9463237</text:p>
          </table:table-cell>
          <table:table-cell office:value-type="float" office:value="-78.8960744" calcext:value-type="float">
            <text:p>-78.8960744</text:p>
          </table:table-cell>
        </table:table-row>
        <table:table-row table:style-name="ro1">
          <table:table-cell office:value-type="string" calcext:value-type="string">
            <text:p>2020-08-02 14:12:45.806</text:p>
          </table:table-cell>
          <table:table-cell office:value-type="float" office:value="43.9462779" calcext:value-type="float">
            <text:p>43.9462779</text:p>
          </table:table-cell>
          <table:table-cell office:value-type="float" office:value="-78.8960749" calcext:value-type="float">
            <text:p>-78.8960749</text:p>
          </table:table-cell>
        </table:table-row>
        <table:table-row table:style-name="ro1">
          <table:table-cell office:value-type="string" calcext:value-type="string">
            <text:p>2020-08-02 14:12:46.812</text:p>
          </table:table-cell>
          <table:table-cell office:value-type="float" office:value="43.9462417" calcext:value-type="float">
            <text:p>43.9462417</text:p>
          </table:table-cell>
          <table:table-cell office:value-type="float" office:value="-78.8960752" calcext:value-type="float">
            <text:p>-78.8960752</text:p>
          </table:table-cell>
        </table:table-row>
        <table:table-row table:style-name="ro1">
          <table:table-cell office:value-type="string" calcext:value-type="string">
            <text:p>2020-08-02 14:12:47.804</text:p>
          </table:table-cell>
          <table:table-cell office:value-type="float" office:value="43.9461961" calcext:value-type="float">
            <text:p>43.9461961</text:p>
          </table:table-cell>
          <table:table-cell office:value-type="float" office:value="-78.8960753" calcext:value-type="float">
            <text:p>-78.8960753</text:p>
          </table:table-cell>
        </table:table-row>
        <table:table-row table:style-name="ro1">
          <table:table-cell office:value-type="string" calcext:value-type="string">
            <text:p>2020-08-02 14:12:48.813</text:p>
          </table:table-cell>
          <table:table-cell office:value-type="float" office:value="43.94615" calcext:value-type="float">
            <text:p>43.94615</text:p>
          </table:table-cell>
          <table:table-cell office:value-type="float" office:value="-78.8960751" calcext:value-type="float">
            <text:p>-78.8960751</text:p>
          </table:table-cell>
        </table:table-row>
        <table:table-row table:style-name="ro1">
          <table:table-cell office:value-type="string" calcext:value-type="string">
            <text:p>2020-08-02 14:12:49.810</text:p>
          </table:table-cell>
          <table:table-cell office:value-type="float" office:value="43.9461041" calcext:value-type="float">
            <text:p>43.9461041</text:p>
          </table:table-cell>
          <table:table-cell office:value-type="float" office:value="-78.8960749" calcext:value-type="float">
            <text:p>-78.8960749</text:p>
          </table:table-cell>
        </table:table-row>
        <table:table-row table:style-name="ro1">
          <table:table-cell office:value-type="string" calcext:value-type="string">
            <text:p>2020-08-02 14:12:50.807</text:p>
          </table:table-cell>
          <table:table-cell office:value-type="float" office:value="43.9460586" calcext:value-type="float">
            <text:p>43.9460586</text:p>
          </table:table-cell>
          <table:table-cell office:value-type="float" office:value="-78.8960748" calcext:value-type="float">
            <text:p>-78.8960748</text:p>
          </table:table-cell>
        </table:table-row>
        <table:table-row table:style-name="ro1">
          <table:table-cell office:value-type="string" calcext:value-type="string">
            <text:p>2020-08-02 14:12:51.808</text:p>
          </table:table-cell>
          <table:table-cell office:value-type="float" office:value="43.9460136" calcext:value-type="float">
            <text:p>43.9460136</text:p>
          </table:table-cell>
          <table:table-cell office:value-type="float" office:value="-78.8960746" calcext:value-type="float">
            <text:p>-78.8960746</text:p>
          </table:table-cell>
        </table:table-row>
        <table:table-row table:style-name="ro1">
          <table:table-cell office:value-type="string" calcext:value-type="string">
            <text:p>2020-08-02 14:12:52.808</text:p>
          </table:table-cell>
          <table:table-cell office:value-type="float" office:value="43.945968" calcext:value-type="float">
            <text:p>43.945968</text:p>
          </table:table-cell>
          <table:table-cell office:value-type="float" office:value="-78.896074" calcext:value-type="float">
            <text:p>-78.896074</text:p>
          </table:table-cell>
        </table:table-row>
        <table:table-row table:style-name="ro1">
          <table:table-cell office:value-type="string" calcext:value-type="string">
            <text:p>2020-08-02 14:12:53.810</text:p>
          </table:table-cell>
          <table:table-cell office:value-type="float" office:value="43.9459217" calcext:value-type="float">
            <text:p>43.9459217</text:p>
          </table:table-cell>
          <table:table-cell office:value-type="float" office:value="-78.8960737" calcext:value-type="float">
            <text:p>-78.8960737</text:p>
          </table:table-cell>
        </table:table-row>
        <table:table-row table:style-name="ro1">
          <table:table-cell office:value-type="string" calcext:value-type="string">
            <text:p>2020-08-02 14:12:54.809</text:p>
          </table:table-cell>
          <table:table-cell office:value-type="float" office:value="43.9458757" calcext:value-type="float">
            <text:p>43.9458757</text:p>
          </table:table-cell>
          <table:table-cell office:value-type="float" office:value="-78.8960736" calcext:value-type="float">
            <text:p>-78.8960736</text:p>
          </table:table-cell>
        </table:table-row>
        <table:table-row table:style-name="ro1">
          <table:table-cell office:value-type="string" calcext:value-type="string">
            <text:p>2020-08-02 14:12:55.808</text:p>
          </table:table-cell>
          <table:table-cell office:value-type="float" office:value="43.94583" calcext:value-type="float">
            <text:p>43.94583</text:p>
          </table:table-cell>
          <table:table-cell office:value-type="float" office:value="-78.8960738" calcext:value-type="float">
            <text:p>-78.8960738</text:p>
          </table:table-cell>
        </table:table-row>
        <table:table-row table:style-name="ro1">
          <table:table-cell office:value-type="string" calcext:value-type="string">
            <text:p>2020-08-02 14:12:56.804</text:p>
          </table:table-cell>
          <table:table-cell office:value-type="float" office:value="43.9457936" calcext:value-type="float">
            <text:p>43.9457936</text:p>
          </table:table-cell>
          <table:table-cell office:value-type="float" office:value="-78.896074" calcext:value-type="float">
            <text:p>-78.896074</text:p>
          </table:table-cell>
        </table:table-row>
        <table:table-row table:style-name="ro1">
          <table:table-cell office:value-type="string" calcext:value-type="string">
            <text:p>2020-08-02 14:12:57.825</text:p>
          </table:table-cell>
          <table:table-cell office:value-type="float" office:value="43.9457481" calcext:value-type="float">
            <text:p>43.9457481</text:p>
          </table:table-cell>
          <table:table-cell office:value-type="float" office:value="-78.896074" calcext:value-type="float">
            <text:p>-78.896074</text:p>
          </table:table-cell>
        </table:table-row>
        <table:table-row table:style-name="ro1">
          <table:table-cell office:value-type="string" calcext:value-type="string">
            <text:p>2020-08-02 14:12:58.813</text:p>
          </table:table-cell>
          <table:table-cell office:value-type="float" office:value="43.9457013" calcext:value-type="float">
            <text:p>43.9457013</text:p>
          </table:table-cell>
          <table:table-cell office:value-type="float" office:value="-78.8960737" calcext:value-type="float">
            <text:p>-78.8960737</text:p>
          </table:table-cell>
        </table:table-row>
        <table:table-row table:style-name="ro1">
          <table:table-cell office:value-type="string" calcext:value-type="string">
            <text:p>2020-08-02 14:12:59.810</text:p>
          </table:table-cell>
          <table:table-cell office:value-type="float" office:value="43.9456549" calcext:value-type="float">
            <text:p>43.9456549</text:p>
          </table:table-cell>
          <table:table-cell office:value-type="float" office:value="-78.8960733" calcext:value-type="float">
            <text:p>-78.8960733</text:p>
          </table:table-cell>
        </table:table-row>
        <table:table-row table:style-name="ro1">
          <table:table-cell office:value-type="string" calcext:value-type="string">
            <text:p>2020-08-02 14:13:00.804</text:p>
          </table:table-cell>
          <table:table-cell office:value-type="float" office:value="43.9456549" calcext:value-type="float">
            <text:p>43.9456549</text:p>
          </table:table-cell>
          <table:table-cell office:value-type="float" office:value="-78.8960733" calcext:value-type="float">
            <text:p>-78.8960733</text:p>
          </table:table-cell>
        </table:table-row>
        <table:table-row table:style-name="ro1">
          <table:table-cell office:value-type="string" calcext:value-type="string">
            <text:p>2020-08-02 14:13:01.804</text:p>
          </table:table-cell>
          <table:table-cell office:value-type="float" office:value="43.9456089" calcext:value-type="float">
            <text:p>43.9456089</text:p>
          </table:table-cell>
          <table:table-cell office:value-type="float" office:value="-78.8960732" calcext:value-type="float">
            <text:p>-78.8960732</text:p>
          </table:table-cell>
        </table:table-row>
        <table:table-row table:style-name="ro1">
          <table:table-cell office:value-type="string" calcext:value-type="string">
            <text:p>2020-08-02 14:13:02.810</text:p>
          </table:table-cell>
          <table:table-cell office:value-type="float" office:value="43.9455634" calcext:value-type="float">
            <text:p>43.9455634</text:p>
          </table:table-cell>
          <table:table-cell office:value-type="float" office:value="-78.8960734" calcext:value-type="float">
            <text:p>-78.8960734</text:p>
          </table:table-cell>
        </table:table-row>
        <table:table-row table:style-name="ro1">
          <table:table-cell office:value-type="string" calcext:value-type="string">
            <text:p>2020-08-02 14:13:03.811</text:p>
          </table:table-cell>
          <table:table-cell office:value-type="float" office:value="43.9455179" calcext:value-type="float">
            <text:p>43.9455179</text:p>
          </table:table-cell>
          <table:table-cell office:value-type="float" office:value="-78.8960737" calcext:value-type="float">
            <text:p>-78.8960737</text:p>
          </table:table-cell>
        </table:table-row>
        <table:table-row table:style-name="ro1">
          <table:table-cell office:value-type="string" calcext:value-type="string">
            <text:p>2020-08-02 14:13:04.811</text:p>
          </table:table-cell>
          <table:table-cell office:value-type="float" office:value="43.9454712" calcext:value-type="float">
            <text:p>43.9454712</text:p>
          </table:table-cell>
          <table:table-cell office:value-type="float" office:value="-78.8960738" calcext:value-type="float">
            <text:p>-78.8960738</text:p>
          </table:table-cell>
        </table:table-row>
        <table:table-row table:style-name="ro1">
          <table:table-cell office:value-type="string" calcext:value-type="string">
            <text:p>2020-08-02 14:13:05.810</text:p>
          </table:table-cell>
          <table:table-cell office:value-type="float" office:value="43.9454249" calcext:value-type="float">
            <text:p>43.9454249</text:p>
          </table:table-cell>
          <table:table-cell office:value-type="float" office:value="-78.8960742" calcext:value-type="float">
            <text:p>-78.8960742</text:p>
          </table:table-cell>
        </table:table-row>
        <table:table-row table:style-name="ro1">
          <table:table-cell office:value-type="string" calcext:value-type="string">
            <text:p>2020-08-02 14:13:06.804</text:p>
          </table:table-cell>
          <table:table-cell office:value-type="float" office:value="43.9453794" calcext:value-type="float">
            <text:p>43.9453794</text:p>
          </table:table-cell>
          <table:table-cell office:value-type="float" office:value="-78.8960746" calcext:value-type="float">
            <text:p>-78.8960746</text:p>
          </table:table-cell>
        </table:table-row>
        <table:table-row table:style-name="ro1">
          <table:table-cell office:value-type="string" calcext:value-type="string">
            <text:p>2020-08-02 14:13:07.828</text:p>
          </table:table-cell>
          <table:table-cell office:value-type="float" office:value="43.9453432" calcext:value-type="float">
            <text:p>43.9453432</text:p>
          </table:table-cell>
          <table:table-cell office:value-type="float" office:value="-78.8960749" calcext:value-type="float">
            <text:p>-78.8960749</text:p>
          </table:table-cell>
        </table:table-row>
        <table:table-row table:style-name="ro1">
          <table:table-cell office:value-type="string" calcext:value-type="string">
            <text:p>2020-08-02 14:13:08.813</text:p>
          </table:table-cell>
          <table:table-cell office:value-type="float" office:value="43.9452979" calcext:value-type="float">
            <text:p>43.9452979</text:p>
          </table:table-cell>
          <table:table-cell office:value-type="float" office:value="-78.8960751" calcext:value-type="float">
            <text:p>-78.8960751</text:p>
          </table:table-cell>
        </table:table-row>
        <table:table-row table:style-name="ro1">
          <table:table-cell office:value-type="string" calcext:value-type="string">
            <text:p>2020-08-02 14:13:09.830</text:p>
          </table:table-cell>
          <table:table-cell office:value-type="float" office:value="43.9452514" calcext:value-type="float">
            <text:p>43.9452514</text:p>
          </table:table-cell>
          <table:table-cell office:value-type="float" office:value="-78.8960749" calcext:value-type="float">
            <text:p>-78.8960749</text:p>
          </table:table-cell>
        </table:table-row>
        <table:table-row table:style-name="ro1">
          <table:table-cell office:value-type="string" calcext:value-type="string">
            <text:p>2020-08-02 14:13:10.808</text:p>
          </table:table-cell>
          <table:table-cell office:value-type="float" office:value="43.945205" calcext:value-type="float">
            <text:p>43.945205</text:p>
          </table:table-cell>
          <table:table-cell office:value-type="float" office:value="-78.8960746" calcext:value-type="float">
            <text:p>-78.8960746</text:p>
          </table:table-cell>
        </table:table-row>
        <table:table-row table:style-name="ro1">
          <table:table-cell office:value-type="string" calcext:value-type="string">
            <text:p>2020-08-02 14:13:11.829</text:p>
          </table:table-cell>
          <table:table-cell office:value-type="float" office:value="43.9451589" calcext:value-type="float">
            <text:p>43.9451589</text:p>
          </table:table-cell>
          <table:table-cell office:value-type="float" office:value="-78.8960743" calcext:value-type="float">
            <text:p>-78.8960743</text:p>
          </table:table-cell>
        </table:table-row>
        <table:table-row table:style-name="ro1">
          <table:table-cell office:value-type="string" calcext:value-type="string">
            <text:p>2020-08-02 14:13:12.804</text:p>
          </table:table-cell>
          <table:table-cell office:value-type="float" office:value="43.9451134" calcext:value-type="float">
            <text:p>43.9451134</text:p>
          </table:table-cell>
          <table:table-cell office:value-type="float" office:value="-78.896074" calcext:value-type="float">
            <text:p>-78.896074</text:p>
          </table:table-cell>
        </table:table-row>
        <table:table-row table:style-name="ro1">
          <table:table-cell office:value-type="string" calcext:value-type="string">
            <text:p>2020-08-02 14:13:13.804</text:p>
          </table:table-cell>
          <table:table-cell office:value-type="float" office:value="43.9450677" calcext:value-type="float">
            <text:p>43.9450677</text:p>
          </table:table-cell>
          <table:table-cell office:value-type="float" office:value="-78.8960738" calcext:value-type="float">
            <text:p>-78.8960738</text:p>
          </table:table-cell>
        </table:table-row>
        <table:table-row table:style-name="ro1">
          <table:table-cell office:value-type="string" calcext:value-type="string">
            <text:p>2020-08-02 14:13:14.831</text:p>
          </table:table-cell>
          <table:table-cell office:value-type="float" office:value="43.9450214" calcext:value-type="float">
            <text:p>43.9450214</text:p>
          </table:table-cell>
          <table:table-cell office:value-type="float" office:value="-78.8960731" calcext:value-type="float">
            <text:p>-78.8960731</text:p>
          </table:table-cell>
        </table:table-row>
        <table:table-row table:style-name="ro1">
          <table:table-cell office:value-type="string" calcext:value-type="string">
            <text:p>2020-08-02 14:13:15.816</text:p>
          </table:table-cell>
          <table:table-cell office:value-type="float" office:value="43.944975" calcext:value-type="float">
            <text:p>43.944975</text:p>
          </table:table-cell>
          <table:table-cell office:value-type="float" office:value="-78.8960727" calcext:value-type="float">
            <text:p>-78.8960727</text:p>
          </table:table-cell>
        </table:table-row>
        <table:table-row table:style-name="ro1">
          <table:table-cell office:value-type="string" calcext:value-type="string">
            <text:p>2020-08-02 14:13:16.819</text:p>
          </table:table-cell>
          <table:table-cell office:value-type="float" office:value="43.9449291" calcext:value-type="float">
            <text:p>43.9449291</text:p>
          </table:table-cell>
          <table:table-cell office:value-type="float" office:value="-78.8960727" calcext:value-type="float">
            <text:p>-78.8960727</text:p>
          </table:table-cell>
        </table:table-row>
        <table:table-row table:style-name="ro1">
          <table:table-cell office:value-type="string" calcext:value-type="string">
            <text:p>2020-08-02 14:13:17.805</text:p>
          </table:table-cell>
          <table:table-cell office:value-type="float" office:value="43.9448927" calcext:value-type="float">
            <text:p>43.9448927</text:p>
          </table:table-cell>
          <table:table-cell office:value-type="float" office:value="-78.896073" calcext:value-type="float">
            <text:p>-78.896073</text:p>
          </table:table-cell>
        </table:table-row>
        <table:table-row table:style-name="ro1">
          <table:table-cell office:value-type="string" calcext:value-type="string">
            <text:p>2020-08-02 14:13:18.816</text:p>
          </table:table-cell>
          <table:table-cell office:value-type="float" office:value="43.9448475" calcext:value-type="float">
            <text:p>43.9448475</text:p>
          </table:table-cell>
          <table:table-cell office:value-type="float" office:value="-78.8960734" calcext:value-type="float">
            <text:p>-78.8960734</text:p>
          </table:table-cell>
        </table:table-row>
        <table:table-row table:style-name="ro1">
          <table:table-cell office:value-type="string" calcext:value-type="string">
            <text:p>2020-08-02 14:13:19.811</text:p>
          </table:table-cell>
          <table:table-cell office:value-type="float" office:value="43.9448015" calcext:value-type="float">
            <text:p>43.9448015</text:p>
          </table:table-cell>
          <table:table-cell office:value-type="float" office:value="-78.8960737" calcext:value-type="float">
            <text:p>-78.8960737</text:p>
          </table:table-cell>
        </table:table-row>
        <table:table-row table:style-name="ro1">
          <table:table-cell office:value-type="string" calcext:value-type="string">
            <text:p>2020-08-02 14:13:20.819</text:p>
          </table:table-cell>
          <table:table-cell office:value-type="float" office:value="43.944755" calcext:value-type="float">
            <text:p>43.944755</text:p>
          </table:table-cell>
          <table:table-cell office:value-type="float" office:value="-78.8960738" calcext:value-type="float">
            <text:p>-78.8960738</text:p>
          </table:table-cell>
        </table:table-row>
        <table:table-row table:style-name="ro1">
          <table:table-cell office:value-type="string" calcext:value-type="string">
            <text:p>2020-08-02 14:13:21.803</text:p>
          </table:table-cell>
          <table:table-cell office:value-type="float" office:value="43.9447092" calcext:value-type="float">
            <text:p>43.9447092</text:p>
          </table:table-cell>
          <table:table-cell office:value-type="float" office:value="-78.896074" calcext:value-type="float">
            <text:p>-78.896074</text:p>
          </table:table-cell>
        </table:table-row>
        <table:table-row table:style-name="ro1">
          <table:table-cell office:value-type="string" calcext:value-type="string">
            <text:p>2020-08-02 14:13:22.818</text:p>
          </table:table-cell>
          <table:table-cell office:value-type="float" office:value="43.9446638" calcext:value-type="float">
            <text:p>43.9446638</text:p>
          </table:table-cell>
          <table:table-cell office:value-type="float" office:value="-78.8960743" calcext:value-type="float">
            <text:p>-78.8960743</text:p>
          </table:table-cell>
        </table:table-row>
        <table:table-row table:style-name="ro1">
          <table:table-cell office:value-type="string" calcext:value-type="string">
            <text:p>2020-08-02 14:13:23.808</text:p>
          </table:table-cell>
          <table:table-cell office:value-type="float" office:value="43.944619" calcext:value-type="float">
            <text:p>43.944619</text:p>
          </table:table-cell>
          <table:table-cell office:value-type="float" office:value="-78.8960743" calcext:value-type="float">
            <text:p>-78.8960743</text:p>
          </table:table-cell>
        </table:table-row>
        <table:table-row table:style-name="ro1">
          <table:table-cell office:value-type="string" calcext:value-type="string">
            <text:p>2020-08-02 14:13:24.817</text:p>
          </table:table-cell>
          <table:table-cell office:value-type="float" office:value="43.944573" calcext:value-type="float">
            <text:p>43.944573</text:p>
          </table:table-cell>
          <table:table-cell office:value-type="float" office:value="-78.8960742" calcext:value-type="float">
            <text:p>-78.8960742</text:p>
          </table:table-cell>
        </table:table-row>
        <table:table-row table:style-name="ro1">
          <table:table-cell office:value-type="string" calcext:value-type="string">
            <text:p>2020-08-02 14:13:25.819</text:p>
          </table:table-cell>
          <table:table-cell office:value-type="float" office:value="43.9445266" calcext:value-type="float">
            <text:p>43.9445266</text:p>
          </table:table-cell>
          <table:table-cell office:value-type="float" office:value="-78.8960739" calcext:value-type="float">
            <text:p>-78.8960739</text:p>
          </table:table-cell>
        </table:table-row>
        <table:table-row table:style-name="ro1">
          <table:table-cell office:value-type="string" calcext:value-type="string">
            <text:p>2020-08-02 14:13:26.819</text:p>
          </table:table-cell>
          <table:table-cell office:value-type="float" office:value="43.9444807" calcext:value-type="float">
            <text:p>43.9444807</text:p>
          </table:table-cell>
          <table:table-cell office:value-type="float" office:value="-78.8960737" calcext:value-type="float">
            <text:p>-78.8960737</text:p>
          </table:table-cell>
        </table:table-row>
        <table:table-row table:style-name="ro1">
          <table:table-cell office:value-type="string" calcext:value-type="string">
            <text:p>2020-08-02 14:13:27.805</text:p>
          </table:table-cell>
          <table:table-cell office:value-type="float" office:value="43.9444442" calcext:value-type="float">
            <text:p>43.9444442</text:p>
          </table:table-cell>
          <table:table-cell office:value-type="float" office:value="-78.8960736" calcext:value-type="float">
            <text:p>-78.8960736</text:p>
          </table:table-cell>
        </table:table-row>
        <table:table-row table:style-name="ro1">
          <table:table-cell office:value-type="string" calcext:value-type="string">
            <text:p>2020-08-02 14:13:28.807</text:p>
          </table:table-cell>
          <table:table-cell office:value-type="float" office:value="43.9443991" calcext:value-type="float">
            <text:p>43.9443991</text:p>
          </table:table-cell>
          <table:table-cell office:value-type="float" office:value="-78.8960733" calcext:value-type="float">
            <text:p>-78.8960733</text:p>
          </table:table-cell>
        </table:table-row>
        <table:table-row table:style-name="ro1">
          <table:table-cell office:value-type="string" calcext:value-type="string">
            <text:p>2020-08-02 14:13:29.812</text:p>
          </table:table-cell>
          <table:table-cell office:value-type="float" office:value="43.9443529" calcext:value-type="float">
            <text:p>43.9443529</text:p>
          </table:table-cell>
          <table:table-cell office:value-type="float" office:value="-78.8960731" calcext:value-type="float">
            <text:p>-78.8960731</text:p>
          </table:table-cell>
        </table:table-row>
        <table:table-row table:style-name="ro1">
          <table:table-cell office:value-type="string" calcext:value-type="string">
            <text:p>2020-08-02 14:13:30.809</text:p>
          </table:table-cell>
          <table:table-cell office:value-type="float" office:value="43.9443061" calcext:value-type="float">
            <text:p>43.9443061</text:p>
          </table:table-cell>
          <table:table-cell office:value-type="float" office:value="-78.8960729" calcext:value-type="float">
            <text:p>-78.8960729</text:p>
          </table:table-cell>
        </table:table-row>
        <table:table-row table:style-name="ro1">
          <table:table-cell office:value-type="string" calcext:value-type="string">
            <text:p>2020-08-02 14:13:31.833</text:p>
          </table:table-cell>
          <table:table-cell office:value-type="float" office:value="43.94426" calcext:value-type="float">
            <text:p>43.94426</text:p>
          </table:table-cell>
          <table:table-cell office:value-type="float" office:value="-78.896073" calcext:value-type="float">
            <text:p>-78.896073</text:p>
          </table:table-cell>
        </table:table-row>
        <table:table-row table:style-name="ro1">
          <table:table-cell office:value-type="string" calcext:value-type="string">
            <text:p>2020-08-02 14:13:32.805</text:p>
          </table:table-cell>
          <table:table-cell office:value-type="float" office:value="43.9442144" calcext:value-type="float">
            <text:p>43.9442144</text:p>
          </table:table-cell>
          <table:table-cell office:value-type="float" office:value="-78.8960733" calcext:value-type="float">
            <text:p>-78.8960733</text:p>
          </table:table-cell>
        </table:table-row>
        <table:table-row table:style-name="ro1">
          <table:table-cell office:value-type="string" calcext:value-type="string">
            <text:p>2020-08-02 14:13:33.804</text:p>
          </table:table-cell>
          <table:table-cell office:value-type="float" office:value="43.9441691" calcext:value-type="float">
            <text:p>43.9441691</text:p>
          </table:table-cell>
          <table:table-cell office:value-type="float" office:value="-78.8960736" calcext:value-type="float">
            <text:p>-78.8960736</text:p>
          </table:table-cell>
        </table:table-row>
        <table:table-row table:style-name="ro1">
          <table:table-cell office:value-type="string" calcext:value-type="string">
            <text:p>2020-08-02 14:13:34.814</text:p>
          </table:table-cell>
          <table:table-cell office:value-type="float" office:value="43.9441231" calcext:value-type="float">
            <text:p>43.9441231</text:p>
          </table:table-cell>
          <table:table-cell office:value-type="float" office:value="-78.8960736" calcext:value-type="float">
            <text:p>-78.8960736</text:p>
          </table:table-cell>
        </table:table-row>
        <table:table-row table:style-name="ro1">
          <table:table-cell office:value-type="string" calcext:value-type="string">
            <text:p>2020-08-02 14:13:35.806</text:p>
          </table:table-cell>
          <table:table-cell office:value-type="float" office:value="43.9440765" calcext:value-type="float">
            <text:p>43.9440765</text:p>
          </table:table-cell>
          <table:table-cell office:value-type="float" office:value="-78.8960735" calcext:value-type="float">
            <text:p>-78.8960735</text:p>
          </table:table-cell>
        </table:table-row>
        <table:table-row table:style-name="ro1">
          <table:table-cell office:value-type="string" calcext:value-type="string">
            <text:p>2020-08-02 14:13:36.806</text:p>
          </table:table-cell>
          <table:table-cell office:value-type="float" office:value="43.9440303" calcext:value-type="float">
            <text:p>43.9440303</text:p>
          </table:table-cell>
          <table:table-cell office:value-type="float" office:value="-78.8960735" calcext:value-type="float">
            <text:p>-78.8960735</text:p>
          </table:table-cell>
        </table:table-row>
        <table:table-row table:style-name="ro1">
          <table:table-cell office:value-type="string" calcext:value-type="string">
            <text:p>2020-08-02 14:13:37.806</text:p>
          </table:table-cell>
          <table:table-cell office:value-type="float" office:value="43.9439847" calcext:value-type="float">
            <text:p>43.9439847</text:p>
          </table:table-cell>
          <table:table-cell office:value-type="float" office:value="-78.8960735" calcext:value-type="float">
            <text:p>-78.8960735</text:p>
          </table:table-cell>
        </table:table-row>
        <table:table-row table:style-name="ro1">
          <table:table-cell office:value-type="string" calcext:value-type="string">
            <text:p>2020-08-02 14:13:38.806</text:p>
          </table:table-cell>
          <table:table-cell office:value-type="float" office:value="43.9439484" calcext:value-type="float">
            <text:p>43.9439484</text:p>
          </table:table-cell>
          <table:table-cell office:value-type="float" office:value="-78.8960736" calcext:value-type="float">
            <text:p>-78.8960736</text:p>
          </table:table-cell>
        </table:table-row>
        <table:table-row table:style-name="ro1">
          <table:table-cell office:value-type="string" calcext:value-type="string">
            <text:p>2020-08-02 14:13:39.823</text:p>
          </table:table-cell>
          <table:table-cell office:value-type="float" office:value="43.943903" calcext:value-type="float">
            <text:p>43.943903</text:p>
          </table:table-cell>
          <table:table-cell office:value-type="float" office:value="-78.8960736" calcext:value-type="float">
            <text:p>-78.8960736</text:p>
          </table:table-cell>
        </table:table-row>
        <table:table-row table:style-name="ro1">
          <table:table-cell office:value-type="string" calcext:value-type="string">
            <text:p>2020-08-02 14:13:40.809</text:p>
          </table:table-cell>
          <table:table-cell office:value-type="float" office:value="43.9438563" calcext:value-type="float">
            <text:p>43.9438563</text:p>
          </table:table-cell>
          <table:table-cell office:value-type="float" office:value="-78.8960737" calcext:value-type="float">
            <text:p>-78.8960737</text:p>
          </table:table-cell>
        </table:table-row>
        <table:table-row table:style-name="ro1">
          <table:table-cell office:value-type="string" calcext:value-type="string">
            <text:p>2020-08-02 14:13:41.807</text:p>
          </table:table-cell>
          <table:table-cell office:value-type="float" office:value="43.9438099" calcext:value-type="float">
            <text:p>43.9438099</text:p>
          </table:table-cell>
          <table:table-cell office:value-type="float" office:value="-78.8960739" calcext:value-type="float">
            <text:p>-78.8960739</text:p>
          </table:table-cell>
        </table:table-row>
        <table:table-row table:style-name="ro1">
          <table:table-cell office:value-type="string" calcext:value-type="string">
            <text:p>2020-08-02 14:13:42.812</text:p>
          </table:table-cell>
          <table:table-cell office:value-type="float" office:value="43.9437641" calcext:value-type="float">
            <text:p>43.9437641</text:p>
          </table:table-cell>
          <table:table-cell office:value-type="float" office:value="-78.8960745" calcext:value-type="float">
            <text:p>-78.8960745</text:p>
          </table:table-cell>
        </table:table-row>
        <table:table-row table:style-name="ro1">
          <table:table-cell office:value-type="string" calcext:value-type="string">
            <text:p>2020-08-02 14:13:43.809</text:p>
          </table:table-cell>
          <table:table-cell office:value-type="float" office:value="43.9437186" calcext:value-type="float">
            <text:p>43.9437186</text:p>
          </table:table-cell>
          <table:table-cell office:value-type="float" office:value="-78.8960748" calcext:value-type="float">
            <text:p>-78.8960748</text:p>
          </table:table-cell>
        </table:table-row>
        <table:table-row table:style-name="ro1">
          <table:table-cell office:value-type="string" calcext:value-type="string">
            <text:p>2020-08-02 14:13:44.825</text:p>
          </table:table-cell>
          <table:table-cell office:value-type="float" office:value="43.9436729" calcext:value-type="float">
            <text:p>43.9436729</text:p>
          </table:table-cell>
          <table:table-cell office:value-type="float" office:value="-78.8960748" calcext:value-type="float">
            <text:p>-78.8960748</text:p>
          </table:table-cell>
        </table:table-row>
        <table:table-row table:style-name="ro1">
          <table:table-cell office:value-type="string" calcext:value-type="string">
            <text:p>2020-08-02 14:13:45.804</text:p>
          </table:table-cell>
          <table:table-cell office:value-type="float" office:value="43.9436263" calcext:value-type="float">
            <text:p>43.9436263</text:p>
          </table:table-cell>
          <table:table-cell office:value-type="float" office:value="-78.8960744" calcext:value-type="float">
            <text:p>-78.8960744</text:p>
          </table:table-cell>
        </table:table-row>
        <table:table-row table:style-name="ro1">
          <table:table-cell office:value-type="string" calcext:value-type="string">
            <text:p>2020-08-02 14:13:46.811</text:p>
          </table:table-cell>
          <table:table-cell office:value-type="float" office:value="43.9435804" calcext:value-type="float">
            <text:p>43.9435804</text:p>
          </table:table-cell>
          <table:table-cell office:value-type="float" office:value="-78.896074" calcext:value-type="float">
            <text:p>-78.896074</text:p>
          </table:table-cell>
        </table:table-row>
        <table:table-row table:style-name="ro1">
          <table:table-cell office:value-type="string" calcext:value-type="string">
            <text:p>2020-08-02 14:13:47.804</text:p>
          </table:table-cell>
          <table:table-cell office:value-type="float" office:value="43.9435465" calcext:value-type="float">
            <text:p>43.9435465</text:p>
          </table:table-cell>
          <table:table-cell office:value-type="float" office:value="-78.8960751" calcext:value-type="float">
            <text:p>-78.8960751</text:p>
          </table:table-cell>
        </table:table-row>
        <table:table-row table:style-name="ro1">
          <table:table-cell office:value-type="string" calcext:value-type="string">
            <text:p>2020-08-02 14:13:48.826</text:p>
          </table:table-cell>
          <table:table-cell office:value-type="float" office:value="43.9435331" calcext:value-type="float">
            <text:p>43.9435331</text:p>
          </table:table-cell>
          <table:table-cell office:value-type="float" office:value="-78.8960773" calcext:value-type="float">
            <text:p>-78.8960773</text:p>
          </table:table-cell>
        </table:table-row>
        <table:table-row table:style-name="ro1">
          <table:table-cell office:value-type="string" calcext:value-type="string">
            <text:p>2020-08-02 14:13:49.804</text:p>
          </table:table-cell>
          <table:table-cell office:value-type="float" office:value="43.9435331" calcext:value-type="float">
            <text:p>43.9435331</text:p>
          </table:table-cell>
          <table:table-cell office:value-type="float" office:value="-78.8960773" calcext:value-type="float">
            <text:p>-78.8960773</text:p>
          </table:table-cell>
        </table:table-row>
        <table:table-row table:style-name="ro1">
          <table:table-cell office:value-type="string" calcext:value-type="string">
            <text:p>2020-08-02 14:13:50.804</text:p>
          </table:table-cell>
          <table:table-cell office:value-type="float" office:value="43.9435255" calcext:value-type="float">
            <text:p>43.9435255</text:p>
          </table:table-cell>
          <table:table-cell office:value-type="float" office:value="-78.896075" calcext:value-type="float">
            <text:p>-78.896075</text:p>
          </table:table-cell>
        </table:table-row>
        <table:table-row table:style-name="ro1">
          <table:table-cell office:value-type="string" calcext:value-type="string">
            <text:p>2020-08-02 14:13:51.816</text:p>
          </table:table-cell>
          <table:table-cell office:value-type="float" office:value="43.9435282" calcext:value-type="float">
            <text:p>43.9435282</text:p>
          </table:table-cell>
          <table:table-cell office:value-type="float" office:value="-78.8960445" calcext:value-type="float">
            <text:p>-78.8960445</text:p>
          </table:table-cell>
        </table:table-row>
        <table:table-row table:style-name="ro1">
          <table:table-cell office:value-type="string" calcext:value-type="string">
            <text:p>2020-08-02 14:13:52.810</text:p>
          </table:table-cell>
          <table:table-cell office:value-type="float" office:value="43.9435398" calcext:value-type="float">
            <text:p>43.9435398</text:p>
          </table:table-cell>
          <table:table-cell office:value-type="float" office:value="-78.8959892" calcext:value-type="float">
            <text:p>-78.8959892</text:p>
          </table:table-cell>
        </table:table-row>
        <table:table-row table:style-name="ro1">
          <table:table-cell office:value-type="string" calcext:value-type="string">
            <text:p>2020-08-02 14:13:53.804</text:p>
          </table:table-cell>
          <table:table-cell office:value-type="float" office:value="43.9435524" calcext:value-type="float">
            <text:p>43.9435524</text:p>
          </table:table-cell>
          <table:table-cell office:value-type="float" office:value="-78.8959246" calcext:value-type="float">
            <text:p>-78.8959246</text:p>
          </table:table-cell>
        </table:table-row>
        <table:table-row table:style-name="ro1">
          <table:table-cell office:value-type="string" calcext:value-type="string">
            <text:p>2020-08-02 14:13:54.812</text:p>
          </table:table-cell>
          <table:table-cell office:value-type="float" office:value="43.9435612" calcext:value-type="float">
            <text:p>43.9435612</text:p>
          </table:table-cell>
          <table:table-cell office:value-type="float" office:value="-78.8958597" calcext:value-type="float">
            <text:p>-78.8958597</text:p>
          </table:table-cell>
        </table:table-row>
        <table:table-row table:style-name="ro1">
          <table:table-cell office:value-type="string" calcext:value-type="string">
            <text:p>2020-08-02 14:13:55.813</text:p>
          </table:table-cell>
          <table:table-cell office:value-type="float" office:value="43.9435685" calcext:value-type="float">
            <text:p>43.9435685</text:p>
          </table:table-cell>
          <table:table-cell office:value-type="float" office:value="-78.8957958" calcext:value-type="float">
            <text:p>-78.8957958</text:p>
          </table:table-cell>
        </table:table-row>
        <table:table-row table:style-name="ro1">
          <table:table-cell office:value-type="string" calcext:value-type="string">
            <text:p>2020-08-02 14:13:56.804</text:p>
          </table:table-cell>
          <table:table-cell office:value-type="float" office:value="43.9435748" calcext:value-type="float">
            <text:p>43.9435748</text:p>
          </table:table-cell>
          <table:table-cell office:value-type="float" office:value="-78.895739" calcext:value-type="float">
            <text:p>-78.895739</text:p>
          </table:table-cell>
        </table:table-row>
        <table:table-row table:style-name="ro1">
          <table:table-cell office:value-type="string" calcext:value-type="string">
            <text:p>2020-08-02 14:13:57.831</text:p>
          </table:table-cell>
          <table:table-cell office:value-type="float" office:value="43.9435765" calcext:value-type="float">
            <text:p>43.9435765</text:p>
          </table:table-cell>
          <table:table-cell office:value-type="float" office:value="-78.8957087" calcext:value-type="float">
            <text:p>-78.8957087</text:p>
          </table:table-cell>
        </table:table-row>
        <table:table-row table:style-name="ro1">
          <table:table-cell office:value-type="string" calcext:value-type="string">
            <text:p>2020-08-02 14:13:58.815</text:p>
          </table:table-cell>
          <table:table-cell office:value-type="float" office:value="43.9435788" calcext:value-type="float">
            <text:p>43.9435788</text:p>
          </table:table-cell>
          <table:table-cell office:value-type="float" office:value="-78.8956926" calcext:value-type="float">
            <text:p>-78.8956926</text:p>
          </table:table-cell>
        </table:table-row>
        <table:table-row table:style-name="ro1">
          <table:table-cell office:value-type="string" calcext:value-type="string">
            <text:p>2020-08-02 14:13:59.808</text:p>
          </table:table-cell>
          <table:table-cell office:value-type="float" office:value="43.9435972" calcext:value-type="float">
            <text:p>43.9435972</text:p>
          </table:table-cell>
          <table:table-cell office:value-type="float" office:value="-78.8956851" calcext:value-type="float">
            <text:p>-78.8956851</text:p>
          </table:table-cell>
        </table:table-row>
        <table:table-row table:style-name="ro1">
          <table:table-cell office:value-type="string" calcext:value-type="string">
            <text:p>2020-08-02 14:14:00.830</text:p>
          </table:table-cell>
          <table:table-cell office:value-type="float" office:value="43.9436375" calcext:value-type="float">
            <text:p>43.9436375</text:p>
          </table:table-cell>
          <table:table-cell office:value-type="float" office:value="-78.8956868" calcext:value-type="float">
            <text:p>-78.8956868</text:p>
          </table:table-cell>
        </table:table-row>
        <table:table-row table:style-name="ro1">
          <table:table-cell office:value-type="string" calcext:value-type="string">
            <text:p>2020-08-02 14:14:01.804</text:p>
          </table:table-cell>
          <table:table-cell office:value-type="float" office:value="43.9436837" calcext:value-type="float">
            <text:p>43.9436837</text:p>
          </table:table-cell>
          <table:table-cell office:value-type="float" office:value="-78.895692" calcext:value-type="float">
            <text:p>-78.895692</text:p>
          </table:table-cell>
        </table:table-row>
        <table:table-row table:style-name="ro1">
          <table:table-cell office:value-type="string" calcext:value-type="string">
            <text:p>2020-08-02 14:14:02.815</text:p>
          </table:table-cell>
          <table:table-cell office:value-type="float" office:value="43.9437312" calcext:value-type="float">
            <text:p>43.9437312</text:p>
          </table:table-cell>
          <table:table-cell office:value-type="float" office:value="-78.8956935" calcext:value-type="float">
            <text:p>-78.8956935</text:p>
          </table:table-cell>
        </table:table-row>
        <table:table-row table:style-name="ro1">
          <table:table-cell office:value-type="string" calcext:value-type="string">
            <text:p>2020-08-02 14:14:03.815</text:p>
          </table:table-cell>
          <table:table-cell office:value-type="float" office:value="43.943778" calcext:value-type="float">
            <text:p>43.943778</text:p>
          </table:table-cell>
          <table:table-cell office:value-type="float" office:value="-78.8956925" calcext:value-type="float">
            <text:p>-78.8956925</text:p>
          </table:table-cell>
        </table:table-row>
        <table:table-row table:style-name="ro1">
          <table:table-cell office:value-type="string" calcext:value-type="string">
            <text:p>2020-08-02 14:14:04.832</text:p>
          </table:table-cell>
          <table:table-cell office:value-type="float" office:value="43.9438239" calcext:value-type="float">
            <text:p>43.9438239</text:p>
          </table:table-cell>
          <table:table-cell office:value-type="float" office:value="-78.8956909" calcext:value-type="float">
            <text:p>-78.8956909</text:p>
          </table:table-cell>
        </table:table-row>
        <table:table-row table:style-name="ro1">
          <table:table-cell office:value-type="string" calcext:value-type="string">
            <text:p>2020-08-02 14:14:05.804</text:p>
          </table:table-cell>
          <table:table-cell office:value-type="float" office:value="43.9438694" calcext:value-type="float">
            <text:p>43.9438694</text:p>
          </table:table-cell>
          <table:table-cell office:value-type="float" office:value="-78.8956894" calcext:value-type="float">
            <text:p>-78.8956894</text:p>
          </table:table-cell>
        </table:table-row>
        <table:table-row table:style-name="ro1">
          <table:table-cell office:value-type="string" calcext:value-type="string">
            <text:p>2020-08-02 14:14:06.804</text:p>
          </table:table-cell>
          <table:table-cell office:value-type="float" office:value="43.9439158" calcext:value-type="float">
            <text:p>43.9439158</text:p>
          </table:table-cell>
          <table:table-cell office:value-type="float" office:value="-78.8956886" calcext:value-type="float">
            <text:p>-78.8956886</text:p>
          </table:table-cell>
        </table:table-row>
        <table:table-row table:style-name="ro1">
          <table:table-cell office:value-type="string" calcext:value-type="string">
            <text:p>2020-08-02 14:14:07.805</text:p>
          </table:table-cell>
          <table:table-cell office:value-type="float" office:value="43.9439627" calcext:value-type="float">
            <text:p>43.9439627</text:p>
          </table:table-cell>
          <table:table-cell office:value-type="float" office:value="-78.8956883" calcext:value-type="float">
            <text:p>-78.8956883</text:p>
          </table:table-cell>
        </table:table-row>
        <table:table-row table:style-name="ro1">
          <table:table-cell office:value-type="string" calcext:value-type="string">
            <text:p>2020-08-02 14:14:08.804</text:p>
          </table:table-cell>
          <table:table-cell office:value-type="float" office:value="43.9440086" calcext:value-type="float">
            <text:p>43.9440086</text:p>
          </table:table-cell>
          <table:table-cell office:value-type="float" office:value="-78.8956882" calcext:value-type="float">
            <text:p>-78.8956882</text:p>
          </table:table-cell>
        </table:table-row>
        <table:table-row table:style-name="ro1">
          <table:table-cell office:value-type="string" calcext:value-type="string">
            <text:p>2020-08-02 14:14:09.804</text:p>
          </table:table-cell>
          <table:table-cell office:value-type="float" office:value="43.9440446" calcext:value-type="float">
            <text:p>43.9440446</text:p>
          </table:table-cell>
          <table:table-cell office:value-type="float" office:value="-78.8956882" calcext:value-type="float">
            <text:p>-78.8956882</text:p>
          </table:table-cell>
        </table:table-row>
        <table:table-row table:style-name="ro1">
          <table:table-cell office:value-type="string" calcext:value-type="string">
            <text:p>2020-08-02 14:14:10.804</text:p>
          </table:table-cell>
          <table:table-cell office:value-type="float" office:value="43.9440899" calcext:value-type="float">
            <text:p>43.9440899</text:p>
          </table:table-cell>
          <table:table-cell office:value-type="float" office:value="-78.8956882" calcext:value-type="float">
            <text:p>-78.8956882</text:p>
          </table:table-cell>
        </table:table-row>
        <table:table-row table:style-name="ro1">
          <table:table-cell office:value-type="string" calcext:value-type="string">
            <text:p>2020-08-02 14:14:11.809</text:p>
          </table:table-cell>
          <table:table-cell office:value-type="float" office:value="43.9441359" calcext:value-type="float">
            <text:p>43.9441359</text:p>
          </table:table-cell>
          <table:table-cell office:value-type="float" office:value="-78.8956883" calcext:value-type="float">
            <text:p>-78.8956883</text:p>
          </table:table-cell>
        </table:table-row>
        <table:table-row table:style-name="ro1">
          <table:table-cell office:value-type="string" calcext:value-type="string">
            <text:p>2020-08-02 14:14:12.804</text:p>
          </table:table-cell>
          <table:table-cell office:value-type="float" office:value="43.9441821" calcext:value-type="float">
            <text:p>43.9441821</text:p>
          </table:table-cell>
          <table:table-cell office:value-type="float" office:value="-78.8956882" calcext:value-type="float">
            <text:p>-78.8956882</text:p>
          </table:table-cell>
        </table:table-row>
        <table:table-row table:style-name="ro1">
          <table:table-cell office:value-type="string" calcext:value-type="string">
            <text:p>2020-08-02 14:14:13.819</text:p>
          </table:table-cell>
          <table:table-cell office:value-type="float" office:value="43.9442279" calcext:value-type="float">
            <text:p>43.9442279</text:p>
          </table:table-cell>
          <table:table-cell office:value-type="float" office:value="-78.8956881" calcext:value-type="float">
            <text:p>-78.8956881</text:p>
          </table:table-cell>
        </table:table-row>
        <table:table-row table:style-name="ro1">
          <table:table-cell office:value-type="string" calcext:value-type="string">
            <text:p>2020-08-02 14:14:14.810</text:p>
          </table:table-cell>
          <table:table-cell office:value-type="float" office:value="43.9442731" calcext:value-type="float">
            <text:p>43.9442731</text:p>
          </table:table-cell>
          <table:table-cell office:value-type="float" office:value="-78.8956878" calcext:value-type="float">
            <text:p>-78.8956878</text:p>
          </table:table-cell>
        </table:table-row>
        <table:table-row table:style-name="ro1">
          <table:table-cell office:value-type="string" calcext:value-type="string">
            <text:p>2020-08-02 14:14:15.809</text:p>
          </table:table-cell>
          <table:table-cell office:value-type="float" office:value="43.9443184" calcext:value-type="float">
            <text:p>43.9443184</text:p>
          </table:table-cell>
          <table:table-cell office:value-type="float" office:value="-78.8956876" calcext:value-type="float">
            <text:p>-78.8956876</text:p>
          </table:table-cell>
        </table:table-row>
        <table:table-row table:style-name="ro1">
          <table:table-cell office:value-type="string" calcext:value-type="string">
            <text:p>2020-08-02 14:14:16.804</text:p>
          </table:table-cell>
          <table:table-cell office:value-type="float" office:value="43.9443647" calcext:value-type="float">
            <text:p>43.9443647</text:p>
          </table:table-cell>
          <table:table-cell office:value-type="float" office:value="-78.8956876" calcext:value-type="float">
            <text:p>-78.8956876</text:p>
          </table:table-cell>
        </table:table-row>
        <table:table-row table:style-name="ro1">
          <table:table-cell office:value-type="string" calcext:value-type="string">
            <text:p>2020-08-02 14:14:17.821</text:p>
          </table:table-cell>
          <table:table-cell office:value-type="float" office:value="43.9444109" calcext:value-type="float">
            <text:p>43.9444109</text:p>
          </table:table-cell>
          <table:table-cell office:value-type="float" office:value="-78.8956878" calcext:value-type="float">
            <text:p>-78.8956878</text:p>
          </table:table-cell>
        </table:table-row>
        <table:table-row table:style-name="ro1">
          <table:table-cell office:value-type="string" calcext:value-type="string">
            <text:p>2020-08-02 14:14:18.805</text:p>
          </table:table-cell>
          <table:table-cell office:value-type="float" office:value="43.9444567" calcext:value-type="float">
            <text:p>43.9444567</text:p>
          </table:table-cell>
          <table:table-cell office:value-type="float" office:value="-78.8956879" calcext:value-type="float">
            <text:p>-78.8956879</text:p>
          </table:table-cell>
        </table:table-row>
        <table:table-row table:style-name="ro1">
          <table:table-cell office:value-type="string" calcext:value-type="string">
            <text:p>2020-08-02 14:14:19.811</text:p>
          </table:table-cell>
          <table:table-cell office:value-type="float" office:value="43.9444932" calcext:value-type="float">
            <text:p>43.9444932</text:p>
          </table:table-cell>
          <table:table-cell office:value-type="float" office:value="-78.895688" calcext:value-type="float">
            <text:p>-78.895688</text:p>
          </table:table-cell>
        </table:table-row>
        <table:table-row table:style-name="ro1">
          <table:table-cell office:value-type="string" calcext:value-type="string">
            <text:p>2020-08-02 14:14:20.806</text:p>
          </table:table-cell>
          <table:table-cell office:value-type="float" office:value="43.9445384" calcext:value-type="float">
            <text:p>43.9445384</text:p>
          </table:table-cell>
          <table:table-cell office:value-type="float" office:value="-78.8956879" calcext:value-type="float">
            <text:p>-78.8956879</text:p>
          </table:table-cell>
        </table:table-row>
        <table:table-row table:style-name="ro1">
          <table:table-cell office:value-type="string" calcext:value-type="string">
            <text:p>2020-08-02 14:14:21.810</text:p>
          </table:table-cell>
          <table:table-cell office:value-type="float" office:value="43.9445845" calcext:value-type="float">
            <text:p>43.9445845</text:p>
          </table:table-cell>
          <table:table-cell office:value-type="float" office:value="-78.8956875" calcext:value-type="float">
            <text:p>-78.8956875</text:p>
          </table:table-cell>
        </table:table-row>
        <table:table-row table:style-name="ro1">
          <table:table-cell office:value-type="string" calcext:value-type="string">
            <text:p>2020-08-02 14:14:22.804</text:p>
          </table:table-cell>
          <table:table-cell office:value-type="float" office:value="43.944631" calcext:value-type="float">
            <text:p>43.944631</text:p>
          </table:table-cell>
          <table:table-cell office:value-type="float" office:value="-78.8956871" calcext:value-type="float">
            <text:p>-78.8956871</text:p>
          </table:table-cell>
        </table:table-row>
        <table:table-row table:style-name="ro1">
          <table:table-cell office:value-type="string" calcext:value-type="string">
            <text:p>2020-08-02 14:14:23.804</text:p>
          </table:table-cell>
          <table:table-cell office:value-type="float" office:value="43.9446771" calcext:value-type="float">
            <text:p>43.9446771</text:p>
          </table:table-cell>
          <table:table-cell office:value-type="float" office:value="-78.8956865" calcext:value-type="float">
            <text:p>-78.8956865</text:p>
          </table:table-cell>
        </table:table-row>
        <table:table-row table:style-name="ro1">
          <table:table-cell office:value-type="string" calcext:value-type="string">
            <text:p>2020-08-02 14:14:24.811</text:p>
          </table:table-cell>
          <table:table-cell office:value-type="float" office:value="43.9447225" calcext:value-type="float">
            <text:p>43.9447225</text:p>
          </table:table-cell>
          <table:table-cell office:value-type="float" office:value="-78.8956861" calcext:value-type="float">
            <text:p>-78.8956861</text:p>
          </table:table-cell>
        </table:table-row>
        <table:table-row table:style-name="ro1">
          <table:table-cell office:value-type="string" calcext:value-type="string">
            <text:p>2020-08-02 14:14:25.812</text:p>
          </table:table-cell>
          <table:table-cell office:value-type="float" office:value="43.944768" calcext:value-type="float">
            <text:p>43.944768</text:p>
          </table:table-cell>
          <table:table-cell office:value-type="float" office:value="-78.8956858" calcext:value-type="float">
            <text:p>-78.8956858</text:p>
          </table:table-cell>
        </table:table-row>
        <table:table-row table:style-name="ro1">
          <table:table-cell office:value-type="string" calcext:value-type="string">
            <text:p>2020-08-02 14:14:26.823</text:p>
          </table:table-cell>
          <table:table-cell office:value-type="float" office:value="43.9448141" calcext:value-type="float">
            <text:p>43.9448141</text:p>
          </table:table-cell>
          <table:table-cell office:value-type="float" office:value="-78.8956854" calcext:value-type="float">
            <text:p>-78.8956854</text:p>
          </table:table-cell>
        </table:table-row>
        <table:table-row table:style-name="ro1">
          <table:table-cell office:value-type="string" calcext:value-type="string">
            <text:p>2020-08-02 14:14:27.812</text:p>
          </table:table-cell>
          <table:table-cell office:value-type="float" office:value="43.9448608" calcext:value-type="float">
            <text:p>43.9448608</text:p>
          </table:table-cell>
          <table:table-cell office:value-type="float" office:value="-78.8956852" calcext:value-type="float">
            <text:p>-78.8956852</text:p>
          </table:table-cell>
        </table:table-row>
        <table:table-row table:style-name="ro1">
          <table:table-cell office:value-type="string" calcext:value-type="string">
            <text:p>2020-08-02 14:14:28.825</text:p>
          </table:table-cell>
          <table:table-cell office:value-type="float" office:value="43.9449073" calcext:value-type="float">
            <text:p>43.9449073</text:p>
          </table:table-cell>
          <table:table-cell office:value-type="float" office:value="-78.8956854" calcext:value-type="float">
            <text:p>-78.8956854</text:p>
          </table:table-cell>
        </table:table-row>
        <table:table-row table:style-name="ro1">
          <table:table-cell office:value-type="string" calcext:value-type="string">
            <text:p>2020-08-02 14:14:29.810</text:p>
          </table:table-cell>
          <table:table-cell office:value-type="float" office:value="43.9449529" calcext:value-type="float">
            <text:p>43.9449529</text:p>
          </table:table-cell>
          <table:table-cell office:value-type="float" office:value="-78.8956856" calcext:value-type="float">
            <text:p>-78.8956856</text:p>
          </table:table-cell>
        </table:table-row>
        <table:table-row table:style-name="ro1">
          <table:table-cell office:value-type="string" calcext:value-type="string">
            <text:p>2020-08-02 14:14:30.808</text:p>
          </table:table-cell>
          <table:table-cell office:value-type="float" office:value="43.944989" calcext:value-type="float">
            <text:p>43.944989</text:p>
          </table:table-cell>
          <table:table-cell office:value-type="float" office:value="-78.895686" calcext:value-type="float">
            <text:p>-78.895686</text:p>
          </table:table-cell>
        </table:table-row>
        <table:table-row table:style-name="ro1">
          <table:table-cell office:value-type="string" calcext:value-type="string">
            <text:p>2020-08-02 14:14:31.804</text:p>
          </table:table-cell>
          <table:table-cell office:value-type="float" office:value="43.9450348" calcext:value-type="float">
            <text:p>43.9450348</text:p>
          </table:table-cell>
          <table:table-cell office:value-type="float" office:value="-78.8956866" calcext:value-type="float">
            <text:p>-78.8956866</text:p>
          </table:table-cell>
        </table:table-row>
        <table:table-row table:style-name="ro1">
          <table:table-cell office:value-type="string" calcext:value-type="string">
            <text:p>2020-08-02 14:14:32.826</text:p>
          </table:table-cell>
          <table:table-cell office:value-type="float" office:value="43.9450812" calcext:value-type="float">
            <text:p>43.9450812</text:p>
          </table:table-cell>
          <table:table-cell office:value-type="float" office:value="-78.895687" calcext:value-type="float">
            <text:p>-78.895687</text:p>
          </table:table-cell>
        </table:table-row>
        <table:table-row table:style-name="ro1">
          <table:table-cell office:value-type="string" calcext:value-type="string">
            <text:p>2020-08-02 14:14:33.805</text:p>
          </table:table-cell>
          <table:table-cell office:value-type="float" office:value="43.9451274" calcext:value-type="float">
            <text:p>43.9451274</text:p>
          </table:table-cell>
          <table:table-cell office:value-type="float" office:value="-78.8956872" calcext:value-type="float">
            <text:p>-78.8956872</text:p>
          </table:table-cell>
        </table:table-row>
        <table:table-row table:style-name="ro1">
          <table:table-cell office:value-type="string" calcext:value-type="string">
            <text:p>2020-08-02 14:14:34.810</text:p>
          </table:table-cell>
          <table:table-cell office:value-type="float" office:value="43.9451728" calcext:value-type="float">
            <text:p>43.9451728</text:p>
          </table:table-cell>
          <table:table-cell office:value-type="float" office:value="-78.8956874" calcext:value-type="float">
            <text:p>-78.8956874</text:p>
          </table:table-cell>
        </table:table-row>
        <table:table-row table:style-name="ro1">
          <table:table-cell office:value-type="string" calcext:value-type="string">
            <text:p>2020-08-02 14:14:35.827</text:p>
          </table:table-cell>
          <table:table-cell office:value-type="float" office:value="43.9452175" calcext:value-type="float">
            <text:p>43.9452175</text:p>
          </table:table-cell>
          <table:table-cell office:value-type="float" office:value="-78.8956875" calcext:value-type="float">
            <text:p>-78.8956875</text:p>
          </table:table-cell>
        </table:table-row>
        <table:table-row table:style-name="ro1">
          <table:table-cell office:value-type="string" calcext:value-type="string">
            <text:p>2020-08-02 14:14:36.810</text:p>
          </table:table-cell>
          <table:table-cell office:value-type="float" office:value="43.9452626" calcext:value-type="float">
            <text:p>43.9452626</text:p>
          </table:table-cell>
          <table:table-cell office:value-type="float" office:value="-78.8956873" calcext:value-type="float">
            <text:p>-78.8956873</text:p>
          </table:table-cell>
        </table:table-row>
        <table:table-row table:style-name="ro1">
          <table:table-cell office:value-type="string" calcext:value-type="string">
            <text:p>2020-08-02 14:14:37.840</text:p>
          </table:table-cell>
          <table:table-cell office:value-type="float" office:value="43.9453086" calcext:value-type="float">
            <text:p>43.9453086</text:p>
          </table:table-cell>
          <table:table-cell office:value-type="float" office:value="-78.8956872" calcext:value-type="float">
            <text:p>-78.8956872</text:p>
          </table:table-cell>
        </table:table-row>
        <table:table-row table:style-name="ro1">
          <table:table-cell office:value-type="string" calcext:value-type="string">
            <text:p>2020-08-02 14:14:38.804</text:p>
          </table:table-cell>
          <table:table-cell office:value-type="float" office:value="43.9453547" calcext:value-type="float">
            <text:p>43.9453547</text:p>
          </table:table-cell>
          <table:table-cell office:value-type="float" office:value="-78.8956869" calcext:value-type="float">
            <text:p>-78.8956869</text:p>
          </table:table-cell>
        </table:table-row>
        <table:table-row table:style-name="ro1">
          <table:table-cell office:value-type="string" calcext:value-type="string">
            <text:p>2020-08-02 14:14:39.828</text:p>
          </table:table-cell>
          <table:table-cell office:value-type="float" office:value="43.9453547" calcext:value-type="float">
            <text:p>43.9453547</text:p>
          </table:table-cell>
          <table:table-cell office:value-type="float" office:value="-78.8956869" calcext:value-type="float">
            <text:p>-78.8956869</text:p>
          </table:table-cell>
        </table:table-row>
        <table:table-row table:style-name="ro1">
          <table:table-cell office:value-type="string" calcext:value-type="string">
            <text:p>2020-08-02 14:14:40.828</text:p>
          </table:table-cell>
          <table:table-cell office:value-type="float" office:value="43.9454003" calcext:value-type="float">
            <text:p>43.9454003</text:p>
          </table:table-cell>
          <table:table-cell office:value-type="float" office:value="-78.8956866" calcext:value-type="float">
            <text:p>-78.8956866</text:p>
          </table:table-cell>
        </table:table-row>
        <table:table-row table:style-name="ro1">
          <table:table-cell office:value-type="string" calcext:value-type="string">
            <text:p>2020-08-02 14:14:41.812</text:p>
          </table:table-cell>
          <table:table-cell office:value-type="float" office:value="43.9454367" calcext:value-type="float">
            <text:p>43.9454367</text:p>
          </table:table-cell>
          <table:table-cell office:value-type="float" office:value="-78.8956865" calcext:value-type="float">
            <text:p>-78.8956865</text:p>
          </table:table-cell>
        </table:table-row>
        <table:table-row table:style-name="ro1">
          <table:table-cell office:value-type="string" calcext:value-type="string">
            <text:p>2020-08-02 14:14:42.813</text:p>
          </table:table-cell>
          <table:table-cell office:value-type="float" office:value="43.9454819" calcext:value-type="float">
            <text:p>43.9454819</text:p>
          </table:table-cell>
          <table:table-cell office:value-type="float" office:value="-78.8956864" calcext:value-type="float">
            <text:p>-78.8956864</text:p>
          </table:table-cell>
        </table:table-row>
        <table:table-row table:style-name="ro1">
          <table:table-cell office:value-type="string" calcext:value-type="string">
            <text:p>2020-08-02 14:14:43.815</text:p>
          </table:table-cell>
          <table:table-cell office:value-type="float" office:value="43.9455282" calcext:value-type="float">
            <text:p>43.9455282</text:p>
          </table:table-cell>
          <table:table-cell office:value-type="float" office:value="-78.8956866" calcext:value-type="float">
            <text:p>-78.8956866</text:p>
          </table:table-cell>
        </table:table-row>
        <table:table-row table:style-name="ro1">
          <table:table-cell office:value-type="string" calcext:value-type="string">
            <text:p>2020-08-02 14:14:44.814</text:p>
          </table:table-cell>
          <table:table-cell office:value-type="float" office:value="43.9455747" calcext:value-type="float">
            <text:p>43.9455747</text:p>
          </table:table-cell>
          <table:table-cell office:value-type="float" office:value="-78.8956866" calcext:value-type="float">
            <text:p>-78.8956866</text:p>
          </table:table-cell>
        </table:table-row>
        <table:table-row table:style-name="ro1">
          <table:table-cell office:value-type="string" calcext:value-type="string">
            <text:p>2020-08-02 14:14:45.814</text:p>
          </table:table-cell>
          <table:table-cell office:value-type="float" office:value="43.9456207" calcext:value-type="float">
            <text:p>43.9456207</text:p>
          </table:table-cell>
          <table:table-cell office:value-type="float" office:value="-78.8956866" calcext:value-type="float">
            <text:p>-78.8956866</text:p>
          </table:table-cell>
        </table:table-row>
        <table:table-row table:style-name="ro1">
          <table:table-cell office:value-type="string" calcext:value-type="string">
            <text:p>2020-08-02 14:14:46.813</text:p>
          </table:table-cell>
          <table:table-cell office:value-type="float" office:value="43.9456663" calcext:value-type="float">
            <text:p>43.9456663</text:p>
          </table:table-cell>
          <table:table-cell office:value-type="float" office:value="-78.8956864" calcext:value-type="float">
            <text:p>-78.8956864</text:p>
          </table:table-cell>
        </table:table-row>
        <table:table-row table:style-name="ro1">
          <table:table-cell office:value-type="string" calcext:value-type="string">
            <text:p>2020-08-02 14:14:47.814</text:p>
          </table:table-cell>
          <table:table-cell office:value-type="float" office:value="43.9457124" calcext:value-type="float">
            <text:p>43.9457124</text:p>
          </table:table-cell>
          <table:table-cell office:value-type="float" office:value="-78.8956862" calcext:value-type="float">
            <text:p>-78.8956862</text:p>
          </table:table-cell>
        </table:table-row>
        <table:table-row table:style-name="ro1">
          <table:table-cell office:value-type="string" calcext:value-type="string">
            <text:p>2020-08-02 14:14:48.831</text:p>
          </table:table-cell>
          <table:table-cell office:value-type="float" office:value="43.9457592" calcext:value-type="float">
            <text:p>43.9457592</text:p>
          </table:table-cell>
          <table:table-cell office:value-type="float" office:value="-78.8956859" calcext:value-type="float">
            <text:p>-78.8956859</text:p>
          </table:table-cell>
        </table:table-row>
        <table:table-row table:style-name="ro1">
          <table:table-cell office:value-type="string" calcext:value-type="string">
            <text:p>2020-08-02 14:14:49.815</text:p>
          </table:table-cell>
          <table:table-cell office:value-type="float" office:value="43.9458059" calcext:value-type="float">
            <text:p>43.9458059</text:p>
          </table:table-cell>
          <table:table-cell office:value-type="float" office:value="-78.8956857" calcext:value-type="float">
            <text:p>-78.8956857</text:p>
          </table:table-cell>
        </table:table-row>
        <table:table-row table:style-name="ro1">
          <table:table-cell office:value-type="string" calcext:value-type="string">
            <text:p>2020-08-02 14:14:50.807</text:p>
          </table:table-cell>
          <table:table-cell office:value-type="float" office:value="43.9458518" calcext:value-type="float">
            <text:p>43.9458518</text:p>
          </table:table-cell>
          <table:table-cell office:value-type="float" office:value="-78.8956853" calcext:value-type="float">
            <text:p>-78.8956853</text:p>
          </table:table-cell>
        </table:table-row>
        <table:table-row table:style-name="ro1">
          <table:table-cell office:value-type="string" calcext:value-type="string">
            <text:p>2020-08-02 14:14:51.805</text:p>
          </table:table-cell>
          <table:table-cell office:value-type="float" office:value="43.9458881" calcext:value-type="float">
            <text:p>43.9458881</text:p>
          </table:table-cell>
          <table:table-cell office:value-type="float" office:value="-78.8956848" calcext:value-type="float">
            <text:p>-78.8956848</text:p>
          </table:table-cell>
        </table:table-row>
        <table:table-row table:style-name="ro1">
          <table:table-cell office:value-type="string" calcext:value-type="string">
            <text:p>2020-08-02 14:14:52.816</text:p>
          </table:table-cell>
          <table:table-cell office:value-type="float" office:value="43.9459334" calcext:value-type="float">
            <text:p>43.9459334</text:p>
          </table:table-cell>
          <table:table-cell office:value-type="float" office:value="-78.8956845" calcext:value-type="float">
            <text:p>-78.8956845</text:p>
          </table:table-cell>
        </table:table-row>
        <table:table-row table:style-name="ro1">
          <table:table-cell office:value-type="string" calcext:value-type="string">
            <text:p>2020-08-02 14:14:53.810</text:p>
          </table:table-cell>
          <table:table-cell office:value-type="float" office:value="43.9459797" calcext:value-type="float">
            <text:p>43.9459797</text:p>
          </table:table-cell>
          <table:table-cell office:value-type="float" office:value="-78.8956846" calcext:value-type="float">
            <text:p>-78.8956846</text:p>
          </table:table-cell>
        </table:table-row>
        <table:table-row table:style-name="ro1">
          <table:table-cell office:value-type="string" calcext:value-type="string">
            <text:p>2020-08-02 14:14:54.804</text:p>
          </table:table-cell>
          <table:table-cell office:value-type="float" office:value="43.9460258" calcext:value-type="float">
            <text:p>43.9460258</text:p>
          </table:table-cell>
          <table:table-cell office:value-type="float" office:value="-78.8956848" calcext:value-type="float">
            <text:p>-78.8956848</text:p>
          </table:table-cell>
        </table:table-row>
        <table:table-row table:style-name="ro1">
          <table:table-cell office:value-type="string" calcext:value-type="string">
            <text:p>2020-08-02 14:14:55.818</text:p>
          </table:table-cell>
          <table:table-cell office:value-type="float" office:value="43.9460714" calcext:value-type="float">
            <text:p>43.9460714</text:p>
          </table:table-cell>
          <table:table-cell office:value-type="float" office:value="-78.8956849" calcext:value-type="float">
            <text:p>-78.8956849</text:p>
          </table:table-cell>
        </table:table-row>
        <table:table-row table:style-name="ro1">
          <table:table-cell office:value-type="string" calcext:value-type="string">
            <text:p>2020-08-02 14:14:56.804</text:p>
          </table:table-cell>
          <table:table-cell office:value-type="float" office:value="43.9461163" calcext:value-type="float">
            <text:p>43.9461163</text:p>
          </table:table-cell>
          <table:table-cell office:value-type="float" office:value="-78.895685" calcext:value-type="float">
            <text:p>-78.895685</text:p>
          </table:table-cell>
        </table:table-row>
        <table:table-row table:style-name="ro1">
          <table:table-cell office:value-type="string" calcext:value-type="string">
            <text:p>2020-08-02 14:14:57.818</text:p>
          </table:table-cell>
          <table:table-cell office:value-type="float" office:value="43.9461614" calcext:value-type="float">
            <text:p>43.9461614</text:p>
          </table:table-cell>
          <table:table-cell office:value-type="float" office:value="-78.8956851" calcext:value-type="float">
            <text:p>-78.8956851</text:p>
          </table:table-cell>
        </table:table-row>
        <table:table-row table:style-name="ro1">
          <table:table-cell office:value-type="string" calcext:value-type="string">
            <text:p>2020-08-02 14:14:58.804</text:p>
          </table:table-cell>
          <table:table-cell office:value-type="float" office:value="43.9462072" calcext:value-type="float">
            <text:p>43.9462072</text:p>
          </table:table-cell>
          <table:table-cell office:value-type="float" office:value="-78.8956854" calcext:value-type="float">
            <text:p>-78.8956854</text:p>
          </table:table-cell>
        </table:table-row>
        <table:table-row table:style-name="ro1">
          <table:table-cell office:value-type="string" calcext:value-type="string">
            <text:p>2020-08-02 14:14:59.804</text:p>
          </table:table-cell>
          <table:table-cell office:value-type="float" office:value="43.9462535" calcext:value-type="float">
            <text:p>43.9462535</text:p>
          </table:table-cell>
          <table:table-cell office:value-type="float" office:value="-78.895686" calcext:value-type="float">
            <text:p>-78.895686</text:p>
          </table:table-cell>
        </table:table-row>
        <table:table-row table:style-name="ro1">
          <table:table-cell office:value-type="string" calcext:value-type="string">
            <text:p>2020-08-02 14:15:00.804</text:p>
          </table:table-cell>
          <table:table-cell office:value-type="float" office:value="43.9462994" calcext:value-type="float">
            <text:p>43.9462994</text:p>
          </table:table-cell>
          <table:table-cell office:value-type="float" office:value="-78.8956865" calcext:value-type="float">
            <text:p>-78.8956865</text:p>
          </table:table-cell>
        </table:table-row>
        <table:table-row table:style-name="ro1">
          <table:table-cell office:value-type="string" calcext:value-type="string">
            <text:p>2020-08-02 14:15:01.820</text:p>
          </table:table-cell>
          <table:table-cell office:value-type="float" office:value="43.9463353" calcext:value-type="float">
            <text:p>43.9463353</text:p>
          </table:table-cell>
          <table:table-cell office:value-type="float" office:value="-78.8956867" calcext:value-type="float">
            <text:p>-78.8956867</text:p>
          </table:table-cell>
        </table:table-row>
        <table:table-row table:style-name="ro1">
          <table:table-cell office:value-type="string" calcext:value-type="string">
            <text:p>2020-08-02 14:15:02.807</text:p>
          </table:table-cell>
          <table:table-cell office:value-type="float" office:value="43.9463807" calcext:value-type="float">
            <text:p>43.9463807</text:p>
          </table:table-cell>
          <table:table-cell office:value-type="float" office:value="-78.8956869" calcext:value-type="float">
            <text:p>-78.8956869</text:p>
          </table:table-cell>
        </table:table-row>
        <table:table-row table:style-name="ro1">
          <table:table-cell office:value-type="string" calcext:value-type="string">
            <text:p>2020-08-02 14:15:03.807</text:p>
          </table:table-cell>
          <table:table-cell office:value-type="float" office:value="43.9464267" calcext:value-type="float">
            <text:p>43.9464267</text:p>
          </table:table-cell>
          <table:table-cell office:value-type="float" office:value="-78.8956872" calcext:value-type="float">
            <text:p>-78.8956872</text:p>
          </table:table-cell>
        </table:table-row>
        <table:table-row table:style-name="ro1">
          <table:table-cell office:value-type="string" calcext:value-type="string">
            <text:p>2020-08-02 14:15:04.821</text:p>
          </table:table-cell>
          <table:table-cell office:value-type="float" office:value="43.946473" calcext:value-type="float">
            <text:p>43.946473</text:p>
          </table:table-cell>
          <table:table-cell office:value-type="float" office:value="-78.8956871" calcext:value-type="float">
            <text:p>-78.8956871</text:p>
          </table:table-cell>
        </table:table-row>
        <table:table-row table:style-name="ro1">
          <table:table-cell office:value-type="string" calcext:value-type="string">
            <text:p>2020-08-02 14:15:05.805</text:p>
          </table:table-cell>
          <table:table-cell office:value-type="float" office:value="43.9465189" calcext:value-type="float">
            <text:p>43.9465189</text:p>
          </table:table-cell>
          <table:table-cell office:value-type="float" office:value="-78.8956868" calcext:value-type="float">
            <text:p>-78.8956868</text:p>
          </table:table-cell>
        </table:table-row>
        <table:table-row table:style-name="ro1">
          <table:table-cell office:value-type="string" calcext:value-type="string">
            <text:p>2020-08-02 14:15:06.827</text:p>
          </table:table-cell>
          <table:table-cell office:value-type="float" office:value="43.9465637" calcext:value-type="float">
            <text:p>43.9465637</text:p>
          </table:table-cell>
          <table:table-cell office:value-type="float" office:value="-78.8956866" calcext:value-type="float">
            <text:p>-78.8956866</text:p>
          </table:table-cell>
        </table:table-row>
        <table:table-row table:style-name="ro1">
          <table:table-cell office:value-type="string" calcext:value-type="string">
            <text:p>2020-08-02 14:15:07.804</text:p>
          </table:table-cell>
          <table:table-cell office:value-type="float" office:value="43.9465942" calcext:value-type="float">
            <text:p>43.9465942</text:p>
          </table:table-cell>
          <table:table-cell office:value-type="float" office:value="-78.8956853" calcext:value-type="float">
            <text:p>-78.8956853</text:p>
          </table:table-cell>
        </table:table-row>
        <table:table-row table:style-name="ro1">
          <table:table-cell office:value-type="string" calcext:value-type="string">
            <text:p>2020-08-02 14:15:08.823</text:p>
          </table:table-cell>
          <table:table-cell office:value-type="float" office:value="43.9466081" calcext:value-type="float">
            <text:p>43.9466081</text:p>
          </table:table-cell>
          <table:table-cell office:value-type="float" office:value="-78.8956826" calcext:value-type="float">
            <text:p>-78.8956826</text:p>
          </table:table-cell>
        </table:table-row>
        <table:table-row table:style-name="ro1">
          <table:table-cell office:value-type="string" calcext:value-type="string">
            <text:p>2020-08-02 14:15:09.810</text:p>
          </table:table-cell>
          <table:table-cell office:value-type="float" office:value="43.9466102" calcext:value-type="float">
            <text:p>43.9466102</text:p>
          </table:table-cell>
          <table:table-cell office:value-type="float" office:value="-78.8956788" calcext:value-type="float">
            <text:p>-78.8956788</text:p>
          </table:table-cell>
        </table:table-row>
        <table:table-row table:style-name="ro1">
          <table:table-cell office:value-type="string" calcext:value-type="string">
            <text:p>2020-08-02 14:15:10.819</text:p>
          </table:table-cell>
          <table:table-cell office:value-type="float" office:value="43.9465911" calcext:value-type="float">
            <text:p>43.9465911</text:p>
          </table:table-cell>
          <table:table-cell office:value-type="float" office:value="-78.8956688" calcext:value-type="float">
            <text:p>-78.8956688</text:p>
          </table:table-cell>
        </table:table-row>
        <table:table-row table:style-name="ro1">
          <table:table-cell office:value-type="string" calcext:value-type="string">
            <text:p>2020-08-02 14:15:11.812</text:p>
          </table:table-cell>
          <table:table-cell office:value-type="float" office:value="43.9465611" calcext:value-type="float">
            <text:p>43.9465611</text:p>
          </table:table-cell>
          <table:table-cell office:value-type="float" office:value="-78.895659" calcext:value-type="float">
            <text:p>-78.895659</text:p>
          </table:table-cell>
        </table:table-row>
        <table:table-row table:style-name="ro1">
          <table:table-cell office:value-type="string" calcext:value-type="string">
            <text:p>2020-08-02 14:15:12.823</text:p>
          </table:table-cell>
          <table:table-cell office:value-type="float" office:value="43.9465158" calcext:value-type="float">
            <text:p>43.9465158</text:p>
          </table:table-cell>
          <table:table-cell office:value-type="float" office:value="-78.8956447" calcext:value-type="float">
            <text:p>-78.8956447</text:p>
          </table:table-cell>
        </table:table-row>
        <table:table-row table:style-name="ro1">
          <table:table-cell office:value-type="string" calcext:value-type="string">
            <text:p>2020-08-02 14:15:13.807</text:p>
          </table:table-cell>
          <table:table-cell office:value-type="float" office:value="43.9464709" calcext:value-type="float">
            <text:p>43.9464709</text:p>
          </table:table-cell>
          <table:table-cell office:value-type="float" office:value="-78.895629" calcext:value-type="float">
            <text:p>-78.895629</text:p>
          </table:table-cell>
        </table:table-row>
        <table:table-row table:style-name="ro1">
          <table:table-cell office:value-type="string" calcext:value-type="string">
            <text:p>2020-08-02 14:15:14.812</text:p>
          </table:table-cell>
          <table:table-cell office:value-type="float" office:value="43.946426" calcext:value-type="float">
            <text:p>43.946426</text:p>
          </table:table-cell>
          <table:table-cell office:value-type="float" office:value="-78.8956133" calcext:value-type="float">
            <text:p>-78.8956133</text:p>
          </table:table-cell>
        </table:table-row>
        <table:table-row table:style-name="ro1">
          <table:table-cell office:value-type="string" calcext:value-type="string">
            <text:p>2020-08-02 14:15:15.824</text:p>
          </table:table-cell>
          <table:table-cell office:value-type="float" office:value="43.9463814" calcext:value-type="float">
            <text:p>43.9463814</text:p>
          </table:table-cell>
          <table:table-cell office:value-type="float" office:value="-78.8955988" calcext:value-type="float">
            <text:p>-78.8955988</text:p>
          </table:table-cell>
        </table:table-row>
        <table:table-row table:style-name="ro1">
          <table:table-cell office:value-type="string" calcext:value-type="string">
            <text:p>2020-08-02 14:15:16.804</text:p>
          </table:table-cell>
          <table:table-cell office:value-type="float" office:value="43.9463375" calcext:value-type="float">
            <text:p>43.9463375</text:p>
          </table:table-cell>
          <table:table-cell office:value-type="float" office:value="-78.8955847" calcext:value-type="float">
            <text:p>-78.8955847</text:p>
          </table:table-cell>
        </table:table-row>
        <table:table-row table:style-name="ro1">
          <table:table-cell office:value-type="string" calcext:value-type="string">
            <text:p>2020-08-02 14:15:17.825</text:p>
          </table:table-cell>
          <table:table-cell office:value-type="float" office:value="43.9463375" calcext:value-type="float">
            <text:p>43.9463375</text:p>
          </table:table-cell>
          <table:table-cell office:value-type="float" office:value="-78.8955847" calcext:value-type="float">
            <text:p>-78.8955847</text:p>
          </table:table-cell>
        </table:table-row>
        <table:table-row table:style-name="ro1">
          <table:table-cell office:value-type="string" calcext:value-type="string">
            <text:p>2020-08-02 14:15:18.809</text:p>
          </table:table-cell>
          <table:table-cell office:value-type="float" office:value="43.9462938" calcext:value-type="float">
            <text:p>43.9462938</text:p>
          </table:table-cell>
          <table:table-cell office:value-type="float" office:value="-78.8955705" calcext:value-type="float">
            <text:p>-78.8955705</text:p>
          </table:table-cell>
        </table:table-row>
        <table:table-row table:style-name="ro1">
          <table:table-cell office:value-type="string" calcext:value-type="string">
            <text:p>2020-08-02 14:15:19.812</text:p>
          </table:table-cell>
          <table:table-cell office:value-type="float" office:value="43.9462493" calcext:value-type="float">
            <text:p>43.9462493</text:p>
          </table:table-cell>
          <table:table-cell office:value-type="float" office:value="-78.8955554" calcext:value-type="float">
            <text:p>-78.8955554</text:p>
          </table:table-cell>
        </table:table-row>
        <table:table-row table:style-name="ro1">
          <table:table-cell office:value-type="string" calcext:value-type="string">
            <text:p>2020-08-02 14:15:20.809</text:p>
          </table:table-cell>
          <table:table-cell office:value-type="float" office:value="43.9462048" calcext:value-type="float">
            <text:p>43.9462048</text:p>
          </table:table-cell>
          <table:table-cell office:value-type="float" office:value="-78.8955396" calcext:value-type="float">
            <text:p>-78.8955396</text:p>
          </table:table-cell>
        </table:table-row>
        <table:table-row table:style-name="ro1">
          <table:table-cell office:value-type="string" calcext:value-type="string">
            <text:p>2020-08-02 14:15:21.810</text:p>
          </table:table-cell>
          <table:table-cell office:value-type="float" office:value="43.9461602" calcext:value-type="float">
            <text:p>43.9461602</text:p>
          </table:table-cell>
          <table:table-cell office:value-type="float" office:value="-78.8955232" calcext:value-type="float">
            <text:p>-78.8955232</text:p>
          </table:table-cell>
        </table:table-row>
        <table:table-row table:style-name="ro1">
          <table:table-cell office:value-type="string" calcext:value-type="string">
            <text:p>2020-08-02 14:15:22.810</text:p>
          </table:table-cell>
          <table:table-cell office:value-type="float" office:value="43.9461159" calcext:value-type="float">
            <text:p>43.9461159</text:p>
          </table:table-cell>
          <table:table-cell office:value-type="float" office:value="-78.8955068" calcext:value-type="float">
            <text:p>-78.8955068</text:p>
          </table:table-cell>
        </table:table-row>
        <table:table-row table:style-name="ro1">
          <table:table-cell office:value-type="string" calcext:value-type="string">
            <text:p>2020-08-02 14:15:23.810</text:p>
          </table:table-cell>
          <table:table-cell office:value-type="float" office:value="43.9460805" calcext:value-type="float">
            <text:p>43.9460805</text:p>
          </table:table-cell>
          <table:table-cell office:value-type="float" office:value="-78.8954934" calcext:value-type="float">
            <text:p>-78.8954934</text:p>
          </table:table-cell>
        </table:table-row>
        <table:table-row table:style-name="ro1">
          <table:table-cell office:value-type="string" calcext:value-type="string">
            <text:p>2020-08-02 14:15:24.811</text:p>
          </table:table-cell>
          <table:table-cell office:value-type="float" office:value="43.9460358" calcext:value-type="float">
            <text:p>43.9460358</text:p>
          </table:table-cell>
          <table:table-cell office:value-type="float" office:value="-78.8954763" calcext:value-type="float">
            <text:p>-78.8954763</text:p>
          </table:table-cell>
        </table:table-row>
        <table:table-row table:style-name="ro1">
          <table:table-cell office:value-type="string" calcext:value-type="string">
            <text:p>2020-08-02 14:15:25.812</text:p>
          </table:table-cell>
          <table:table-cell office:value-type="float" office:value="43.9459908" calcext:value-type="float">
            <text:p>43.9459908</text:p>
          </table:table-cell>
          <table:table-cell office:value-type="float" office:value="-78.895459" calcext:value-type="float">
            <text:p>-78.895459</text:p>
          </table:table-cell>
        </table:table-row>
        <table:table-row table:style-name="ro1">
          <table:table-cell office:value-type="string" calcext:value-type="string">
            <text:p>2020-08-02 14:15:26.811</text:p>
          </table:table-cell>
          <table:table-cell office:value-type="float" office:value="43.9459461" calcext:value-type="float">
            <text:p>43.9459461</text:p>
          </table:table-cell>
          <table:table-cell office:value-type="float" office:value="-78.8954419" calcext:value-type="float">
            <text:p>-78.8954419</text:p>
          </table:table-cell>
        </table:table-row>
        <table:table-row table:style-name="ro1">
          <table:table-cell office:value-type="string" calcext:value-type="string">
            <text:p>2020-08-02 14:15:27.811</text:p>
          </table:table-cell>
          <table:table-cell office:value-type="float" office:value="43.9459021" calcext:value-type="float">
            <text:p>43.9459021</text:p>
          </table:table-cell>
          <table:table-cell office:value-type="float" office:value="-78.8954252" calcext:value-type="float">
            <text:p>-78.8954252</text:p>
          </table:table-cell>
        </table:table-row>
        <table:table-row table:style-name="ro1">
          <table:table-cell office:value-type="string" calcext:value-type="string">
            <text:p>2020-08-02 14:15:28.804</text:p>
          </table:table-cell>
          <table:table-cell office:value-type="float" office:value="43.9458584" calcext:value-type="float">
            <text:p>43.9458584</text:p>
          </table:table-cell>
          <table:table-cell office:value-type="float" office:value="-78.8954088" calcext:value-type="float">
            <text:p>-78.8954088</text:p>
          </table:table-cell>
        </table:table-row>
        <table:table-row table:style-name="ro1">
          <table:table-cell office:value-type="string" calcext:value-type="string">
            <text:p>2020-08-02 14:15:29.829</text:p>
          </table:table-cell>
          <table:table-cell office:value-type="float" office:value="43.9458139" calcext:value-type="float">
            <text:p>43.9458139</text:p>
          </table:table-cell>
          <table:table-cell office:value-type="float" office:value="-78.895392" calcext:value-type="float">
            <text:p>-78.895392</text:p>
          </table:table-cell>
        </table:table-row>
        <table:table-row table:style-name="ro1">
          <table:table-cell office:value-type="string" calcext:value-type="string">
            <text:p>2020-08-02 14:15:30.807</text:p>
          </table:table-cell>
          <table:table-cell office:value-type="float" office:value="43.9457688" calcext:value-type="float">
            <text:p>43.9457688</text:p>
          </table:table-cell>
          <table:table-cell office:value-type="float" office:value="-78.8953751" calcext:value-type="float">
            <text:p>-78.8953751</text:p>
          </table:table-cell>
        </table:table-row>
        <table:table-row table:style-name="ro1">
          <table:table-cell office:value-type="string" calcext:value-type="string">
            <text:p>2020-08-02 14:15:31.814</text:p>
          </table:table-cell>
          <table:table-cell office:value-type="float" office:value="43.9457242" calcext:value-type="float">
            <text:p>43.9457242</text:p>
          </table:table-cell>
          <table:table-cell office:value-type="float" office:value="-78.8953587" calcext:value-type="float">
            <text:p>-78.8953587</text:p>
          </table:table-cell>
        </table:table-row>
        <table:table-row table:style-name="ro1">
          <table:table-cell office:value-type="string" calcext:value-type="string">
            <text:p>2020-08-02 14:15:32.814</text:p>
          </table:table-cell>
          <table:table-cell office:value-type="float" office:value="43.9456798" calcext:value-type="float">
            <text:p>43.9456798</text:p>
          </table:table-cell>
          <table:table-cell office:value-type="float" office:value="-78.8953426" calcext:value-type="float">
            <text:p>-78.8953426</text:p>
          </table:table-cell>
        </table:table-row>
        <table:table-row table:style-name="ro1">
          <table:table-cell office:value-type="string" calcext:value-type="string">
            <text:p>2020-08-02 14:15:33.830</text:p>
          </table:table-cell>
          <table:table-cell office:value-type="float" office:value="43.9456451" calcext:value-type="float">
            <text:p>43.9456451</text:p>
          </table:table-cell>
          <table:table-cell office:value-type="float" office:value="-78.8953299" calcext:value-type="float">
            <text:p>-78.8953299</text:p>
          </table:table-cell>
        </table:table-row>
        <table:table-row table:style-name="ro1">
          <table:table-cell office:value-type="string" calcext:value-type="string">
            <text:p>2020-08-02 14:15:34.843</text:p>
          </table:table-cell>
          <table:table-cell office:value-type="float" office:value="43.9456012" calcext:value-type="float">
            <text:p>43.9456012</text:p>
          </table:table-cell>
          <table:table-cell office:value-type="float" office:value="-78.8953139" calcext:value-type="float">
            <text:p>-78.8953139</text:p>
          </table:table-cell>
        </table:table-row>
        <table:table-row table:style-name="ro1">
          <table:table-cell office:value-type="string" calcext:value-type="string">
            <text:p>2020-08-02 14:15:35.816</text:p>
          </table:table-cell>
          <table:table-cell office:value-type="float" office:value="43.9455579" calcext:value-type="float">
            <text:p>43.9455579</text:p>
          </table:table-cell>
          <table:table-cell office:value-type="float" office:value="-78.8952984" calcext:value-type="float">
            <text:p>-78.8952984</text:p>
          </table:table-cell>
        </table:table-row>
        <table:table-row table:style-name="ro1">
          <table:table-cell office:value-type="string" calcext:value-type="string">
            <text:p>2020-08-02 14:15:36.806</text:p>
          </table:table-cell>
          <table:table-cell office:value-type="float" office:value="43.945513" calcext:value-type="float">
            <text:p>43.945513</text:p>
          </table:table-cell>
          <table:table-cell office:value-type="float" office:value="-78.8952878" calcext:value-type="float">
            <text:p>-78.8952878</text:p>
          </table:table-cell>
        </table:table-row>
        <table:table-row table:style-name="ro1">
          <table:table-cell office:value-type="string" calcext:value-type="string">
            <text:p>2020-08-02 14:15:37.815</text:p>
          </table:table-cell>
          <table:table-cell office:value-type="float" office:value="43.9454658" calcext:value-type="float">
            <text:p>43.9454658</text:p>
          </table:table-cell>
          <table:table-cell office:value-type="float" office:value="-78.8952917" calcext:value-type="float">
            <text:p>-78.8952917</text:p>
          </table:table-cell>
        </table:table-row>
        <table:table-row table:style-name="ro1">
          <table:table-cell office:value-type="string" calcext:value-type="string">
            <text:p>2020-08-02 14:15:38.815</text:p>
          </table:table-cell>
          <table:table-cell office:value-type="float" office:value="43.9454201" calcext:value-type="float">
            <text:p>43.9454201</text:p>
          </table:table-cell>
          <table:table-cell office:value-type="float" office:value="-78.8952948" calcext:value-type="float">
            <text:p>-78.8952948</text:p>
          </table:table-cell>
        </table:table-row>
        <table:table-row table:style-name="ro1">
          <table:table-cell office:value-type="string" calcext:value-type="string">
            <text:p>2020-08-02 14:15:39.804</text:p>
          </table:table-cell>
          <table:table-cell office:value-type="float" office:value="43.9453745" calcext:value-type="float">
            <text:p>43.9453745</text:p>
          </table:table-cell>
          <table:table-cell office:value-type="float" office:value="-78.8952958" calcext:value-type="float">
            <text:p>-78.8952958</text:p>
          </table:table-cell>
        </table:table-row>
        <table:table-row table:style-name="ro1">
          <table:table-cell office:value-type="string" calcext:value-type="string">
            <text:p>2020-08-02 14:15:40.817</text:p>
          </table:table-cell>
          <table:table-cell office:value-type="float" office:value="43.9453286" calcext:value-type="float">
            <text:p>43.9453286</text:p>
          </table:table-cell>
          <table:table-cell office:value-type="float" office:value="-78.8952963" calcext:value-type="float">
            <text:p>-78.8952963</text:p>
          </table:table-cell>
        </table:table-row>
        <table:table-row table:style-name="ro1">
          <table:table-cell office:value-type="string" calcext:value-type="string">
            <text:p>2020-08-02 14:15:41.806</text:p>
          </table:table-cell>
          <table:table-cell office:value-type="float" office:value="43.9452828" calcext:value-type="float">
            <text:p>43.9452828</text:p>
          </table:table-cell>
          <table:table-cell office:value-type="float" office:value="-78.8952964" calcext:value-type="float">
            <text:p>-78.8952964</text:p>
          </table:table-cell>
        </table:table-row>
        <table:table-row table:style-name="ro1">
          <table:table-cell office:value-type="string" calcext:value-type="string">
            <text:p>2020-08-02 14:15:42.808</text:p>
          </table:table-cell>
          <table:table-cell office:value-type="float" office:value="43.9452375" calcext:value-type="float">
            <text:p>43.9452375</text:p>
          </table:table-cell>
          <table:table-cell office:value-type="float" office:value="-78.8952963" calcext:value-type="float">
            <text:p>-78.8952963</text:p>
          </table:table-cell>
        </table:table-row>
        <table:table-row table:style-name="ro1">
          <table:table-cell office:value-type="string" calcext:value-type="string">
            <text:p>2020-08-02 14:15:43.818</text:p>
          </table:table-cell>
          <table:table-cell office:value-type="float" office:value="43.9452013" calcext:value-type="float">
            <text:p>43.9452013</text:p>
          </table:table-cell>
          <table:table-cell office:value-type="float" office:value="-78.8952963" calcext:value-type="float">
            <text:p>-78.8952963</text:p>
          </table:table-cell>
        </table:table-row>
        <table:table-row table:style-name="ro1">
          <table:table-cell office:value-type="string" calcext:value-type="string">
            <text:p>2020-08-02 14:15:44.807</text:p>
          </table:table-cell>
          <table:table-cell office:value-type="float" office:value="43.9451561" calcext:value-type="float">
            <text:p>43.9451561</text:p>
          </table:table-cell>
          <table:table-cell office:value-type="float" office:value="-78.8952963" calcext:value-type="float">
            <text:p>-78.8952963</text:p>
          </table:table-cell>
        </table:table-row>
        <table:table-row table:style-name="ro1">
          <table:table-cell office:value-type="string" calcext:value-type="string">
            <text:p>2020-08-02 14:15:45.805</text:p>
          </table:table-cell>
          <table:table-cell office:value-type="float" office:value="43.94511" calcext:value-type="float">
            <text:p>43.94511</text:p>
          </table:table-cell>
          <table:table-cell office:value-type="float" office:value="-78.8952962" calcext:value-type="float">
            <text:p>-78.8952962</text:p>
          </table:table-cell>
        </table:table-row>
        <table:table-row table:style-name="ro1">
          <table:table-cell office:value-type="string" calcext:value-type="string">
            <text:p>2020-08-02 14:15:46.821</text:p>
          </table:table-cell>
          <table:table-cell office:value-type="float" office:value="43.9450636" calcext:value-type="float">
            <text:p>43.9450636</text:p>
          </table:table-cell>
          <table:table-cell office:value-type="float" office:value="-78.8952963" calcext:value-type="float">
            <text:p>-78.8952963</text:p>
          </table:table-cell>
        </table:table-row>
        <table:table-row table:style-name="ro1">
          <table:table-cell office:value-type="string" calcext:value-type="string">
            <text:p>2020-08-02 14:15:47.804</text:p>
          </table:table-cell>
          <table:table-cell office:value-type="float" office:value="43.9450177" calcext:value-type="float">
            <text:p>43.9450177</text:p>
          </table:table-cell>
          <table:table-cell office:value-type="float" office:value="-78.8952966" calcext:value-type="float">
            <text:p>-78.8952966</text:p>
          </table:table-cell>
        </table:table-row>
        <table:table-row table:style-name="ro1">
          <table:table-cell office:value-type="string" calcext:value-type="string">
            <text:p>2020-08-02 14:15:48.805</text:p>
          </table:table-cell>
          <table:table-cell office:value-type="float" office:value="43.9449725" calcext:value-type="float">
            <text:p>43.9449725</text:p>
          </table:table-cell>
          <table:table-cell office:value-type="float" office:value="-78.895297" calcext:value-type="float">
            <text:p>-78.895297</text:p>
          </table:table-cell>
        </table:table-row>
        <table:table-row table:style-name="ro1">
          <table:table-cell office:value-type="string" calcext:value-type="string">
            <text:p>2020-08-02 14:15:49.803</text:p>
          </table:table-cell>
          <table:table-cell office:value-type="float" office:value="43.9449725" calcext:value-type="float">
            <text:p>43.9449725</text:p>
          </table:table-cell>
          <table:table-cell office:value-type="float" office:value="-78.895297" calcext:value-type="float">
            <text:p>-78.895297</text:p>
          </table:table-cell>
        </table:table-row>
        <table:table-row table:style-name="ro1">
          <table:table-cell office:value-type="string" calcext:value-type="string">
            <text:p>2020-08-02 14:15:50.811</text:p>
          </table:table-cell>
          <table:table-cell office:value-type="float" office:value="43.9449274" calcext:value-type="float">
            <text:p>43.9449274</text:p>
          </table:table-cell>
          <table:table-cell office:value-type="float" office:value="-78.8952971" calcext:value-type="float">
            <text:p>-78.8952971</text:p>
          </table:table-cell>
        </table:table-row>
        <table:table-row table:style-name="ro1">
          <table:table-cell office:value-type="string" calcext:value-type="string">
            <text:p>2020-08-02 14:15:51.804</text:p>
          </table:table-cell>
          <table:table-cell office:value-type="float" office:value="43.9448808" calcext:value-type="float">
            <text:p>43.9448808</text:p>
          </table:table-cell>
          <table:table-cell office:value-type="float" office:value="-78.8952971" calcext:value-type="float">
            <text:p>-78.8952971</text:p>
          </table:table-cell>
        </table:table-row>
        <table:table-row table:style-name="ro1">
          <table:table-cell office:value-type="string" calcext:value-type="string">
            <text:p>2020-08-02 14:15:52.821</text:p>
          </table:table-cell>
          <table:table-cell office:value-type="float" office:value="43.9448343" calcext:value-type="float">
            <text:p>43.9448343</text:p>
          </table:table-cell>
          <table:table-cell office:value-type="float" office:value="-78.895297" calcext:value-type="float">
            <text:p>-78.895297</text:p>
          </table:table-cell>
        </table:table-row>
        <table:table-row table:style-name="ro1">
          <table:table-cell office:value-type="string" calcext:value-type="string">
            <text:p>2020-08-02 14:15:53.814</text:p>
          </table:table-cell>
          <table:table-cell office:value-type="float" office:value="43.9447884" calcext:value-type="float">
            <text:p>43.9447884</text:p>
          </table:table-cell>
          <table:table-cell office:value-type="float" office:value="-78.895297" calcext:value-type="float">
            <text:p>-78.895297</text:p>
          </table:table-cell>
        </table:table-row>
        <table:table-row table:style-name="ro1">
          <table:table-cell office:value-type="string" calcext:value-type="string">
            <text:p>2020-08-02 14:15:54.805</text:p>
          </table:table-cell>
          <table:table-cell office:value-type="float" office:value="43.9447523" calcext:value-type="float">
            <text:p>43.9447523</text:p>
          </table:table-cell>
          <table:table-cell office:value-type="float" office:value="-78.8952972" calcext:value-type="float">
            <text:p>-78.8952972</text:p>
          </table:table-cell>
        </table:table-row>
        <table:table-row table:style-name="ro1">
          <table:table-cell office:value-type="string" calcext:value-type="string">
            <text:p>2020-08-02 14:15:55.808</text:p>
          </table:table-cell>
          <table:table-cell office:value-type="float" office:value="43.9447072" calcext:value-type="float">
            <text:p>43.9447072</text:p>
          </table:table-cell>
          <table:table-cell office:value-type="float" office:value="-78.8952974" calcext:value-type="float">
            <text:p>-78.8952974</text:p>
          </table:table-cell>
        </table:table-row>
        <table:table-row table:style-name="ro1">
          <table:table-cell office:value-type="string" calcext:value-type="string">
            <text:p>2020-08-02 14:15:56.804</text:p>
          </table:table-cell>
          <table:table-cell office:value-type="float" office:value="43.9446608" calcext:value-type="float">
            <text:p>43.9446608</text:p>
          </table:table-cell>
          <table:table-cell office:value-type="float" office:value="-78.8952975" calcext:value-type="float">
            <text:p>-78.8952975</text:p>
          </table:table-cell>
        </table:table-row>
        <table:table-row table:style-name="ro1">
          <table:table-cell office:value-type="string" calcext:value-type="string">
            <text:p>2020-08-02 14:15:57.806</text:p>
          </table:table-cell>
          <table:table-cell office:value-type="float" office:value="43.9446144" calcext:value-type="float">
            <text:p>43.9446144</text:p>
          </table:table-cell>
          <table:table-cell office:value-type="float" office:value="-78.8952978" calcext:value-type="float">
            <text:p>-78.8952978</text:p>
          </table:table-cell>
        </table:table-row>
        <table:table-row table:style-name="ro1">
          <table:table-cell office:value-type="string" calcext:value-type="string">
            <text:p>2020-08-02 14:15:58.813</text:p>
          </table:table-cell>
          <table:table-cell office:value-type="float" office:value="43.9445685" calcext:value-type="float">
            <text:p>43.9445685</text:p>
          </table:table-cell>
          <table:table-cell office:value-type="float" office:value="-78.8952983" calcext:value-type="float">
            <text:p>-78.8952983</text:p>
          </table:table-cell>
        </table:table-row>
        <table:table-row table:style-name="ro1">
          <table:table-cell office:value-type="string" calcext:value-type="string">
            <text:p>2020-08-02 14:15:59.807</text:p>
          </table:table-cell>
          <table:table-cell office:value-type="float" office:value="43.944523" calcext:value-type="float">
            <text:p>43.944523</text:p>
          </table:table-cell>
          <table:table-cell office:value-type="float" office:value="-78.8952984" calcext:value-type="float">
            <text:p>-78.8952984</text:p>
          </table:table-cell>
        </table:table-row>
        <table:table-row table:style-name="ro1">
          <table:table-cell office:value-type="string" calcext:value-type="string">
            <text:p>2020-08-02 14:16:00.808</text:p>
          </table:table-cell>
          <table:table-cell office:value-type="float" office:value="43.944478" calcext:value-type="float">
            <text:p>43.944478</text:p>
          </table:table-cell>
          <table:table-cell office:value-type="float" office:value="-78.8952984" calcext:value-type="float">
            <text:p>-78.8952984</text:p>
          </table:table-cell>
        </table:table-row>
        <table:table-row table:style-name="ro1">
          <table:table-cell office:value-type="string" calcext:value-type="string">
            <text:p>2020-08-02 14:16:01.804</text:p>
          </table:table-cell>
          <table:table-cell office:value-type="float" office:value="43.9444316" calcext:value-type="float">
            <text:p>43.9444316</text:p>
          </table:table-cell>
          <table:table-cell office:value-type="float" office:value="-78.8952985" calcext:value-type="float">
            <text:p>-78.8952985</text:p>
          </table:table-cell>
        </table:table-row>
        <table:table-row table:style-name="ro1">
          <table:table-cell office:value-type="string" calcext:value-type="string">
            <text:p>2020-08-02 14:16:02.813</text:p>
          </table:table-cell>
          <table:table-cell office:value-type="float" office:value="43.9443852" calcext:value-type="float">
            <text:p>43.9443852</text:p>
          </table:table-cell>
          <table:table-cell office:value-type="float" office:value="-78.8952984" calcext:value-type="float">
            <text:p>-78.8952984</text:p>
          </table:table-cell>
        </table:table-row>
        <table:table-row table:style-name="ro1">
          <table:table-cell office:value-type="string" calcext:value-type="string">
            <text:p>2020-08-02 14:16:03.808</text:p>
          </table:table-cell>
          <table:table-cell office:value-type="float" office:value="43.944339" calcext:value-type="float">
            <text:p>43.944339</text:p>
          </table:table-cell>
          <table:table-cell office:value-type="float" office:value="-78.8952981" calcext:value-type="float">
            <text:p>-78.8952981</text:p>
          </table:table-cell>
        </table:table-row>
        <table:table-row table:style-name="ro1">
          <table:table-cell office:value-type="string" calcext:value-type="string">
            <text:p>2020-08-02 14:16:04.814</text:p>
          </table:table-cell>
          <table:table-cell office:value-type="float" office:value="43.9442932" calcext:value-type="float">
            <text:p>43.9442932</text:p>
          </table:table-cell>
          <table:table-cell office:value-type="float" office:value="-78.8952983" calcext:value-type="float">
            <text:p>-78.8952983</text:p>
          </table:table-cell>
        </table:table-row>
        <table:table-row table:style-name="ro1">
          <table:table-cell office:value-type="string" calcext:value-type="string">
            <text:p>2020-08-02 14:16:05.809</text:p>
          </table:table-cell>
          <table:table-cell office:value-type="float" office:value="43.9442573" calcext:value-type="float">
            <text:p>43.9442573</text:p>
          </table:table-cell>
          <table:table-cell office:value-type="float" office:value="-78.8952984" calcext:value-type="float">
            <text:p>-78.8952984</text:p>
          </table:table-cell>
        </table:table-row>
        <table:table-row table:style-name="ro1">
          <table:table-cell office:value-type="string" calcext:value-type="string">
            <text:p>2020-08-02 14:16:06.810</text:p>
          </table:table-cell>
          <table:table-cell office:value-type="float" office:value="43.9442112" calcext:value-type="float">
            <text:p>43.9442112</text:p>
          </table:table-cell>
          <table:table-cell office:value-type="float" office:value="-78.8952982" calcext:value-type="float">
            <text:p>-78.8952982</text:p>
          </table:table-cell>
        </table:table-row>
        <table:table-row table:style-name="ro1">
          <table:table-cell office:value-type="string" calcext:value-type="string">
            <text:p>2020-08-02 14:16:07.810</text:p>
          </table:table-cell>
          <table:table-cell office:value-type="float" office:value="43.9441646" calcext:value-type="float">
            <text:p>43.9441646</text:p>
          </table:table-cell>
          <table:table-cell office:value-type="float" office:value="-78.8952977" calcext:value-type="float">
            <text:p>-78.8952977</text:p>
          </table:table-cell>
        </table:table-row>
        <table:table-row table:style-name="ro1">
          <table:table-cell office:value-type="string" calcext:value-type="string">
            <text:p>2020-08-02 14:16:08.826</text:p>
          </table:table-cell>
          <table:table-cell office:value-type="float" office:value="43.9441185" calcext:value-type="float">
            <text:p>43.9441185</text:p>
          </table:table-cell>
          <table:table-cell office:value-type="float" office:value="-78.8952975" calcext:value-type="float">
            <text:p>-78.8952975</text:p>
          </table:table-cell>
        </table:table-row>
        <table:table-row table:style-name="ro1">
          <table:table-cell office:value-type="string" calcext:value-type="string">
            <text:p>2020-08-02 14:16:09.804</text:p>
          </table:table-cell>
          <table:table-cell office:value-type="float" office:value="43.9440729" calcext:value-type="float">
            <text:p>43.9440729</text:p>
          </table:table-cell>
          <table:table-cell office:value-type="float" office:value="-78.8952975" calcext:value-type="float">
            <text:p>-78.8952975</text:p>
          </table:table-cell>
        </table:table-row>
        <table:table-row table:style-name="ro1">
          <table:table-cell office:value-type="string" calcext:value-type="string">
            <text:p>2020-08-02 14:16:10.818</text:p>
          </table:table-cell>
          <table:table-cell office:value-type="float" office:value="43.9440279" calcext:value-type="float">
            <text:p>43.9440279</text:p>
          </table:table-cell>
          <table:table-cell office:value-type="float" office:value="-78.8952976" calcext:value-type="float">
            <text:p>-78.8952976</text:p>
          </table:table-cell>
        </table:table-row>
        <table:table-row table:style-name="ro1">
          <table:table-cell office:value-type="string" calcext:value-type="string">
            <text:p>2020-08-02 14:16:11.811</text:p>
          </table:table-cell>
          <table:table-cell office:value-type="float" office:value="43.9439819" calcext:value-type="float">
            <text:p>43.9439819</text:p>
          </table:table-cell>
          <table:table-cell office:value-type="float" office:value="-78.8952974" calcext:value-type="float">
            <text:p>-78.8952974</text:p>
          </table:table-cell>
        </table:table-row>
        <table:table-row table:style-name="ro1">
          <table:table-cell office:value-type="string" calcext:value-type="string">
            <text:p>2020-08-02 14:16:12.812</text:p>
          </table:table-cell>
          <table:table-cell office:value-type="float" office:value="43.9439354" calcext:value-type="float">
            <text:p>43.9439354</text:p>
          </table:table-cell>
          <table:table-cell office:value-type="float" office:value="-78.8952971" calcext:value-type="float">
            <text:p>-78.8952971</text:p>
          </table:table-cell>
        </table:table-row>
        <table:table-row table:style-name="ro1">
          <table:table-cell office:value-type="string" calcext:value-type="string">
            <text:p>2020-08-02 14:16:13.811</text:p>
          </table:table-cell>
          <table:table-cell office:value-type="float" office:value="43.9438892" calcext:value-type="float">
            <text:p>43.9438892</text:p>
          </table:table-cell>
          <table:table-cell office:value-type="float" office:value="-78.8952971" calcext:value-type="float">
            <text:p>-78.8952971</text:p>
          </table:table-cell>
        </table:table-row>
        <table:table-row table:style-name="ro1">
          <table:table-cell office:value-type="string" calcext:value-type="string">
            <text:p>2020-08-02 14:16:14.811</text:p>
          </table:table-cell>
          <table:table-cell office:value-type="float" office:value="43.9438435" calcext:value-type="float">
            <text:p>43.9438435</text:p>
          </table:table-cell>
          <table:table-cell office:value-type="float" office:value="-78.8952973" calcext:value-type="float">
            <text:p>-78.8952973</text:p>
          </table:table-cell>
        </table:table-row>
        <table:table-row table:style-name="ro1">
          <table:table-cell office:value-type="string" calcext:value-type="string">
            <text:p>2020-08-02 14:16:15.804</text:p>
          </table:table-cell>
          <table:table-cell office:value-type="float" office:value="43.9438076" calcext:value-type="float">
            <text:p>43.9438076</text:p>
          </table:table-cell>
          <table:table-cell office:value-type="float" office:value="-78.8952976" calcext:value-type="float">
            <text:p>-78.8952976</text:p>
          </table:table-cell>
        </table:table-row>
        <table:table-row table:style-name="ro1">
          <table:table-cell office:value-type="string" calcext:value-type="string">
            <text:p>2020-08-02 14:16:16.818</text:p>
          </table:table-cell>
          <table:table-cell office:value-type="float" office:value="43.9437621" calcext:value-type="float">
            <text:p>43.9437621</text:p>
          </table:table-cell>
          <table:table-cell office:value-type="float" office:value="-78.8952978" calcext:value-type="float">
            <text:p>-78.8952978</text:p>
          </table:table-cell>
        </table:table-row>
        <table:table-row table:style-name="ro1">
          <table:table-cell office:value-type="string" calcext:value-type="string">
            <text:p>2020-08-02 14:16:17.813</text:p>
          </table:table-cell>
          <table:table-cell office:value-type="float" office:value="43.9437159" calcext:value-type="float">
            <text:p>43.9437159</text:p>
          </table:table-cell>
          <table:table-cell office:value-type="float" office:value="-78.8952979" calcext:value-type="float">
            <text:p>-78.8952979</text:p>
          </table:table-cell>
        </table:table-row>
        <table:table-row table:style-name="ro1">
          <table:table-cell office:value-type="string" calcext:value-type="string">
            <text:p>2020-08-02 14:16:18.829</text:p>
          </table:table-cell>
          <table:table-cell office:value-type="float" office:value="43.9436782" calcext:value-type="float">
            <text:p>43.9436782</text:p>
          </table:table-cell>
          <table:table-cell office:value-type="float" office:value="-78.8952986" calcext:value-type="float">
            <text:p>-78.8952986</text:p>
          </table:table-cell>
        </table:table-row>
        <table:table-row table:style-name="ro1">
          <table:table-cell office:value-type="string" calcext:value-type="string">
            <text:p>2020-08-02 14:16:19.830</text:p>
          </table:table-cell>
          <table:table-cell office:value-type="float" office:value="43.9436601" calcext:value-type="float">
            <text:p>43.9436601</text:p>
          </table:table-cell>
          <table:table-cell office:value-type="float" office:value="-78.8953008" calcext:value-type="float">
            <text:p>-78.8953008</text:p>
          </table:table-cell>
        </table:table-row>
        <table:table-row table:style-name="ro1">
          <table:table-cell office:value-type="string" calcext:value-type="string">
            <text:p>2020-08-02 14:16:20.816</text:p>
          </table:table-cell>
          <table:table-cell office:value-type="float" office:value="43.9436523" calcext:value-type="float">
            <text:p>43.9436523</text:p>
          </table:table-cell>
          <table:table-cell office:value-type="float" office:value="-78.8952989" calcext:value-type="float">
            <text:p>-78.8952989</text:p>
          </table:table-cell>
        </table:table-row>
        <table:table-row table:style-name="ro1">
          <table:table-cell office:value-type="string" calcext:value-type="string">
            <text:p>2020-08-02 14:16:21.815</text:p>
          </table:table-cell>
          <table:table-cell office:value-type="float" office:value="43.9436545" calcext:value-type="float">
            <text:p>43.9436545</text:p>
          </table:table-cell>
          <table:table-cell office:value-type="float" office:value="-78.8952688" calcext:value-type="float">
            <text:p>-78.8952688</text:p>
          </table:table-cell>
        </table:table-row>
        <table:table-row table:style-name="ro1">
          <table:table-cell office:value-type="string" calcext:value-type="string">
            <text:p>2020-08-02 14:16:22.814</text:p>
          </table:table-cell>
          <table:table-cell office:value-type="float" office:value="43.9436667" calcext:value-type="float">
            <text:p>43.9436667</text:p>
          </table:table-cell>
          <table:table-cell office:value-type="float" office:value="-78.895212" calcext:value-type="float">
            <text:p>-78.895212</text:p>
          </table:table-cell>
        </table:table-row>
        <table:table-row table:style-name="ro1">
          <table:table-cell office:value-type="string" calcext:value-type="string">
            <text:p>2020-08-02 14:16:23.804</text:p>
          </table:table-cell>
          <table:table-cell office:value-type="float" office:value="43.9436797" calcext:value-type="float">
            <text:p>43.9436797</text:p>
          </table:table-cell>
          <table:table-cell office:value-type="float" office:value="-78.8951472" calcext:value-type="float">
            <text:p>-78.8951472</text:p>
          </table:table-cell>
        </table:table-row>
        <table:table-row table:style-name="ro1">
          <table:table-cell office:value-type="string" calcext:value-type="string">
            <text:p>2020-08-02 14:16:24.816</text:p>
          </table:table-cell>
          <table:table-cell office:value-type="float" office:value="43.9436889" calcext:value-type="float">
            <text:p>43.9436889</text:p>
          </table:table-cell>
          <table:table-cell office:value-type="float" office:value="-78.8950827" calcext:value-type="float">
            <text:p>-78.8950827</text:p>
          </table:table-cell>
        </table:table-row>
        <table:table-row table:style-name="ro1">
          <table:table-cell office:value-type="string" calcext:value-type="string">
            <text:p>2020-08-02 14:16:25.804</text:p>
          </table:table-cell>
          <table:table-cell office:value-type="float" office:value="43.9436889" calcext:value-type="float">
            <text:p>43.9436889</text:p>
          </table:table-cell>
          <table:table-cell office:value-type="float" office:value="-78.8950827" calcext:value-type="float">
            <text:p>-78.8950827</text:p>
          </table:table-cell>
        </table:table-row>
        <table:table-row table:style-name="ro1">
          <table:table-cell office:value-type="string" calcext:value-type="string">
            <text:p>2020-08-02 14:16:26.816</text:p>
          </table:table-cell>
          <table:table-cell office:value-type="float" office:value="43.943695" calcext:value-type="float">
            <text:p>43.943695</text:p>
          </table:table-cell>
          <table:table-cell office:value-type="float" office:value="-78.8950322" calcext:value-type="float">
            <text:p>-78.8950322</text:p>
          </table:table-cell>
        </table:table-row>
        <table:table-row table:style-name="ro1">
          <table:table-cell office:value-type="string" calcext:value-type="string">
            <text:p>2020-08-02 14:16:27.804</text:p>
          </table:table-cell>
          <table:table-cell office:value-type="float" office:value="43.9437018" calcext:value-type="float">
            <text:p>43.9437018</text:p>
          </table:table-cell>
          <table:table-cell office:value-type="float" office:value="-78.8949737" calcext:value-type="float">
            <text:p>-78.8949737</text:p>
          </table:table-cell>
        </table:table-row>
        <table:table-row table:style-name="ro1">
          <table:table-cell office:value-type="string" calcext:value-type="string">
            <text:p>2020-08-02 14:16:28.804</text:p>
          </table:table-cell>
          <table:table-cell office:value-type="float" office:value="43.9437047" calcext:value-type="float">
            <text:p>43.9437047</text:p>
          </table:table-cell>
          <table:table-cell office:value-type="float" office:value="-78.8949388" calcext:value-type="float">
            <text:p>-78.8949388</text:p>
          </table:table-cell>
        </table:table-row>
        <table:table-row table:style-name="ro1">
          <table:table-cell office:value-type="string" calcext:value-type="string">
            <text:p>2020-08-02 14:16:29.818</text:p>
          </table:table-cell>
          <table:table-cell office:value-type="float" office:value="43.9437055" calcext:value-type="float">
            <text:p>43.9437055</text:p>
          </table:table-cell>
          <table:table-cell office:value-type="float" office:value="-78.8949212" calcext:value-type="float">
            <text:p>-78.8949212</text:p>
          </table:table-cell>
        </table:table-row>
        <table:table-row table:style-name="ro1">
          <table:table-cell office:value-type="string" calcext:value-type="string">
            <text:p>2020-08-02 14:16:30.818</text:p>
          </table:table-cell>
          <table:table-cell office:value-type="float" office:value="43.9437246" calcext:value-type="float">
            <text:p>43.9437246</text:p>
          </table:table-cell>
          <table:table-cell office:value-type="float" office:value="-78.8949098" calcext:value-type="float">
            <text:p>-78.8949098</text:p>
          </table:table-cell>
        </table:table-row>
        <table:table-row table:style-name="ro1">
          <table:table-cell office:value-type="string" calcext:value-type="string">
            <text:p>2020-08-02 14:16:31.807</text:p>
          </table:table-cell>
          <table:table-cell office:value-type="float" office:value="43.9437652" calcext:value-type="float">
            <text:p>43.9437652</text:p>
          </table:table-cell>
          <table:table-cell office:value-type="float" office:value="-78.8949116" calcext:value-type="float">
            <text:p>-78.8949116</text:p>
          </table:table-cell>
        </table:table-row>
        <table:table-row table:style-name="ro1">
          <table:table-cell office:value-type="string" calcext:value-type="string">
            <text:p>2020-08-02 14:16:32.813</text:p>
          </table:table-cell>
          <table:table-cell office:value-type="float" office:value="43.9438111" calcext:value-type="float">
            <text:p>43.9438111</text:p>
          </table:table-cell>
          <table:table-cell office:value-type="float" office:value="-78.8949167" calcext:value-type="float">
            <text:p>-78.8949167</text:p>
          </table:table-cell>
        </table:table-row>
        <table:table-row table:style-name="ro1">
          <table:table-cell office:value-type="string" calcext:value-type="string">
            <text:p>2020-08-02 14:16:33.818</text:p>
          </table:table-cell>
          <table:table-cell office:value-type="float" office:value="43.9438581" calcext:value-type="float">
            <text:p>43.9438581</text:p>
          </table:table-cell>
          <table:table-cell office:value-type="float" office:value="-78.8949177" calcext:value-type="float">
            <text:p>-78.8949177</text:p>
          </table:table-cell>
        </table:table-row>
        <table:table-row table:style-name="ro1">
          <table:table-cell office:value-type="string" calcext:value-type="string">
            <text:p>2020-08-02 14:16:34.805</text:p>
          </table:table-cell>
          <table:table-cell office:value-type="float" office:value="43.9439052" calcext:value-type="float">
            <text:p>43.9439052</text:p>
          </table:table-cell>
          <table:table-cell office:value-type="float" office:value="-78.8949164" calcext:value-type="float">
            <text:p>-78.8949164</text:p>
          </table:table-cell>
        </table:table-row>
        <table:table-row table:style-name="ro1">
          <table:table-cell office:value-type="string" calcext:value-type="string">
            <text:p>2020-08-02 14:16:35.813</text:p>
          </table:table-cell>
          <table:table-cell office:value-type="float" office:value="43.9439515" calcext:value-type="float">
            <text:p>43.9439515</text:p>
          </table:table-cell>
          <table:table-cell office:value-type="float" office:value="-78.8949145" calcext:value-type="float">
            <text:p>-78.8949145</text:p>
          </table:table-cell>
        </table:table-row>
        <table:table-row table:style-name="ro1">
          <table:table-cell office:value-type="string" calcext:value-type="string">
            <text:p>2020-08-02 14:16:36.805</text:p>
          </table:table-cell>
          <table:table-cell office:value-type="float" office:value="43.9439882" calcext:value-type="float">
            <text:p>43.9439882</text:p>
          </table:table-cell>
          <table:table-cell office:value-type="float" office:value="-78.8949131" calcext:value-type="float">
            <text:p>-78.8949131</text:p>
          </table:table-cell>
        </table:table-row>
        <table:table-row table:style-name="ro1">
          <table:table-cell office:value-type="string" calcext:value-type="string">
            <text:p>2020-08-02 14:16:37.804</text:p>
          </table:table-cell>
          <table:table-cell office:value-type="float" office:value="43.9440339" calcext:value-type="float">
            <text:p>43.9440339</text:p>
          </table:table-cell>
          <table:table-cell office:value-type="float" office:value="-78.894912" calcext:value-type="float">
            <text:p>-78.894912</text:p>
          </table:table-cell>
        </table:table-row>
        <table:table-row table:style-name="ro1">
          <table:table-cell office:value-type="string" calcext:value-type="string">
            <text:p>2020-08-02 14:16:38.811</text:p>
          </table:table-cell>
          <table:table-cell office:value-type="float" office:value="43.9440807" calcext:value-type="float">
            <text:p>43.9440807</text:p>
          </table:table-cell>
          <table:table-cell office:value-type="float" office:value="-78.8949112" calcext:value-type="float">
            <text:p>-78.8949112</text:p>
          </table:table-cell>
        </table:table-row>
        <table:table-row table:style-name="ro1">
          <table:table-cell office:value-type="string" calcext:value-type="string">
            <text:p>2020-08-02 14:16:39.838</text:p>
          </table:table-cell>
          <table:table-cell office:value-type="float" office:value="43.9441273" calcext:value-type="float">
            <text:p>43.9441273</text:p>
          </table:table-cell>
          <table:table-cell office:value-type="float" office:value="-78.8949106" calcext:value-type="float">
            <text:p>-78.8949106</text:p>
          </table:table-cell>
        </table:table-row>
        <table:table-row table:style-name="ro1">
          <table:table-cell office:value-type="string" calcext:value-type="string">
            <text:p>2020-08-02 14:16:40.821</text:p>
          </table:table-cell>
          <table:table-cell office:value-type="float" office:value="43.9441734" calcext:value-type="float">
            <text:p>43.9441734</text:p>
          </table:table-cell>
          <table:table-cell office:value-type="float" office:value="-78.8949101" calcext:value-type="float">
            <text:p>-78.8949101</text:p>
          </table:table-cell>
        </table:table-row>
        <table:table-row table:style-name="ro1">
          <table:table-cell office:value-type="string" calcext:value-type="string">
            <text:p>2020-08-02 14:16:41.811</text:p>
          </table:table-cell>
          <table:table-cell office:value-type="float" office:value="43.9442188" calcext:value-type="float">
            <text:p>43.9442188</text:p>
          </table:table-cell>
          <table:table-cell office:value-type="float" office:value="-78.8949097" calcext:value-type="float">
            <text:p>-78.8949097</text:p>
          </table:table-cell>
        </table:table-row>
        <table:table-row table:style-name="ro1">
          <table:table-cell office:value-type="string" calcext:value-type="string">
            <text:p>2020-08-02 14:16:42.808</text:p>
          </table:table-cell>
          <table:table-cell office:value-type="float" office:value="43.9442643" calcext:value-type="float">
            <text:p>43.9442643</text:p>
          </table:table-cell>
          <table:table-cell office:value-type="float" office:value="-78.8949094" calcext:value-type="float">
            <text:p>-78.8949094</text:p>
          </table:table-cell>
        </table:table-row>
        <table:table-row table:style-name="ro1">
          <table:table-cell office:value-type="string" calcext:value-type="string">
            <text:p>2020-08-02 14:16:43.814</text:p>
          </table:table-cell>
          <table:table-cell office:value-type="float" office:value="43.9443105" calcext:value-type="float">
            <text:p>43.9443105</text:p>
          </table:table-cell>
          <table:table-cell office:value-type="float" office:value="-78.8949093" calcext:value-type="float">
            <text:p>-78.8949093</text:p>
          </table:table-cell>
        </table:table-row>
        <table:table-row table:style-name="ro1">
          <table:table-cell office:value-type="string" calcext:value-type="string">
            <text:p>2020-08-02 14:16:44.823</text:p>
          </table:table-cell>
          <table:table-cell office:value-type="float" office:value="43.9443567" calcext:value-type="float">
            <text:p>43.9443567</text:p>
          </table:table-cell>
          <table:table-cell office:value-type="float" office:value="-78.894909" calcext:value-type="float">
            <text:p>-78.894909</text:p>
          </table:table-cell>
        </table:table-row>
        <table:table-row table:style-name="ro1">
          <table:table-cell office:value-type="string" calcext:value-type="string">
            <text:p>2020-08-02 14:16:45.823</text:p>
          </table:table-cell>
          <table:table-cell office:value-type="float" office:value="43.9444024" calcext:value-type="float">
            <text:p>43.9444024</text:p>
          </table:table-cell>
          <table:table-cell office:value-type="float" office:value="-78.8949088" calcext:value-type="float">
            <text:p>-78.8949088</text:p>
          </table:table-cell>
        </table:table-row>
        <table:table-row table:style-name="ro1">
          <table:table-cell office:value-type="string" calcext:value-type="string">
            <text:p>2020-08-02 14:16:46.808</text:p>
          </table:table-cell>
          <table:table-cell office:value-type="float" office:value="43.944433" calcext:value-type="float">
            <text:p>43.944433</text:p>
          </table:table-cell>
          <table:table-cell office:value-type="float" office:value="-78.8949084" calcext:value-type="float">
            <text:p>-78.8949084</text:p>
          </table:table-cell>
        </table:table-row>
        <table:table-row table:style-name="ro1">
          <table:table-cell office:value-type="string" calcext:value-type="string">
            <text:p>2020-08-02 14:16:47.807</text:p>
          </table:table-cell>
          <table:table-cell office:value-type="float" office:value="43.9444531" calcext:value-type="float">
            <text:p>43.9444531</text:p>
          </table:table-cell>
          <table:table-cell office:value-type="float" office:value="-78.8949067" calcext:value-type="float">
            <text:p>-78.8949067</text:p>
          </table:table-cell>
        </table:table-row>
        <table:table-row table:style-name="ro1">
          <table:table-cell office:value-type="string" calcext:value-type="string">
            <text:p>2020-08-02 14:16:48.824</text:p>
          </table:table-cell>
          <table:table-cell office:value-type="float" office:value="43.9444618" calcext:value-type="float">
            <text:p>43.9444618</text:p>
          </table:table-cell>
          <table:table-cell office:value-type="float" office:value="-78.8949064" calcext:value-type="float">
            <text:p>-78.8949064</text:p>
          </table:table-cell>
        </table:table-row>
        <table:table-row table:style-name="ro1">
          <table:table-cell office:value-type="string" calcext:value-type="string">
            <text:p>2020-08-02 14:16:49.813</text:p>
          </table:table-cell>
          <table:table-cell office:value-type="float" office:value="43.9444718" calcext:value-type="float">
            <text:p>43.9444718</text:p>
          </table:table-cell>
          <table:table-cell office:value-type="float" office:value="-78.8949333" calcext:value-type="float">
            <text:p>-78.8949333</text:p>
          </table:table-cell>
        </table:table-row>
        <table:table-row table:style-name="ro1">
          <table:table-cell office:value-type="string" calcext:value-type="string">
            <text:p>2020-08-02 14:16:50.806</text:p>
          </table:table-cell>
          <table:table-cell office:value-type="float" office:value="43.944486" calcext:value-type="float">
            <text:p>43.944486</text:p>
          </table:table-cell>
          <table:table-cell office:value-type="float" office:value="-78.8949879" calcext:value-type="float">
            <text:p>-78.8949879</text:p>
          </table:table-cell>
        </table:table-row>
        <table:table-row table:style-name="ro1">
          <table:table-cell office:value-type="string" calcext:value-type="string">
            <text:p>2020-08-02 14:16:51.814</text:p>
          </table:table-cell>
          <table:table-cell office:value-type="float" office:value="43.9445055" calcext:value-type="float">
            <text:p>43.9445055</text:p>
          </table:table-cell>
          <table:table-cell office:value-type="float" office:value="-78.8950471" calcext:value-type="float">
            <text:p>-78.8950471</text:p>
          </table:table-cell>
        </table:table-row>
        <table:table-row table:style-name="ro1">
          <table:table-cell office:value-type="string" calcext:value-type="string">
            <text:p>2020-08-02 14:16:52.814</text:p>
          </table:table-cell>
          <table:table-cell office:value-type="float" office:value="43.9445266" calcext:value-type="float">
            <text:p>43.9445266</text:p>
          </table:table-cell>
          <table:table-cell office:value-type="float" office:value="-78.8951047" calcext:value-type="float">
            <text:p>-78.8951047</text:p>
          </table:table-cell>
        </table:table-row>
        <table:table-row table:style-name="ro1">
          <table:table-cell office:value-type="string" calcext:value-type="string">
            <text:p>2020-08-02 14:16:53.804</text:p>
          </table:table-cell>
          <table:table-cell office:value-type="float" office:value="43.9445483" calcext:value-type="float">
            <text:p>43.9445483</text:p>
          </table:table-cell>
          <table:table-cell office:value-type="float" office:value="-78.8951629" calcext:value-type="float">
            <text:p>-78.8951629</text:p>
          </table:table-cell>
        </table:table-row>
        <table:table-row table:style-name="ro1">
          <table:table-cell office:value-type="string" calcext:value-type="string">
            <text:p>2020-08-02 14:16:54.810</text:p>
          </table:table-cell>
          <table:table-cell office:value-type="float" office:value="43.9445699" calcext:value-type="float">
            <text:p>43.9445699</text:p>
          </table:table-cell>
          <table:table-cell office:value-type="float" office:value="-78.8952213" calcext:value-type="float">
            <text:p>-78.8952213</text:p>
          </table:table-cell>
        </table:table-row>
        <table:table-row table:style-name="ro1">
          <table:table-cell office:value-type="string" calcext:value-type="string">
            <text:p>2020-08-02 14:16:55.804</text:p>
          </table:table-cell>
          <table:table-cell office:value-type="float" office:value="43.9445913" calcext:value-type="float">
            <text:p>43.9445913</text:p>
          </table:table-cell>
          <table:table-cell office:value-type="float" office:value="-78.8952787" calcext:value-type="float">
            <text:p>-78.8952787</text:p>
          </table:table-cell>
        </table:table-row>
        <table:table-row table:style-name="ro1">
          <table:table-cell office:value-type="string" calcext:value-type="string">
            <text:p>2020-08-02 14:16:56.827</text:p>
          </table:table-cell>
          <table:table-cell office:value-type="float" office:value="43.9446123" calcext:value-type="float">
            <text:p>43.9446123</text:p>
          </table:table-cell>
          <table:table-cell office:value-type="float" office:value="-78.8953351" calcext:value-type="float">
            <text:p>-78.8953351</text:p>
          </table:table-cell>
        </table:table-row>
        <table:table-row table:style-name="ro1">
          <table:table-cell office:value-type="string" calcext:value-type="string">
            <text:p>2020-08-02 14:16:57.810</text:p>
          </table:table-cell>
          <table:table-cell office:value-type="float" office:value="43.9446287" calcext:value-type="float">
            <text:p>43.9446287</text:p>
          </table:table-cell>
          <table:table-cell office:value-type="float" office:value="-78.8953798" calcext:value-type="float">
            <text:p>-78.8953798</text:p>
          </table:table-cell>
        </table:table-row>
        <table:table-row table:style-name="ro1">
          <table:table-cell office:value-type="string" calcext:value-type="string">
            <text:p>2020-08-02 14:16:58.812</text:p>
          </table:table-cell>
          <table:table-cell office:value-type="float" office:value="43.9446493" calcext:value-type="float">
            <text:p>43.9446493</text:p>
          </table:table-cell>
          <table:table-cell office:value-type="float" office:value="-78.8954365" calcext:value-type="float">
            <text:p>-78.8954365</text:p>
          </table:table-cell>
        </table:table-row>
        <table:table-row table:style-name="ro1">
          <table:table-cell office:value-type="string" calcext:value-type="string">
            <text:p>2020-08-02 14:16:59.804</text:p>
          </table:table-cell>
          <table:table-cell office:value-type="float" office:value="43.9446702" calcext:value-type="float">
            <text:p>43.9446702</text:p>
          </table:table-cell>
          <table:table-cell office:value-type="float" office:value="-78.8954945" calcext:value-type="float">
            <text:p>-78.8954945</text:p>
          </table:table-cell>
        </table:table-row>
        <table:table-row table:style-name="ro1">
          <table:table-cell office:value-type="string" calcext:value-type="string">
            <text:p>2020-08-02 14:17:00.810</text:p>
          </table:table-cell>
          <table:table-cell office:value-type="float" office:value="43.9446909" calcext:value-type="float">
            <text:p>43.9446909</text:p>
          </table:table-cell>
          <table:table-cell office:value-type="float" office:value="-78.895552" calcext:value-type="float">
            <text:p>-78.895552</text:p>
          </table:table-cell>
        </table:table-row>
        <table:table-row table:style-name="ro1">
          <table:table-cell office:value-type="string" calcext:value-type="string">
            <text:p>2020-08-02 14:17:01.804</text:p>
          </table:table-cell>
          <table:table-cell office:value-type="float" office:value="43.9447112" calcext:value-type="float">
            <text:p>43.9447112</text:p>
          </table:table-cell>
          <table:table-cell office:value-type="float" office:value="-78.8956089" calcext:value-type="float">
            <text:p>-78.8956089</text:p>
          </table:table-cell>
        </table:table-row>
        <table:table-row table:style-name="ro1">
          <table:table-cell office:value-type="string" calcext:value-type="string">
            <text:p>2020-08-02 14:17:02.814</text:p>
          </table:table-cell>
          <table:table-cell office:value-type="float" office:value="43.9447311" calcext:value-type="float">
            <text:p>43.9447311</text:p>
          </table:table-cell>
          <table:table-cell office:value-type="float" office:value="-78.895665" calcext:value-type="float">
            <text:p>-78.895665</text:p>
          </table:table-cell>
        </table:table-row>
        <table:table-row table:style-name="ro1">
          <table:table-cell office:value-type="string" calcext:value-type="string">
            <text:p>2020-08-02 14:17:03.814</text:p>
          </table:table-cell>
          <table:table-cell office:value-type="float" office:value="43.9447512" calcext:value-type="float">
            <text:p>43.9447512</text:p>
          </table:table-cell>
          <table:table-cell office:value-type="float" office:value="-78.8957213" calcext:value-type="float">
            <text:p>-78.8957213</text:p>
          </table:table-cell>
        </table:table-row>
        <table:table-row table:style-name="ro1">
          <table:table-cell office:value-type="string" calcext:value-type="string">
            <text:p>2020-08-02 14:17:04.815</text:p>
          </table:table-cell>
          <table:table-cell office:value-type="float" office:value="43.9447714" calcext:value-type="float">
            <text:p>43.9447714</text:p>
          </table:table-cell>
          <table:table-cell office:value-type="float" office:value="-78.8957789" calcext:value-type="float">
            <text:p>-78.8957789</text:p>
          </table:table-cell>
        </table:table-row>
        <table:table-row table:style-name="ro1">
          <table:table-cell office:value-type="string" calcext:value-type="string">
            <text:p>2020-08-02 14:17:05.814</text:p>
          </table:table-cell>
          <table:table-cell office:value-type="float" office:value="43.9447714" calcext:value-type="float">
            <text:p>43.9447714</text:p>
          </table:table-cell>
          <table:table-cell office:value-type="float" office:value="-78.8957789" calcext:value-type="float">
            <text:p>-78.8957789</text:p>
          </table:table-cell>
        </table:table-row>
        <table:table-row table:style-name="ro1">
          <table:table-cell office:value-type="string" calcext:value-type="string">
            <text:p>2020-08-02 14:17:06.804</text:p>
          </table:table-cell>
          <table:table-cell office:value-type="float" office:value="43.9447916" calcext:value-type="float">
            <text:p>43.9447916</text:p>
          </table:table-cell>
          <table:table-cell office:value-type="float" office:value="-78.8958364" calcext:value-type="float">
            <text:p>-78.8958364</text:p>
          </table:table-cell>
        </table:table-row>
        <table:table-row table:style-name="ro1">
          <table:table-cell office:value-type="string" calcext:value-type="string">
            <text:p>2020-08-02 14:17:07.819</text:p>
          </table:table-cell>
          <table:table-cell office:value-type="float" office:value="43.9448118" calcext:value-type="float">
            <text:p>43.9448118</text:p>
          </table:table-cell>
          <table:table-cell office:value-type="float" office:value="-78.8958933" calcext:value-type="float">
            <text:p>-78.8958933</text:p>
          </table:table-cell>
        </table:table-row>
        <table:table-row table:style-name="ro1">
          <table:table-cell office:value-type="string" calcext:value-type="string">
            <text:p>2020-08-02 14:17:08.815</text:p>
          </table:table-cell>
          <table:table-cell office:value-type="float" office:value="43.944828" calcext:value-type="float">
            <text:p>43.944828</text:p>
          </table:table-cell>
          <table:table-cell office:value-type="float" office:value="-78.8959387" calcext:value-type="float">
            <text:p>-78.8959387</text:p>
          </table:table-cell>
        </table:table-row>
        <table:table-row table:style-name="ro1">
          <table:table-cell office:value-type="string" calcext:value-type="string">
            <text:p>2020-08-02 14:17:09.816</text:p>
          </table:table-cell>
          <table:table-cell office:value-type="float" office:value="43.9448482" calcext:value-type="float">
            <text:p>43.9448482</text:p>
          </table:table-cell>
          <table:table-cell office:value-type="float" office:value="-78.8959957" calcext:value-type="float">
            <text:p>-78.8959957</text:p>
          </table:table-cell>
        </table:table-row>
        <table:table-row table:style-name="ro1">
          <table:table-cell office:value-type="string" calcext:value-type="string">
            <text:p>2020-08-02 14:17:10.817</text:p>
          </table:table-cell>
          <table:table-cell office:value-type="float" office:value="43.9448691" calcext:value-type="float">
            <text:p>43.9448691</text:p>
          </table:table-cell>
          <table:table-cell office:value-type="float" office:value="-78.8960539" calcext:value-type="float">
            <text:p>-78.8960539</text:p>
          </table:table-cell>
        </table:table-row>
        <table:table-row table:style-name="ro1">
          <table:table-cell office:value-type="string" calcext:value-type="string">
            <text:p>2020-08-02 14:17:11.815</text:p>
          </table:table-cell>
          <table:table-cell office:value-type="float" office:value="43.9448899" calcext:value-type="float">
            <text:p>43.9448899</text:p>
          </table:table-cell>
          <table:table-cell office:value-type="float" office:value="-78.8961117" calcext:value-type="float">
            <text:p>-78.8961117</text:p>
          </table:table-cell>
        </table:table-row>
        <table:table-row table:style-name="ro1">
          <table:table-cell office:value-type="string" calcext:value-type="string">
            <text:p>2020-08-02 14:17:12.807</text:p>
          </table:table-cell>
          <table:table-cell office:value-type="float" office:value="43.9449103" calcext:value-type="float">
            <text:p>43.9449103</text:p>
          </table:table-cell>
          <table:table-cell office:value-type="float" office:value="-78.8961686" calcext:value-type="float">
            <text:p>-78.8961686</text:p>
          </table:table-cell>
        </table:table-row>
        <table:table-row table:style-name="ro1">
          <table:table-cell office:value-type="string" calcext:value-type="string">
            <text:p>2020-08-02 14:17:13.814</text:p>
          </table:table-cell>
          <table:table-cell office:value-type="float" office:value="43.9449306" calcext:value-type="float">
            <text:p>43.9449306</text:p>
          </table:table-cell>
          <table:table-cell office:value-type="float" office:value="-78.8962249" calcext:value-type="float">
            <text:p>-78.8962249</text:p>
          </table:table-cell>
        </table:table-row>
        <table:table-row table:style-name="ro1">
          <table:table-cell office:value-type="string" calcext:value-type="string">
            <text:p>2020-08-02 14:17:14.804</text:p>
          </table:table-cell>
          <table:table-cell office:value-type="float" office:value="43.9449505" calcext:value-type="float">
            <text:p>43.9449505</text:p>
          </table:table-cell>
          <table:table-cell office:value-type="float" office:value="-78.8962816" calcext:value-type="float">
            <text:p>-78.8962816</text:p>
          </table:table-cell>
        </table:table-row>
        <table:table-row table:style-name="ro1">
          <table:table-cell office:value-type="string" calcext:value-type="string">
            <text:p>2020-08-02 14:17:15.804</text:p>
          </table:table-cell>
          <table:table-cell office:value-type="float" office:value="43.944971" calcext:value-type="float">
            <text:p>43.944971</text:p>
          </table:table-cell>
          <table:table-cell office:value-type="float" office:value="-78.8963393" calcext:value-type="float">
            <text:p>-78.8963393</text:p>
          </table:table-cell>
        </table:table-row>
        <table:table-row table:style-name="ro1">
          <table:table-cell office:value-type="string" calcext:value-type="string">
            <text:p>2020-08-02 14:17:16.819</text:p>
          </table:table-cell>
          <table:table-cell office:value-type="float" office:value="43.9449915" calcext:value-type="float">
            <text:p>43.9449915</text:p>
          </table:table-cell>
          <table:table-cell office:value-type="float" office:value="-78.8963965" calcext:value-type="float">
            <text:p>-78.8963965</text:p>
          </table:table-cell>
        </table:table-row>
        <table:table-row table:style-name="ro1">
          <table:table-cell office:value-type="string" calcext:value-type="string">
            <text:p>2020-08-02 14:17:17.804</text:p>
          </table:table-cell>
          <table:table-cell office:value-type="float" office:value="43.9450119" calcext:value-type="float">
            <text:p>43.9450119</text:p>
          </table:table-cell>
          <table:table-cell office:value-type="float" office:value="-78.8964532" calcext:value-type="float">
            <text:p>-78.8964532</text:p>
          </table:table-cell>
        </table:table-row>
        <table:table-row table:style-name="ro1">
          <table:table-cell office:value-type="string" calcext:value-type="string">
            <text:p>2020-08-02 14:17:18.804</text:p>
          </table:table-cell>
          <table:table-cell office:value-type="float" office:value="43.9450281" calcext:value-type="float">
            <text:p>43.9450281</text:p>
          </table:table-cell>
          <table:table-cell office:value-type="float" office:value="-78.8964982" calcext:value-type="float">
            <text:p>-78.8964982</text:p>
          </table:table-cell>
        </table:table-row>
        <table:table-row table:style-name="ro1">
          <table:table-cell office:value-type="string" calcext:value-type="string">
            <text:p>2020-08-02 14:17:19.805</text:p>
          </table:table-cell>
          <table:table-cell office:value-type="float" office:value="43.9450481" calcext:value-type="float">
            <text:p>43.9450481</text:p>
          </table:table-cell>
          <table:table-cell office:value-type="float" office:value="-78.8965541" calcext:value-type="float">
            <text:p>-78.8965541</text:p>
          </table:table-cell>
        </table:table-row>
        <table:table-row table:style-name="ro1">
          <table:table-cell office:value-type="string" calcext:value-type="string">
            <text:p>2020-08-02 14:17:20.819</text:p>
          </table:table-cell>
          <table:table-cell office:value-type="float" office:value="43.9450685" calcext:value-type="float">
            <text:p>43.9450685</text:p>
          </table:table-cell>
          <table:table-cell office:value-type="float" office:value="-78.8966114" calcext:value-type="float">
            <text:p>-78.8966114</text:p>
          </table:table-cell>
        </table:table-row>
        <table:table-row table:style-name="ro1">
          <table:table-cell office:value-type="string" calcext:value-type="string">
            <text:p>2020-08-02 14:17:21.819</text:p>
          </table:table-cell>
          <table:table-cell office:value-type="float" office:value="43.9450891" calcext:value-type="float">
            <text:p>43.9450891</text:p>
          </table:table-cell>
          <table:table-cell office:value-type="float" office:value="-78.896669" calcext:value-type="float">
            <text:p>-78.896669</text:p>
          </table:table-cell>
        </table:table-row>
        <table:table-row table:style-name="ro1">
          <table:table-cell office:value-type="string" calcext:value-type="string">
            <text:p>2020-08-02 14:17:22.811</text:p>
          </table:table-cell>
          <table:table-cell office:value-type="float" office:value="43.9451098" calcext:value-type="float">
            <text:p>43.9451098</text:p>
          </table:table-cell>
          <table:table-cell office:value-type="float" office:value="-78.8967262" calcext:value-type="float">
            <text:p>-78.8967262</text:p>
          </table:table-cell>
        </table:table-row>
        <table:table-row table:style-name="ro1">
          <table:table-cell office:value-type="string" calcext:value-type="string">
            <text:p>2020-08-02 14:17:23.804</text:p>
          </table:table-cell>
          <table:table-cell office:value-type="float" office:value="43.9451302" calcext:value-type="float">
            <text:p>43.9451302</text:p>
          </table:table-cell>
          <table:table-cell office:value-type="float" office:value="-78.8967818" calcext:value-type="float">
            <text:p>-78.8967818</text:p>
          </table:table-cell>
        </table:table-row>
        <table:table-row table:style-name="ro1">
          <table:table-cell office:value-type="string" calcext:value-type="string">
            <text:p>2020-08-02 14:17:24.804</text:p>
          </table:table-cell>
          <table:table-cell office:value-type="float" office:value="43.9451451" calcext:value-type="float">
            <text:p>43.9451451</text:p>
          </table:table-cell>
          <table:table-cell office:value-type="float" office:value="-78.896817" calcext:value-type="float">
            <text:p>-78.896817</text:p>
          </table:table-cell>
        </table:table-row>
        <table:table-row table:style-name="ro1">
          <table:table-cell office:value-type="string" calcext:value-type="string">
            <text:p>2020-08-02 14:17:25.820</text:p>
          </table:table-cell>
          <table:table-cell office:value-type="float" office:value="43.9451521" calcext:value-type="float">
            <text:p>43.9451521</text:p>
          </table:table-cell>
          <table:table-cell office:value-type="float" office:value="-78.8968315" calcext:value-type="float">
            <text:p>-78.8968315</text:p>
          </table:table-cell>
        </table:table-row>
        <table:table-row table:style-name="ro1">
          <table:table-cell office:value-type="string" calcext:value-type="string">
            <text:p>2020-08-02 14:17:26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375" calcext:value-type="float">
            <text:p>-78.8968375</text:p>
          </table:table-cell>
        </table:table-row>
        <table:table-row table:style-name="ro1">
          <table:table-cell office:value-type="string" calcext:value-type="string">
            <text:p>2020-08-02 14:17:27.813</text:p>
          </table:table-cell>
          <table:table-cell office:value-type="float" office:value="43.9451557" calcext:value-type="float">
            <text:p>43.9451557</text:p>
          </table:table-cell>
          <table:table-cell office:value-type="float" office:value="-78.8968415" calcext:value-type="float">
            <text:p>-78.8968415</text:p>
          </table:table-cell>
        </table:table-row>
        <table:table-row table:style-name="ro1">
          <table:table-cell office:value-type="string" calcext:value-type="string">
            <text:p>2020-08-02 14:17:28.807</text:p>
          </table:table-cell>
          <table:table-cell office:value-type="float" office:value="43.9451558" calcext:value-type="float">
            <text:p>43.9451558</text:p>
          </table:table-cell>
          <table:table-cell office:value-type="float" office:value="-78.8968446" calcext:value-type="float">
            <text:p>-78.8968446</text:p>
          </table:table-cell>
        </table:table-row>
        <table:table-row table:style-name="ro1">
          <table:table-cell office:value-type="string" calcext:value-type="string">
            <text:p>2020-08-02 14:17:29.806</text:p>
          </table:table-cell>
          <table:table-cell office:value-type="float" office:value="43.9451558" calcext:value-type="float">
            <text:p>43.9451558</text:p>
          </table:table-cell>
          <table:table-cell office:value-type="float" office:value="-78.8968475" calcext:value-type="float">
            <text:p>-78.8968475</text:p>
          </table:table-cell>
        </table:table-row>
        <table:table-row table:style-name="ro1">
          <table:table-cell office:value-type="string" calcext:value-type="string">
            <text:p>2020-08-02 14:17:30.822</text:p>
          </table:table-cell>
          <table:table-cell office:value-type="float" office:value="43.9451557" calcext:value-type="float">
            <text:p>43.9451557</text:p>
          </table:table-cell>
          <table:table-cell office:value-type="float" office:value="-78.8968495" calcext:value-type="float">
            <text:p>-78.8968495</text:p>
          </table:table-cell>
        </table:table-row>
        <table:table-row table:style-name="ro1">
          <table:table-cell office:value-type="string" calcext:value-type="string">
            <text:p>2020-08-02 14:17:31.805</text:p>
          </table:table-cell>
          <table:table-cell office:value-type="float" office:value="43.9451553" calcext:value-type="float">
            <text:p>43.9451553</text:p>
          </table:table-cell>
          <table:table-cell office:value-type="float" office:value="-78.8968506" calcext:value-type="float">
            <text:p>-78.8968506</text:p>
          </table:table-cell>
        </table:table-row>
        <table:table-row table:style-name="ro1">
          <table:table-cell office:value-type="string" calcext:value-type="string">
            <text:p>2020-08-02 14:17:32.806</text:p>
          </table:table-cell>
          <table:table-cell office:value-type="float" office:value="43.9451547" calcext:value-type="float">
            <text:p>43.9451547</text:p>
          </table:table-cell>
          <table:table-cell office:value-type="float" office:value="-78.8968511" calcext:value-type="float">
            <text:p>-78.8968511</text:p>
          </table:table-cell>
        </table:table-row>
        <table:table-row table:style-name="ro1">
          <table:table-cell office:value-type="string" calcext:value-type="string">
            <text:p>2020-08-02 14:17:33.806</text:p>
          </table:table-cell>
          <table:table-cell office:value-type="float" office:value="43.9451545" calcext:value-type="float">
            <text:p>43.9451545</text:p>
          </table:table-cell>
          <table:table-cell office:value-type="float" office:value="-78.8968515" calcext:value-type="float">
            <text:p>-78.8968515</text:p>
          </table:table-cell>
        </table:table-row>
        <table:table-row table:style-name="ro1">
          <table:table-cell office:value-type="string" calcext:value-type="string">
            <text:p>2020-08-02 14:17:34.825</text:p>
          </table:table-cell>
          <table:table-cell office:value-type="float" office:value="43.9451545" calcext:value-type="float">
            <text:p>43.9451545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7:35.807</text:p>
          </table:table-cell>
          <table:table-cell office:value-type="float" office:value="43.9451546" calcext:value-type="float">
            <text:p>43.9451546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7:36.807</text:p>
          </table:table-cell>
          <table:table-cell office:value-type="float" office:value="43.9451546" calcext:value-type="float">
            <text:p>43.9451546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7:37.808</text:p>
          </table:table-cell>
          <table:table-cell office:value-type="float" office:value="43.9451548" calcext:value-type="float">
            <text:p>43.9451548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7:38.808</text:p>
          </table:table-cell>
          <table:table-cell office:value-type="float" office:value="43.9451551" calcext:value-type="float">
            <text:p>43.9451551</text:p>
          </table:table-cell>
          <table:table-cell office:value-type="float" office:value="-78.8968514" calcext:value-type="float">
            <text:p>-78.8968514</text:p>
          </table:table-cell>
        </table:table-row>
        <table:table-row table:style-name="ro1">
          <table:table-cell office:value-type="string" calcext:value-type="string">
            <text:p>2020-08-02 14:17:39.809</text:p>
          </table:table-cell>
          <table:table-cell office:value-type="float" office:value="43.9451554" calcext:value-type="float">
            <text:p>43.9451554</text:p>
          </table:table-cell>
          <table:table-cell office:value-type="float" office:value="-78.8968513" calcext:value-type="float">
            <text:p>-78.8968513</text:p>
          </table:table-cell>
        </table:table-row>
        <table:table-row table:style-name="ro1">
          <table:table-cell office:value-type="string" calcext:value-type="string">
            <text:p>2020-08-02 14:17:40.809</text:p>
          </table:table-cell>
          <table:table-cell office:value-type="float" office:value="43.9451557" calcext:value-type="float">
            <text:p>43.9451557</text:p>
          </table:table-cell>
          <table:table-cell office:value-type="float" office:value="-78.8968511" calcext:value-type="float">
            <text:p>-78.8968511</text:p>
          </table:table-cell>
        </table:table-row>
        <table:table-row table:style-name="ro1">
          <table:table-cell office:value-type="string" calcext:value-type="string">
            <text:p>2020-08-02 14:17:41.809</text:p>
          </table:table-cell>
          <table:table-cell office:value-type="float" office:value="43.9451562" calcext:value-type="float">
            <text:p>43.9451562</text:p>
          </table:table-cell>
          <table:table-cell office:value-type="float" office:value="-78.8968509" calcext:value-type="float">
            <text:p>-78.8968509</text:p>
          </table:table-cell>
        </table:table-row>
        <table:table-row table:style-name="ro1">
          <table:table-cell office:value-type="string" calcext:value-type="string">
            <text:p>2020-08-02 14:17:42.811</text:p>
          </table:table-cell>
          <table:table-cell office:value-type="float" office:value="43.9451566" calcext:value-type="float">
            <text:p>43.9451566</text:p>
          </table:table-cell>
          <table:table-cell office:value-type="float" office:value="-78.8968508" calcext:value-type="float">
            <text:p>-78.8968508</text:p>
          </table:table-cell>
        </table:table-row>
        <table:table-row table:style-name="ro1">
          <table:table-cell office:value-type="string" calcext:value-type="string">
            <text:p>2020-08-02 14:17:43.804</text:p>
          </table:table-cell>
          <table:table-cell office:value-type="float" office:value="43.9451569" calcext:value-type="float">
            <text:p>43.9451569</text:p>
          </table:table-cell>
          <table:table-cell office:value-type="float" office:value="-78.8968508" calcext:value-type="float">
            <text:p>-78.8968508</text:p>
          </table:table-cell>
        </table:table-row>
        <table:table-row table:style-name="ro1">
          <table:table-cell office:value-type="string" calcext:value-type="string">
            <text:p>2020-08-02 14:17:44.810</text:p>
          </table:table-cell>
          <table:table-cell office:value-type="float" office:value="43.945157" calcext:value-type="float">
            <text:p>43.945157</text:p>
          </table:table-cell>
          <table:table-cell office:value-type="float" office:value="-78.8968508" calcext:value-type="float">
            <text:p>-78.8968508</text:p>
          </table:table-cell>
        </table:table-row>
        <table:table-row table:style-name="ro1">
          <table:table-cell office:value-type="string" calcext:value-type="string">
            <text:p>2020-08-02 14:17:45.811</text:p>
          </table:table-cell>
          <table:table-cell office:value-type="float" office:value="43.945157" calcext:value-type="float">
            <text:p>43.945157</text:p>
          </table:table-cell>
          <table:table-cell office:value-type="float" office:value="-78.8968508" calcext:value-type="float">
            <text:p>-78.8968508</text:p>
          </table:table-cell>
        </table:table-row>
        <table:table-row table:style-name="ro1">
          <table:table-cell office:value-type="string" calcext:value-type="string">
            <text:p>2020-08-02 14:17:46.811</text:p>
          </table:table-cell>
          <table:table-cell office:value-type="float" office:value="43.945157" calcext:value-type="float">
            <text:p>43.945157</text:p>
          </table:table-cell>
          <table:table-cell office:value-type="float" office:value="-78.8968507" calcext:value-type="float">
            <text:p>-78.8968507</text:p>
          </table:table-cell>
        </table:table-row>
        <table:table-row table:style-name="ro1">
          <table:table-cell office:value-type="string" calcext:value-type="string">
            <text:p>2020-08-02 14:17:47.812</text:p>
          </table:table-cell>
          <table:table-cell office:value-type="float" office:value="43.9451568" calcext:value-type="float">
            <text:p>43.9451568</text:p>
          </table:table-cell>
          <table:table-cell office:value-type="float" office:value="-78.8968507" calcext:value-type="float">
            <text:p>-78.8968507</text:p>
          </table:table-cell>
        </table:table-row>
        <table:table-row table:style-name="ro1">
          <table:table-cell office:value-type="string" calcext:value-type="string">
            <text:p>2020-08-02 14:17:48.812</text:p>
          </table:table-cell>
          <table:table-cell office:value-type="float" office:value="43.9451564" calcext:value-type="float">
            <text:p>43.9451564</text:p>
          </table:table-cell>
          <table:table-cell office:value-type="float" office:value="-78.8968507" calcext:value-type="float">
            <text:p>-78.8968507</text:p>
          </table:table-cell>
        </table:table-row>
        <table:table-row table:style-name="ro1">
          <table:table-cell office:value-type="string" calcext:value-type="string">
            <text:p>2020-08-02 14:17:49.813</text:p>
          </table:table-cell>
          <table:table-cell office:value-type="float" office:value="43.945156" calcext:value-type="float">
            <text:p>43.945156</text:p>
          </table:table-cell>
          <table:table-cell office:value-type="float" office:value="-78.8968507" calcext:value-type="float">
            <text:p>-78.8968507</text:p>
          </table:table-cell>
        </table:table-row>
        <table:table-row table:style-name="ro1">
          <table:table-cell office:value-type="string" calcext:value-type="string">
            <text:p>2020-08-02 14:17:50.812</text:p>
          </table:table-cell>
          <table:table-cell office:value-type="float" office:value="43.9451558" calcext:value-type="float">
            <text:p>43.9451558</text:p>
          </table:table-cell>
          <table:table-cell office:value-type="float" office:value="-78.8968508" calcext:value-type="float">
            <text:p>-78.8968508</text:p>
          </table:table-cell>
        </table:table-row>
        <table:table-row table:style-name="ro1">
          <table:table-cell office:value-type="string" calcext:value-type="string">
            <text:p>2020-08-02 14:17:51.813</text:p>
          </table:table-cell>
          <table:table-cell office:value-type="float" office:value="43.9451555" calcext:value-type="float">
            <text:p>43.9451555</text:p>
          </table:table-cell>
          <table:table-cell office:value-type="float" office:value="-78.896851" calcext:value-type="float">
            <text:p>-78.896851</text:p>
          </table:table-cell>
        </table:table-row>
        <table:table-row table:style-name="ro1">
          <table:table-cell office:value-type="string" calcext:value-type="string">
            <text:p>2020-08-02 14:17:52.813</text:p>
          </table:table-cell>
          <table:table-cell office:value-type="float" office:value="43.9451553" calcext:value-type="float">
            <text:p>43.9451553</text:p>
          </table:table-cell>
          <table:table-cell office:value-type="float" office:value="-78.8968513" calcext:value-type="float">
            <text:p>-78.8968513</text:p>
          </table:table-cell>
        </table:table-row>
        <table:table-row table:style-name="ro1">
          <table:table-cell office:value-type="string" calcext:value-type="string">
            <text:p>2020-08-02 14:17:53.804</text:p>
          </table:table-cell>
          <table:table-cell office:value-type="float" office:value="43.9451551" calcext:value-type="float">
            <text:p>43.9451551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7:54.814</text:p>
          </table:table-cell>
          <table:table-cell office:value-type="float" office:value="43.9451551" calcext:value-type="float">
            <text:p>43.9451551</text:p>
          </table:table-cell>
          <table:table-cell office:value-type="float" office:value="-78.896852" calcext:value-type="float">
            <text:p>-78.896852</text:p>
          </table:table-cell>
        </table:table-row>
        <table:table-row table:style-name="ro1">
          <table:table-cell office:value-type="string" calcext:value-type="string">
            <text:p>2020-08-02 14:17:55.814</text:p>
          </table:table-cell>
          <table:table-cell office:value-type="float" office:value="43.9451552" calcext:value-type="float">
            <text:p>43.9451552</text:p>
          </table:table-cell>
          <table:table-cell office:value-type="float" office:value="-78.896852" calcext:value-type="float">
            <text:p>-78.896852</text:p>
          </table:table-cell>
        </table:table-row>
        <table:table-row table:style-name="ro1">
          <table:table-cell office:value-type="string" calcext:value-type="string">
            <text:p>2020-08-02 14:17:56.804</text:p>
          </table:table-cell>
          <table:table-cell office:value-type="float" office:value="43.9451554" calcext:value-type="float">
            <text:p>43.9451554</text:p>
          </table:table-cell>
          <table:table-cell office:value-type="float" office:value="-78.8968523" calcext:value-type="float">
            <text:p>-78.8968523</text:p>
          </table:table-cell>
        </table:table-row>
        <table:table-row table:style-name="ro1">
          <table:table-cell office:value-type="string" calcext:value-type="string">
            <text:p>2020-08-02 14:17:57.815</text:p>
          </table:table-cell>
          <table:table-cell office:value-type="float" office:value="43.9451556" calcext:value-type="float">
            <text:p>43.9451556</text:p>
          </table:table-cell>
          <table:table-cell office:value-type="float" office:value="-78.8968524" calcext:value-type="float">
            <text:p>-78.8968524</text:p>
          </table:table-cell>
        </table:table-row>
        <table:table-row table:style-name="ro1">
          <table:table-cell office:value-type="string" calcext:value-type="string">
            <text:p>2020-08-02 14:17:58.805</text:p>
          </table:table-cell>
          <table:table-cell office:value-type="float" office:value="43.9451559" calcext:value-type="float">
            <text:p>43.9451559</text:p>
          </table:table-cell>
          <table:table-cell office:value-type="float" office:value="-78.8968527" calcext:value-type="float">
            <text:p>-78.8968527</text:p>
          </table:table-cell>
        </table:table-row>
        <table:table-row table:style-name="ro1">
          <table:table-cell office:value-type="string" calcext:value-type="string">
            <text:p>2020-08-02 14:17:59.805</text:p>
          </table:table-cell>
          <table:table-cell office:value-type="float" office:value="43.9451558" calcext:value-type="float">
            <text:p>43.9451558</text:p>
          </table:table-cell>
          <table:table-cell office:value-type="float" office:value="-78.8968524" calcext:value-type="float">
            <text:p>-78.8968524</text:p>
          </table:table-cell>
        </table:table-row>
        <table:table-row table:style-name="ro1">
          <table:table-cell office:value-type="string" calcext:value-type="string">
            <text:p>2020-08-02 14:18:00.804</text:p>
          </table:table-cell>
          <table:table-cell office:value-type="float" office:value="43.9451558" calcext:value-type="float">
            <text:p>43.9451558</text:p>
          </table:table-cell>
          <table:table-cell office:value-type="float" office:value="-78.8968522" calcext:value-type="float">
            <text:p>-78.8968522</text:p>
          </table:table-cell>
        </table:table-row>
        <table:table-row table:style-name="ro1">
          <table:table-cell office:value-type="string" calcext:value-type="string">
            <text:p>2020-08-02 14:18:01.804</text:p>
          </table:table-cell>
          <table:table-cell office:value-type="float" office:value="43.9451557" calcext:value-type="float">
            <text:p>43.9451557</text:p>
          </table:table-cell>
          <table:table-cell office:value-type="float" office:value="-78.8968521" calcext:value-type="float">
            <text:p>-78.8968521</text:p>
          </table:table-cell>
        </table:table-row>
        <table:table-row table:style-name="ro1">
          <table:table-cell office:value-type="string" calcext:value-type="string">
            <text:p>2020-08-02 14:18:02.804</text:p>
          </table:table-cell>
          <table:table-cell office:value-type="float" office:value="43.9451557" calcext:value-type="float">
            <text:p>43.9451557</text:p>
          </table:table-cell>
          <table:table-cell office:value-type="float" office:value="-78.8968521" calcext:value-type="float">
            <text:p>-78.8968521</text:p>
          </table:table-cell>
        </table:table-row>
        <table:table-row table:style-name="ro1">
          <table:table-cell office:value-type="string" calcext:value-type="string">
            <text:p>2020-08-02 14:18:03.804</text:p>
          </table:table-cell>
          <table:table-cell office:value-type="float" office:value="43.9451555" calcext:value-type="float">
            <text:p>43.9451555</text:p>
          </table:table-cell>
          <table:table-cell office:value-type="float" office:value="-78.8968521" calcext:value-type="float">
            <text:p>-78.8968521</text:p>
          </table:table-cell>
        </table:table-row>
        <table:table-row table:style-name="ro1">
          <table:table-cell office:value-type="string" calcext:value-type="string">
            <text:p>2020-08-02 14:18:04.818</text:p>
          </table:table-cell>
          <table:table-cell office:value-type="float" office:value="43.9451555" calcext:value-type="float">
            <text:p>43.9451555</text:p>
          </table:table-cell>
          <table:table-cell office:value-type="float" office:value="-78.8968522" calcext:value-type="float">
            <text:p>-78.8968522</text:p>
          </table:table-cell>
        </table:table-row>
        <table:table-row table:style-name="ro1">
          <table:table-cell office:value-type="string" calcext:value-type="string">
            <text:p>2020-08-02 14:18:05.804</text:p>
          </table:table-cell>
          <table:table-cell office:value-type="float" office:value="43.9451554" calcext:value-type="float">
            <text:p>43.9451554</text:p>
          </table:table-cell>
          <table:table-cell office:value-type="float" office:value="-78.8968523" calcext:value-type="float">
            <text:p>-78.8968523</text:p>
          </table:table-cell>
        </table:table-row>
        <table:table-row table:style-name="ro1">
          <table:table-cell office:value-type="string" calcext:value-type="string">
            <text:p>2020-08-02 14:18:06.804</text:p>
          </table:table-cell>
          <table:table-cell office:value-type="float" office:value="43.9451554" calcext:value-type="float">
            <text:p>43.9451554</text:p>
          </table:table-cell>
          <table:table-cell office:value-type="float" office:value="-78.8968523" calcext:value-type="float">
            <text:p>-78.8968523</text:p>
          </table:table-cell>
        </table:table-row>
        <table:table-row table:style-name="ro1">
          <table:table-cell office:value-type="string" calcext:value-type="string">
            <text:p>2020-08-02 14:18:07.804</text:p>
          </table:table-cell>
          <table:table-cell office:value-type="float" office:value="43.9451555" calcext:value-type="float">
            <text:p>43.9451555</text:p>
          </table:table-cell>
          <table:table-cell office:value-type="float" office:value="-78.8968523" calcext:value-type="float">
            <text:p>-78.8968523</text:p>
          </table:table-cell>
        </table:table-row>
        <table:table-row table:style-name="ro1">
          <table:table-cell office:value-type="string" calcext:value-type="string">
            <text:p>2020-08-02 14:18:08.806</text:p>
          </table:table-cell>
          <table:table-cell office:value-type="float" office:value="43.9451556" calcext:value-type="float">
            <text:p>43.9451556</text:p>
          </table:table-cell>
          <table:table-cell office:value-type="float" office:value="-78.8968524" calcext:value-type="float">
            <text:p>-78.8968524</text:p>
          </table:table-cell>
        </table:table-row>
        <table:table-row table:style-name="ro1">
          <table:table-cell office:value-type="string" calcext:value-type="string">
            <text:p>2020-08-02 14:18:09.804</text:p>
          </table:table-cell>
          <table:table-cell office:value-type="float" office:value="43.9451556" calcext:value-type="float">
            <text:p>43.9451556</text:p>
          </table:table-cell>
          <table:table-cell office:value-type="float" office:value="-78.8968523" calcext:value-type="float">
            <text:p>-78.8968523</text:p>
          </table:table-cell>
        </table:table-row>
        <table:table-row table:style-name="ro1">
          <table:table-cell office:value-type="string" calcext:value-type="string">
            <text:p>2020-08-02 14:18:10.804</text:p>
          </table:table-cell>
          <table:table-cell office:value-type="float" office:value="43.9451557" calcext:value-type="float">
            <text:p>43.9451557</text:p>
          </table:table-cell>
          <table:table-cell office:value-type="float" office:value="-78.896852" calcext:value-type="float">
            <text:p>-78.896852</text:p>
          </table:table-cell>
        </table:table-row>
        <table:table-row table:style-name="ro1">
          <table:table-cell office:value-type="string" calcext:value-type="string">
            <text:p>2020-08-02 14:18:11.804</text:p>
          </table:table-cell>
          <table:table-cell office:value-type="float" office:value="43.9451557" calcext:value-type="float">
            <text:p>43.9451557</text:p>
          </table:table-cell>
          <table:table-cell office:value-type="float" office:value="-78.896852" calcext:value-type="float">
            <text:p>-78.896852</text:p>
          </table:table-cell>
        </table:table-row>
        <table:table-row table:style-name="ro1">
          <table:table-cell office:value-type="string" calcext:value-type="string">
            <text:p>2020-08-02 14:18:12.804</text:p>
          </table:table-cell>
          <table:table-cell office:value-type="float" office:value="43.9451557" calcext:value-type="float">
            <text:p>43.9451557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13.805</text:p>
          </table:table-cell>
          <table:table-cell office:value-type="float" office:value="43.9451557" calcext:value-type="float">
            <text:p>43.9451557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14.805</text:p>
          </table:table-cell>
          <table:table-cell office:value-type="float" office:value="43.9451556" calcext:value-type="float">
            <text:p>43.9451556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8:15.805</text:p>
          </table:table-cell>
          <table:table-cell office:value-type="float" office:value="43.9451555" calcext:value-type="float">
            <text:p>43.9451555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8:16.805</text:p>
          </table:table-cell>
          <table:table-cell office:value-type="float" office:value="43.9451554" calcext:value-type="float">
            <text:p>43.9451554</text:p>
          </table:table-cell>
          <table:table-cell office:value-type="float" office:value="-78.8968514" calcext:value-type="float">
            <text:p>-78.8968514</text:p>
          </table:table-cell>
        </table:table-row>
        <table:table-row table:style-name="ro1">
          <table:table-cell office:value-type="string" calcext:value-type="string">
            <text:p>2020-08-02 14:18:17.807</text:p>
          </table:table-cell>
          <table:table-cell office:value-type="float" office:value="43.9451552" calcext:value-type="float">
            <text:p>43.9451552</text:p>
          </table:table-cell>
          <table:table-cell office:value-type="float" office:value="-78.8968512" calcext:value-type="float">
            <text:p>-78.8968512</text:p>
          </table:table-cell>
        </table:table-row>
        <table:table-row table:style-name="ro1">
          <table:table-cell office:value-type="string" calcext:value-type="string">
            <text:p>2020-08-02 14:18:18.811</text:p>
          </table:table-cell>
          <table:table-cell office:value-type="float" office:value="43.945155" calcext:value-type="float">
            <text:p>43.945155</text:p>
          </table:table-cell>
          <table:table-cell office:value-type="float" office:value="-78.8968511" calcext:value-type="float">
            <text:p>-78.8968511</text:p>
          </table:table-cell>
        </table:table-row>
        <table:table-row table:style-name="ro1">
          <table:table-cell office:value-type="string" calcext:value-type="string">
            <text:p>2020-08-02 14:18:19.807</text:p>
          </table:table-cell>
          <table:table-cell office:value-type="float" office:value="43.9451548" calcext:value-type="float">
            <text:p>43.9451548</text:p>
          </table:table-cell>
          <table:table-cell office:value-type="float" office:value="-78.8968511" calcext:value-type="float">
            <text:p>-78.8968511</text:p>
          </table:table-cell>
        </table:table-row>
        <table:table-row table:style-name="ro1">
          <table:table-cell office:value-type="string" calcext:value-type="string">
            <text:p>2020-08-02 14:18:20.806</text:p>
          </table:table-cell>
          <table:table-cell office:value-type="float" office:value="43.9451547" calcext:value-type="float">
            <text:p>43.9451547</text:p>
          </table:table-cell>
          <table:table-cell office:value-type="float" office:value="-78.8968513" calcext:value-type="float">
            <text:p>-78.8968513</text:p>
          </table:table-cell>
        </table:table-row>
        <table:table-row table:style-name="ro1">
          <table:table-cell office:value-type="string" calcext:value-type="string">
            <text:p>2020-08-02 14:18:21.807</text:p>
          </table:table-cell>
          <table:table-cell office:value-type="float" office:value="43.9451547" calcext:value-type="float">
            <text:p>43.9451547</text:p>
          </table:table-cell>
          <table:table-cell office:value-type="float" office:value="-78.8968515" calcext:value-type="float">
            <text:p>-78.8968515</text:p>
          </table:table-cell>
        </table:table-row>
        <table:table-row table:style-name="ro1">
          <table:table-cell office:value-type="string" calcext:value-type="string">
            <text:p>2020-08-02 14:18:22.807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8:23.824</text:p>
          </table:table-cell>
          <table:table-cell office:value-type="float" office:value="43.9451548" calcext:value-type="float">
            <text:p>43.9451548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8:24.809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25.809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26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27.810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28.810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29.805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8:30.805</text:p>
          </table:table-cell>
          <table:table-cell office:value-type="float" office:value="43.945155" calcext:value-type="float">
            <text:p>43.945155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8:31.804</text:p>
          </table:table-cell>
          <table:table-cell office:value-type="float" office:value="43.945155" calcext:value-type="float">
            <text:p>43.945155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8:32.805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33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8:34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35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36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8:37.805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38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8:39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40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8:41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42.805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43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44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45.805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8:46.805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8:47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8:48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49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8:50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8:51.805</text:p>
          </table:table-cell>
          <table:table-cell office:value-type="float" office:value="43.945155" calcext:value-type="float">
            <text:p>43.945155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8:52.807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53.806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54.806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55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56.804</text:p>
          </table:table-cell>
          <table:table-cell office:value-type="float" office:value="43.945155" calcext:value-type="float">
            <text:p>43.945155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57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58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8:59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9:00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9:01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9:02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9:03.805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9:04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9:05.805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9:06.808</text:p>
          </table:table-cell>
          <table:table-cell office:value-type="float" office:value="43.945155" calcext:value-type="float">
            <text:p>43.945155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9:07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9:08.804</text:p>
          </table:table-cell>
          <table:table-cell office:value-type="float" office:value="43.945155" calcext:value-type="float">
            <text:p>43.945155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9:09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9:10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9:11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9:12.806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9:13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6" calcext:value-type="float">
            <text:p>-78.8968516</text:p>
          </table:table-cell>
        </table:table-row>
        <table:table-row table:style-name="ro1">
          <table:table-cell office:value-type="string" calcext:value-type="string">
            <text:p>2020-08-02 14:19:14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9:15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7" calcext:value-type="float">
            <text:p>-78.8968517</text:p>
          </table:table-cell>
        </table:table-row>
        <table:table-row table:style-name="ro1">
          <table:table-cell office:value-type="string" calcext:value-type="string">
            <text:p>2020-08-02 14:19:16.804</text:p>
          </table:table-cell>
          <table:table-cell office:value-type="float" office:value="43.9451549" calcext:value-type="float">
            <text:p>43.9451549</text:p>
          </table:table-cell>
          <table:table-cell office:value-type="float" office:value="-78.8968516" calcext:value-type="float">
            <text:p>-78.89685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9T15:27:59.101246083</meta:creation-date>
    <dc:date>2021-01-09T15:29:18.949631401</dc:date>
    <meta:editing-duration>PT1M20S</meta:editing-duration>
    <meta:editing-cycles>1</meta:editing-cycles>
    <meta:document-statistic meta:table-count="1" meta:cell-count="4389" meta:object-count="0"/>
    <meta:generator>LibreOffice/6.4.6.2$Linux_X86_64 LibreOffice_project/40$Build-2</meta:generator>
  </office:meta>
</office:document-meta>
</file>